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5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PageStyle_5f_Serial-Parallel">
      <style:table-properties table:display="true" style:writing-mode="lr-tb"/>
    </style:style>
    <style:style style:name="ta2" style:family="table" style:master-page-name="PageStyle_5f_IsDynamicBetter">
      <style:table-properties table:display="true" style:writing-mode="lr-tb"/>
    </style:style>
    <style:style style:name="ta3" style:family="table" style:master-page-name="PageStyle_5f_Switching">
      <style:table-properties table:display="true" style:writing-mode="lr-tb"/>
    </style:style>
    <style:style style:name="ta4" style:family="table" style:master-page-name="PageStyle_5f_Frequency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ial-Paralle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Serial-Parallel'.O39" table:end-x="0.3138in" table:end-y="0.1236in" draw:z-index="0" draw:name="Chart 1" draw:style-name="gr1" draw:text-style-name="P1" svg:width="9.4717in" svg:height="6.8791in" svg:x="0.0295in" svg:y="0in">
              <draw:object draw:notify-on-update-of-ranges="Sheet1.A63:Sheet1.A69 Sheet1.B62:Sheet1.B62 Sheet1.B63:Sheet1.B69 Sheet1.C62:Sheet1.C62 Sheet1.C63:Sheet1.C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IsDynamicBetter" table:style-name="ta2">
        <table:table-column table:style-name="co1" table:number-columns-repeated="1024" table:default-cell-style-name="Default"/>
        <table:table-row table:style-name="ro1">
          <table:table-cell>
            <draw:frame table:end-cell-address="IsDynamicBetter.O39" table:end-x="0.3138in" table:end-y="0.1236in" draw:z-index="0" draw:name="Chart 1" draw:style-name="gr1" draw:text-style-name="P1" svg:width="9.4717in" svg:height="6.8791in" svg:x="0.0295in" svg:y="0in">
              <draw:object draw:notify-on-update-of-ranges="Sheet1.A76:Sheet1.A78 Sheet1.B62:Sheet1.B62 Sheet1.B76:Sheet1.B78 Sheet1.C62:Sheet1.C62 Sheet1.C76:Sheet1.C78 Sheet1.D62:Sheet1.D62 Sheet1.D76:Sheet1.D7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Switching" table:style-name="ta3">
        <table:table-column table:style-name="co1" table:number-columns-repeated="1024" table:default-cell-style-name="Default"/>
        <table:table-row table:style-name="ro1">
          <table:table-cell>
            <draw:frame table:end-cell-address="Switching.O39" table:end-x="0.3138in" table:end-y="0.1236in" draw:z-index="0" draw:name="Chart 1" draw:style-name="gr1" draw:text-style-name="P1" svg:width="9.4717in" svg:height="6.8791in" svg:x="0.0295in" svg:y="0in">
              <draw:object draw:notify-on-update-of-ranges="Sheet1.F80:Sheet1.F80 Sheet1.F81:Sheet1.F90 Sheet1.A81:Sheet1.A9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Frequency" table:style-name="ta4">
        <table:table-column table:style-name="co1" table:number-columns-repeated="1024" table:default-cell-style-name="Default"/>
        <table:table-row table:style-name="ro1">
          <table:table-cell>
            <draw:frame table:end-cell-address="Frequency.O39" table:end-x="0.3138in" table:end-y="0.1236in" draw:z-index="0" draw:name="Chart 1" draw:style-name="gr1" draw:text-style-name="P1" svg:width="9.4717in" svg:height="6.8791in" svg:x="0.0295in" svg:y="0in">
              <draw:object draw:notify-on-update-of-ranges="Sheet1.E92:Sheet1.E92 Sheet1.E93:Sheet1.E98 Sheet1.A93:Sheet1.A9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Sheet1" table:style-name="ta5">
        <office:forms form:automatic-focus="false" form:apply-design-mode="false"/>
        <table:shapes>
          <draw:frame draw:z-index="3" draw:style-name="gr2" draw:text-style-name="P2" svg:width="13.2827in" svg:height="7.9902in" svg:x="10.8689in" svg:y="31.0602in">
            <draw:object draw:notify-on-update-of-ranges="Sheet1.A104:Sheet1.A204 Sheet1.C104:Sheet1.C204 Sheet1.A104:Sheet1.A204 Sheet1.D104:Sheet1.D204 Sheet1.A104:Sheet1.A204 Sheet1.E104:Sheet1.E204 Sheet1.A104:Sheet1.A204 Sheet1.F104:Sheet1.F204 Sheet1.A104:Sheet1.A204 Sheet1.G104:Sheet1.G204 Sheet1.A104:Sheet1.A204 Sheet1.H104:Sheet1.H20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1012" table:default-cell-style-name="Default"/>
        <table:table-row table:style-name="ro2">
          <table:table-cell office:value-type="string" calcext:value-type="string">
            <text:p>sim_second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office:value-type="float" office:value="2.642018" calcext:value-type="float">
            <text:p>2.642018</text:p>
          </table:table-cell>
          <table:table-cell office:value-type="float" office:value="0.166533" calcext:value-type="float">
            <text:p>0.166533</text:p>
          </table:table-cell>
          <table:table-cell office:value-type="float" office:value="0.562807" calcext:value-type="float">
            <text:p>0.562807</text:p>
          </table:table-cell>
          <table:table-cell office:value-type="float" office:value="0.19999" calcext:value-type="float">
            <text:p>0.19999</text:p>
          </table:table-cell>
          <table:table-cell office:value-type="float" office:value="0.050469" calcext:value-type="float">
            <text:p>0.050469</text:p>
          </table:table-cell>
          <table:table-cell office:value-type="float" office:value="1.149645" calcext:value-type="float">
            <text:p>1.149645</text:p>
          </table:table-cell>
          <table:table-cell office:value-type="float" office:value="0.302047" calcext:value-type="float">
            <text:p>0.302047</text:p>
          </table:table-cell>
          <table:table-cell office:value-type="float" office:value="0.057086" calcext:value-type="float">
            <text:p>0.057086</text:p>
          </table:table-cell>
          <table:table-cell office:value-type="float" office:value="0.332472" calcext:value-type="float">
            <text:p>0.332472</text:p>
          </table:table-cell>
          <table:table-cell office:value-type="float" office:value="0.003489" calcext:value-type="float">
            <text:p>0.0034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office:value-type="float" office:value="2.633537" calcext:value-type="float">
            <text:p>2.633537</text:p>
          </table:table-cell>
          <table:table-cell office:value-type="float" office:value="0.166266" calcext:value-type="float">
            <text:p>0.166266</text:p>
          </table:table-cell>
          <table:table-cell office:value-type="float" office:value="0.304376" calcext:value-type="float">
            <text:p>0.304376</text:p>
          </table:table-cell>
          <table:table-cell office:value-type="float" office:value="0.199012" calcext:value-type="float">
            <text:p>0.199012</text:p>
          </table:table-cell>
          <table:table-cell office:value-type="float" office:value="0.041039" calcext:value-type="float">
            <text:p>0.041039</text:p>
          </table:table-cell>
          <table:table-cell office:value-type="float" office:value="1.145191" calcext:value-type="float">
            <text:p>1.145191</text:p>
          </table:table-cell>
          <table:table-cell office:value-type="float" office:value="0.171297" calcext:value-type="float">
            <text:p>0.171297</text:p>
          </table:table-cell>
          <table:table-cell office:value-type="float" office:value="0.054047" calcext:value-type="float">
            <text:p>0.054047</text:p>
          </table:table-cell>
          <table:table-cell office:value-type="float" office:value="0.176237" calcext:value-type="float">
            <text:p>0.176237</text:p>
          </table:table-cell>
          <table:table-cell office:value-type="float" office:value="0.003366" calcext:value-type="float">
            <text:p>0.003366</text:p>
          </table:table-cell>
          <table:table-cell table:number-columns-repeated="4"/>
          <table:table-cell>
            <draw:frame table:end-cell-address="Sheet1.AJ55" table:end-x="0.1661in" table:end-y="0.1161in" draw:z-index="0" draw:name="Chart 1" draw:style-name="gr1" draw:text-style-name="P1" svg:width="17.3154in" svg:height="9.5374in" svg:x="0.6843in" svg:y="0.1122in">
              <draw:object draw:notify-on-update-of-ranges="Sheet1.C1:Sheet1.J1 Sheet1.A2:Sheet1.A2 Sheet1.C2:Sheet1.J2 Sheet1.A3:Sheet1.A3 Sheet1.C3:Sheet1.J3 Sheet1.A4:Sheet1.A4 Sheet1.C4:Sheet1.J4 Sheet1.A5:Sheet1.A5 Sheet1.C5:Sheet1.J5 Sheet1.A6:Sheet1.A6 Sheet1.C6:Sheet1.J6 Sheet1.A7:Sheet1.A7 Sheet1.C7:Sheet1.J7 Sheet1.A8:Sheet1.A8 Sheet1.C8:Sheet1.J8 Sheet1.A9:Sheet1.A9 Sheet1.C9:Sheet1.J9 Sheet1.A10:Sheet1.A10 Sheet1.C10:Sheet1.J10 Sheet1.A11:Sheet1.A11 Sheet1.C11:Sheet1.J11 Sheet1.A12:Sheet1.A12 Sheet1.C12:Sheet1.J12 Sheet1.A13:Sheet1.A13 Sheet1.C13:Sheet1.J13 Sheet1.A14:Sheet1.A14 Sheet1.C14:Sheet1.J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PHA_TIMING_1GHZ_P4</text:p>
          </table:table-cell>
          <table:table-cell office:value-type="float" office:value="2.621836" calcext:value-type="float">
            <text:p>2.621836</text:p>
          </table:table-cell>
          <table:table-cell office:value-type="float" office:value="0.165115" calcext:value-type="float">
            <text:p>0.165115</text:p>
          </table:table-cell>
          <table:table-cell office:value-type="float" office:value="0.183811" calcext:value-type="float">
            <text:p>0.183811</text:p>
          </table:table-cell>
          <table:table-cell office:value-type="float" office:value="0.196449" calcext:value-type="float">
            <text:p>0.196449</text:p>
          </table:table-cell>
          <table:table-cell office:value-type="float" office:value="0.041886" calcext:value-type="float">
            <text:p>0.041886</text:p>
          </table:table-cell>
          <table:table-cell office:value-type="float" office:value="1.139537" calcext:value-type="float">
            <text:p>1.139537</text:p>
          </table:table-cell>
          <table:table-cell office:value-type="float" office:value="0.171196" calcext:value-type="float">
            <text:p>0.171196</text:p>
          </table:table-cell>
          <table:table-cell office:value-type="float" office:value="0.053836" calcext:value-type="float">
            <text:p>0.053836</text:p>
          </table:table-cell>
          <table:table-cell office:value-type="float" office:value="0.097708" calcext:value-type="float">
            <text:p>0.097708</text:p>
          </table:table-cell>
          <table:table-cell office:value-type="float" office:value="0.003415" calcext:value-type="float">
            <text:p>0.0034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office:value-type="float" office:value="2.631296" calcext:value-type="float">
            <text:p>2.631296</text:p>
          </table:table-cell>
          <table:table-cell office:value-type="float" office:value="0.165428" calcext:value-type="float">
            <text:p>0.165428</text:p>
          </table:table-cell>
          <table:table-cell office:value-type="float" office:value="0.149851" calcext:value-type="float">
            <text:p>0.149851</text:p>
          </table:table-cell>
          <table:table-cell office:value-type="float" office:value="0.196385" calcext:value-type="float">
            <text:p>0.196385</text:p>
          </table:table-cell>
          <table:table-cell office:value-type="float" office:value="0.039361" calcext:value-type="float">
            <text:p>0.039361</text:p>
          </table:table-cell>
          <table:table-cell office:value-type="float" office:value="1.140717" calcext:value-type="float">
            <text:p>1.140717</text:p>
          </table:table-cell>
          <table:table-cell office:value-type="float" office:value="0.114112" calcext:value-type="float">
            <text:p>0.114112</text:p>
          </table:table-cell>
          <table:table-cell office:value-type="float" office:value="0.053621" calcext:value-type="float">
            <text:p>0.053621</text:p>
          </table:table-cell>
          <table:table-cell office:value-type="float" office:value="0.061571" calcext:value-type="float">
            <text:p>0.061571</text:p>
          </table:table-cell>
          <table:table-cell office:value-type="float" office:value="0.003396" calcext:value-type="float">
            <text:p>0.003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office:value-type="float" office:value="2.648865" calcext:value-type="float">
            <text:p>2.648865</text:p>
          </table:table-cell>
          <table:table-cell office:value-type="float" office:value="0.16547" calcext:value-type="float">
            <text:p>0.16547</text:p>
          </table:table-cell>
          <table:table-cell office:value-type="float" office:value="0.285939" calcext:value-type="float">
            <text:p>0.285939</text:p>
          </table:table-cell>
          <table:table-cell office:value-type="float" office:value="0.196483" calcext:value-type="float">
            <text:p>0.196483</text:p>
          </table:table-cell>
          <table:table-cell office:value-type="float" office:value="0.040046" calcext:value-type="float">
            <text:p>0.040046</text:p>
          </table:table-cell>
          <table:table-cell office:value-type="float" office:value="1.139262" calcext:value-type="float">
            <text:p>1.139262</text:p>
          </table:table-cell>
          <table:table-cell office:value-type="float" office:value="0.094397" calcext:value-type="float">
            <text:p>0.094397</text:p>
          </table:table-cell>
          <table:table-cell office:value-type="float" office:value="0.054298" calcext:value-type="float">
            <text:p>0.054298</text:p>
          </table:table-cell>
          <table:table-cell office:value-type="float" office:value="0.045787" calcext:value-type="float">
            <text:p>0.045787</text:p>
          </table:table-cell>
          <table:table-cell office:value-type="float" office:value="0.003392" calcext:value-type="float">
            <text:p>0.003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office:value-type="float" office:value="2.694579" calcext:value-type="float">
            <text:p>2.694579</text:p>
          </table:table-cell>
          <table:table-cell office:value-type="float" office:value="0.166497" calcext:value-type="float">
            <text:p>0.166497</text:p>
          </table:table-cell>
          <table:table-cell office:value-type="float" office:value="0.545637" calcext:value-type="float">
            <text:p>0.545637</text:p>
          </table:table-cell>
          <table:table-cell office:value-type="float" office:value="0.197058" calcext:value-type="float">
            <text:p>0.197058</text:p>
          </table:table-cell>
          <table:table-cell office:value-type="float" office:value="0.051812" calcext:value-type="float">
            <text:p>0.051812</text:p>
          </table:table-cell>
          <table:table-cell office:value-type="float" office:value="1.140334" calcext:value-type="float">
            <text:p>1.140334</text:p>
          </table:table-cell>
          <table:table-cell office:value-type="float" office:value="0.101961" calcext:value-type="float">
            <text:p>0.101961</text:p>
          </table:table-cell>
          <table:table-cell office:value-type="float" office:value="0.054357" calcext:value-type="float">
            <text:p>0.054357</text:p>
          </table:table-cell>
          <table:table-cell office:value-type="float" office:value="0.052991" calcext:value-type="float">
            <text:p>0.052991</text:p>
          </table:table-cell>
          <table:table-cell office:value-type="float" office:value="0.003499" calcext:value-type="float">
            <text:p>0.0034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office:value-type="float" office:value="2.46838" calcext:value-type="float">
            <text:p>2.46838</text:p>
          </table:table-cell>
          <table:table-cell office:value-type="float" office:value="0.034472" calcext:value-type="float">
            <text:p>0.034472</text:p>
          </table:table-cell>
          <table:table-cell office:value-type="float" office:value="0.205836" calcext:value-type="float">
            <text:p>0.205836</text:p>
          </table:table-cell>
          <table:table-cell office:value-type="float" office:value="0.04115" calcext:value-type="float">
            <text:p>0.04115</text:p>
          </table:table-cell>
          <table:table-cell office:value-type="float" office:value="0.011854" calcext:value-type="float">
            <text:p>0.011854</text:p>
          </table:table-cell>
          <table:table-cell office:value-type="float" office:value="0.14331" calcext:value-type="float">
            <text:p>0.14331</text:p>
          </table:table-cell>
          <table:table-cell office:value-type="float" office:value="0.062448" calcext:value-type="float">
            <text:p>0.062448</text:p>
          </table:table-cell>
          <table:table-cell office:value-type="float" office:value="0.018308" calcext:value-type="float">
            <text:p>0.018308</text:p>
          </table:table-cell>
          <table:table-cell office:value-type="float" office:value="0.302731" calcext:value-type="float">
            <text:p>0.302731</text:p>
          </table:table-cell>
          <table:table-cell office:value-type="float" office:value="0.001376" calcext:value-type="float">
            <text:p>0.001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office:value-type="float" office:value="2.481108" calcext:value-type="float">
            <text:p>2.481108</text:p>
          </table:table-cell>
          <table:table-cell office:value-type="float" office:value="0.036534" calcext:value-type="float">
            <text:p>0.036534</text:p>
          </table:table-cell>
          <table:table-cell office:value-type="float" office:value="0.077144" calcext:value-type="float">
            <text:p>0.077144</text:p>
          </table:table-cell>
          <table:table-cell office:value-type="float" office:value="0.04575" calcext:value-type="float">
            <text:p>0.04575</text:p>
          </table:table-cell>
          <table:table-cell office:value-type="float" office:value="0.013471" calcext:value-type="float">
            <text:p>0.013471</text:p>
          </table:table-cell>
          <table:table-cell office:value-type="float" office:value="0.142983" calcext:value-type="float">
            <text:p>0.142983</text:p>
          </table:table-cell>
          <table:table-cell office:value-type="float" office:value="0.037224" calcext:value-type="float">
            <text:p>0.037224</text:p>
          </table:table-cell>
          <table:table-cell office:value-type="float" office:value="0.022251" calcext:value-type="float">
            <text:p>0.022251</text:p>
          </table:table-cell>
          <table:table-cell office:value-type="float" office:value="0.158377" calcext:value-type="float">
            <text:p>0.158377</text:p>
          </table:table-cell>
          <table:table-cell office:value-type="float" office:value="0.00133" calcext:value-type="float">
            <text:p>0.00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710MHZ_P1</text:p>
          </table:table-cell>
          <table:table-cell office:value-type="float" office:value="2.49118" calcext:value-type="float">
            <text:p>2.49118</text:p>
          </table:table-cell>
          <table:table-cell office:value-type="float" office:value="0.045702" calcext:value-type="float">
            <text:p>0.045702</text:p>
          </table:table-cell>
          <table:table-cell office:value-type="float" office:value="0.263836" calcext:value-type="float">
            <text:p>0.263836</text:p>
          </table:table-cell>
          <table:table-cell office:value-type="float" office:value="0.054326" calcext:value-type="float">
            <text:p>0.054326</text:p>
          </table:table-cell>
          <table:table-cell office:value-type="float" office:value="0.014965" calcext:value-type="float">
            <text:p>0.014965</text:p>
          </table:table-cell>
          <table:table-cell office:value-type="float" office:value="0.196993" calcext:value-type="float">
            <text:p>0.196993</text:p>
          </table:table-cell>
          <table:table-cell office:value-type="float" office:value="0.084814" calcext:value-type="float">
            <text:p>0.084814</text:p>
          </table:table-cell>
          <table:table-cell office:value-type="float" office:value="0.023396" calcext:value-type="float">
            <text:p>0.023396</text:p>
          </table:table-cell>
          <table:table-cell office:value-type="float" office:value="0.412919" calcext:value-type="float">
            <text:p>0.412919</text:p>
          </table:table-cell>
          <table:table-cell office:value-type="float" office:value="0.001621" calcext:value-type="float">
            <text:p>0.0016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office:value-type="float" office:value="2.526689" calcext:value-type="float">
            <text:p>2.526689</text:p>
          </table:table-cell>
          <table:table-cell office:value-type="float" office:value="0.062392" calcext:value-type="float">
            <text:p>0.062392</text:p>
          </table:table-cell>
          <table:table-cell office:value-type="float" office:value="0.350258" calcext:value-type="float">
            <text:p>0.350258</text:p>
          </table:table-cell>
          <table:table-cell office:value-type="float" office:value="0.073801" calcext:value-type="float">
            <text:p>0.073801</text:p>
          </table:table-cell>
          <table:table-cell office:value-type="float" office:value="0.019539" calcext:value-type="float">
            <text:p>0.019539</text:p>
          </table:table-cell>
          <table:table-cell office:value-type="float" office:value="0.276853" calcext:value-type="float">
            <text:p>0.276853</text:p>
          </table:table-cell>
          <table:table-cell office:value-type="float" office:value="0.117099" calcext:value-type="float">
            <text:p>0.117099</text:p>
          </table:table-cell>
          <table:table-cell office:value-type="float" office:value="0.030851" calcext:value-type="float">
            <text:p>0.030851</text:p>
          </table:table-cell>
          <table:table-cell office:value-type="float" office:value="0.564644" calcext:value-type="float">
            <text:p>0.564644</text:p>
          </table:table-cell>
          <table:table-cell office:value-type="float" office:value="0.002104" calcext:value-type="float">
            <text:p>0.0021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office:value-type="float" office:value="2.577388" calcext:value-type="float">
            <text:p>2.577388</text:p>
          </table:table-cell>
          <table:table-cell office:value-type="float" office:value="0.085169" calcext:value-type="float">
            <text:p>0.085169</text:p>
          </table:table-cell>
          <table:table-cell office:value-type="float" office:value="0.471994" calcext:value-type="float">
            <text:p>0.471994</text:p>
          </table:table-cell>
          <table:table-cell office:value-type="float" office:value="0.100414" calcext:value-type="float">
            <text:p>0.100414</text:p>
          </table:table-cell>
          <table:table-cell office:value-type="float" office:value="0.025954" calcext:value-type="float">
            <text:p>0.025954</text:p>
          </table:table-cell>
          <table:table-cell office:value-type="float" office:value="0.386243" calcext:value-type="float">
            <text:p>0.386243</text:p>
          </table:table-cell>
          <table:table-cell office:value-type="float" office:value="0.16207" calcext:value-type="float">
            <text:p>0.16207</text:p>
          </table:table-cell>
          <table:table-cell office:value-type="float" office:value="0.041256" calcext:value-type="float">
            <text:p>0.041256</text:p>
          </table:table-cell>
          <table:table-cell office:value-type="float" office:value="0.781018" calcext:value-type="float">
            <text:p>0.781018</text:p>
          </table:table-cell>
          <table:table-cell office:value-type="float" office:value="0.00264" calcext:value-type="float">
            <text:p>0.00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office:value-type="float" office:value="2.651208" calcext:value-type="float">
            <text:p>2.651208</text:p>
          </table:table-cell>
          <table:table-cell office:value-type="float" office:value="0.118512" calcext:value-type="float">
            <text:p>0.118512</text:p>
          </table:table-cell>
          <table:table-cell office:value-type="float" office:value="0.650373" calcext:value-type="float">
            <text:p>0.650373</text:p>
          </table:table-cell>
          <table:table-cell office:value-type="float" office:value="0.139346" calcext:value-type="float">
            <text:p>0.139346</text:p>
          </table:table-cell>
          <table:table-cell office:value-type="float" office:value="0.035128" calcext:value-type="float">
            <text:p>0.035128</text:p>
          </table:table-cell>
          <table:table-cell office:value-type="float" office:value="0.547806" calcext:value-type="float">
            <text:p>0.547806</text:p>
          </table:table-cell>
          <table:table-cell office:value-type="float" office:value="0.227037" calcext:value-type="float">
            <text:p>0.227037</text:p>
          </table:table-cell>
          <table:table-cell office:value-type="float" office:value="0.056159" calcext:value-type="float">
            <text:p>0.056159</text:p>
          </table:table-cell>
          <table:table-cell office:value-type="float" office:value="1.094857" calcext:value-type="float">
            <text:p>1.094857</text:p>
          </table:table-cell>
          <table:table-cell office:value-type="float" office:value="0.003452" calcext:value-type="float">
            <text:p>0.0034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office:value-type="float" office:value="2.761329" calcext:value-type="float">
            <text:p>2.761329</text:p>
          </table:table-cell>
          <table:table-cell office:value-type="float" office:value="0.165748" calcext:value-type="float">
            <text:p>0.165748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048486" calcext:value-type="float">
            <text:p>0.048486</text:p>
          </table:table-cell>
          <table:table-cell office:value-type="float" office:value="0.773445" calcext:value-type="float">
            <text:p>0.773445</text:p>
          </table:table-cell>
          <table:table-cell office:value-type="float" office:value="0.31874" calcext:value-type="float">
            <text:p>0.31874</text:p>
          </table:table-cell>
          <table:table-cell office:value-type="float" office:value="0.077512" calcext:value-type="float">
            <text:p>0.077512</text:p>
          </table:table-cell>
          <table:table-cell office:value-type="float" office:value="1.535642" calcext:value-type="float">
            <text:p>1.535642</text:p>
          </table:table-cell>
          <table:table-cell office:value-type="float" office:value="0.004731" calcext:value-type="float">
            <text:p>0.00473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im_insts_total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office:value-type="float" office:value="90145783" calcext:value-type="float">
            <text:p>90145783</text:p>
          </table:table-cell>
          <table:table-cell office:value-type="float" office:value="150661065" calcext:value-type="float">
            <text:p>150661065</text:p>
          </table:table-cell>
          <table:table-cell office:value-type="float" office:value="306042585" calcext:value-type="float">
            <text:p>306042585</text:p>
          </table:table-cell>
          <table:table-cell office:value-type="float" office:value="382802518" calcext:value-type="float">
            <text:p>382802518</text:p>
          </table:table-cell>
          <table:table-cell office:value-type="float" office:value="399518103" calcext:value-type="float">
            <text:p>399518103</text:p>
          </table:table-cell>
          <table:table-cell office:value-type="float" office:value="863201146" calcext:value-type="float">
            <text:p>863201146</text:p>
          </table:table-cell>
          <table:table-cell office:value-type="float" office:value="973876964" calcext:value-type="float">
            <text:p>973876964</text:p>
          </table:table-cell>
          <table:table-cell office:value-type="float" office:value="993361454" calcext:value-type="float">
            <text:p>993361454</text:p>
          </table:table-cell>
          <table:table-cell office:value-type="float" office:value="1104660265" calcext:value-type="float">
            <text:p>1104660265</text:p>
          </table:table-cell>
          <table:table-cell office:value-type="float" office:value="1105426476" calcext:value-type="float">
            <text:p>11054264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office:value-type="float" office:value="98251995" calcext:value-type="float">
            <text:p>98251995</text:p>
          </table:table-cell>
          <table:table-cell office:value-type="float" office:value="159078832" calcext:value-type="float">
            <text:p>159078832</text:p>
          </table:table-cell>
          <table:table-cell office:value-type="float" office:value="310486577" calcext:value-type="float">
            <text:p>310486577</text:p>
          </table:table-cell>
          <table:table-cell office:value-type="float" office:value="387583068" calcext:value-type="float">
            <text:p>387583068</text:p>
          </table:table-cell>
          <table:table-cell office:value-type="float" office:value="404499323" calcext:value-type="float">
            <text:p>404499323</text:p>
          </table:table-cell>
          <table:table-cell office:value-type="float" office:value="869884790" calcext:value-type="float">
            <text:p>869884790</text:p>
          </table:table-cell>
          <table:table-cell office:value-type="float" office:value="981014354" calcext:value-type="float">
            <text:p>981014354</text:p>
          </table:table-cell>
          <table:table-cell office:value-type="float" office:value="1000574759" calcext:value-type="float">
            <text:p>1000574759</text:p>
          </table:table-cell>
          <table:table-cell office:value-type="float" office:value="1112239356" calcext:value-type="float">
            <text:p>1112239356</text:p>
          </table:table-cell>
          <table:table-cell office:value-type="float" office:value="1113024306" calcext:value-type="float">
            <text:p>1113024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4</text:p>
          </table:table-cell>
          <table:table-cell office:value-type="float" office:value="111315221" calcext:value-type="float">
            <text:p>111315221</text:p>
          </table:table-cell>
          <table:table-cell office:value-type="float" office:value="172620021" calcext:value-type="float">
            <text:p>172620021</text:p>
          </table:table-cell>
          <table:table-cell office:value-type="float" office:value="342733093" calcext:value-type="float">
            <text:p>342733093</text:p>
          </table:table-cell>
          <table:table-cell office:value-type="float" office:value="420482733" calcext:value-type="float">
            <text:p>420482733</text:p>
          </table:table-cell>
          <table:table-cell office:value-type="float" office:value="437926782" calcext:value-type="float">
            <text:p>437926782</text:p>
          </table:table-cell>
          <table:table-cell office:value-type="float" office:value="907077340" calcext:value-type="float">
            <text:p>907077340</text:p>
          </table:table-cell>
          <table:table-cell office:value-type="float" office:value="1020275916" calcext:value-type="float">
            <text:p>1020275916</text:p>
          </table:table-cell>
          <table:table-cell office:value-type="float" office:value="1040023057" calcext:value-type="float">
            <text:p>1040023057</text:p>
          </table:table-cell>
          <table:table-cell office:value-type="float" office:value="1152639097" calcext:value-type="float">
            <text:p>1152639097</text:p>
          </table:table-cell>
          <table:table-cell office:value-type="float" office:value="1153443697" calcext:value-type="float">
            <text:p>11534436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office:value-type="float" office:value="134959449" calcext:value-type="float">
            <text:p>134959449</text:p>
          </table:table-cell>
          <table:table-cell office:value-type="float" office:value="197266383" calcext:value-type="float">
            <text:p>197266383</text:p>
          </table:table-cell>
          <table:table-cell office:value-type="float" office:value="409666256" calcext:value-type="float">
            <text:p>409666256</text:p>
          </table:table-cell>
          <table:table-cell office:value-type="float" office:value="488606370" calcext:value-type="float">
            <text:p>488606370</text:p>
          </table:table-cell>
          <table:table-cell office:value-type="float" office:value="507078518" calcext:value-type="float">
            <text:p>507078518</text:p>
          </table:table-cell>
          <table:table-cell office:value-type="float" office:value="984802428" calcext:value-type="float">
            <text:p>984802428</text:p>
          </table:table-cell>
          <table:table-cell office:value-type="float" office:value="1101650283" calcext:value-type="float">
            <text:p>1101650283</text:p>
          </table:table-cell>
          <table:table-cell office:value-type="float" office:value="1121784845" calcext:value-type="float">
            <text:p>1121784845</text:p>
          </table:table-cell>
          <table:table-cell office:value-type="float" office:value="1236536370" calcext:value-type="float">
            <text:p>1236536370</text:p>
          </table:table-cell>
          <table:table-cell office:value-type="float" office:value="1237382961" calcext:value-type="float">
            <text:p>1237382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office:value-type="float" office:value="188581636" calcext:value-type="float">
            <text:p>188581636</text:p>
          </table:table-cell>
          <table:table-cell office:value-type="float" office:value="253822410" calcext:value-type="float">
            <text:p>253822410</text:p>
          </table:table-cell>
          <table:table-cell office:value-type="float" office:value="634574782" calcext:value-type="float">
            <text:p>634574782</text:p>
          </table:table-cell>
          <table:table-cell office:value-type="float" office:value="716961595" calcext:value-type="float">
            <text:p>716961595</text:p>
          </table:table-cell>
          <table:table-cell office:value-type="float" office:value="738388709" calcext:value-type="float">
            <text:p>738388709</text:p>
          </table:table-cell>
          <table:table-cell office:value-type="float" office:value="1239207466" calcext:value-type="float">
            <text:p>1239207466</text:p>
          </table:table-cell>
          <table:table-cell office:value-type="float" office:value="1365699110" calcext:value-type="float">
            <text:p>1365699110</text:p>
          </table:table-cell>
          <table:table-cell office:value-type="float" office:value="1386926949" calcext:value-type="float">
            <text:p>1386926949</text:p>
          </table:table-cell>
          <table:table-cell office:value-type="float" office:value="1507446673" calcext:value-type="float">
            <text:p>1507446673</text:p>
          </table:table-cell>
          <table:table-cell office:value-type="float" office:value="1508350844" calcext:value-type="float">
            <text:p>15083508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office:value-type="float" office:value="328375486" calcext:value-type="float">
            <text:p>328375486</text:p>
          </table:table-cell>
          <table:table-cell office:value-type="float" office:value="401707418" calcext:value-type="float">
            <text:p>401707418</text:p>
          </table:table-cell>
          <table:table-cell office:value-type="float" office:value="1271231893" calcext:value-type="float">
            <text:p>1271231893</text:p>
          </table:table-cell>
          <table:table-cell office:value-type="float" office:value="1362730277" calcext:value-type="float">
            <text:p>1362730277</text:p>
          </table:table-cell>
          <table:table-cell office:value-type="float" office:value="1392593269" calcext:value-type="float">
            <text:p>1392593269</text:p>
          </table:table-cell>
          <table:table-cell office:value-type="float" office:value="1958589617" calcext:value-type="float">
            <text:p>1958589617</text:p>
          </table:table-cell>
          <table:table-cell office:value-type="float" office:value="2114197621" calcext:value-type="float">
            <text:p>2114197621</text:p>
          </table:table-cell>
          <table:table-cell office:value-type="float" office:value="2138216526" calcext:value-type="float">
            <text:p>2138216526</text:p>
          </table:table-cell>
          <table:table-cell office:value-type="float" office:value="2277393312" calcext:value-type="float">
            <text:p>2277393312</text:p>
          </table:table-cell>
          <table:table-cell office:value-type="float" office:value="2278445978" calcext:value-type="float">
            <text:p>22784459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office:value-type="float" office:value="88439290" calcext:value-type="float">
            <text:p>88439290</text:p>
          </table:table-cell>
          <table:table-cell office:value-type="float" office:value="148615969" calcext:value-type="float">
            <text:p>148615969</text:p>
          </table:table-cell>
          <table:table-cell office:value-type="float" office:value="301325462" calcext:value-type="float">
            <text:p>301325462</text:p>
          </table:table-cell>
          <table:table-cell office:value-type="float" office:value="369458116" calcext:value-type="float">
            <text:p>369458116</text:p>
          </table:table-cell>
          <table:table-cell office:value-type="float" office:value="385543756" calcext:value-type="float">
            <text:p>385543756</text:p>
          </table:table-cell>
          <table:table-cell office:value-type="float" office:value="824985628" calcext:value-type="float">
            <text:p>824985628</text:p>
          </table:table-cell>
          <table:table-cell office:value-type="float" office:value="934112127" calcext:value-type="float">
            <text:p>934112127</text:p>
          </table:table-cell>
          <table:table-cell office:value-type="float" office:value="953420002" calcext:value-type="float">
            <text:p>953420002</text:p>
          </table:table-cell>
          <table:table-cell office:value-type="float" office:value="1062283597" calcext:value-type="float">
            <text:p>1062283597</text:p>
          </table:table-cell>
          <table:table-cell office:value-type="float" office:value="1063028872" calcext:value-type="float">
            <text:p>10630288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office:value-type="float" office:value="96800828" calcext:value-type="float">
            <text:p>96800828</text:p>
          </table:table-cell>
          <table:table-cell office:value-type="float" office:value="157236583" calcext:value-type="float">
            <text:p>157236583</text:p>
          </table:table-cell>
          <table:table-cell office:value-type="float" office:value="308759967" calcext:value-type="float">
            <text:p>308759967</text:p>
          </table:table-cell>
          <table:table-cell office:value-type="float" office:value="377025704" calcext:value-type="float">
            <text:p>377025704</text:p>
          </table:table-cell>
          <table:table-cell office:value-type="float" office:value="393308118" calcext:value-type="float">
            <text:p>393308118</text:p>
          </table:table-cell>
          <table:table-cell office:value-type="float" office:value="833074221" calcext:value-type="float">
            <text:p>833074221</text:p>
          </table:table-cell>
          <table:table-cell office:value-type="float" office:value="942750206" calcext:value-type="float">
            <text:p>942750206</text:p>
          </table:table-cell>
          <table:table-cell office:value-type="float" office:value="962159173" calcext:value-type="float">
            <text:p>962159173</text:p>
          </table:table-cell>
          <table:table-cell office:value-type="float" office:value="1071488943" calcext:value-type="float">
            <text:p>1071488943</text:p>
          </table:table-cell>
          <table:table-cell office:value-type="float" office:value="1072248203" calcext:value-type="float">
            <text:p>10722482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710MHZ_P1</text:p>
          </table:table-cell>
          <table:table-cell office:value-type="float" office:value="88478111" calcext:value-type="float">
            <text:p>88478111</text:p>
          </table:table-cell>
          <table:table-cell office:value-type="float" office:value="148678671" calcext:value-type="float">
            <text:p>148678671</text:p>
          </table:table-cell>
          <table:table-cell office:value-type="float" office:value="301497119" calcext:value-type="float">
            <text:p>301497119</text:p>
          </table:table-cell>
          <table:table-cell office:value-type="float" office:value="369655574" calcext:value-type="float">
            <text:p>369655574</text:p>
          </table:table-cell>
          <table:table-cell office:value-type="float" office:value="385745555" calcext:value-type="float">
            <text:p>385745555</text:p>
          </table:table-cell>
          <table:table-cell office:value-type="float" office:value="825294004" calcext:value-type="float">
            <text:p>825294004</text:p>
          </table:table-cell>
          <table:table-cell office:value-type="float" office:value="934477580" calcext:value-type="float">
            <text:p>934477580</text:p>
          </table:table-cell>
          <table:table-cell office:value-type="float" office:value="953789747" calcext:value-type="float">
            <text:p>953789747</text:p>
          </table:table-cell>
          <table:table-cell office:value-type="float" office:value="1062837939" calcext:value-type="float">
            <text:p>1062837939</text:p>
          </table:table-cell>
          <table:table-cell office:value-type="float" office:value="1063583286" calcext:value-type="float">
            <text:p>10635832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office:value-type="float" office:value="88511420" calcext:value-type="float">
            <text:p>88511420</text:p>
          </table:table-cell>
          <table:table-cell office:value-type="float" office:value="148743133" calcext:value-type="float">
            <text:p>148743133</text:p>
          </table:table-cell>
          <table:table-cell office:value-type="float" office:value="301724144" calcext:value-type="float">
            <text:p>301724144</text:p>
          </table:table-cell>
          <table:table-cell office:value-type="float" office:value="369915851" calcext:value-type="float">
            <text:p>369915851</text:p>
          </table:table-cell>
          <table:table-cell office:value-type="float" office:value="386020451" calcext:value-type="float">
            <text:p>386020451</text:p>
          </table:table-cell>
          <table:table-cell office:value-type="float" office:value="825738016" calcext:value-type="float">
            <text:p>825738016</text:p>
          </table:table-cell>
          <table:table-cell office:value-type="float" office:value="934963302" calcext:value-type="float">
            <text:p>934963302</text:p>
          </table:table-cell>
          <table:table-cell office:value-type="float" office:value="954295817" calcext:value-type="float">
            <text:p>954295817</text:p>
          </table:table-cell>
          <table:table-cell office:value-type="float" office:value="1063621120" calcext:value-type="float">
            <text:p>1063621120</text:p>
          </table:table-cell>
          <table:table-cell office:value-type="float" office:value="1064369630" calcext:value-type="float">
            <text:p>10643696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office:value-type="float" office:value="89491324" calcext:value-type="float">
            <text:p>89491324</text:p>
          </table:table-cell>
          <table:table-cell office:value-type="float" office:value="149766507" calcext:value-type="float">
            <text:p>149766507</text:p>
          </table:table-cell>
          <table:table-cell office:value-type="float" office:value="302996415" calcext:value-type="float">
            <text:p>302996415</text:p>
          </table:table-cell>
          <table:table-cell office:value-type="float" office:value="371235995" calcext:value-type="float">
            <text:p>371235995</text:p>
          </table:table-cell>
          <table:table-cell office:value-type="float" office:value="387354559" calcext:value-type="float">
            <text:p>387354559</text:p>
          </table:table-cell>
          <table:table-cell office:value-type="float" office:value="827254322" calcext:value-type="float">
            <text:p>827254322</text:p>
          </table:table-cell>
          <table:table-cell office:value-type="float" office:value="936549898" calcext:value-type="float">
            <text:p>936549898</text:p>
          </table:table-cell>
          <table:table-cell office:value-type="float" office:value="955907326" calcext:value-type="float">
            <text:p>955907326</text:p>
          </table:table-cell>
          <table:table-cell office:value-type="float" office:value="1065653830" calcext:value-type="float">
            <text:p>1065653830</text:p>
          </table:table-cell>
          <table:table-cell office:value-type="float" office:value="1066408458" calcext:value-type="float">
            <text:p>10664084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office:value-type="float" office:value="90191407" calcext:value-type="float">
            <text:p>90191407</text:p>
          </table:table-cell>
          <table:table-cell office:value-type="float" office:value="150536309" calcext:value-type="float">
            <text:p>150536309</text:p>
          </table:table-cell>
          <table:table-cell office:value-type="float" office:value="304110022" calcext:value-type="float">
            <text:p>304110022</text:p>
          </table:table-cell>
          <table:table-cell office:value-type="float" office:value="372419646" calcext:value-type="float">
            <text:p>372419646</text:p>
          </table:table-cell>
          <table:table-cell office:value-type="float" office:value="388554699" calcext:value-type="float">
            <text:p>388554699</text:p>
          </table:table-cell>
          <table:table-cell office:value-type="float" office:value="828759089" calcext:value-type="float">
            <text:p>828759089</text:p>
          </table:table-cell>
          <table:table-cell office:value-type="float" office:value="938198899" calcext:value-type="float">
            <text:p>938198899</text:p>
          </table:table-cell>
          <table:table-cell office:value-type="float" office:value="957579669" calcext:value-type="float">
            <text:p>957579669</text:p>
          </table:table-cell>
          <table:table-cell office:value-type="float" office:value="1068102893" calcext:value-type="float">
            <text:p>1068102893</text:p>
          </table:table-cell>
          <table:table-cell office:value-type="float" office:value="1068856625" calcext:value-type="float">
            <text:p>1068856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office:value-type="float" office:value="90814524" calcext:value-type="float">
            <text:p>90814524</text:p>
          </table:table-cell>
          <table:table-cell office:value-type="float" office:value="151240423" calcext:value-type="float">
            <text:p>151240423</text:p>
          </table:table-cell>
          <table:table-cell office:value-type="float" office:value="305286710" calcext:value-type="float">
            <text:p>305286710</text:p>
          </table:table-cell>
          <table:table-cell office:value-type="float" office:value="373750743" calcext:value-type="float">
            <text:p>373750743</text:p>
          </table:table-cell>
          <table:table-cell office:value-type="float" office:value="389919108" calcext:value-type="float">
            <text:p>389919108</text:p>
          </table:table-cell>
          <table:table-cell office:value-type="float" office:value="830556992" calcext:value-type="float">
            <text:p>830556992</text:p>
          </table:table-cell>
          <table:table-cell office:value-type="float" office:value="940218439" calcext:value-type="float">
            <text:p>940218439</text:p>
          </table:table-cell>
          <table:table-cell office:value-type="float" office:value="959647674" calcext:value-type="float">
            <text:p>959647674</text:p>
          </table:table-cell>
          <table:table-cell office:value-type="float" office:value="1070901552" calcext:value-type="float">
            <text:p>1070901552</text:p>
          </table:table-cell>
          <table:table-cell office:value-type="float" office:value="1071657518" calcext:value-type="float">
            <text:p>10716575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im_inst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office:value-type="float" office:value="90145783" calcext:value-type="float">
            <text:p>90145783</text:p>
          </table:table-cell>
          <table:table-cell table:formula="of:=[.C18]-[.B18]" office:value-type="float" office:value="60515282" calcext:value-type="float">
            <text:p>60515282</text:p>
          </table:table-cell>
          <table:table-cell table:formula="of:=[.D18]-[.C18]" office:value-type="float" office:value="155381520" calcext:value-type="float">
            <text:p>155381520</text:p>
          </table:table-cell>
          <table:table-cell table:formula="of:=[.E18]-[.D18]" office:value-type="float" office:value="76759933" calcext:value-type="float">
            <text:p>76759933</text:p>
          </table:table-cell>
          <table:table-cell table:formula="of:=[.F18]-[.E18]" office:value-type="float" office:value="16715585" calcext:value-type="float">
            <text:p>16715585</text:p>
          </table:table-cell>
          <table:table-cell table:formula="of:=[.G18]-[.F18]" office:value-type="float" office:value="463683043" calcext:value-type="float">
            <text:p>463683043</text:p>
          </table:table-cell>
          <table:table-cell table:formula="of:=[.H18]-[.G18]" office:value-type="float" office:value="110675818" calcext:value-type="float">
            <text:p>110675818</text:p>
          </table:table-cell>
          <table:table-cell table:formula="of:=[.I18]-[.H18]" office:value-type="float" office:value="19484490" calcext:value-type="float">
            <text:p>19484490</text:p>
          </table:table-cell>
          <table:table-cell table:formula="of:=[.J18]-[.I18]" office:value-type="float" office:value="111298811" calcext:value-type="float">
            <text:p>111298811</text:p>
          </table:table-cell>
          <table:table-cell table:formula="of:=[.K18]-[.J18]" office:value-type="float" office:value="766211" calcext:value-type="float">
            <text:p>766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office:value-type="float" office:value="98251995" calcext:value-type="float">
            <text:p>98251995</text:p>
          </table:table-cell>
          <table:table-cell table:formula="of:=[.C19]-[.B19]" office:value-type="float" office:value="60826837" calcext:value-type="float">
            <text:p>60826837</text:p>
          </table:table-cell>
          <table:table-cell table:formula="of:=[.D19]-[.C19]" office:value-type="float" office:value="151407745" calcext:value-type="float">
            <text:p>151407745</text:p>
          </table:table-cell>
          <table:table-cell table:formula="of:=[.E19]-[.D19]" office:value-type="float" office:value="77096491" calcext:value-type="float">
            <text:p>77096491</text:p>
          </table:table-cell>
          <table:table-cell table:formula="of:=[.F19]-[.E19]" office:value-type="float" office:value="16916255" calcext:value-type="float">
            <text:p>16916255</text:p>
          </table:table-cell>
          <table:table-cell table:formula="of:=[.G19]-[.F19]" office:value-type="float" office:value="465385467" calcext:value-type="float">
            <text:p>465385467</text:p>
          </table:table-cell>
          <table:table-cell table:formula="of:=[.H19]-[.G19]" office:value-type="float" office:value="111129564" calcext:value-type="float">
            <text:p>111129564</text:p>
          </table:table-cell>
          <table:table-cell table:formula="of:=[.I19]-[.H19]" office:value-type="float" office:value="19560405" calcext:value-type="float">
            <text:p>19560405</text:p>
          </table:table-cell>
          <table:table-cell table:formula="of:=[.J19]-[.I19]" office:value-type="float" office:value="111664597" calcext:value-type="float">
            <text:p>111664597</text:p>
          </table:table-cell>
          <table:table-cell table:formula="of:=[.K19]-[.J19]" office:value-type="float" office:value="784950" calcext:value-type="float">
            <text:p>7849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4</text:p>
          </table:table-cell>
          <table:table-cell office:value-type="float" office:value="134959449" calcext:value-type="float">
            <text:p>134959449</text:p>
          </table:table-cell>
          <table:table-cell table:formula="of:=[.C20]-[.B20]" office:value-type="float" office:value="61304800" calcext:value-type="float">
            <text:p>61304800</text:p>
          </table:table-cell>
          <table:table-cell table:formula="of:=[.D20]-[.C20]" office:value-type="float" office:value="170113072" calcext:value-type="float">
            <text:p>170113072</text:p>
          </table:table-cell>
          <table:table-cell table:formula="of:=[.E20]-[.D20]" office:value-type="float" office:value="77749640" calcext:value-type="float">
            <text:p>77749640</text:p>
          </table:table-cell>
          <table:table-cell table:formula="of:=[.F20]-[.E20]" office:value-type="float" office:value="17444049" calcext:value-type="float">
            <text:p>17444049</text:p>
          </table:table-cell>
          <table:table-cell table:formula="of:=[.G20]-[.F20]" office:value-type="float" office:value="469150558" calcext:value-type="float">
            <text:p>469150558</text:p>
          </table:table-cell>
          <table:table-cell table:formula="of:=[.H20]-[.G20]" office:value-type="float" office:value="113198576" calcext:value-type="float">
            <text:p>113198576</text:p>
          </table:table-cell>
          <table:table-cell table:formula="of:=[.I20]-[.H20]" office:value-type="float" office:value="19747141" calcext:value-type="float">
            <text:p>19747141</text:p>
          </table:table-cell>
          <table:table-cell table:formula="of:=[.J20]-[.I20]" office:value-type="float" office:value="112616040" calcext:value-type="float">
            <text:p>112616040</text:p>
          </table:table-cell>
          <table:table-cell table:formula="of:=[.K20]-[.J20]" office:value-type="float" office:value="804600" calcext:value-type="float">
            <text:p>8046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office:value-type="float" office:value="188581636" calcext:value-type="float">
            <text:p>188581636</text:p>
          </table:table-cell>
          <table:table-cell table:formula="of:=[.C21]-[.B21]" office:value-type="float" office:value="62306934" calcext:value-type="float">
            <text:p>62306934</text:p>
          </table:table-cell>
          <table:table-cell table:formula="of:=[.D21]-[.C21]" office:value-type="float" office:value="212399873" calcext:value-type="float">
            <text:p>212399873</text:p>
          </table:table-cell>
          <table:table-cell table:formula="of:=[.E21]-[.D21]" office:value-type="float" office:value="78940114" calcext:value-type="float">
            <text:p>78940114</text:p>
          </table:table-cell>
          <table:table-cell table:formula="of:=[.F21]-[.E21]" office:value-type="float" office:value="18472148" calcext:value-type="float">
            <text:p>18472148</text:p>
          </table:table-cell>
          <table:table-cell table:formula="of:=[.G21]-[.F21]" office:value-type="float" office:value="477723910" calcext:value-type="float">
            <text:p>477723910</text:p>
          </table:table-cell>
          <table:table-cell table:formula="of:=[.H21]-[.G21]" office:value-type="float" office:value="116847855" calcext:value-type="float">
            <text:p>116847855</text:p>
          </table:table-cell>
          <table:table-cell table:formula="of:=[.I21]-[.H21]" office:value-type="float" office:value="20134562" calcext:value-type="float">
            <text:p>20134562</text:p>
          </table:table-cell>
          <table:table-cell table:formula="of:=[.J21]-[.I21]" office:value-type="float" office:value="114751525" calcext:value-type="float">
            <text:p>114751525</text:p>
          </table:table-cell>
          <table:table-cell table:formula="of:=[.K21]-[.J21]" office:value-type="float" office:value="846591" calcext:value-type="float">
            <text:p>8465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office:value-type="float" office:value="328375486" calcext:value-type="float">
            <text:p>328375486</text:p>
          </table:table-cell>
          <table:table-cell table:formula="of:=[.C22]-[.B22]" office:value-type="float" office:value="65240774" calcext:value-type="float">
            <text:p>65240774</text:p>
          </table:table-cell>
          <table:table-cell table:formula="of:=[.D22]-[.C22]" office:value-type="float" office:value="380752372" calcext:value-type="float">
            <text:p>380752372</text:p>
          </table:table-cell>
          <table:table-cell table:formula="of:=[.E22]-[.D22]" office:value-type="float" office:value="82386813" calcext:value-type="float">
            <text:p>82386813</text:p>
          </table:table-cell>
          <table:table-cell table:formula="of:=[.F22]-[.E22]" office:value-type="float" office:value="21427114" calcext:value-type="float">
            <text:p>21427114</text:p>
          </table:table-cell>
          <table:table-cell table:formula="of:=[.G22]-[.F22]" office:value-type="float" office:value="500818757" calcext:value-type="float">
            <text:p>500818757</text:p>
          </table:table-cell>
          <table:table-cell table:formula="of:=[.H22]-[.G22]" office:value-type="float" office:value="126491644" calcext:value-type="float">
            <text:p>126491644</text:p>
          </table:table-cell>
          <table:table-cell table:formula="of:=[.I22]-[.H22]" office:value-type="float" office:value="21227839" calcext:value-type="float">
            <text:p>21227839</text:p>
          </table:table-cell>
          <table:table-cell table:formula="of:=[.J22]-[.I22]" office:value-type="float" office:value="120519724" calcext:value-type="float">
            <text:p>120519724</text:p>
          </table:table-cell>
          <table:table-cell table:formula="of:=[.K22]-[.J22]" office:value-type="float" office:value="904171" calcext:value-type="float">
            <text:p>904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office:value-type="float" office:value="88439290" calcext:value-type="float">
            <text:p>88439290</text:p>
          </table:table-cell>
          <table:table-cell table:formula="of:=[.C23]-[.B23]" office:value-type="float" office:value="73331932" calcext:value-type="float">
            <text:p>73331932</text:p>
          </table:table-cell>
          <table:table-cell table:formula="of:=[.D23]-[.C23]" office:value-type="float" office:value="869524475" calcext:value-type="float">
            <text:p>869524475</text:p>
          </table:table-cell>
          <table:table-cell table:formula="of:=[.E23]-[.D23]" office:value-type="float" office:value="91498384" calcext:value-type="float">
            <text:p>91498384</text:p>
          </table:table-cell>
          <table:table-cell table:formula="of:=[.F23]-[.E23]" office:value-type="float" office:value="29862992" calcext:value-type="float">
            <text:p>29862992</text:p>
          </table:table-cell>
          <table:table-cell table:formula="of:=[.G23]-[.F23]" office:value-type="float" office:value="565996348" calcext:value-type="float">
            <text:p>565996348</text:p>
          </table:table-cell>
          <table:table-cell table:formula="of:=[.H23]-[.G23]" office:value-type="float" office:value="155608004" calcext:value-type="float">
            <text:p>155608004</text:p>
          </table:table-cell>
          <table:table-cell table:formula="of:=[.I23]-[.H23]" office:value-type="float" office:value="24018905" calcext:value-type="float">
            <text:p>24018905</text:p>
          </table:table-cell>
          <table:table-cell table:formula="of:=[.J23]-[.I23]" office:value-type="float" office:value="139176786" calcext:value-type="float">
            <text:p>139176786</text:p>
          </table:table-cell>
          <table:table-cell table:formula="of:=[.K23]-[.J23]" office:value-type="float" office:value="1052666" calcext:value-type="float">
            <text:p>10526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office:value-type="float" office:value="96800828" calcext:value-type="float">
            <text:p>96800828</text:p>
          </table:table-cell>
          <table:table-cell table:formula="of:=[.C24]-[.B24]" office:value-type="float" office:value="60176679" calcext:value-type="float">
            <text:p>60176679</text:p>
          </table:table-cell>
          <table:table-cell table:formula="of:=[.D24]-[.C24]" office:value-type="float" office:value="152709493" calcext:value-type="float">
            <text:p>152709493</text:p>
          </table:table-cell>
          <table:table-cell table:formula="of:=[.E24]-[.D24]" office:value-type="float" office:value="68132654" calcext:value-type="float">
            <text:p>68132654</text:p>
          </table:table-cell>
          <table:table-cell table:formula="of:=[.F24]-[.E24]" office:value-type="float" office:value="16085640" calcext:value-type="float">
            <text:p>16085640</text:p>
          </table:table-cell>
          <table:table-cell table:formula="of:=[.G24]-[.F24]" office:value-type="float" office:value="439441872" calcext:value-type="float">
            <text:p>439441872</text:p>
          </table:table-cell>
          <table:table-cell table:formula="of:=[.H24]-[.G24]" office:value-type="float" office:value="109126499" calcext:value-type="float">
            <text:p>109126499</text:p>
          </table:table-cell>
          <table:table-cell table:formula="of:=[.I24]-[.H24]" office:value-type="float" office:value="19307875" calcext:value-type="float">
            <text:p>19307875</text:p>
          </table:table-cell>
          <table:table-cell table:formula="of:=[.J24]-[.I24]" office:value-type="float" office:value="108863595" calcext:value-type="float">
            <text:p>108863595</text:p>
          </table:table-cell>
          <table:table-cell table:formula="of:=[.K24]-[.J24]" office:value-type="float" office:value="745275" calcext:value-type="float">
            <text:p>745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office:value-type="float" office:value="96800828" calcext:value-type="float">
            <text:p>96800828</text:p>
          </table:table-cell>
          <table:table-cell table:formula="of:=[.C25]-[.B25]" office:value-type="float" office:value="60435755" calcext:value-type="float">
            <text:p>60435755</text:p>
          </table:table-cell>
          <table:table-cell table:formula="of:=[.D25]-[.C25]" office:value-type="float" office:value="151523384" calcext:value-type="float">
            <text:p>151523384</text:p>
          </table:table-cell>
          <table:table-cell table:formula="of:=[.E25]-[.D25]" office:value-type="float" office:value="68265737" calcext:value-type="float">
            <text:p>68265737</text:p>
          </table:table-cell>
          <table:table-cell table:formula="of:=[.F25]-[.E25]" office:value-type="float" office:value="16282414" calcext:value-type="float">
            <text:p>16282414</text:p>
          </table:table-cell>
          <table:table-cell table:formula="of:=[.G25]-[.F25]" office:value-type="float" office:value="439766103" calcext:value-type="float">
            <text:p>439766103</text:p>
          </table:table-cell>
          <table:table-cell table:formula="of:=[.H25]-[.G25]" office:value-type="float" office:value="109675985" calcext:value-type="float">
            <text:p>109675985</text:p>
          </table:table-cell>
          <table:table-cell table:formula="of:=[.I25]-[.H25]" office:value-type="float" office:value="19408967" calcext:value-type="float">
            <text:p>19408967</text:p>
          </table:table-cell>
          <table:table-cell table:formula="of:=[.J25]-[.I25]" office:value-type="float" office:value="109329770" calcext:value-type="float">
            <text:p>109329770</text:p>
          </table:table-cell>
          <table:table-cell table:formula="of:=[.K25]-[.J25]" office:value-type="float" office:value="759260" calcext:value-type="float">
            <text:p>759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710MHZ_P1</text:p>
          </table:table-cell>
          <table:table-cell office:value-type="float" office:value="96800828" calcext:value-type="float">
            <text:p>96800828</text:p>
          </table:table-cell>
          <table:table-cell table:formula="of:=[.C26]-[.B26]" office:value-type="float" office:value="60200560" calcext:value-type="float">
            <text:p>60200560</text:p>
          </table:table-cell>
          <table:table-cell table:formula="of:=[.D26]-[.C26]" office:value-type="float" office:value="152818448" calcext:value-type="float">
            <text:p>152818448</text:p>
          </table:table-cell>
          <table:table-cell table:formula="of:=[.E26]-[.D26]" office:value-type="float" office:value="68158455" calcext:value-type="float">
            <text:p>68158455</text:p>
          </table:table-cell>
          <table:table-cell table:formula="of:=[.F26]-[.E26]" office:value-type="float" office:value="16089981" calcext:value-type="float">
            <text:p>16089981</text:p>
          </table:table-cell>
          <table:table-cell table:formula="of:=[.G26]-[.F26]" office:value-type="float" office:value="439548449" calcext:value-type="float">
            <text:p>439548449</text:p>
          </table:table-cell>
          <table:table-cell table:formula="of:=[.H26]-[.G26]" office:value-type="float" office:value="109183576" calcext:value-type="float">
            <text:p>109183576</text:p>
          </table:table-cell>
          <table:table-cell table:formula="of:=[.I26]-[.H26]" office:value-type="float" office:value="19312167" calcext:value-type="float">
            <text:p>19312167</text:p>
          </table:table-cell>
          <table:table-cell table:formula="of:=[.J26]-[.I26]" office:value-type="float" office:value="109048192" calcext:value-type="float">
            <text:p>109048192</text:p>
          </table:table-cell>
          <table:table-cell table:formula="of:=[.K26]-[.J26]" office:value-type="float" office:value="745347" calcext:value-type="float">
            <text:p>745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office:value-type="float" office:value="96800828" calcext:value-type="float">
            <text:p>96800828</text:p>
          </table:table-cell>
          <table:table-cell table:formula="of:=[.C27]-[.B27]" office:value-type="float" office:value="60231713" calcext:value-type="float">
            <text:p>60231713</text:p>
          </table:table-cell>
          <table:table-cell table:formula="of:=[.D27]-[.C27]" office:value-type="float" office:value="152981011" calcext:value-type="float">
            <text:p>152981011</text:p>
          </table:table-cell>
          <table:table-cell table:formula="of:=[.E27]-[.D27]" office:value-type="float" office:value="68191707" calcext:value-type="float">
            <text:p>68191707</text:p>
          </table:table-cell>
          <table:table-cell table:formula="of:=[.F27]-[.E27]" office:value-type="float" office:value="16104600" calcext:value-type="float">
            <text:p>16104600</text:p>
          </table:table-cell>
          <table:table-cell table:formula="of:=[.G27]-[.F27]" office:value-type="float" office:value="439717565" calcext:value-type="float">
            <text:p>439717565</text:p>
          </table:table-cell>
          <table:table-cell table:formula="of:=[.H27]-[.G27]" office:value-type="float" office:value="109225286" calcext:value-type="float">
            <text:p>109225286</text:p>
          </table:table-cell>
          <table:table-cell table:formula="of:=[.I27]-[.H27]" office:value-type="float" office:value="19332515" calcext:value-type="float">
            <text:p>19332515</text:p>
          </table:table-cell>
          <table:table-cell table:formula="of:=[.J27]-[.I27]" office:value-type="float" office:value="109325303" calcext:value-type="float">
            <text:p>109325303</text:p>
          </table:table-cell>
          <table:table-cell table:formula="of:=[.K27]-[.J27]" office:value-type="float" office:value="748510" calcext:value-type="float">
            <text:p>7485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office:value-type="float" office:value="96800829" calcext:value-type="float">
            <text:p>96800829</text:p>
          </table:table-cell>
          <table:table-cell table:formula="of:=[.C28]-[.B28]" office:value-type="float" office:value="60275183" calcext:value-type="float">
            <text:p>60275183</text:p>
          </table:table-cell>
          <table:table-cell table:formula="of:=[.D28]-[.C28]" office:value-type="float" office:value="153229908" calcext:value-type="float">
            <text:p>153229908</text:p>
          </table:table-cell>
          <table:table-cell table:formula="of:=[.E28]-[.D28]" office:value-type="float" office:value="68239580" calcext:value-type="float">
            <text:p>68239580</text:p>
          </table:table-cell>
          <table:table-cell table:formula="of:=[.F28]-[.E28]" office:value-type="float" office:value="16118564" calcext:value-type="float">
            <text:p>16118564</text:p>
          </table:table-cell>
          <table:table-cell table:formula="of:=[.G28]-[.F28]" office:value-type="float" office:value="439899763" calcext:value-type="float">
            <text:p>439899763</text:p>
          </table:table-cell>
          <table:table-cell table:formula="of:=[.H28]-[.G28]" office:value-type="float" office:value="109295576" calcext:value-type="float">
            <text:p>109295576</text:p>
          </table:table-cell>
          <table:table-cell table:formula="of:=[.I28]-[.H28]" office:value-type="float" office:value="19357428" calcext:value-type="float">
            <text:p>19357428</text:p>
          </table:table-cell>
          <table:table-cell table:formula="of:=[.J28]-[.I28]" office:value-type="float" office:value="109746504" calcext:value-type="float">
            <text:p>109746504</text:p>
          </table:table-cell>
          <table:table-cell table:formula="of:=[.K28]-[.J28]" office:value-type="float" office:value="754628" calcext:value-type="float">
            <text:p>7546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office:value-type="float" office:value="96800830" calcext:value-type="float">
            <text:p>96800830</text:p>
          </table:table-cell>
          <table:table-cell table:formula="of:=[.C29]-[.B29]" office:value-type="float" office:value="60344902" calcext:value-type="float">
            <text:p>60344902</text:p>
          </table:table-cell>
          <table:table-cell table:formula="of:=[.D29]-[.C29]" office:value-type="float" office:value="153573713" calcext:value-type="float">
            <text:p>153573713</text:p>
          </table:table-cell>
          <table:table-cell table:formula="of:=[.E29]-[.D29]" office:value-type="float" office:value="68309624" calcext:value-type="float">
            <text:p>68309624</text:p>
          </table:table-cell>
          <table:table-cell table:formula="of:=[.F29]-[.E29]" office:value-type="float" office:value="16135053" calcext:value-type="float">
            <text:p>16135053</text:p>
          </table:table-cell>
          <table:table-cell table:formula="of:=[.G29]-[.F29]" office:value-type="float" office:value="440204390" calcext:value-type="float">
            <text:p>440204390</text:p>
          </table:table-cell>
          <table:table-cell table:formula="of:=[.H29]-[.G29]" office:value-type="float" office:value="109439810" calcext:value-type="float">
            <text:p>109439810</text:p>
          </table:table-cell>
          <table:table-cell table:formula="of:=[.I29]-[.H29]" office:value-type="float" office:value="19380770" calcext:value-type="float">
            <text:p>19380770</text:p>
          </table:table-cell>
          <table:table-cell table:formula="of:=[.J29]-[.I29]" office:value-type="float" office:value="110523224" calcext:value-type="float">
            <text:p>110523224</text:p>
          </table:table-cell>
          <table:table-cell table:formula="of:=[.K29]-[.J29]" office:value-type="float" office:value="753732" calcext:value-type="float">
            <text:p>7537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office:value-type="float" office:value="96800831" calcext:value-type="float">
            <text:p>96800831</text:p>
          </table:table-cell>
          <table:table-cell table:formula="of:=[.C30]-[.B30]" office:value-type="float" office:value="60425899" calcext:value-type="float">
            <text:p>60425899</text:p>
          </table:table-cell>
          <table:table-cell table:formula="of:=[.D30]-[.C30]" office:value-type="float" office:value="154046287" calcext:value-type="float">
            <text:p>154046287</text:p>
          </table:table-cell>
          <table:table-cell table:formula="of:=[.E30]-[.D30]" office:value-type="float" office:value="68464033" calcext:value-type="float">
            <text:p>68464033</text:p>
          </table:table-cell>
          <table:table-cell table:formula="of:=[.F30]-[.E30]" office:value-type="float" office:value="16168365" calcext:value-type="float">
            <text:p>16168365</text:p>
          </table:table-cell>
          <table:table-cell table:formula="of:=[.G30]-[.F30]" office:value-type="float" office:value="440637884" calcext:value-type="float">
            <text:p>440637884</text:p>
          </table:table-cell>
          <table:table-cell table:formula="of:=[.H30]-[.G30]" office:value-type="float" office:value="109661447" calcext:value-type="float">
            <text:p>109661447</text:p>
          </table:table-cell>
          <table:table-cell table:formula="of:=[.I30]-[.H30]" office:value-type="float" office:value="19429235" calcext:value-type="float">
            <text:p>19429235</text:p>
          </table:table-cell>
          <table:table-cell table:formula="of:=[.J30]-[.I30]" office:value-type="float" office:value="111253878" calcext:value-type="float">
            <text:p>111253878</text:p>
          </table:table-cell>
          <table:table-cell table:formula="of:=[.K30]-[.J30]" office:value-type="float" office:value="755966" calcext:value-type="float">
            <text:p>75596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roughpu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table:formula="of:=[.B33]/[.B2]" office:value-type="float" office:value="34120048.7657541" calcext:value-type="float">
            <text:p>34120048.7657541</text:p>
          </table:table-cell>
          <table:table-cell table:formula="of:=[.C33]/[.C2]" office:value-type="float" office:value="363383125.266464" calcext:value-type="float">
            <text:p>363383125.266464</text:p>
          </table:table-cell>
          <table:table-cell table:formula="of:=[.D33]/[.D2]" office:value-type="float" office:value="276083133.294362" calcext:value-type="float">
            <text:p>276083133.294362</text:p>
          </table:table-cell>
          <table:table-cell table:formula="of:=[.E33]/[.E2]" office:value-type="float" office:value="383818855.942797" calcext:value-type="float">
            <text:p>383818855.942797</text:p>
          </table:table-cell>
          <table:table-cell table:formula="of:=[.F33]/[.F2]" office:value-type="float" office:value="331204997.126949" calcext:value-type="float">
            <text:p>331204997.126949</text:p>
          </table:table-cell>
          <table:table-cell table:formula="of:=[.G33]/[.G2]" office:value-type="float" office:value="403327151.425005" calcext:value-type="float">
            <text:p>403327151.425005</text:p>
          </table:table-cell>
          <table:table-cell table:formula="of:=[.H33]/[.H2]" office:value-type="float" office:value="366419193.039494" calcext:value-type="float">
            <text:p>366419193.039494</text:p>
          </table:table-cell>
          <table:table-cell table:formula="of:=[.I33]/[.I2]" office:value-type="float" office:value="341318186.595663" calcext:value-type="float">
            <text:p>341318186.595663</text:p>
          </table:table-cell>
          <table:table-cell table:formula="of:=[.J33]/[.J2]" office:value-type="float" office:value="334761456.603864" calcext:value-type="float">
            <text:p>334761456.603864</text:p>
          </table:table-cell>
          <table:table-cell table:formula="of:=[.K33]/[.K2]" office:value-type="float" office:value="219607623.96102" calcext:value-type="float">
            <text:p>219607623.96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table:formula="of:=[.B34]/[.B3]" office:value-type="float" office:value="37307998.7104795" calcext:value-type="float">
            <text:p>37307998.7104795</text:p>
          </table:table-cell>
          <table:table-cell table:formula="of:=[.C34]/[.C3]" office:value-type="float" office:value="365840502.568174" calcext:value-type="float">
            <text:p>365840502.568174</text:p>
          </table:table-cell>
          <table:table-cell table:formula="of:=[.D34]/[.D3]" office:value-type="float" office:value="497436542.302941" calcext:value-type="float">
            <text:p>497436542.302941</text:p>
          </table:table-cell>
          <table:table-cell table:formula="of:=[.E34]/[.E3]" office:value-type="float" office:value="387396192.189416" calcext:value-type="float">
            <text:p>387396192.189416</text:p>
          </table:table-cell>
          <table:table-cell table:formula="of:=[.F34]/[.F3]" office:value-type="float" office:value="412199493.165038" calcext:value-type="float">
            <text:p>412199493.165038</text:p>
          </table:table-cell>
          <table:table-cell table:formula="of:=[.G34]/[.G3]" office:value-type="float" office:value="406382399.966468" calcext:value-type="float">
            <text:p>406382399.966468</text:p>
          </table:table-cell>
          <table:table-cell table:formula="of:=[.H34]/[.H3]" office:value-type="float" office:value="648753708.471252" calcext:value-type="float">
            <text:p>648753708.471252</text:p>
          </table:table-cell>
          <table:table-cell table:formula="of:=[.I34]/[.I3]" office:value-type="float" office:value="361914722.371269" calcext:value-type="float">
            <text:p>361914722.371269</text:p>
          </table:table-cell>
          <table:table-cell table:formula="of:=[.J34]/[.J3]" office:value-type="float" office:value="633604731.129105" calcext:value-type="float">
            <text:p>633604731.129105</text:p>
          </table:table-cell>
          <table:table-cell table:formula="of:=[.K34]/[.K3]" office:value-type="float" office:value="233199643.493761" calcext:value-type="float">
            <text:p>233199643.4937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4</text:p>
          </table:table-cell>
          <table:table-cell table:formula="of:=[.B35]/[.B4]" office:value-type="float" office:value="51475168.1645992" calcext:value-type="float">
            <text:p>51475168.1645992</text:p>
          </table:table-cell>
          <table:table-cell table:formula="of:=[.C35]/[.C4]" office:value-type="float" office:value="371285467.704327" calcext:value-type="float">
            <text:p>371285467.704327</text:p>
          </table:table-cell>
          <table:table-cell table:formula="of:=[.D35]/[.D4]" office:value-type="float" office:value="925478192.273585" calcext:value-type="float">
            <text:p>925478192.273585</text:p>
          </table:table-cell>
          <table:table-cell table:formula="of:=[.E35]/[.E4]" office:value-type="float" office:value="395775188.471308" calcext:value-type="float">
            <text:p>395775188.471308</text:p>
          </table:table-cell>
          <table:table-cell table:formula="of:=[.F35]/[.F4]" office:value-type="float" office:value="416464904.741441" calcext:value-type="float">
            <text:p>416464904.741441</text:p>
          </table:table-cell>
          <table:table-cell table:formula="of:=[.G35]/[.G4]" office:value-type="float" office:value="411702786.30707" calcext:value-type="float">
            <text:p>411702786.30707</text:p>
          </table:table-cell>
          <table:table-cell table:formula="of:=[.H35]/[.H4]" office:value-type="float" office:value="661222084.628145" calcext:value-type="float">
            <text:p>661222084.628145</text:p>
          </table:table-cell>
          <table:table-cell table:formula="of:=[.I35]/[.I4]" office:value-type="float" office:value="366801786.908388" calcext:value-type="float">
            <text:p>366801786.908388</text:p>
          </table:table-cell>
          <table:table-cell table:formula="of:=[.J35]/[.J4]" office:value-type="float" office:value="1152577475.74405" calcext:value-type="float">
            <text:p>1152577475.74405</text:p>
          </table:table-cell>
          <table:table-cell table:formula="of:=[.K35]/[.K4]" office:value-type="float" office:value="235607613.469985" calcext:value-type="float">
            <text:p>235607613.4699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table:formula="of:=[.B36]/[.B5]" office:value-type="float" office:value="71668727.501581" calcext:value-type="float">
            <text:p>71668727.501581</text:p>
          </table:table-cell>
          <table:table-cell table:formula="of:=[.C36]/[.C5]" office:value-type="float" office:value="376640798.413811" calcext:value-type="float">
            <text:p>376640798.413811</text:p>
          </table:table-cell>
          <table:table-cell table:formula="of:=[.D36]/[.D5]" office:value-type="float" office:value="1417407111.06366" calcext:value-type="float">
            <text:p>1417407111.06366</text:p>
          </table:table-cell>
          <table:table-cell table:formula="of:=[.E36]/[.E5]" office:value-type="float" office:value="401966107.391094" calcext:value-type="float">
            <text:p>401966107.391094</text:p>
          </table:table-cell>
          <table:table-cell table:formula="of:=[.F36]/[.F5]" office:value-type="float" office:value="469300779.959859" calcext:value-type="float">
            <text:p>469300779.959859</text:p>
          </table:table-cell>
          <table:table-cell table:formula="of:=[.G36]/[.G5]" office:value-type="float" office:value="418792662.860289" calcext:value-type="float">
            <text:p>418792662.860289</text:p>
          </table:table-cell>
          <table:table-cell table:formula="of:=[.H36]/[.H5]" office:value-type="float" office:value="1023975173.51374" calcext:value-type="float">
            <text:p>1023975173.51374</text:p>
          </table:table-cell>
          <table:table-cell table:formula="of:=[.I36]/[.I5]" office:value-type="float" office:value="375497696.797896" calcext:value-type="float">
            <text:p>375497696.797896</text:p>
          </table:table-cell>
          <table:table-cell table:formula="of:=[.J36]/[.J5]" office:value-type="float" office:value="1863726835.68563" calcext:value-type="float">
            <text:p>1863726835.68563</text:p>
          </table:table-cell>
          <table:table-cell table:formula="of:=[.K36]/[.K5]" office:value-type="float" office:value="249290636.042403" calcext:value-type="float">
            <text:p>249290636.042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table:formula="of:=[.B37]/[.B6]" office:value-type="float" office:value="123968373.624175" calcext:value-type="float">
            <text:p>123968373.624175</text:p>
          </table:table-cell>
          <table:table-cell table:formula="of:=[.C37]/[.C6]" office:value-type="float" office:value="394275542.394392" calcext:value-type="float">
            <text:p>394275542.394392</text:p>
          </table:table-cell>
          <table:table-cell table:formula="of:=[.D37]/[.D6]" office:value-type="float" office:value="1331586009.60345" calcext:value-type="float">
            <text:p>1331586009.60345</text:p>
          </table:table-cell>
          <table:table-cell table:formula="of:=[.E37]/[.E6]" office:value-type="float" office:value="419307588.951716" calcext:value-type="float">
            <text:p>419307588.951716</text:p>
          </table:table-cell>
          <table:table-cell table:formula="of:=[.F37]/[.F6]" office:value-type="float" office:value="535062528.092693" calcext:value-type="float">
            <text:p>535062528.092693</text:p>
          </table:table-cell>
          <table:table-cell table:formula="of:=[.G37]/[.G6]" office:value-type="float" office:value="439599281.815772" calcext:value-type="float">
            <text:p>439599281.815772</text:p>
          </table:table-cell>
          <table:table-cell table:formula="of:=[.H37]/[.H6]" office:value-type="float" office:value="1339996440.56485" calcext:value-type="float">
            <text:p>1339996440.56485</text:p>
          </table:table-cell>
          <table:table-cell table:formula="of:=[.I37]/[.I6]" office:value-type="float" office:value="390950661.166157" calcext:value-type="float">
            <text:p>390950661.166157</text:p>
          </table:table-cell>
          <table:table-cell table:formula="of:=[.J37]/[.J6]" office:value-type="float" office:value="2632182147.7712" calcext:value-type="float">
            <text:p>2632182147.7712</text:p>
          </table:table-cell>
          <table:table-cell table:formula="of:=[.K37]/[.K6]" office:value-type="float" office:value="266559846.698113" calcext:value-type="float">
            <text:p>266559846.698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table:formula="of:=[.B38]/[.B7]" office:value-type="float" office:value="32821190.2490148" calcext:value-type="float">
            <text:p>32821190.2490148</text:p>
          </table:table-cell>
          <table:table-cell table:formula="of:=[.C38]/[.C7]" office:value-type="float" office:value="440439959.879157" calcext:value-type="float">
            <text:p>440439959.879157</text:p>
          </table:table-cell>
          <table:table-cell table:formula="of:=[.D38]/[.D7]" office:value-type="float" office:value="1593595146.59013" calcext:value-type="float">
            <text:p>1593595146.59013</text:p>
          </table:table-cell>
          <table:table-cell table:formula="of:=[.E38]/[.E7]" office:value-type="float" office:value="464322098.062499" calcext:value-type="float">
            <text:p>464322098.062499</text:p>
          </table:table-cell>
          <table:table-cell table:formula="of:=[.F38]/[.F7]" office:value-type="float" office:value="576372114.568054" calcext:value-type="float">
            <text:p>576372114.568054</text:p>
          </table:table-cell>
          <table:table-cell table:formula="of:=[.G38]/[.G7]" office:value-type="float" office:value="496342604.885937" calcext:value-type="float">
            <text:p>496342604.885937</text:p>
          </table:table-cell>
          <table:table-cell table:formula="of:=[.H38]/[.H7]" office:value-type="float" office:value="1526152195.44728" calcext:value-type="float">
            <text:p>1526152195.44728</text:p>
          </table:table-cell>
          <table:table-cell table:formula="of:=[.I38]/[.I7]" office:value-type="float" office:value="441873263.793072" calcext:value-type="float">
            <text:p>441873263.793072</text:p>
          </table:table-cell>
          <table:table-cell table:formula="of:=[.J38]/[.J7]" office:value-type="float" office:value="2626423090.71352" calcext:value-type="float">
            <text:p>2626423090.71352</text:p>
          </table:table-cell>
          <table:table-cell table:formula="of:=[.K38]/[.K7]" office:value-type="float" office:value="300847670.763075" calcext:value-type="float">
            <text:p>300847670.7630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table:formula="of:=[.B39]/[.B8]" office:value-type="float" office:value="39216339.4615092" calcext:value-type="float">
            <text:p>39216339.4615092</text:p>
          </table:table-cell>
          <table:table-cell table:formula="of:=[.C39]/[.C8]" office:value-type="float" office:value="1745668339.52193" calcext:value-type="float">
            <text:p>1745668339.52193</text:p>
          </table:table-cell>
          <table:table-cell table:formula="of:=[.D39]/[.D8]" office:value-type="float" office:value="741898856.371092" calcext:value-type="float">
            <text:p>741898856.371092</text:p>
          </table:table-cell>
          <table:table-cell table:formula="of:=[.E39]/[.E8]" office:value-type="float" office:value="1655714556.50061" calcext:value-type="float">
            <text:p>1655714556.50061</text:p>
          </table:table-cell>
          <table:table-cell table:formula="of:=[.F39]/[.F8]" office:value-type="float" office:value="1356979922.38907" calcext:value-type="float">
            <text:p>1356979922.38907</text:p>
          </table:table-cell>
          <table:table-cell table:formula="of:=[.G39]/[.G8]" office:value-type="float" office:value="3066372702.53297" calcext:value-type="float">
            <text:p>3066372702.53297</text:p>
          </table:table-cell>
          <table:table-cell table:formula="of:=[.H39]/[.H8]" office:value-type="float" office:value="1747477885.60082" calcext:value-type="float">
            <text:p>1747477885.60082</text:p>
          </table:table-cell>
          <table:table-cell table:formula="of:=[.I39]/[.I8]" office:value-type="float" office:value="1054614103.12432" calcext:value-type="float">
            <text:p>1054614103.12432</text:p>
          </table:table-cell>
          <table:table-cell table:formula="of:=[.J39]/[.J8]" office:value-type="float" office:value="359605045.403345" calcext:value-type="float">
            <text:p>359605045.403345</text:p>
          </table:table-cell>
          <table:table-cell table:formula="of:=[.K39]/[.K8]" office:value-type="float" office:value="541624273.255814" calcext:value-type="float">
            <text:p>541624273.2558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table:formula="of:=[.B40]/[.B9]" office:value-type="float" office:value="39015160.9684061" calcext:value-type="float">
            <text:p>39015160.9684061</text:p>
          </table:table-cell>
          <table:table-cell table:formula="of:=[.C40]/[.C9]" office:value-type="float" office:value="1654233180.05146" calcext:value-type="float">
            <text:p>1654233180.05146</text:p>
          </table:table-cell>
          <table:table-cell table:formula="of:=[.D40]/[.D9]" office:value-type="float" office:value="1964162916.10495" calcext:value-type="float">
            <text:p>1964162916.10495</text:p>
          </table:table-cell>
          <table:table-cell table:formula="of:=[.E40]/[.E9]" office:value-type="float" office:value="1492147256.8306" calcext:value-type="float">
            <text:p>1492147256.8306</text:p>
          </table:table-cell>
          <table:table-cell table:formula="of:=[.F40]/[.F9]" office:value-type="float" office:value="1208701210.00668" calcext:value-type="float">
            <text:p>1208701210.00668</text:p>
          </table:table-cell>
          <table:table-cell table:formula="of:=[.G40]/[.G9]" office:value-type="float" office:value="3075653070.64476" calcext:value-type="float">
            <text:p>3075653070.64476</text:p>
          </table:table-cell>
          <table:table-cell table:formula="of:=[.H40]/[.H9]" office:value-type="float" office:value="2946378277.4554" calcext:value-type="float">
            <text:p>2946378277.4554</text:p>
          </table:table-cell>
          <table:table-cell table:formula="of:=[.I40]/[.I9]" office:value-type="float" office:value="872273920.273246" calcext:value-type="float">
            <text:p>872273920.273246</text:p>
          </table:table-cell>
          <table:table-cell table:formula="of:=[.J40]/[.J9]" office:value-type="float" office:value="690313429.348958" calcext:value-type="float">
            <text:p>690313429.348958</text:p>
          </table:table-cell>
          <table:table-cell table:formula="of:=[.K40]/[.K9]" office:value-type="float" office:value="570872180.451128" calcext:value-type="float">
            <text:p>570872180.451128</text:p>
          </table:table-cell>
          <table:table-cell/>
          <table:table-cell>
            <draw:frame table:end-cell-address="Sheet1.AF104" table:end-x="0.4315in" table:end-y="0.1173in" draw:z-index="1" draw:name="Chart 2" draw:style-name="gr1" draw:text-style-name="P1" svg:width="17.2433in" svg:height="8.9575in" svg:x="0.1299in" svg:y="0.1429in">
              <draw:object draw:notify-on-update-of-ranges="Sheet1.B32:Sheet1.K32 Sheet1.A33:Sheet1.A33 Sheet1.B33:Sheet1.K33 Sheet1.A34:Sheet1.A34 Sheet1.B34:Sheet1.K34 Sheet1.A35:Sheet1.A35 Sheet1.B35:Sheet1.K35 Sheet1.A36:Sheet1.A36 Sheet1.B36:Sheet1.K36 Sheet1.A37:Sheet1.A37 Sheet1.B37:Sheet1.K37 Sheet1.A38:Sheet1.A38 Sheet1.B38:Sheet1.K38 Sheet1.A39:Sheet1.A39 Sheet1.B39:Sheet1.K39 Sheet1.A40:Sheet1.A40 Sheet1.B40:Sheet1.K40 Sheet1.A41:Sheet1.A41 Sheet1.B41:Sheet1.K41 Sheet1.A42:Sheet1.A42 Sheet1.B42:Sheet1.K42 Sheet1.A43:Sheet1.A43 Sheet1.B43:Sheet1.K43 Sheet1.A44:Sheet1.A44 Sheet1.B44:Sheet1.K44 Sheet1.A45:Sheet1.A45 Sheet1.B45:Sheet1.K4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PHA_DETAILED_710MHZ_P1</text:p>
          </table:table-cell>
          <table:table-cell table:formula="of:=[.B41]/[.B10]" office:value-type="float" office:value="38857420.1783894" calcext:value-type="float">
            <text:p>38857420.1783894</text:p>
          </table:table-cell>
          <table:table-cell table:formula="of:=[.C41]/[.C10]" office:value-type="float" office:value="1317241258.58825" calcext:value-type="float">
            <text:p>1317241258.58825</text:p>
          </table:table-cell>
          <table:table-cell table:formula="of:=[.D41]/[.D10]" office:value-type="float" office:value="579217574.55389" calcext:value-type="float">
            <text:p>579217574.55389</text:p>
          </table:table-cell>
          <table:table-cell table:formula="of:=[.E41]/[.E10]" office:value-type="float" office:value="1254619427.16195" calcext:value-type="float">
            <text:p>1254619427.16195</text:p>
          </table:table-cell>
          <table:table-cell table:formula="of:=[.F41]/[.F10]" office:value-type="float" office:value="1075174139.65921" calcext:value-type="float">
            <text:p>1075174139.65921</text:p>
          </table:table-cell>
          <table:table-cell table:formula="of:=[.G41]/[.G10]" office:value-type="float" office:value="2231289685.42029" calcext:value-type="float">
            <text:p>2231289685.42029</text:p>
          </table:table-cell>
          <table:table-cell table:formula="of:=[.H41]/[.H10]" office:value-type="float" office:value="1287329638.9747" calcext:value-type="float">
            <text:p>1287329638.9747</text:p>
          </table:table-cell>
          <table:table-cell table:formula="of:=[.I41]/[.I10]" office:value-type="float" office:value="825447384.168234" calcext:value-type="float">
            <text:p>825447384.168234</text:p>
          </table:table-cell>
          <table:table-cell table:formula="of:=[.J41]/[.J10]" office:value-type="float" office:value="264091000.898481" calcext:value-type="float">
            <text:p>264091000.898481</text:p>
          </table:table-cell>
          <table:table-cell table:formula="of:=[.K41]/[.K10]" office:value-type="float" office:value="459806909.315238" calcext:value-type="float">
            <text:p>459806909.315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table:formula="of:=[.B42]/[.B11]" office:value-type="float" office:value="38311334.7151153" calcext:value-type="float">
            <text:p>38311334.7151153</text:p>
          </table:table-cell>
          <table:table-cell table:formula="of:=[.C42]/[.C11]" office:value-type="float" office:value="965375576.997051" calcext:value-type="float">
            <text:p>965375576.997051</text:p>
          </table:table-cell>
          <table:table-cell table:formula="of:=[.D42]/[.D11]" office:value-type="float" office:value="436766643.445689" calcext:value-type="float">
            <text:p>436766643.445689</text:p>
          </table:table-cell>
          <table:table-cell table:formula="of:=[.E42]/[.E11]" office:value-type="float" office:value="923994349.670059" calcext:value-type="float">
            <text:p>923994349.670059</text:p>
          </table:table-cell>
          <table:table-cell table:formula="of:=[.F42]/[.F11]" office:value-type="float" office:value="824228466.144634" calcext:value-type="float">
            <text:p>824228466.144634</text:p>
          </table:table-cell>
          <table:table-cell table:formula="of:=[.G42]/[.G11]" office:value-type="float" office:value="1588270905.49859" calcext:value-type="float">
            <text:p>1588270905.49859</text:p>
          </table:table-cell>
          <table:table-cell table:formula="of:=[.H42]/[.H11]" office:value-type="float" office:value="932760194.365451" calcext:value-type="float">
            <text:p>932760194.365451</text:p>
          </table:table-cell>
          <table:table-cell table:formula="of:=[.I42]/[.I11]" office:value-type="float" office:value="626641437.878837" calcext:value-type="float">
            <text:p>626641437.878837</text:p>
          </table:table-cell>
          <table:table-cell table:formula="of:=[.J42]/[.J11]" office:value-type="float" office:value="193618108.04684" calcext:value-type="float">
            <text:p>193618108.04684</text:p>
          </table:table-cell>
          <table:table-cell table:formula="of:=[.K42]/[.K11]" office:value-type="float" office:value="355755703.422053" calcext:value-type="float">
            <text:p>355755703.422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table:formula="of:=[.B43]/[.B12]" office:value-type="float" office:value="37557724.719755" calcext:value-type="float">
            <text:p>37557724.719755</text:p>
          </table:table-cell>
          <table:table-cell table:formula="of:=[.C43]/[.C12]" office:value-type="float" office:value="707712700.630511" calcext:value-type="float">
            <text:p>707712700.630511</text:p>
          </table:table-cell>
          <table:table-cell table:formula="of:=[.D43]/[.D12]" office:value-type="float" office:value="324643762.420709" calcext:value-type="float">
            <text:p>324643762.420709</text:p>
          </table:table-cell>
          <table:table-cell table:formula="of:=[.E43]/[.E12]" office:value-type="float" office:value="679582329.157289" calcext:value-type="float">
            <text:p>679582329.157289</text:p>
          </table:table-cell>
          <table:table-cell table:formula="of:=[.F43]/[.F12]" office:value-type="float" office:value="621043538.568236" calcext:value-type="float">
            <text:p>621043538.568236</text:p>
          </table:table-cell>
          <table:table-cell table:formula="of:=[.G43]/[.G12]" office:value-type="float" office:value="1138919703.39916" calcext:value-type="float">
            <text:p>1138919703.39916</text:p>
          </table:table-cell>
          <table:table-cell table:formula="of:=[.H43]/[.H12]" office:value-type="float" office:value="674372653.791572" calcext:value-type="float">
            <text:p>674372653.791572</text:p>
          </table:table-cell>
          <table:table-cell table:formula="of:=[.I43]/[.I12]" office:value-type="float" office:value="469202734.14776" calcext:value-type="float">
            <text:p>469202734.14776</text:p>
          </table:table-cell>
          <table:table-cell table:formula="of:=[.J43]/[.J12]" office:value-type="float" office:value="140517253.123488" calcext:value-type="float">
            <text:p>140517253.123488</text:p>
          </table:table-cell>
          <table:table-cell table:formula="of:=[.K43]/[.K12]" office:value-type="float" office:value="285843939.393939" calcext:value-type="float">
            <text:p>285843939.3939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table:formula="of:=[.B44]/[.B13]" office:value-type="float" office:value="36511971.1467376" calcext:value-type="float">
            <text:p>36511971.1467376</text:p>
          </table:table-cell>
          <table:table-cell table:formula="of:=[.C44]/[.C13]" office:value-type="float" office:value="509188115.971378" calcext:value-type="float">
            <text:p>509188115.971378</text:p>
          </table:table-cell>
          <table:table-cell table:formula="of:=[.D44]/[.D13]" office:value-type="float" office:value="236131747.474142" calcext:value-type="float">
            <text:p>236131747.474142</text:p>
          </table:table-cell>
          <table:table-cell table:formula="of:=[.E44]/[.E13]" office:value-type="float" office:value="490215894.248848" calcext:value-type="float">
            <text:p>490215894.248848</text:p>
          </table:table-cell>
          <table:table-cell table:formula="of:=[.F44]/[.F13]" office:value-type="float" office:value="459321709.177864" calcext:value-type="float">
            <text:p>459321709.177864</text:p>
          </table:table-cell>
          <table:table-cell table:formula="of:=[.G44]/[.G13]" office:value-type="float" office:value="803577160.527632" calcext:value-type="float">
            <text:p>803577160.527632</text:p>
          </table:table-cell>
          <table:table-cell table:formula="of:=[.H44]/[.H13]" office:value-type="float" office:value="482035130.837705" calcext:value-type="float">
            <text:p>482035130.837705</text:p>
          </table:table-cell>
          <table:table-cell table:formula="of:=[.I44]/[.I13]" office:value-type="float" office:value="345105325.949536" calcext:value-type="float">
            <text:p>345105325.949536</text:p>
          </table:table-cell>
          <table:table-cell table:formula="of:=[.J44]/[.J13]" office:value-type="float" office:value="100947634.257259" calcext:value-type="float">
            <text:p>100947634.257259</text:p>
          </table:table-cell>
          <table:table-cell table:formula="of:=[.K44]/[.K13]" office:value-type="float" office:value="218346465.816918" calcext:value-type="float">
            <text:p>218346465.8169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table:formula="of:=[.B45]/[.B14]" office:value-type="float" office:value="35055884.6845124" calcext:value-type="float">
            <text:p>35055884.6845124</text:p>
          </table:table-cell>
          <table:table-cell table:formula="of:=[.C45]/[.C14]" office:value-type="float" office:value="364564875.594276" calcext:value-type="float">
            <text:p>364564875.594276</text:p>
          </table:table-cell>
          <table:table-cell table:formula="of:=[.D45]/[.D14]" office:value-type="float" office:value="170911680.744152" calcext:value-type="float">
            <text:p>170911680.744152</text:p>
          </table:table-cell>
          <table:table-cell table:formula="of:=[.E45]/[.E14]" office:value-type="float" office:value="351223685.425537" calcext:value-type="float">
            <text:p>351223685.425537</text:p>
          </table:table-cell>
          <table:table-cell table:formula="of:=[.F45]/[.F14]" office:value-type="float" office:value="333464608.340552" calcext:value-type="float">
            <text:p>333464608.340552</text:p>
          </table:table-cell>
          <table:table-cell table:formula="of:=[.G45]/[.G14]" office:value-type="float" office:value="569708103.355765" calcext:value-type="float">
            <text:p>569708103.355765</text:p>
          </table:table-cell>
          <table:table-cell table:formula="of:=[.H45]/[.H14]" office:value-type="float" office:value="344046705.779005" calcext:value-type="float">
            <text:p>344046705.779005</text:p>
          </table:table-cell>
          <table:table-cell table:formula="of:=[.I45]/[.I14]" office:value-type="float" office:value="250660994.426669" calcext:value-type="float">
            <text:p>250660994.426669</text:p>
          </table:table-cell>
          <table:table-cell table:formula="of:=[.J45]/[.J14]" office:value-type="float" office:value="72447795.7753174" calcext:value-type="float">
            <text:p>72447795.7753174</text:p>
          </table:table-cell>
          <table:table-cell table:formula="of:=[.K45]/[.K14]" office:value-type="float" office:value="159789896.427817" calcext:value-type="float">
            <text:p>159789896.4278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verage Latency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DYNAM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1</text:p>
          </table:table-cell>
          <table:table-cell table:formula="of:=([.C2]+[.E2]+[.G2]+[.I2])/4" office:value-type="float" office:value="0.3933135" calcext:value-type="float">
            <text:p>0.3933135</text:p>
          </table:table-cell>
          <table:table-cell table:formula="of:=([.D2]+[.F2]+[.H2]+[.J2])/4" office:value-type="float" office:value="0.31194875" calcext:value-type="float">
            <text:p>0.31194875</text:p>
          </table:table-cell>
          <table:table-cell table:formula="of:=([.B63]+[.C63])/2 + 0.000000991 * 7" office:value-type="float" office:value="0.352638062" calcext:value-type="float">
            <text:p>0.3526380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2</text:p>
          </table:table-cell>
          <table:table-cell table:formula="of:=([.C3]+[.E3]+[.G3]+[.I3])/4" office:value-type="float" office:value="0.391129" calcext:value-type="float">
            <text:p>0.391129</text:p>
          </table:table-cell>
          <table:table-cell table:formula="of:=([.D3]+[.F3]+[.H3]+[.J3])/4" office:value-type="float" office:value="0.17323725" calcext:value-type="float">
            <text:p>0.17323725</text:p>
          </table:table-cell>
          <table:table-cell table:formula="of:=([.B64]+[.C64])/2 + 0.000000991 * 7" office:value-type="float" office:value="0.282190062" calcext:value-type="float">
            <text:p>0.2821900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4</text:p>
          </table:table-cell>
          <table:table-cell table:formula="of:=([.C4]+[.E4]+[.G4]+[.I4])/4" office:value-type="float" office:value="0.38873425" calcext:value-type="float">
            <text:p>0.38873425</text:p>
          </table:table-cell>
          <table:table-cell table:formula="of:=([.D4]+[.F4]+[.H4]+[.J4])/4" office:value-type="float" office:value="0.12365025" calcext:value-type="float">
            <text:p>0.12365025</text:p>
          </table:table-cell>
          <table:table-cell table:formula="of:=([.B65]+[.C65])/2 + 0.000000991 * 7" office:value-type="float" office:value="0.256199187" calcext:value-type="float">
            <text:p>0.256199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8</text:p>
          </table:table-cell>
          <table:table-cell table:formula="of:=([.C5]+[.E5]+[.G5]+[.I5])/4" office:value-type="float" office:value="0.38903775" calcext:value-type="float">
            <text:p>0.38903775</text:p>
          </table:table-cell>
          <table:table-cell table:formula="of:=([.D5]+[.F5]+[.H5]+[.J5])/4" office:value-type="float" office:value="0.09122375" calcext:value-type="float">
            <text:p>0.09122375</text:p>
          </table:table-cell>
          <table:table-cell table:formula="of:=([.B66]+[.C66])/2 + 0.000000991 * 7" office:value-type="float" office:value="0.240137687" calcext:value-type="float">
            <text:p>0.2401376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16</text:p>
          </table:table-cell>
          <table:table-cell table:formula="of:=([.C6]+[.E6]+[.G6]+[.I6])/4" office:value-type="float" office:value="0.38887825" calcext:value-type="float">
            <text:p>0.38887825</text:p>
          </table:table-cell>
          <table:table-cell table:formula="of:=([.D6]+[.F6]+[.H6]+[.J6])/4" office:value-type="float" office:value="0.11654225" calcext:value-type="float">
            <text:p>0.11654225</text:p>
          </table:table-cell>
          <table:table-cell table:formula="of:=([.B67]+[.C67])/2 + 0.000000991 * 7" office:value-type="float" office:value="0.252717187" calcext:value-type="float">
            <text:p>0.252717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32</text:p>
          </table:table-cell>
          <table:table-cell table:formula="of:=([.C7]+[.E7]+[.G7]+[.I7])/4" office:value-type="float" office:value="0.3895615" calcext:value-type="float">
            <text:p>0.3895615</text:p>
          </table:table-cell>
          <table:table-cell table:formula="of:=([.D7]+[.F7]+[.H7]+[.J7])/4" office:value-type="float" office:value="0.18810025" calcext:value-type="float">
            <text:p>0.18810025</text:p>
          </table:table-cell>
          <table:table-cell table:formula="of:=([.B68]+[.C68])/2 + 0.000000991 * 7" office:value-type="float" office:value="0.288837812" calcext:value-type="float">
            <text:p>0.2888378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1GHZ_P1</text:p>
          </table:table-cell>
          <table:table-cell table:formula="of:=([.C8]+[.E8]+[.G8]+[.I8])/4" office:value-type="float" office:value="0.05931" calcext:value-type="float">
            <text:p>0.05931</text:p>
          </table:table-cell>
          <table:table-cell table:formula="of:=([.D8]+[.F8]+[.H8]+[.J8])/4" office:value-type="float" office:value="0.14571725" calcext:value-type="float">
            <text:p>0.14571725</text:p>
          </table:table-cell>
          <table:table-cell table:formula="of:=([.B69]+[.C69])/2 + 0.000000991 * 7" office:value-type="float" office:value="0.102520562" calcext:value-type="float">
            <text:p>0.1025205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1GHZ_P2</text:p>
          </table:table-cell>
          <table:table-cell table:formula="of:=([.C9]+[.E9]+[.G9]+[.I9])/4" office:value-type="float" office:value="0.0618795" calcext:value-type="float">
            <text:p>0.0618795</text:p>
          </table:table-cell>
          <table:table-cell table:formula="of:=([.D9]+[.F9]+[.H9]+[.J9])/4" office:value-type="float" office:value="0.071554" calcext:value-type="float">
            <text:p>0.071554</text:p>
          </table:table-cell>
          <table:table-cell table:formula="of:=([.B70]+[.C70])/2 + 0.000000991 * 7" office:value-type="float" office:value="0.066723687" calcext:value-type="float">
            <text:p>0.0667236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710MHZ_P1</text:p>
          </table:table-cell>
          <table:table-cell table:formula="of:=([.C10]+[.E10]+[.G10]+[.I10])/4" office:value-type="float" office:value="0.08010425" calcext:value-type="float">
            <text:p>0.08010425</text:p>
          </table:table-cell>
          <table:table-cell table:formula="of:=([.D10]+[.F10]+[.H10]+[.J10])/4" office:value-type="float" office:value="0.1941335" calcext:value-type="float">
            <text:p>0.1941335</text:p>
          </table:table-cell>
          <table:table-cell table:formula="of:=([.B71]+[.C71])/2 + 0.000000991 * 7" office:value-type="float" office:value="0.137125812" calcext:value-type="float">
            <text:p>0.1371258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500MHZ_P1</text:p>
          </table:table-cell>
          <table:table-cell table:formula="of:=([.C11]+[.E11]+[.G11]+[.I11])/4" office:value-type="float" office:value="0.11097425" calcext:value-type="float">
            <text:p>0.11097425</text:p>
          </table:table-cell>
          <table:table-cell table:formula="of:=([.D11]+[.F11]+[.H11]+[.J11])/4" office:value-type="float" office:value="0.262885" calcext:value-type="float">
            <text:p>0.262885</text:p>
          </table:table-cell>
          <table:table-cell table:formula="of:=([.B72]+[.C72])/2 + 0.000000991 * 7" office:value-type="float" office:value="0.186936562" calcext:value-type="float">
            <text:p>0.1869365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354MHZ_P1</text:p>
          </table:table-cell>
          <table:table-cell table:formula="of:=([.C12]+[.E12]+[.G12]+[.I12])/4" office:value-type="float" office:value="0.1532705" calcext:value-type="float">
            <text:p>0.1532705</text:p>
          </table:table-cell>
          <table:table-cell table:formula="of:=([.D12]+[.F12]+[.H12]+[.J12])/4" office:value-type="float" office:value="0.360259" calcext:value-type="float">
            <text:p>0.360259</text:p>
          </table:table-cell>
          <table:table-cell table:formula="of:=([.B73]+[.C73])/2 + 0.000000991 * 7" office:value-type="float" office:value="0.256771687" calcext:value-type="float">
            <text:p>0.2567716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250MHZ_P1</text:p>
          </table:table-cell>
          <table:table-cell table:formula="of:=([.C13]+[.E13]+[.G13]+[.I13])/4" office:value-type="float" office:value="0.21545575" calcext:value-type="float">
            <text:p>0.21545575</text:p>
          </table:table-cell>
          <table:table-cell table:formula="of:=([.D13]+[.F13]+[.H13]+[.J13])/4" office:value-type="float" office:value="0.50184875" calcext:value-type="float">
            <text:p>0.50184875</text:p>
          </table:table-cell>
          <table:table-cell table:formula="of:=([.B74]+[.C74])/2 + 0.000000991 * 7" office:value-type="float" office:value="0.358659187" calcext:value-type="float">
            <text:p>0.358659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177MHZ_P1</text:p>
          </table:table-cell>
          <table:table-cell table:formula="of:=([.C14]+[.E14]+[.G14]+[.I14])/4" office:value-type="float" office:value="0.30290875" calcext:value-type="float">
            <text:p>0.30290875</text:p>
          </table:table-cell>
          <table:table-cell table:formula="of:=([.D14]+[.F14]+[.H14]+[.J14])/4" office:value-type="float" office:value="0.70104725" calcext:value-type="float">
            <text:p>0.70104725</text:p>
          </table:table-cell>
          <table:table-cell table:formula="of:=([.B75]+[.C75])/2 + 0.000000991 * 7" office:value-type="float" office:value="0.501984937" calcext:value-type="float">
            <text:p>0.5019849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MMETRIC CORE (P = 16)</text:p>
          </table:table-cell>
          <table:table-cell table:formula="of:=[.B67]" office:value-type="float" office:value="0.38887825" calcext:value-type="float">
            <text:p>0.38887825</text:p>
          </table:table-cell>
          <table:table-cell table:formula="of:=[.C67]" office:value-type="float" office:value="0.11654225" calcext:value-type="float">
            <text:p>0.11654225</text:p>
          </table:table-cell>
          <table:table-cell table:formula="of:=([.B76]+[.C76])/2 + 0.000000991 * 7" office:value-type="float" office:value="0.252717187" calcext:value-type="float">
            <text:p>0.252717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 OoO CORE (P = 1)</text:p>
          </table:table-cell>
          <table:table-cell table:formula="of:=[.B69]" office:value-type="float" office:value="0.05931" calcext:value-type="float">
            <text:p>0.05931</text:p>
          </table:table-cell>
          <table:table-cell table:formula="of:=[.C69]" office:value-type="float" office:value="0.14571725" calcext:value-type="float">
            <text:p>0.14571725</text:p>
          </table:table-cell>
          <table:table-cell table:formula="of:=([.B77]+[.C77])/2 + 0.000000991 * 7" office:value-type="float" office:value="0.102520562" calcext:value-type="float">
            <text:p>0.102520562</text:p>
          </table:table-cell>
          <table:table-cell table:number-columns-repeated="2"/>
          <table:table-cell office:value-type="string" calcext:value-type="string">
            <text:p>To Baseline</text:p>
          </table:table-cell>
          <table:table-cell office:value-type="string" calcext:value-type="string">
            <text:p>To OoO</text:p>
          </table:table-cell>
          <table:table-cell office:value-type="string" calcext:value-type="string">
            <text:p>To Sym</text:p>
          </table:table-cell>
          <table:table-cell office:value-type="string" calcext:value-type="string">
            <text:p>To Du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YNAMIC CORE (P = 16 / 1)</text:p>
          </table:table-cell>
          <table:table-cell table:formula="of:=[.B77]" office:value-type="float" office:value="0.05931" calcext:value-type="float">
            <text:p>0.05931</text:p>
          </table:table-cell>
          <table:table-cell table:formula="of:=[.C76]" office:value-type="float" office:value="0.11654225" calcext:value-type="float">
            <text:p>0.11654225</text:p>
          </table:table-cell>
          <table:table-cell table:formula="of:=([.B78]+[.C78])/2 + 0.000000991 * 7" office:value-type="float" office:value="0.087933062" calcext:value-type="float">
            <text:p>0.087933062</text:p>
          </table:table-cell>
          <table:table-cell/>
          <table:table-cell office:value-type="string" calcext:value-type="string">
            <text:p>SPEEDUP</text:p>
          </table:table-cell>
          <table:table-cell table:formula="of:=[.D63]/[.D78]" office:value-type="float" office:value="4.01030117659271" calcext:value-type="float">
            <text:p>4.0103011766</text:p>
          </table:table-cell>
          <table:table-cell table:formula="of:=[.D77]/[.D78]" office:value-type="float" office:value="1.16589323365084" calcext:value-type="float">
            <text:p>1.1658932337</text:p>
          </table:table-cell>
          <table:table-cell table:formula="of:=[.D76]/[.D78]" office:value-type="float" office:value="2.87397232908823" calcext:value-type="float">
            <text:p>2.8739723291</text:p>
          </table:table-cell>
          <table:table-cell table:formula="of:=[.D70]/[.D78]" office:value-type="float" office:value="0.758800904715453" calcext:value-type="float">
            <text:p>0.758800904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umber of Switches</text:p>
          </table:table-cell>
          <table:table-cell office:value-type="string" calcext:value-type="string">
            <text:p>Dynamic Core Latency</text:p>
          </table:table-cell>
          <table:table-cell/>
          <table:table-cell table:style-name="ce1" office:value-type="string" calcext:value-type="string" table:number-columns-spanned="2" table:number-rows-spanned="1">
            <text:p>Modern Core Latency</text:p>
          </table:table-cell>
          <table:covered-table-cell table:style-name="ce2"/>
          <table:table-cell office:value-type="string" calcext:value-type="string">
            <text:p>Difference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64*[.$I$8]+64*[.$F$6]+0.000000991*[.A81]" office:value-type="float" office:value="3.734656991" calcext:value-type="float" table:number-columns-spanned="2" table:number-rows-spanned="1">
            <text:p>3.734656991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1]/[.B81]" office:value-type="float" office:value="0.999999734647652" calcext:value-type="float">
            <text:p>0.9999997346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formula="of:=64*[.$I$8]+64*[.$F$6]+0.000000991*[.A82]" office:value-type="float" office:value="3.734657982" calcext:value-type="float" table:number-columns-spanned="2" table:number-rows-spanned="1">
            <text:p>3.734657982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2]/[.B82]" office:value-type="float" office:value="0.999999469295446" calcext:value-type="float">
            <text:p>0.999999469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formula="of:=64*[.$I$8]+64*[.$F$6]+0.000000991*[.A83]" office:value-type="float" office:value="3.734659964" calcext:value-type="float" table:number-columns-spanned="2" table:number-rows-spanned="1">
            <text:p>3.734659964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3]/[.B83]" office:value-type="float" office:value="0.999998938591455" calcext:value-type="float">
            <text:p>0.999998938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table:formula="of:=64*[.$I$8]+64*[.$F$6]+0.000000991*[.A84]" office:value-type="float" office:value="3.734663928" calcext:value-type="float" table:number-columns-spanned="2" table:number-rows-spanned="1">
            <text:p>3.734663928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4]/[.B84]" office:value-type="float" office:value="0.999997877185162" calcext:value-type="float">
            <text:p>0.9999978772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table:formula="of:=64*[.$I$8]+64*[.$F$6]+0.000000991*[.A85]" office:value-type="float" office:value="3.734671856" calcext:value-type="float" table:number-columns-spanned="2" table:number-rows-spanned="1">
            <text:p>3.734671856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5]/[.B85]" office:value-type="float" office:value="0.999995754379337" calcext:value-type="float">
            <text:p>0.9999957544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table:formula="of:=64*[.$I$8]+64*[.$F$6]+0.000000991*[.A86]" office:value-type="float" office:value="3.734687712" calcext:value-type="float" table:number-columns-spanned="2" table:number-rows-spanned="1">
            <text:p>3.734687712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6]/[.B86]" office:value-type="float" office:value="0.999991508794725" calcext:value-type="float">
            <text:p>0.9999915088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" table:formula="of:=64*[.$I$8]+64*[.$F$6]+0.000000991*[.A87]" office:value-type="float" office:value="3.734719424" calcext:value-type="float" table:number-columns-spanned="2" table:number-rows-spanned="1">
            <text:p>3.734719424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7]/[.B87]" office:value-type="float" office:value="0.99998301773365" calcext:value-type="float">
            <text:p>0.9999830177</text:p>
          </table:table-cell>
          <table:table-cell table:number-columns-repeated="1018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" table:formula="of:=64*[.$I$8]+64*[.$F$6]+0.000000991*[.A88]" office:value-type="float" office:value="3.734782848" calcext:value-type="float" table:number-columns-spanned="2" table:number-rows-spanned="1">
            <text:p>3.734782848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8]/[.B88]" office:value-type="float" office:value="0.999966036044085" calcext:value-type="float">
            <text:p>0.999966036</text:p>
          </table:table-cell>
          <table:table-cell table:number-columns-repeated="1018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" table:formula="of:=64*[.$I$8]+64*[.$F$6]+0.000000991*[.A89]" office:value-type="float" office:value="3.734909696" calcext:value-type="float" table:number-columns-spanned="2" table:number-rows-spanned="1">
            <text:p>3.734909696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9]/[.B89]" office:value-type="float" office:value="0.999932074395193" calcext:value-type="float">
            <text:p>0.9999320744</text:p>
          </table:table-cell>
          <table:table-cell table:number-columns-repeated="1018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1" table:formula="of:=64*[.$I$8]+64*[.$F$6]+0.000000991*[.A90]" office:value-type="float" office:value="3.735163392" calcext:value-type="float" table:number-columns-spanned="2" table:number-rows-spanned="1">
            <text:p>3.735163392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90]/[.B90]" office:value-type="float" office:value="0.999864158017535" calcext:value-type="float">
            <text:p>0.99986415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umber of Core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peedup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69]" office:value-type="float" office:value="0.05931" calcext:value-type="float">
            <text:p>0.05931</text:p>
          </table:table-cell>
          <table:table-cell table:formula="of:=[.C63]" office:value-type="float" office:value="0.31194875" calcext:value-type="float">
            <text:p>0.31194875</text:p>
          </table:table-cell>
          <table:table-cell table:formula="of:=([.B93]+[.C93])/2 + 0.000000991 * 7" office:value-type="float" office:value="0.185636312" calcext:value-type="float">
            <text:p>0.185636312</text:p>
          </table:table-cell>
          <table:table-cell table:formula="of:=[.$D$77]/[.D93]" office:value-type="float" office:value="0.552265668798678" calcext:value-type="float">
            <text:p>0.5522656688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71]" office:value-type="float" office:value="0.08010425" calcext:value-type="float">
            <text:p>0.08010425</text:p>
          </table:table-cell>
          <table:table-cell table:formula="of:=[.C64]" office:value-type="float" office:value="0.17323725" calcext:value-type="float">
            <text:p>0.17323725</text:p>
          </table:table-cell>
          <table:table-cell table:formula="of:=([.B94]+[.C94])/2 + 0.000000991 * 7" office:value-type="float" office:value="0.126677687" calcext:value-type="float">
            <text:p>0.126677687</text:p>
          </table:table-cell>
          <table:table-cell table:formula="of:=[.$D$77]/[.D94]" office:value-type="float" office:value="0.809302446452152" calcext:value-type="float">
            <text:p>0.8093024465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72]" office:value-type="float" office:value="0.11097425" calcext:value-type="float">
            <text:p>0.11097425</text:p>
          </table:table-cell>
          <table:table-cell table:formula="of:=[.C65]" office:value-type="float" office:value="0.12365025" calcext:value-type="float">
            <text:p>0.12365025</text:p>
          </table:table-cell>
          <table:table-cell table:formula="of:=([.B95]+[.C95])/2 + 0.000000991 * 7" office:value-type="float" office:value="0.117319187" calcext:value-type="float">
            <text:p>0.117319187</text:p>
          </table:table-cell>
          <table:table-cell table:formula="of:=[.$D$77]/[.D95]" office:value-type="float" office:value="0.87386014701926" calcext:value-type="float">
            <text:p>0.873860147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73]" office:value-type="float" office:value="0.1532705" calcext:value-type="float">
            <text:p>0.1532705</text:p>
          </table:table-cell>
          <table:table-cell table:formula="of:=[.C66]" office:value-type="float" office:value="0.09122375" calcext:value-type="float">
            <text:p>0.09122375</text:p>
          </table:table-cell>
          <table:table-cell table:formula="of:=([.B96]+[.C96])/2 + 0.000000991 * 7" office:value-type="float" office:value="0.122254062" calcext:value-type="float">
            <text:p>0.122254062</text:p>
          </table:table-cell>
          <table:table-cell table:formula="of:=[.$D$77]/[.D96]" office:value-type="float" office:value="0.838586140393438" calcext:value-type="float">
            <text:p>0.8385861404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74]" office:value-type="float" office:value="0.21545575" calcext:value-type="float">
            <text:p>0.21545575</text:p>
          </table:table-cell>
          <table:table-cell table:formula="of:=[.C67]" office:value-type="float" office:value="0.11654225" calcext:value-type="float">
            <text:p>0.11654225</text:p>
          </table:table-cell>
          <table:table-cell table:formula="of:=([.B97]+[.C97])/2 + 0.000000991 * 7" office:value-type="float" office:value="0.166005937" calcext:value-type="float">
            <text:p>0.166005937</text:p>
          </table:table-cell>
          <table:table-cell table:formula="of:=[.$D$77]/[.D97]" office:value-type="float" office:value="0.617571659500347" calcext:value-type="float">
            <text:p>0.6175716595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75]" office:value-type="float" office:value="0.30290875" calcext:value-type="float">
            <text:p>0.30290875</text:p>
          </table:table-cell>
          <table:table-cell table:formula="of:=[.C68]" office:value-type="float" office:value="0.18810025" calcext:value-type="float">
            <text:p>0.18810025</text:p>
          </table:table-cell>
          <table:table-cell table:formula="of:=([.B98]+[.C98])/2 + 0.000000991 * 7" office:value-type="float" office:value="0.245511437" calcext:value-type="float">
            <text:p>0.245511437</text:p>
          </table:table-cell>
          <table:table-cell table:formula="of:=[.$D$77]/[.D98]" office:value-type="float" office:value="0.417579576954698" calcext:value-type="float">
            <text:p>0.41757957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action Parallel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1 Core</text:p>
          </table:table-cell>
          <table:table-cell office:value-type="string" calcext:value-type="string">
            <text:p>2 Cores</text:p>
          </table:table-cell>
          <table:table-cell office:value-type="string" calcext:value-type="string">
            <text:p>4 Cores</text:p>
          </table:table-cell>
          <table:table-cell office:value-type="string" calcext:value-type="string">
            <text:p>8 Cores</text:p>
          </table:table-cell>
          <table:table-cell office:value-type="string" calcext:value-type="string">
            <text:p>16 Cores</text:p>
          </table:table-cell>
          <table:table-cell office:value-type="string" calcext:value-type="string">
            <text:p>32 Co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al</text:p>
          </table:table-cell>
          <table:table-cell table:formula="of:=4/([.$C9]/[.$C40]+[.$E9]/[.$E40]+[.$G9]/[.$G40]+[.$I9]/[.$I40])" office:value-type="float" office:value="1456532745.44917" calcext:value-type="float">
            <text:p>1456532745.44917</text:p>
          </table:table-cell>
          <table:table-cell table:formula="of:=4/([.$C8]/[.$C39]+[.$E8]/[.$E39]+[.$G8]/[.$G39]+[.$I8]/[.$I39])" office:value-type="float" office:value="1631888608.80646" calcext:value-type="float">
            <text:p>1631888608.80646</text:p>
          </table:table-cell>
          <table:table-cell table:formula="of:=4/([.$C10]/[.$C39]+[.$E10]/[.$E39]+[.$G10]/[.$G39]+[.$I10]/[.$I39])" office:value-type="float" office:value="1243458831.05016" calcext:value-type="float">
            <text:p>1243458831.05016</text:p>
          </table:table-cell>
          <table:table-cell table:formula="of:=4/([.$C11]/[.$C39]+[.$E11]/[.$E39]+[.$G11]/[.$G39]+[.$I11]/[.$I39])" office:value-type="float" office:value="919991702.884011" calcext:value-type="float">
            <text:p>919991702.884011</text:p>
          </table:table-cell>
          <table:table-cell table:formula="of:=4/([.$C12]/[.$C39]+[.$E12]/[.$E39]+[.$G12]/[.$G39]+[.$I12]/[.$I39])" office:value-type="float" office:value="677414784.25797" calcext:value-type="float">
            <text:p>677414784.25797</text:p>
          </table:table-cell>
          <table:table-cell table:formula="of:=4/([.$C13]/[.$C39]+[.$E13]/[.$E39]+[.$G13]/[.$G39]+[.$I13]/[.$I39])" office:value-type="float" office:value="489607005.408609" calcext:value-type="float">
            <text:p>489607005.408609</text:p>
          </table:table-cell>
          <table:table-cell table:formula="of:=4/([.$C14]/[.$C39]+[.$E14]/[.$E39]+[.$G14]/[.$G39]+[.$I14]/[.$I39])" office:value-type="float" office:value="351185796.159496" calcext:value-type="float">
            <text:p>351185796.159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llel</text:p>
          </table:table-cell>
          <table:table-cell table:formula="of:=4/([.$D9]/[.$D39]+[.$F9]/[.$F39]+[.$H9]/[.$H39]+[.$J9]/[.$J39])" office:value-type="float" office:value="1274472798.72828" calcext:value-type="float">
            <text:p>1274472798.72828</text:p>
          </table:table-cell>
          <table:table-cell table:formula="of:=4/([.$D2]/[.$D33]+[.$F2]/[.$F33]+[.$H2]/[.$H33]+[.$J2]/[.$J33])" office:value-type="float" office:value="323685039.568199" calcext:value-type="float">
            <text:p>323685039.568199</text:p>
          </table:table-cell>
          <table:table-cell table:formula="of:=4/([.$D3]/[.$D33]+[.$F3]/[.$F33]+[.$H3]/[.$H33]+[.$J3]/[.$J33])" office:value-type="float" office:value="530136754.193192" calcext:value-type="float">
            <text:p>530136754.193192</text:p>
          </table:table-cell>
          <table:table-cell table:formula="of:=4/([.$D4]/[.$D33]+[.$F4]/[.$F33]+[.$H4]/[.$H33]+[.$J4]/[.$J33])" office:value-type="float" office:value="654291427.500557" calcext:value-type="float">
            <text:p>654291427.500557</text:p>
          </table:table-cell>
          <table:table-cell table:formula="of:=4/([.$D5]/[.$D33]+[.$F5]/[.$F33]+[.$H5]/[.$H33]+[.$J5]/[.$J33])" office:value-type="float" office:value="815759302.343011" calcext:value-type="float">
            <text:p>815759302.343011</text:p>
          </table:table-cell>
          <table:table-cell table:formula="of:=4/([.$D6]/[.$D33]+[.$F6]/[.$F33]+[.$H6]/[.$H33]+[.$J6]/[.$J33])" office:value-type="float" office:value="727237172.711232" calcext:value-type="float">
            <text:p>727237172.711232</text:p>
          </table:table-cell>
          <table:table-cell table:formula="of:=4/([.$D7]/[.$D33]+[.$F7]/[.$F33]+[.$H7]/[.$H33]+[.$J7]/[.$J33])" office:value-type="float" office:value="499463678.664685" calcext:value-type="float">
            <text:p>499463678.66468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(1-[.$A104])/[.B$102]+[.$A104]/[.B$103])" office:value-type="float" office:value="1456532745.44917" calcext:value-type="float">
            <text:p>1456532745.44917</text:p>
          </table:table-cell>
          <table:table-cell table:formula="of:=(1/((1-[.$A104])/[.C$102]+[.$A104]/[.C$103]))/[.$B104]" office:value-type="float" office:value="1.12039266807092" calcext:value-type="float">
            <text:p>1.1203926681</text:p>
          </table:table-cell>
          <table:table-cell table:formula="of:=(1/((1-[.$A104])/[.D$102]+[.$A104]/[.D$103]))/[.$B104]" office:value-type="float" office:value="0.853711552270454" calcext:value-type="float">
            <text:p>0.8537115523</text:p>
          </table:table-cell>
          <table:table-cell table:formula="of:=(1/((1-[.$A104])/[.E$102]+[.$A104]/[.E$103]))/[.$B104]" office:value-type="float" office:value="0.631631321546635" calcext:value-type="float">
            <text:p>0.6316313215</text:p>
          </table:table-cell>
          <table:table-cell table:formula="of:=(1/((1-[.$A104])/[.F$102]+[.$A104]/[.F$103]))/[.$B104]" office:value-type="float" office:value="0.465087232933486" calcext:value-type="float">
            <text:p>0.4650872329</text:p>
          </table:table-cell>
          <table:table-cell table:formula="of:=(1/((1-[.$A104])/[.G$102]+[.$A104]/[.G$103]))/[.$B104]" office:value-type="float" office:value="0.336145553155841" calcext:value-type="float">
            <text:p>0.3361455532</text:p>
          </table:table-cell>
          <table:table-cell table:formula="of:=(1/((1-[.$A104])/[.H$102]+[.$A104]/[.H$103]))/[.$B104]" office:value-type="float" office:value="0.241110814196762" calcext:value-type="float">
            <text:p>0.2411108142</text:p>
          </table:table-cell>
          <table:table-cell table:number-columns-repeated="1016"/>
        </table:table-row>
        <table:table-row table:style-name="ro1">
          <table:table-cell table:formula="of:=[.A104]+0.01" office:value-type="float" office:value="0.01" calcext:value-type="float">
            <text:p>0.01</text:p>
          </table:table-cell>
          <table:table-cell table:formula="of:=1/((1-[.$A105])/[.B$102]+[.$A105]/[.B$103])" office:value-type="float" office:value="1454455039.22262" calcext:value-type="float">
            <text:p>1454455039.22262</text:p>
          </table:table-cell>
          <table:table-cell table:formula="of:=(1/((1-[.$A105])/[.C$102]+[.$A105]/[.C$103]))/[.$B105]" office:value-type="float" office:value="1.07840827621531" calcext:value-type="float">
            <text:p>1.0784082762</text:p>
          </table:table-cell>
          <table:table-cell table:formula="of:=(1/((1-[.$A105])/[.D$102]+[.$A105]/[.D$103]))/[.$B105]" office:value-type="float" office:value="0.843580348563924" calcext:value-type="float">
            <text:p>0.8435803486</text:p>
          </table:table-cell>
          <table:table-cell table:formula="of:=(1/((1-[.$A105])/[.E$102]+[.$A105]/[.E$103]))/[.$B105]" office:value-type="float" office:value="0.629975356393827" calcext:value-type="float">
            <text:p>0.6299753564</text:p>
          </table:table-cell>
          <table:table-cell table:formula="of:=(1/((1-[.$A105])/[.F$102]+[.$A105]/[.F$103]))/[.$B105]" office:value-type="float" office:value="0.466542824940165" calcext:value-type="float">
            <text:p>0.4665428249</text:p>
          </table:table-cell>
          <table:table-cell table:formula="of:=(1/((1-[.$A105])/[.G$102]+[.$A105]/[.G$103]))/[.$B105]" office:value-type="float" office:value="0.337729296707086" calcext:value-type="float">
            <text:p>0.3377292967</text:p>
          </table:table-cell>
          <table:table-cell table:formula="of:=(1/((1-[.$A105])/[.H$102]+[.$A105]/[.H$103]))/[.$B105]" office:value-type="float" office:value="0.24217419656731" calcext:value-type="float">
            <text:p>0.2421741966</text:p>
          </table:table-cell>
          <table:table-cell table:number-columns-repeated="1016"/>
        </table:table-row>
        <table:table-row table:style-name="ro1">
          <table:table-cell table:formula="of:=[.A105]+0.01" office:value-type="float" office:value="0.02" calcext:value-type="float">
            <text:p>0.02</text:p>
          </table:table-cell>
          <table:table-cell table:formula="of:=1/((1-[.$A106])/[.B$102]+[.$A106]/[.B$103])" office:value-type="float" office:value="1452383252.14077" calcext:value-type="float">
            <text:p>1452383252.14077</text:p>
          </table:table-cell>
          <table:table-cell table:formula="of:=(1/((1-[.$A106])/[.C$102]+[.$A106]/[.C$103]))/[.$B106]" office:value-type="float" office:value="1.0395637597836" calcext:value-type="float">
            <text:p>1.0395637598</text:p>
          </table:table-cell>
          <table:table-cell table:formula="of:=(1/((1-[.$A106])/[.D$102]+[.$A106]/[.D$103]))/[.$B106]" office:value-type="float" office:value="0.83371463967174" calcext:value-type="float">
            <text:p>0.8337146397</text:p>
          </table:table-cell>
          <table:table-cell table:formula="of:=(1/((1-[.$A106])/[.E$102]+[.$A106]/[.E$103]))/[.$B106]" office:value-type="float" office:value="0.628332732259" calcext:value-type="float">
            <text:p>0.6283327323</text:p>
          </table:table-cell>
          <table:table-cell table:formula="of:=(1/((1-[.$A106])/[.F$102]+[.$A106]/[.F$103]))/[.$B106]" office:value-type="float" office:value="0.468003370822717" calcext:value-type="float">
            <text:p>0.4680033708</text:p>
          </table:table-cell>
          <table:table-cell table:formula="of:=(1/((1-[.$A106])/[.G$102]+[.$A106]/[.G$103]))/[.$B106]" office:value-type="float" office:value="0.339323458342286" calcext:value-type="float">
            <text:p>0.3393234583</text:p>
          </table:table-cell>
          <table:table-cell table:formula="of:=(1/((1-[.$A106])/[.H$102]+[.$A106]/[.H$103]))/[.$B106]" office:value-type="float" office:value="0.243243930465871" calcext:value-type="float">
            <text:p>0.2432439305</text:p>
          </table:table-cell>
          <table:table-cell table:number-columns-repeated="1016"/>
        </table:table-row>
        <table:table-row table:style-name="ro1">
          <table:table-cell table:formula="of:=[.A106]+0.01" office:value-type="float" office:value="0.03" calcext:value-type="float">
            <text:p>0.03</text:p>
          </table:table-cell>
          <table:table-cell table:formula="of:=1/((1-[.$A107])/[.B$102]+[.$A107]/[.B$103])" office:value-type="float" office:value="1450317358.94517" calcext:value-type="float">
            <text:p>1450317358.94517</text:p>
          </table:table-cell>
          <table:table-cell table:formula="of:=(1/((1-[.$A107])/[.C$102]+[.$A107]/[.C$103]))/[.$B107]" office:value-type="float" office:value="1.00351958360987" calcext:value-type="float">
            <text:p>1.0035195836</text:p>
          </table:table-cell>
          <table:table-cell table:formula="of:=(1/((1-[.$A107])/[.D$102]+[.$A107]/[.D$103]))/[.$B107]" office:value-type="float" office:value="0.824104124371353" calcext:value-type="float">
            <text:p>0.8241041244</text:p>
          </table:table-cell>
          <table:table-cell table:formula="of:=(1/((1-[.$A107])/[.E$102]+[.$A107]/[.E$103]))/[.$B107]" office:value-type="float" office:value="0.626703288569308" calcext:value-type="float">
            <text:p>0.6267032886</text:p>
          </table:table-cell>
          <table:table-cell table:formula="of:=(1/((1-[.$A107])/[.F$102]+[.$A107]/[.F$103]))/[.$B107]" office:value-type="float" office:value="0.469468895913841" calcext:value-type="float">
            <text:p>0.4694688959</text:p>
          </table:table-cell>
          <table:table-cell table:formula="of:=(1/((1-[.$A107])/[.G$102]+[.$A107]/[.G$103]))/[.$B107]" office:value-type="float" office:value="0.340928141198061" calcext:value-type="float">
            <text:p>0.3409281412</text:p>
          </table:table-cell>
          <table:table-cell table:formula="of:=(1/((1-[.$A107])/[.H$102]+[.$A107]/[.H$103]))/[.$B107]" office:value-type="float" office:value="0.244320072968926" calcext:value-type="float">
            <text:p>0.244320073</text:p>
          </table:table-cell>
          <table:table-cell table:number-columns-repeated="1016"/>
        </table:table-row>
        <table:table-row table:style-name="ro1">
          <table:table-cell table:formula="of:=[.A107]+0.01" office:value-type="float" office:value="0.04" calcext:value-type="float">
            <text:p>0.04</text:p>
          </table:table-cell>
          <table:table-cell table:formula="of:=1/((1-[.$A108])/[.B$102]+[.$A108]/[.B$103])" office:value-type="float" office:value="1448257334.52086" calcext:value-type="float">
            <text:p>1448257334.52086</text:p>
          </table:table-cell>
          <table:table-cell table:formula="of:=(1/((1-[.$A108])/[.C$102]+[.$A108]/[.C$103]))/[.$B108]" office:value-type="float" office:value="0.969983464181784" calcext:value-type="float">
            <text:p>0.9699834642</text:p>
          </table:table-cell>
          <table:table-cell table:formula="of:=(1/((1-[.$A108])/[.D$102]+[.$A108]/[.D$103]))/[.$B108]" office:value-type="float" office:value="0.814739027553604" calcext:value-type="float">
            <text:p>0.8147390276</text:p>
          </table:table-cell>
          <table:table-cell table:formula="of:=(1/((1-[.$A108])/[.E$102]+[.$A108]/[.E$103]))/[.$B108]" office:value-type="float" office:value="0.625086867318486" calcext:value-type="float">
            <text:p>0.6250868673</text:p>
          </table:table-cell>
          <table:table-cell table:formula="of:=(1/((1-[.$A108])/[.F$102]+[.$A108]/[.F$103]))/[.$B108]" office:value-type="float" office:value="0.470939425719259" calcext:value-type="float">
            <text:p>0.4709394257</text:p>
          </table:table-cell>
          <table:table-cell table:formula="of:=(1/((1-[.$A108])/[.G$102]+[.$A108]/[.G$103]))/[.$B108]" office:value-type="float" office:value="0.342543449776906" calcext:value-type="float">
            <text:p>0.3425434498</text:p>
          </table:table-cell>
          <table:table-cell table:formula="of:=(1/((1-[.$A108])/[.H$102]+[.$A108]/[.H$103]))/[.$B108]" office:value-type="float" office:value="0.245402681838882" calcext:value-type="float">
            <text:p>0.2454026818</text:p>
          </table:table-cell>
          <table:table-cell table:number-columns-repeated="1016"/>
        </table:table-row>
        <table:table-row table:style-name="ro1">
          <table:table-cell table:formula="of:=[.A108]+0.01" office:value-type="float" office:value="0.05" calcext:value-type="float">
            <text:p>0.05</text:p>
          </table:table-cell>
          <table:table-cell table:formula="of:=1/((1-[.$A109])/[.B$102]+[.$A109]/[.B$103])" office:value-type="float" office:value="1446203153.89538" calcext:value-type="float">
            <text:p>1446203153.89538</text:p>
          </table:table-cell>
          <table:table-cell table:formula="of:=(1/((1-[.$A109])/[.C$102]+[.$A109]/[.C$103]))/[.$B109]" office:value-type="float" office:value="0.938702426240251" calcext:value-type="float">
            <text:p>0.9387024262</text:p>
          </table:table-cell>
          <table:table-cell table:formula="of:=(1/((1-[.$A109])/[.D$102]+[.$A109]/[.D$103]))/[.$B109]" office:value-type="float" office:value="0.805610067058504" calcext:value-type="float">
            <text:p>0.8056100671</text:p>
          </table:table-cell>
          <table:table-cell table:formula="of:=(1/((1-[.$A109])/[.E$102]+[.$A109]/[.E$103]))/[.$B109]" office:value-type="float" office:value="0.623483313015775" calcext:value-type="float">
            <text:p>0.623483313</text:p>
          </table:table-cell>
          <table:table-cell table:formula="of:=(1/((1-[.$A109])/[.F$102]+[.$A109]/[.F$103]))/[.$B109]" office:value-type="float" office:value="0.472414985919194" calcext:value-type="float">
            <text:p>0.4724149859</text:p>
          </table:table-cell>
          <table:table-cell table:formula="of:=(1/((1-[.$A109])/[.G$102]+[.$A109]/[.G$103]))/[.$B109]" office:value-type="float" office:value="0.344169489969883" calcext:value-type="float">
            <text:p>0.34416949</text:p>
          </table:table-cell>
          <table:table-cell table:formula="of:=(1/((1-[.$A109])/[.H$102]+[.$A109]/[.H$103]))/[.$B109]" office:value-type="float" office:value="0.246491815534409" calcext:value-type="float">
            <text:p>0.2464918155</text:p>
          </table:table-cell>
          <table:table-cell table:number-columns-repeated="4"/>
          <table:table-cell>
            <draw:frame table:end-cell-address="Sheet1.AF167" table:end-x="0.3689in" table:end-y="0.1024in" draw:z-index="2" draw:name="Chart 3" draw:style-name="gr1" draw:text-style-name="P1" svg:width="17.2673in" svg:height="10.6815in" svg:x="0.0433in" svg:y="0.0984in">
              <draw:object draw:notify-on-update-of-ranges="Sheet1.B47:Sheet1.K47 Sheet1.A48:Sheet1.A48 Sheet1.B48:Sheet1.K48 Sheet1.A49:Sheet1.A49 Sheet1.B49:Sheet1.K49 Sheet1.A50:Sheet1.A50 Sheet1.B50:Sheet1.K50 Sheet1.A51:Sheet1.A51 Sheet1.B51:Sheet1.K51 Sheet1.A52:Sheet1.A52 Sheet1.B52:Sheet1.K52 Sheet1.A53:Sheet1.A53 Sheet1.B53:Sheet1.K53 Sheet1.A54:Sheet1.A54 Sheet1.B54:Sheet1.K54 Sheet1.A55:Sheet1.A55 Sheet1.B55:Sheet1.K55 Sheet1.A56:Sheet1.A56 Sheet1.B56:Sheet1.K56 Sheet1.A57:Sheet1.A57 Sheet1.B57:Sheet1.K57 Sheet1.A58:Sheet1.A58 Sheet1.B58:Sheet1.K58 Sheet1.A59:Sheet1.A59 Sheet1.B59:Sheet1.K59 Sheet1.A60:Sheet1.A60 Sheet1.B60:Sheet1.K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formula="of:=[.A109]+0.01" office:value-type="float" office:value="0.06" calcext:value-type="float">
            <text:p>0.06</text:p>
          </table:table-cell>
          <table:table-cell table:formula="of:=1/((1-[.$A110])/[.B$102]+[.$A110]/[.B$103])" office:value-type="float" office:value="1444154792.23775" calcext:value-type="float">
            <text:p>1444154792.23775</text:p>
          </table:table-cell>
          <table:table-cell table:formula="of:=(1/((1-[.$A110])/[.C$102]+[.$A110]/[.C$103]))/[.$B110]" office:value-type="float" office:value="0.909456409678263" calcext:value-type="float">
            <text:p>0.9094564097</text:p>
          </table:table-cell>
          <table:table-cell table:formula="of:=(1/((1-[.$A110])/[.D$102]+[.$A110]/[.D$103]))/[.$B110]" office:value-type="float" office:value="0.796708422988422" calcext:value-type="float">
            <text:p>0.796708423</text:p>
          </table:table-cell>
          <table:table-cell table:formula="of:=(1/((1-[.$A110])/[.E$102]+[.$A110]/[.E$103]))/[.$B110]" office:value-type="float" office:value="0.621892472636059" calcext:value-type="float">
            <text:p>0.6218924726</text:p>
          </table:table-cell>
          <table:table-cell table:formula="of:=(1/((1-[.$A110])/[.F$102]+[.$A110]/[.F$103]))/[.$B110]" office:value-type="float" office:value="0.473895602369859" calcext:value-type="float">
            <text:p>0.4738956024</text:p>
          </table:table-cell>
          <table:table-cell table:formula="of:=(1/((1-[.$A110])/[.G$102]+[.$A110]/[.G$103]))/[.$B110]" office:value-type="float" office:value="0.345806369079758" calcext:value-type="float">
            <text:p>0.3458063691</text:p>
          </table:table-cell>
          <table:table-cell table:formula="of:=(1/((1-[.$A110])/[.H$102]+[.$A110]/[.H$103]))/[.$B110]" office:value-type="float" office:value="0.247587533220961" calcext:value-type="float">
            <text:p>0.2475875332</text:p>
          </table:table-cell>
          <table:table-cell table:number-columns-repeated="1016"/>
        </table:table-row>
        <table:table-row table:style-name="ro1">
          <table:table-cell table:formula="of:=[.A110]+0.01" office:value-type="float" office:value="0.07" calcext:value-type="float">
            <text:p>0.07</text:p>
          </table:table-cell>
          <table:table-cell table:formula="of:=1/((1-[.$A111])/[.B$102]+[.$A111]/[.B$103])" office:value-type="float" office:value="1442112224.85748" calcext:value-type="float">
            <text:p>1442112224.85748</text:p>
          </table:table-cell>
          <table:table-cell table:formula="of:=(1/((1-[.$A111])/[.C$102]+[.$A111]/[.C$103]))/[.$B111]" office:value-type="float" office:value="0.882053084862258" calcext:value-type="float">
            <text:p>0.8820530849</text:p>
          </table:table-cell>
          <table:table-cell table:formula="of:=(1/((1-[.$A111])/[.D$102]+[.$A111]/[.D$103]))/[.$B111]" office:value-type="float" office:value="0.788025709285459" calcext:value-type="float">
            <text:p>0.7880257093</text:p>
          </table:table-cell>
          <table:table-cell table:formula="of:=(1/((1-[.$A111])/[.E$102]+[.$A111]/[.E$103]))/[.$B111]" office:value-type="float" office:value="0.620314195571189" calcext:value-type="float">
            <text:p>0.6203141956</text:p>
          </table:table-cell>
          <table:table-cell table:formula="of:=(1/((1-[.$A111])/[.F$102]+[.$A111]/[.F$103]))/[.$B111]" office:value-type="float" office:value="0.475381301104979" calcext:value-type="float">
            <text:p>0.4753813011</text:p>
          </table:table-cell>
          <table:table-cell table:formula="of:=(1/((1-[.$A111])/[.G$102]+[.$A111]/[.G$103]))/[.$B111]" office:value-type="float" office:value="0.347454195844606" calcext:value-type="float">
            <text:p>0.3474541958</text:p>
          </table:table-cell>
          <table:table-cell table:formula="of:=(1/((1-[.$A111])/[.H$102]+[.$A111]/[.H$103]))/[.$B111]" office:value-type="float" office:value="0.24868989478149" calcext:value-type="float">
            <text:p>0.2486898948</text:p>
          </table:table-cell>
          <table:table-cell table:number-columns-repeated="1016"/>
        </table:table-row>
        <table:table-row table:style-name="ro1">
          <table:table-cell table:formula="of:=[.A111]+0.01" office:value-type="float" office:value="0.08" calcext:value-type="float">
            <text:p>0.08</text:p>
          </table:table-cell>
          <table:table-cell table:formula="of:=1/((1-[.$A112])/[.B$102]+[.$A112]/[.B$103])" office:value-type="float" office:value="1440075427.20355" calcext:value-type="float">
            <text:p>1440075427.20355</text:p>
          </table:table-cell>
          <table:table-cell table:formula="of:=(1/((1-[.$A112])/[.C$102]+[.$A112]/[.C$103]))/[.$B112]" office:value-type="float" office:value="0.856323618029688" calcext:value-type="float">
            <text:p>0.856323618</text:p>
          </table:table-cell>
          <table:table-cell table:formula="of:=(1/((1-[.$A112])/[.D$102]+[.$A112]/[.D$103]))/[.$B112]" office:value-type="float" office:value="0.779553947380447" calcext:value-type="float">
            <text:p>0.7795539474</text:p>
          </table:table-cell>
          <table:table-cell table:formula="of:=(1/((1-[.$A112])/[.E$102]+[.$A112]/[.E$103]))/[.$B112]" office:value-type="float" office:value="0.61874833358245" calcext:value-type="float">
            <text:p>0.6187483336</text:p>
          </table:table-cell>
          <table:table-cell table:formula="of:=(1/((1-[.$A112])/[.F$102]+[.$A112]/[.F$103]))/[.$B112]" office:value-type="float" office:value="0.476872108337305" calcext:value-type="float">
            <text:p>0.4768721083</text:p>
          </table:table-cell>
          <table:table-cell table:formula="of:=(1/((1-[.$A112])/[.G$102]+[.$A112]/[.G$103]))/[.$B112]" office:value-type="float" office:value="0.349113080461891" calcext:value-type="float">
            <text:p>0.3491130805</text:p>
          </table:table-cell>
          <table:table-cell table:formula="of:=(1/((1-[.$A112])/[.H$102]+[.$A112]/[.H$103]))/[.$B112]" office:value-type="float" office:value="0.249798960827356" calcext:value-type="float">
            <text:p>0.2497989608</text:p>
          </table:table-cell>
          <table:table-cell table:number-columns-repeated="1016"/>
        </table:table-row>
        <table:table-row table:style-name="ro1">
          <table:table-cell table:formula="of:=[.A112]+0.01" office:value-type="float" office:value="0.09" calcext:value-type="float">
            <text:p>0.09</text:p>
          </table:table-cell>
          <table:table-cell table:formula="of:=1/((1-[.$A113])/[.B$102]+[.$A113]/[.B$103])" office:value-type="float" office:value="1438044374.86347" calcext:value-type="float">
            <text:p>1438044374.86347</text:p>
          </table:table-cell>
          <table:table-cell table:formula="of:=(1/((1-[.$A113])/[.C$102]+[.$A113]/[.C$103]))/[.$B113]" office:value-type="float" office:value="0.832119189667397" calcext:value-type="float">
            <text:p>0.8321191897</text:p>
          </table:table-cell>
          <table:table-cell table:formula="of:=(1/((1-[.$A113])/[.D$102]+[.$A113]/[.D$103]))/[.$B113]" office:value-type="float" office:value="0.771285541739536" calcext:value-type="float">
            <text:p>0.7712855417</text:p>
          </table:table-cell>
          <table:table-cell table:formula="of:=(1/((1-[.$A113])/[.E$102]+[.$A113]/[.E$103]))/[.$B113]" office:value-type="float" office:value="0.617194740754144" calcext:value-type="float">
            <text:p>0.6171947408</text:p>
          </table:table-cell>
          <table:table-cell table:formula="of:=(1/((1-[.$A113])/[.F$102]+[.$A113]/[.F$103]))/[.$B113]" office:value-type="float" office:value="0.478368050460164" calcext:value-type="float">
            <text:p>0.4783680505</text:p>
          </table:table-cell>
          <table:table-cell table:formula="of:=(1/((1-[.$A113])/[.G$102]+[.$A113]/[.G$103]))/[.$B113]" office:value-type="float" office:value="0.35078313461303" calcext:value-type="float">
            <text:p>0.3507831346</text:p>
          </table:table-cell>
          <table:table-cell table:formula="of:=(1/((1-[.$A113])/[.H$102]+[.$A113]/[.H$103]))/[.$B113]" office:value-type="float" office:value="0.250914792709437" calcext:value-type="float">
            <text:p>0.2509147927</text:p>
          </table:table-cell>
          <table:table-cell table:number-columns-repeated="1016"/>
        </table:table-row>
        <table:table-row table:style-name="ro1">
          <table:table-cell table:formula="of:=[.A113]+0.01" office:value-type="float" office:value="0.1" calcext:value-type="float">
            <text:p>0.1</text:p>
          </table:table-cell>
          <table:table-cell table:formula="of:=1/((1-[.$A114])/[.B$102]+[.$A114]/[.B$103])" office:value-type="float" office:value="1436019043.56224" calcext:value-type="float">
            <text:p>1436019043.56224</text:p>
          </table:table-cell>
          <table:table-cell table:formula="of:=(1/((1-[.$A114])/[.C$102]+[.$A114]/[.C$103]))/[.$B114]" office:value-type="float" office:value="0.80930811415941" calcext:value-type="float">
            <text:p>0.8093081142</text:p>
          </table:table-cell>
          <table:table-cell table:formula="of:=(1/((1-[.$A114])/[.D$102]+[.$A114]/[.D$103]))/[.$B114]" office:value-type="float" office:value="0.763213257150846" calcext:value-type="float">
            <text:p>0.7632132572</text:p>
          </table:table-cell>
          <table:table-cell table:formula="of:=(1/((1-[.$A114])/[.E$102]+[.$A114]/[.E$103]))/[.$B114]" office:value-type="float" office:value="0.615653273448271" calcext:value-type="float">
            <text:p>0.6156532734</text:p>
          </table:table-cell>
          <table:table-cell table:formula="of:=(1/((1-[.$A114])/[.F$102]+[.$A114]/[.F$103]))/[.$B114]" office:value-type="float" office:value="0.479869154049011" calcext:value-type="float">
            <text:p>0.479869154</text:p>
          </table:table-cell>
          <table:table-cell table:formula="of:=(1/((1-[.$A114])/[.G$102]+[.$A114]/[.G$103]))/[.$B114]" office:value-type="float" office:value="0.352464471488459" calcext:value-type="float">
            <text:p>0.3524644715</text:p>
          </table:table-cell>
          <table:table-cell table:formula="of:=(1/((1-[.$A114])/[.H$102]+[.$A114]/[.H$103]))/[.$B114]" office:value-type="float" office:value="0.252037452529439" calcext:value-type="float">
            <text:p>0.2520374525</text:p>
          </table:table-cell>
          <table:table-cell table:number-columns-repeated="1016"/>
        </table:table-row>
        <table:table-row table:style-name="ro1">
          <table:table-cell table:formula="of:=[.A114]+0.01" office:value-type="float" office:value="0.11" calcext:value-type="float">
            <text:p>0.11</text:p>
          </table:table-cell>
          <table:table-cell table:formula="of:=1/((1-[.$A115])/[.B$102]+[.$A115]/[.B$103])" office:value-type="float" office:value="1433999409.16147" calcext:value-type="float">
            <text:p>1433999409.16147</text:p>
          </table:table-cell>
          <table:table-cell table:formula="of:=(1/((1-[.$A115])/[.C$102]+[.$A115]/[.C$103]))/[.$B115]" office:value-type="float" office:value="0.787773442949044" calcext:value-type="float">
            <text:p>0.7877734429</text:p>
          </table:table-cell>
          <table:table-cell table:formula="of:=(1/((1-[.$A115])/[.D$102]+[.$A115]/[.D$103]))/[.$B115]" office:value-type="float" office:value="0.7553301976084" calcext:value-type="float">
            <text:p>0.7553301976</text:p>
          </table:table-cell>
          <table:table-cell table:formula="of:=(1/((1-[.$A115])/[.E$102]+[.$A115]/[.E$103]))/[.$B115]" office:value-type="float" office:value="0.614123790260251" calcext:value-type="float">
            <text:p>0.6141237903</text:p>
          </table:table-cell>
          <table:table-cell table:formula="of:=(1/((1-[.$A115])/[.F$102]+[.$A115]/[.F$103]))/[.$B115]" office:value-type="float" office:value="0.481375445863007" calcext:value-type="float">
            <text:p>0.4813754459</text:p>
          </table:table-cell>
          <table:table-cell table:formula="of:=(1/((1-[.$A115])/[.G$102]+[.$A115]/[.G$103]))/[.$B115]" office:value-type="float" office:value="0.354157205813203" calcext:value-type="float">
            <text:p>0.3541572058</text:p>
          </table:table-cell>
          <table:table-cell table:formula="of:=(1/((1-[.$A115])/[.H$102]+[.$A115]/[.H$103]))/[.$B115]" office:value-type="float" office:value="0.253167003151421" calcext:value-type="float">
            <text:p>0.2531670032</text:p>
          </table:table-cell>
          <table:table-cell table:number-columns-repeated="1016"/>
        </table:table-row>
        <table:table-row table:style-name="ro1">
          <table:table-cell table:formula="of:=[.A115]+0.01" office:value-type="float" office:value="0.12" calcext:value-type="float">
            <text:p>0.12</text:p>
          </table:table-cell>
          <table:table-cell table:formula="of:=1/((1-[.$A116])/[.B$102]+[.$A116]/[.B$103])" office:value-type="float" office:value="1431985447.65835" calcext:value-type="float">
            <text:p>1431985447.65835</text:p>
          </table:table-cell>
          <table:table-cell table:formula="of:=(1/((1-[.$A116])/[.C$102]+[.$A116]/[.C$103]))/[.$B116]" office:value-type="float" office:value="0.76741095909912" calcext:value-type="float">
            <text:p>0.7674109591</text:p>
          </table:table-cell>
          <table:table-cell table:formula="of:=(1/((1-[.$A116])/[.D$102]+[.$A116]/[.D$103]))/[.$B116]" office:value-type="float" office:value="0.747629786663829" calcext:value-type="float">
            <text:p>0.7476297867</text:p>
          </table:table-cell>
          <table:table-cell table:formula="of:=(1/((1-[.$A116])/[.E$102]+[.$A116]/[.E$103]))/[.$B116]" office:value-type="float" office:value="0.612606151975689" calcext:value-type="float">
            <text:p>0.612606152</text:p>
          </table:table-cell>
          <table:table-cell table:formula="of:=(1/((1-[.$A116])/[.F$102]+[.$A116]/[.F$103]))/[.$B116]" office:value-type="float" office:value="0.482886952846606" calcext:value-type="float">
            <text:p>0.4828869528</text:p>
          </table:table-cell>
          <table:table-cell table:formula="of:=(1/((1-[.$A116])/[.G$102]+[.$A116]/[.G$103]))/[.$B116]" office:value-type="float" office:value="0.355861453872976" calcext:value-type="float">
            <text:p>0.3558614539</text:p>
          </table:table-cell>
          <table:table-cell table:formula="of:=(1/((1-[.$A116])/[.H$102]+[.$A116]/[.H$103]))/[.$B116]" office:value-type="float" office:value="0.254303508213525" calcext:value-type="float">
            <text:p>0.2543035082</text:p>
          </table:table-cell>
          <table:table-cell table:number-columns-repeated="1016"/>
        </table:table-row>
        <table:table-row table:style-name="ro1">
          <table:table-cell table:formula="of:=[.A116]+0.01" office:value-type="float" office:value="0.13" calcext:value-type="float">
            <text:p>0.13</text:p>
          </table:table-cell>
          <table:table-cell table:formula="of:=1/((1-[.$A117])/[.B$102]+[.$A117]/[.B$103])" office:value-type="float" office:value="1429977135.1847" calcext:value-type="float">
            <text:p>1429977135.1847</text:p>
          </table:table-cell>
          <table:table-cell table:formula="of:=(1/((1-[.$A117])/[.C$102]+[.$A117]/[.C$103]))/[.$B117]" office:value-type="float" office:value="0.748127490659113" calcext:value-type="float">
            <text:p>0.7481274907</text:p>
          </table:table-cell>
          <table:table-cell table:formula="of:=(1/((1-[.$A117])/[.D$102]+[.$A117]/[.D$103]))/[.$B117]" office:value-type="float" office:value="0.740105749128171" calcext:value-type="float">
            <text:p>0.7401057491</text:p>
          </table:table-cell>
          <table:table-cell table:formula="of:=(1/((1-[.$A117])/[.E$102]+[.$A117]/[.E$103]))/[.$B117]" office:value-type="float" office:value="0.61110022152813" calcext:value-type="float">
            <text:p>0.6111002215</text:p>
          </table:table-cell>
          <table:table-cell table:formula="of:=(1/((1-[.$A117])/[.F$102]+[.$A117]/[.F$103]))/[.$B117]" office:value-type="float" office:value="0.484403702131164" calcext:value-type="float">
            <text:p>0.4844037021</text:p>
          </table:table-cell>
          <table:table-cell table:formula="of:=(1/((1-[.$A117])/[.G$102]+[.$A117]/[.G$103]))/[.$B117]" office:value-type="float" office:value="0.357577333540806" calcext:value-type="float">
            <text:p>0.3575773335</text:p>
          </table:table-cell>
          <table:table-cell table:formula="of:=(1/((1-[.$A117])/[.H$102]+[.$A117]/[.H$103]))/[.$B117]" office:value-type="float" office:value="0.255447032139933" calcext:value-type="float">
            <text:p>0.2554470321</text:p>
          </table:table-cell>
          <table:table-cell table:number-columns-repeated="1016"/>
        </table:table-row>
        <table:table-row table:style-name="ro1">
          <table:table-cell table:formula="of:=[.A117]+0.01" office:value-type="float" office:value="0.14" calcext:value-type="float">
            <text:p>0.14</text:p>
          </table:table-cell>
          <table:table-cell table:formula="of:=1/((1-[.$A118])/[.B$102]+[.$A118]/[.B$103])" office:value-type="float" office:value="1427974448.0061" calcext:value-type="float">
            <text:p>1427974448.0061</text:p>
          </table:table-cell>
          <table:table-cell table:formula="of:=(1/((1-[.$A118])/[.C$102]+[.$A118]/[.C$103]))/[.$B118]" office:value-type="float" office:value="0.729839485237487" calcext:value-type="float">
            <text:p>0.7298394852</text:p>
          </table:table-cell>
          <table:table-cell table:formula="of:=(1/((1-[.$A118])/[.D$102]+[.$A118]/[.D$103]))/[.$B118]" office:value-type="float" office:value="0.732752094016765" calcext:value-type="float">
            <text:p>0.732752094</text:p>
          </table:table-cell>
          <table:table-cell table:formula="of:=(1/((1-[.$A118])/[.E$102]+[.$A118]/[.E$103]))/[.$B118]" office:value-type="float" office:value="0.609605863957795" calcext:value-type="float">
            <text:p>0.609605864</text:p>
          </table:table-cell>
          <table:table-cell table:formula="of:=(1/((1-[.$A118])/[.F$102]+[.$A118]/[.F$103]))/[.$B118]" office:value-type="float" office:value="0.485925721036559" calcext:value-type="float">
            <text:p>0.485925721</text:p>
          </table:table-cell>
          <table:table-cell table:formula="of:=(1/((1-[.$A118])/[.G$102]+[.$A118]/[.G$103]))/[.$B118]" office:value-type="float" office:value="0.359304964304213" calcext:value-type="float">
            <text:p>0.3593049643</text:p>
          </table:table-cell>
          <table:table-cell table:formula="of:=(1/((1-[.$A118])/[.H$102]+[.$A118]/[.H$103]))/[.$B118]" office:value-type="float" office:value="0.256597640153035" calcext:value-type="float">
            <text:p>0.2565976402</text:p>
          </table:table-cell>
          <table:table-cell table:number-columns-repeated="1016"/>
        </table:table-row>
        <table:table-row table:style-name="ro1">
          <table:table-cell table:formula="of:=[.A118]+0.01" office:value-type="float" office:value="0.15" calcext:value-type="float">
            <text:p>0.15</text:p>
          </table:table-cell>
          <table:table-cell table:formula="of:=1/((1-[.$A119])/[.B$102]+[.$A119]/[.B$103])" office:value-type="float" office:value="1425977362.52086" calcext:value-type="float">
            <text:p>1425977362.52086</text:p>
          </table:table-cell>
          <table:table-cell table:formula="of:=(1/((1-[.$A119])/[.C$102]+[.$A119]/[.C$103]))/[.$B119]" office:value-type="float" office:value="0.712471799772382" calcext:value-type="float">
            <text:p>0.7124717998</text:p>
          </table:table-cell>
          <table:table-cell table:formula="of:=(1/((1-[.$A119])/[.D$102]+[.$A119]/[.D$103]))/[.$B119]" office:value-type="float" office:value="0.725563098639809" calcext:value-type="float">
            <text:p>0.7255630986</text:p>
          </table:table-cell>
          <table:table-cell table:formula="of:=(1/((1-[.$A119])/[.E$102]+[.$A119]/[.E$103]))/[.$B119]" office:value-type="float" office:value="0.608122946371262" calcext:value-type="float">
            <text:p>0.6081229464</text:p>
          </table:table-cell>
          <table:table-cell table:formula="of:=(1/((1-[.$A119])/[.F$102]+[.$A119]/[.F$103]))/[.$B119]" office:value-type="float" office:value="0.487453037072836" calcext:value-type="float">
            <text:p>0.4874530371</text:p>
          </table:table-cell>
          <table:table-cell table:formula="of:=(1/((1-[.$A119])/[.G$102]+[.$A119]/[.G$103]))/[.$B119]" office:value-type="float" office:value="0.361044467292947" calcext:value-type="float">
            <text:p>0.3610444673</text:p>
          </table:table-cell>
          <table:table-cell table:formula="of:=(1/((1-[.$A119])/[.H$102]+[.$A119]/[.H$103]))/[.$B119]" office:value-type="float" office:value="0.257755398285835" calcext:value-type="float">
            <text:p>0.2577553983</text:p>
          </table:table-cell>
          <table:table-cell table:number-columns-repeated="1016"/>
        </table:table-row>
        <table:table-row table:style-name="ro1">
          <table:table-cell table:formula="of:=[.A119]+0.01" office:value-type="float" office:value="0.16" calcext:value-type="float">
            <text:p>0.16</text:p>
          </table:table-cell>
          <table:table-cell table:formula="of:=1/((1-[.$A120])/[.B$102]+[.$A120]/[.B$103])" office:value-type="float" office:value="1423985855.25916" calcext:value-type="float">
            <text:p>1423985855.25916</text:p>
          </table:table-cell>
          <table:table-cell table:formula="of:=(1/((1-[.$A120])/[.C$102]+[.$A120]/[.C$103]))/[.$B120]" office:value-type="float" office:value="0.695956668527448" calcext:value-type="float">
            <text:p>0.6959566685</text:p>
          </table:table-cell>
          <table:table-cell table:formula="of:=(1/((1-[.$A120])/[.D$102]+[.$A120]/[.D$103]))/[.$B120]" office:value-type="float" office:value="0.718533293749808" calcext:value-type="float">
            <text:p>0.7185332937</text:p>
          </table:table-cell>
          <table:table-cell table:formula="of:=(1/((1-[.$A120])/[.E$102]+[.$A120]/[.E$103]))/[.$B120]" office:value-type="float" office:value="0.606651337902068" calcext:value-type="float">
            <text:p>0.6066513379</text:p>
          </table:table-cell>
          <table:table-cell table:formula="of:=(1/((1-[.$A120])/[.F$102]+[.$A120]/[.F$103]))/[.$B120]" office:value-type="float" office:value="0.488985677941861" calcext:value-type="float">
            <text:p>0.4889856779</text:p>
          </table:table-cell>
          <table:table-cell table:formula="of:=(1/((1-[.$A120])/[.G$102]+[.$A120]/[.G$103]))/[.$B120]" office:value-type="float" office:value="0.362795965307298" calcext:value-type="float">
            <text:p>0.3627959653</text:p>
          </table:table-cell>
          <table:table-cell table:formula="of:=(1/((1-[.$A120])/[.H$102]+[.$A120]/[.H$103]))/[.$B120]" office:value-type="float" office:value="0.258920373394577" calcext:value-type="float">
            <text:p>0.2589203734</text:p>
          </table:table-cell>
          <table:table-cell table:number-columns-repeated="1016"/>
        </table:table-row>
        <table:table-row table:style-name="ro1">
          <table:table-cell table:formula="of:=[.A120]+0.01" office:value-type="float" office:value="0.17" calcext:value-type="float">
            <text:p>0.17</text:p>
          </table:table-cell>
          <table:table-cell table:formula="of:=1/((1-[.$A121])/[.B$102]+[.$A121]/[.B$103])" office:value-type="float" office:value="1421999902.88211" calcext:value-type="float">
            <text:p>1421999902.88211</text:p>
          </table:table-cell>
          <table:table-cell table:formula="of:=(1/((1-[.$A121])/[.C$102]+[.$A121]/[.C$103]))/[.$B121]" office:value-type="float" office:value="0.680232819425546" calcext:value-type="float">
            <text:p>0.6802328194</text:p>
          </table:table-cell>
          <table:table-cell table:formula="of:=(1/((1-[.$A121])/[.D$102]+[.$A121]/[.D$103]))/[.$B121]" office:value-type="float" office:value="0.711657449664877" calcext:value-type="float">
            <text:p>0.7116574497</text:p>
          </table:table-cell>
          <table:table-cell table:formula="of:=(1/((1-[.$A121])/[.E$102]+[.$A121]/[.E$103]))/[.$B121]" office:value-type="float" office:value="0.605190909672212" calcext:value-type="float">
            <text:p>0.6051909097</text:p>
          </table:table-cell>
          <table:table-cell table:formula="of:=(1/((1-[.$A121])/[.F$102]+[.$A121]/[.F$103]))/[.$B121]" office:value-type="float" office:value="0.490523671538996" calcext:value-type="float">
            <text:p>0.4905236715</text:p>
          </table:table-cell>
          <table:table-cell table:formula="of:=(1/((1-[.$A121])/[.G$102]+[.$A121]/[.G$103]))/[.$B121]" office:value-type="float" office:value="0.364559582846992" calcext:value-type="float">
            <text:p>0.3645595828</text:p>
          </table:table-cell>
          <table:table-cell table:formula="of:=(1/((1-[.$A121])/[.H$102]+[.$A121]/[.H$103]))/[.$B121]" office:value-type="float" office:value="0.260092633171623" calcext:value-type="float">
            <text:p>0.2600926332</text:p>
          </table:table-cell>
          <table:table-cell table:number-columns-repeated="1016"/>
        </table:table-row>
        <table:table-row table:style-name="ro1">
          <table:table-cell table:formula="of:=[.A121]+0.01" office:value-type="float" office:value="0.18" calcext:value-type="float">
            <text:p>0.18</text:p>
          </table:table-cell>
          <table:table-cell table:formula="of:=1/((1-[.$A122])/[.B$102]+[.$A122]/[.B$103])" office:value-type="float" office:value="1420019482.18082" calcext:value-type="float">
            <text:p>1420019482.18082</text:p>
          </table:table-cell>
          <table:table-cell table:formula="of:=(1/((1-[.$A122])/[.C$102]+[.$A122]/[.C$103]))/[.$B122]" office:value-type="float" office:value="0.665244714426944" calcext:value-type="float">
            <text:p>0.6652447144</text:p>
          </table:table-cell>
          <table:table-cell table:formula="of:=(1/((1-[.$A122])/[.D$102]+[.$A122]/[.D$103]))/[.$B122]" office:value-type="float" office:value="0.704930563293915" calcext:value-type="float">
            <text:p>0.7049305633</text:p>
          </table:table-cell>
          <table:table-cell table:formula="of:=(1/((1-[.$A122])/[.E$102]+[.$A122]/[.E$103]))/[.$B122]" office:value-type="float" office:value="0.603741534754531" calcext:value-type="float">
            <text:p>0.6037415348</text:p>
          </table:table-cell>
          <table:table-cell table:formula="of:=(1/((1-[.$A122])/[.F$102]+[.$A122]/[.F$103]))/[.$B122]" office:value-type="float" office:value="0.492067045954794" calcext:value-type="float">
            <text:p>0.492067046</text:p>
          </table:table-cell>
          <table:table-cell table:formula="of:=(1/((1-[.$A122])/[.G$102]+[.$A122]/[.G$103]))/[.$B122]" office:value-type="float" office:value="0.366335446140695" calcext:value-type="float">
            <text:p>0.3663354461</text:p>
          </table:table-cell>
          <table:table-cell table:formula="of:=(1/((1-[.$A122])/[.H$102]+[.$A122]/[.H$103]))/[.$B122]" office:value-type="float" office:value="0.261272246158555" calcext:value-type="float">
            <text:p>0.2612722462</text:p>
          </table:table-cell>
          <table:table-cell table:number-columns-repeated="1016"/>
        </table:table-row>
        <table:table-row table:style-name="ro1">
          <table:table-cell table:formula="of:=[.A122]+0.01" office:value-type="float" office:value="0.19" calcext:value-type="float">
            <text:p>0.19</text:p>
          </table:table-cell>
          <table:table-cell table:formula="of:=1/((1-[.$A123])/[.B$102]+[.$A123]/[.B$103])" office:value-type="float" office:value="1418044570.07552" calcext:value-type="float">
            <text:p>1418044570.07552</text:p>
          </table:table-cell>
          <table:table-cell table:formula="of:=(1/((1-[.$A123])/[.C$102]+[.$A123]/[.C$103]))/[.$B123]" office:value-type="float" office:value="0.650941894101567" calcext:value-type="float">
            <text:p>0.6509418941</text:p>
          </table:table-cell>
          <table:table-cell table:formula="of:=(1/((1-[.$A123])/[.D$102]+[.$A123]/[.D$103]))/[.$B123]" office:value-type="float" office:value="0.698347845996004" calcext:value-type="float">
            <text:p>0.698347846</text:p>
          </table:table-cell>
          <table:table-cell table:formula="of:=(1/((1-[.$A123])/[.E$102]+[.$A123]/[.E$103]))/[.$B123]" office:value-type="float" office:value="0.602303088135923" calcext:value-type="float">
            <text:p>0.6023030881</text:p>
          </table:table-cell>
          <table:table-cell table:formula="of:=(1/((1-[.$A123])/[.F$102]+[.$A123]/[.F$103]))/[.$B123]" office:value-type="float" office:value="0.493615829476705" calcext:value-type="float">
            <text:p>0.4936158295</text:p>
          </table:table-cell>
          <table:table-cell table:formula="of:=(1/((1-[.$A123])/[.G$102]+[.$A123]/[.G$103]))/[.$B123]" office:value-type="float" office:value="0.36812368317613" calcext:value-type="float">
            <text:p>0.3681236832</text:p>
          </table:table-cell>
          <table:table-cell table:formula="of:=(1/((1-[.$A123])/[.H$102]+[.$A123]/[.H$103]))/[.$B123]" office:value-type="float" office:value="0.262459281759544" calcext:value-type="float">
            <text:p>0.2624592818</text:p>
          </table:table-cell>
          <table:table-cell table:number-columns-repeated="1016"/>
        </table:table-row>
        <table:table-row table:style-name="ro1">
          <table:table-cell table:formula="of:=[.A123]+0.01" office:value-type="float" office:value="0.2" calcext:value-type="float">
            <text:p>0.2</text:p>
          </table:table-cell>
          <table:table-cell table:formula="of:=1/((1-[.$A124])/[.B$102]+[.$A124]/[.B$103])" office:value-type="float" office:value="1416075143.61467" calcext:value-type="float">
            <text:p>1416075143.61467</text:p>
          </table:table-cell>
          <table:table-cell table:formula="of:=(1/((1-[.$A124])/[.C$102]+[.$A124]/[.C$103]))/[.$B124]" office:value-type="float" office:value="0.637278410094152" calcext:value-type="float">
            <text:p>0.6372784101</text:p>
          </table:table-cell>
          <table:table-cell table:formula="of:=(1/((1-[.$A124])/[.D$102]+[.$A124]/[.D$103]))/[.$B124]" office:value-type="float" office:value="0.691904712212116" calcext:value-type="float">
            <text:p>0.6919047122</text:p>
          </table:table-cell>
          <table:table-cell table:formula="of:=(1/((1-[.$A124])/[.E$102]+[.$A124]/[.E$103]))/[.$B124]" office:value-type="float" office:value="0.600875446681408" calcext:value-type="float">
            <text:p>0.6008754467</text:p>
          </table:table-cell>
          <table:table-cell table:formula="of:=(1/((1-[.$A124])/[.F$102]+[.$A124]/[.F$103]))/[.$B124]" office:value-type="float" office:value="0.495170050590808" calcext:value-type="float">
            <text:p>0.4951700506</text:p>
          </table:table-cell>
          <table:table-cell table:formula="of:=(1/((1-[.$A124])/[.G$102]+[.$A124]/[.G$103]))/[.$B124]" office:value-type="float" office:value="0.36992442373082" calcext:value-type="float">
            <text:p>0.3699244237</text:p>
          </table:table-cell>
          <table:table-cell table:formula="of:=(1/((1-[.$A124])/[.H$102]+[.$A124]/[.H$103]))/[.$B124]" office:value-type="float" office:value="0.263653810254953" calcext:value-type="float">
            <text:p>0.2636538103</text:p>
          </table:table-cell>
          <table:table-cell table:number-columns-repeated="1016"/>
        </table:table-row>
        <table:table-row table:style-name="ro1">
          <table:table-cell table:formula="of:=[.A124]+0.01" office:value-type="float" office:value="0.21" calcext:value-type="float">
            <text:p>0.21</text:p>
          </table:table-cell>
          <table:table-cell table:formula="of:=1/((1-[.$A125])/[.B$102]+[.$A125]/[.B$103])" office:value-type="float" office:value="1414111179.97404" calcext:value-type="float">
            <text:p>1414111179.97404</text:p>
          </table:table-cell>
          <table:table-cell table:formula="of:=(1/((1-[.$A125])/[.C$102]+[.$A125]/[.C$103]))/[.$B125]" office:value-type="float" office:value="0.624212332032049" calcext:value-type="float">
            <text:p>0.624212332</text:p>
          </table:table-cell>
          <table:table-cell table:formula="of:=(1/((1-[.$A125])/[.D$102]+[.$A125]/[.D$103]))/[.$B125]" office:value-type="float" office:value="0.685596768812403" calcext:value-type="float">
            <text:p>0.6855967688</text:p>
          </table:table-cell>
          <table:table-cell table:formula="of:=(1/((1-[.$A125])/[.E$102]+[.$A125]/[.E$103]))/[.$B125]" office:value-type="float" office:value="0.599458489098987" calcext:value-type="float">
            <text:p>0.5994584891</text:p>
          </table:table-cell>
          <table:table-cell table:formula="of:=(1/((1-[.$A125])/[.F$102]+[.$A125]/[.F$103]))/[.$B125]" office:value-type="float" office:value="0.496729737983558" calcext:value-type="float">
            <text:p>0.496729738</text:p>
          </table:table-cell>
          <table:table-cell table:formula="of:=(1/((1-[.$A125])/[.G$102]+[.$A125]/[.G$103]))/[.$B125]" office:value-type="float" office:value="0.371737799403491" calcext:value-type="float">
            <text:p>0.3717377994</text:p>
          </table:table-cell>
          <table:table-cell table:formula="of:=(1/((1-[.$A125])/[.H$102]+[.$A125]/[.H$103]))/[.$B125]" office:value-type="float" office:value="0.264855902815214" calcext:value-type="float">
            <text:p>0.2648559028</text:p>
          </table:table-cell>
          <table:table-cell table:number-columns-repeated="1016"/>
        </table:table-row>
        <table:table-row table:style-name="ro1">
          <table:table-cell table:formula="of:=[.A125]+0.01" office:value-type="float" office:value="0.22" calcext:value-type="float">
            <text:p>0.22</text:p>
          </table:table-cell>
          <table:table-cell table:formula="of:=1/((1-[.$A126])/[.B$102]+[.$A126]/[.B$103])" office:value-type="float" office:value="1412152656.45584" calcext:value-type="float">
            <text:p>1412152656.45584</text:p>
          </table:table-cell>
          <table:table-cell table:formula="of:=(1/((1-[.$A126])/[.C$102]+[.$A126]/[.C$103]))/[.$B126]" office:value-type="float" office:value="0.611705317727462" calcext:value-type="float">
            <text:p>0.6117053177</text:p>
          </table:table-cell>
          <table:table-cell table:formula="of:=(1/((1-[.$A126])/[.D$102]+[.$A126]/[.D$103]))/[.$B126]" office:value-type="float" office:value="0.679419805107088" calcext:value-type="float">
            <text:p>0.6794198051</text:p>
          </table:table-cell>
          <table:table-cell table:formula="of:=(1/((1-[.$A126])/[.E$102]+[.$A126]/[.E$103]))/[.$B126]" office:value-type="float" office:value="0.598052095905289" calcext:value-type="float">
            <text:p>0.5980520959</text:p>
          </table:table-cell>
          <table:table-cell table:formula="of:=(1/((1-[.$A126])/[.F$102]+[.$A126]/[.F$103]))/[.$B126]" office:value-type="float" office:value="0.498294920543544" calcext:value-type="float">
            <text:p>0.4982949205</text:p>
          </table:table-cell>
          <table:table-cell table:formula="of:=(1/((1-[.$A126])/[.G$102]+[.$A126]/[.G$103]))/[.$B126]" office:value-type="float" office:value="0.373563943646128" calcext:value-type="float">
            <text:p>0.3735639436</text:p>
          </table:table-cell>
          <table:table-cell table:formula="of:=(1/((1-[.$A126])/[.H$102]+[.$A126]/[.H$103]))/[.$B126]" office:value-type="float" office:value="0.266065631514962" calcext:value-type="float">
            <text:p>0.2660656315</text:p>
          </table:table-cell>
          <table:table-cell table:number-columns-repeated="1016"/>
        </table:table-row>
        <table:table-row table:style-name="ro1">
          <table:table-cell table:formula="of:=[.A126]+0.01" office:value-type="float" office:value="0.23" calcext:value-type="float">
            <text:p>0.23</text:p>
          </table:table-cell>
          <table:table-cell table:formula="of:=1/((1-[.$A127])/[.B$102]+[.$A127]/[.B$103])" office:value-type="float" office:value="1410199550.48787" calcext:value-type="float">
            <text:p>1410199550.48787</text:p>
          </table:table-cell>
          <table:table-cell table:formula="of:=(1/((1-[.$A127])/[.C$102]+[.$A127]/[.C$103]))/[.$B127]" office:value-type="float" office:value="0.599722237393927" calcext:value-type="float">
            <text:p>0.5997222374</text:p>
          </table:table-cell>
          <table:table-cell table:formula="of:=(1/((1-[.$A127])/[.D$102]+[.$A127]/[.D$103]))/[.$B127]" office:value-type="float" office:value="0.673369783473192" calcext:value-type="float">
            <text:p>0.6733697835</text:p>
          </table:table-cell>
          <table:table-cell table:formula="of:=(1/((1-[.$A127])/[.E$102]+[.$A127]/[.E$103]))/[.$B127]" office:value-type="float" office:value="0.596656149391989" calcext:value-type="float">
            <text:p>0.5966561494</text:p>
          </table:table-cell>
          <table:table-cell table:formula="of:=(1/((1-[.$A127])/[.F$102]+[.$A127]/[.F$103]))/[.$B127]" office:value-type="float" office:value="0.499865627363284" calcext:value-type="float">
            <text:p>0.4998656274</text:p>
          </table:table-cell>
          <table:table-cell table:formula="of:=(1/((1-[.$A127])/[.G$102]+[.$A127]/[.G$103]))/[.$B127]" office:value-type="float" office:value="0.375402991796714" calcext:value-type="float">
            <text:p>0.3754029918</text:p>
          </table:table-cell>
          <table:table-cell table:formula="of:=(1/((1-[.$A127])/[.H$102]+[.$A127]/[.H$103]))/[.$B127]" office:value-type="float" office:value="0.267283069347439" calcext:value-type="float">
            <text:p>0.2672830693</text:p>
          </table:table-cell>
          <table:table-cell table:number-columns-repeated="1016"/>
        </table:table-row>
        <table:table-row table:style-name="ro1">
          <table:table-cell table:formula="of:=[.A127]+0.01" office:value-type="float" office:value="0.24" calcext:value-type="float">
            <text:p>0.24</text:p>
          </table:table-cell>
          <table:table-cell table:formula="of:=1/((1-[.$A128])/[.B$102]+[.$A128]/[.B$103])" office:value-type="float" office:value="1408251839.62262" calcext:value-type="float">
            <text:p>1408251839.62262</text:p>
          </table:table-cell>
          <table:table-cell table:formula="of:=(1/((1-[.$A128])/[.C$102]+[.$A128]/[.C$103]))/[.$B128]" office:value-type="float" office:value="0.588230844119989" calcext:value-type="float">
            <text:p>0.5882308441</text:p>
          </table:table-cell>
          <table:table-cell table:formula="of:=(1/((1-[.$A128])/[.D$102]+[.$A128]/[.D$103]))/[.$B128]" office:value-type="float" office:value="0.667442830553289" calcext:value-type="float">
            <text:p>0.6674428306</text:p>
          </table:table-cell>
          <table:table-cell table:formula="of:=(1/((1-[.$A128])/[.E$102]+[.$A128]/[.E$103]))/[.$B128]" office:value-type="float" office:value="0.595270533592963" calcext:value-type="float">
            <text:p>0.5952705336</text:p>
          </table:table-cell>
          <table:table-cell table:formula="of:=(1/((1-[.$A128])/[.F$102]+[.$A128]/[.F$103]))/[.$B128]" office:value-type="float" office:value="0.501441887741017" calcext:value-type="float">
            <text:p>0.5014418877</text:p>
          </table:table-cell>
          <table:table-cell table:formula="of:=(1/((1-[.$A128])/[.G$102]+[.$A128]/[.G$103]))/[.$B128]" office:value-type="float" office:value="0.377255081112662" calcext:value-type="float">
            <text:p>0.3772550811</text:p>
          </table:table-cell>
          <table:table-cell table:formula="of:=(1/((1-[.$A128])/[.H$102]+[.$A128]/[.H$103]))/[.$B128]" office:value-type="float" office:value="0.268508290239174" calcext:value-type="float">
            <text:p>0.2685082902</text:p>
          </table:table-cell>
          <table:table-cell table:number-columns-repeated="1016"/>
        </table:table-row>
        <table:table-row table:style-name="ro1">
          <table:table-cell table:formula="of:=[.A128]+0.01" office:value-type="float" office:value="0.25" calcext:value-type="float">
            <text:p>0.25</text:p>
          </table:table-cell>
          <table:table-cell table:formula="of:=1/((1-[.$A129])/[.B$102]+[.$A129]/[.B$103])" office:value-type="float" office:value="1406309501.53642" calcext:value-type="float">
            <text:p>1406309501.53642</text:p>
          </table:table-cell>
          <table:table-cell table:formula="of:=(1/((1-[.$A129])/[.C$102]+[.$A129]/[.C$103]))/[.$B129]" office:value-type="float" office:value="0.577201484090569" calcext:value-type="float">
            <text:p>0.5772014841</text:p>
          </table:table-cell>
          <table:table-cell table:formula="of:=(1/((1-[.$A129])/[.D$102]+[.$A129]/[.D$103]))/[.$B129]" office:value-type="float" office:value="0.661635228985946" calcext:value-type="float">
            <text:p>0.661635229</text:p>
          </table:table-cell>
          <table:table-cell table:formula="of:=(1/((1-[.$A129])/[.E$102]+[.$A129]/[.E$103]))/[.$B129]" office:value-type="float" office:value="0.593895134252176" calcext:value-type="float">
            <text:p>0.5938951343</text:p>
          </table:table-cell>
          <table:table-cell table:formula="of:=(1/((1-[.$A129])/[.F$102]+[.$A129]/[.F$103]))/[.$B129]" office:value-type="float" office:value="0.503023731182528" calcext:value-type="float">
            <text:p>0.5030237312</text:p>
          </table:table-cell>
          <table:table-cell table:formula="of:=(1/((1-[.$A129])/[.G$102]+[.$A129]/[.G$103]))/[.$B129]" office:value-type="float" office:value="0.379120350804972" calcext:value-type="float">
            <text:p>0.3791203508</text:p>
          </table:table-cell>
          <table:table-cell table:formula="of:=(1/((1-[.$A129])/[.H$102]+[.$A129]/[.H$103]))/[.$B129]" office:value-type="float" office:value="0.269741369064952" calcext:value-type="float">
            <text:p>0.2697413691</text:p>
          </table:table-cell>
          <table:table-cell table:number-columns-repeated="1016"/>
        </table:table-row>
        <table:table-row table:style-name="ro1">
          <table:table-cell table:formula="of:=[.A129]+0.01" office:value-type="float" office:value="0.26" calcext:value-type="float">
            <text:p>0.26</text:p>
          </table:table-cell>
          <table:table-cell table:formula="of:=1/((1-[.$A130])/[.B$102]+[.$A130]/[.B$103])" office:value-type="float" office:value="1404372514.0286" calcext:value-type="float">
            <text:p>1404372514.0286</text:p>
          </table:table-cell>
          <table:table-cell table:formula="of:=(1/((1-[.$A130])/[.C$102]+[.$A130]/[.C$103]))/[.$B130]" office:value-type="float" office:value="0.566606841072794" calcext:value-type="float">
            <text:p>0.5666068411</text:p>
          </table:table-cell>
          <table:table-cell table:formula="of:=(1/((1-[.$A130])/[.D$102]+[.$A130]/[.D$103]))/[.$B130]" office:value-type="float" office:value="0.655943409630753" calcext:value-type="float">
            <text:p>0.6559434096</text:p>
          </table:table-cell>
          <table:table-cell table:formula="of:=(1/((1-[.$A130])/[.E$102]+[.$A130]/[.E$103]))/[.$B130]" office:value-type="float" office:value="0.592529838792277" calcext:value-type="float">
            <text:p>0.5925298388</text:p>
          </table:table-cell>
          <table:table-cell table:formula="of:=(1/((1-[.$A130])/[.F$102]+[.$A130]/[.F$103]))/[.$B130]" office:value-type="float" office:value="0.504611187402994" calcext:value-type="float">
            <text:p>0.5046111874</text:p>
          </table:table-cell>
          <table:table-cell table:formula="of:=(1/((1-[.$A130])/[.G$102]+[.$A130]/[.G$103]))/[.$B130]" office:value-type="float" office:value="0.380998942073103" calcext:value-type="float">
            <text:p>0.3809989421</text:p>
          </table:table-cell>
          <table:table-cell table:formula="of:=(1/((1-[.$A130])/[.H$102]+[.$A130]/[.H$103]))/[.$B130]" office:value-type="float" office:value="0.270982381663063" calcext:value-type="float">
            <text:p>0.2709823817</text:p>
          </table:table-cell>
          <table:table-cell table:number-columns-repeated="1016"/>
        </table:table-row>
        <table:table-row table:style-name="ro1">
          <table:table-cell table:formula="of:=[.A130]+0.01" office:value-type="float" office:value="0.27" calcext:value-type="float">
            <text:p>0.27</text:p>
          </table:table-cell>
          <table:table-cell table:formula="of:=1/((1-[.$A131])/[.B$102]+[.$A131]/[.B$103])" office:value-type="float" office:value="1402440855.02064" calcext:value-type="float">
            <text:p>1402440855.02064</text:p>
          </table:table-cell>
          <table:table-cell table:formula="of:=(1/((1-[.$A131])/[.C$102]+[.$A131]/[.C$103]))/[.$B131]" office:value-type="float" office:value="0.55642171053083" calcext:value-type="float">
            <text:p>0.5564217105</text:p>
          </table:table-cell>
          <table:table-cell table:formula="of:=(1/((1-[.$A131])/[.D$102]+[.$A131]/[.D$103]))/[.$B131]" office:value-type="float" office:value="0.650363944253785" calcext:value-type="float">
            <text:p>0.6503639443</text:p>
          </table:table-cell>
          <table:table-cell table:formula="of:=(1/((1-[.$A131])/[.E$102]+[.$A131]/[.E$103]))/[.$B131]" office:value-type="float" office:value="0.59117453628388" calcext:value-type="float">
            <text:p>0.5911745363</text:p>
          </table:table-cell>
          <table:table-cell table:formula="of:=(1/((1-[.$A131])/[.F$102]+[.$A131]/[.F$103]))/[.$B131]" office:value-type="float" office:value="0.506204286328838" calcext:value-type="float">
            <text:p>0.5062042863</text:p>
          </table:table-cell>
          <table:table-cell table:formula="of:=(1/((1-[.$A131])/[.G$102]+[.$A131]/[.G$103]))/[.$B131]" office:value-type="float" office:value="0.382890998140611" calcext:value-type="float">
            <text:p>0.3828909981</text:p>
          </table:table-cell>
          <table:table-cell table:formula="of:=(1/((1-[.$A131])/[.H$102]+[.$A131]/[.H$103]))/[.$B131]" office:value-type="float" office:value="0.272231404850851" calcext:value-type="float">
            <text:p>0.2722314049</text:p>
          </table:table-cell>
          <table:table-cell table:number-columns-repeated="1016"/>
        </table:table-row>
        <table:table-row table:style-name="ro1">
          <table:table-cell table:formula="of:=[.A131]+0.01" office:value-type="float" office:value="0.28" calcext:value-type="float">
            <text:p>0.28</text:p>
          </table:table-cell>
          <table:table-cell table:formula="of:=1/((1-[.$A132])/[.B$102]+[.$A132]/[.B$103])" office:value-type="float" office:value="1400514502.55531" calcext:value-type="float">
            <text:p>1400514502.55531</text:p>
          </table:table-cell>
          <table:table-cell table:formula="of:=(1/((1-[.$A132])/[.C$102]+[.$A132]/[.C$103]))/[.$B132]" office:value-type="float" office:value="0.546622799437371" calcext:value-type="float">
            <text:p>0.5466227994</text:p>
          </table:table-cell>
          <table:table-cell table:formula="of:=(1/((1-[.$A132])/[.D$102]+[.$A132]/[.D$103]))/[.$B132]" office:value-type="float" office:value="0.644893538641979" calcext:value-type="float">
            <text:p>0.6448935386</text:p>
          </table:table-cell>
          <table:table-cell table:formula="of:=(1/((1-[.$A132])/[.E$102]+[.$A132]/[.E$103]))/[.$B132]" office:value-type="float" office:value="0.589829117415518" calcext:value-type="float">
            <text:p>0.5898291174</text:p>
          </table:table-cell>
          <table:table-cell table:formula="of:=(1/((1-[.$A132])/[.F$102]+[.$A132]/[.F$103]))/[.$B132]" office:value-type="float" office:value="0.507803058099612" calcext:value-type="float">
            <text:p>0.5078030581</text:p>
          </table:table-cell>
          <table:table-cell table:formula="of:=(1/((1-[.$A132])/[.G$102]+[.$A132]/[.G$103]))/[.$B132]" office:value-type="float" office:value="0.384796664291542" calcext:value-type="float">
            <text:p>0.3847966643</text:p>
          </table:table-cell>
          <table:table-cell table:formula="of:=(1/((1-[.$A132])/[.H$102]+[.$A132]/[.H$103]))/[.$B132]" office:value-type="float" office:value="0.273488516440566" calcext:value-type="float">
            <text:p>0.2734885164</text:p>
          </table:table-cell>
          <table:table-cell table:number-columns-repeated="1016"/>
        </table:table-row>
        <table:table-row table:style-name="ro1">
          <table:table-cell table:formula="of:=[.A132]+0.01" office:value-type="float" office:value="0.29" calcext:value-type="float">
            <text:p>0.29</text:p>
          </table:table-cell>
          <table:table-cell table:formula="of:=1/((1-[.$A133])/[.B$102]+[.$A133]/[.B$103])" office:value-type="float" office:value="1398593434.79587" calcext:value-type="float">
            <text:p>1398593434.79587</text:p>
          </table:table-cell>
          <table:table-cell table:formula="of:=(1/((1-[.$A133])/[.C$102]+[.$A133]/[.C$103]))/[.$B133]" office:value-type="float" office:value="0.537188548434773" calcext:value-type="float">
            <text:p>0.5371885484</text:p>
          </table:table-cell>
          <table:table-cell table:formula="of:=(1/((1-[.$A133])/[.D$102]+[.$A133]/[.D$103]))/[.$B133]" office:value-type="float" office:value="0.639529026117385" calcext:value-type="float">
            <text:p>0.6395290261</text:p>
          </table:table-cell>
          <table:table-cell table:formula="of:=(1/((1-[.$A133])/[.E$102]+[.$A133]/[.E$103]))/[.$B133]" office:value-type="float" office:value="0.588493474464258" calcext:value-type="float">
            <text:p>0.5884934745</text:p>
          </table:table-cell>
          <table:table-cell table:formula="of:=(1/((1-[.$A133])/[.F$102]+[.$A133]/[.F$103]))/[.$B133]" office:value-type="float" office:value="0.509407533069898" calcext:value-type="float">
            <text:p>0.5094075331</text:p>
          </table:table-cell>
          <table:table-cell table:formula="of:=(1/((1-[.$A133])/[.G$102]+[.$A133]/[.G$103]))/[.$B133]" office:value-type="float" office:value="0.386716087907627" calcext:value-type="float">
            <text:p>0.3867160879</text:p>
          </table:table-cell>
          <table:table-cell table:formula="of:=(1/((1-[.$A133])/[.H$102]+[.$A133]/[.H$103]))/[.$B133]" office:value-type="float" office:value="0.27475379525552" calcext:value-type="float">
            <text:p>0.2747537953</text:p>
          </table:table-cell>
          <table:table-cell table:number-columns-repeated="1016"/>
        </table:table-row>
        <table:table-row table:style-name="ro1">
          <table:table-cell table:formula="of:=[.A133]+0.01" office:value-type="float" office:value="0.3" calcext:value-type="float">
            <text:p>0.3</text:p>
          </table:table-cell>
          <table:table-cell table:formula="of:=1/((1-[.$A134])/[.B$102]+[.$A134]/[.B$103])" office:value-type="float" office:value="1396677630.0252" calcext:value-type="float">
            <text:p>1396677630.0252</text:p>
          </table:table-cell>
          <table:table-cell table:formula="of:=(1/((1-[.$A134])/[.C$102]+[.$A134]/[.C$103]))/[.$B134]" office:value-type="float" office:value="0.528098973487982" calcext:value-type="float">
            <text:p>0.5280989735</text:p>
          </table:table-cell>
          <table:table-cell table:formula="of:=(1/((1-[.$A134])/[.D$102]+[.$A134]/[.D$103]))/[.$B134]" office:value-type="float" office:value="0.63426736142444" calcext:value-type="float">
            <text:p>0.6342673614</text:p>
          </table:table-cell>
          <table:table-cell table:formula="of:=(1/((1-[.$A134])/[.E$102]+[.$A134]/[.E$103]))/[.$B134]" office:value-type="float" office:value="0.587167501266944" calcext:value-type="float">
            <text:p>0.5871675013</text:p>
          </table:table-cell>
          <table:table-cell table:formula="of:=(1/((1-[.$A134])/[.F$102]+[.$A134]/[.F$103]))/[.$B134]" office:value-type="float" office:value="0.511017741811231" calcext:value-type="float">
            <text:p>0.5110177418</text:p>
          </table:table-cell>
          <table:table-cell table:formula="of:=(1/((1-[.$A134])/[.G$102]+[.$A134]/[.G$103]))/[.$B134]" office:value-type="float" office:value="0.388649418506272" calcext:value-type="float">
            <text:p>0.3886494185</text:p>
          </table:table-cell>
          <table:table-cell table:formula="of:=(1/((1-[.$A134])/[.H$102]+[.$A134]/[.H$103]))/[.$B134]" office:value-type="float" office:value="0.276027321146565" calcext:value-type="float">
            <text:p>0.2760273211</text:p>
          </table:table-cell>
          <table:table-cell table:number-columns-repeated="1016"/>
        </table:table-row>
        <table:table-row table:style-name="ro1">
          <table:table-cell table:formula="of:=[.A134]+0.01" office:value-type="float" office:value="0.31" calcext:value-type="float">
            <text:p>0.31</text:p>
          </table:table-cell>
          <table:table-cell table:formula="of:=1/((1-[.$A135])/[.B$102]+[.$A135]/[.B$103])" office:value-type="float" office:value="1394767066.64504" calcext:value-type="float">
            <text:p>1394767066.64504</text:p>
          </table:table-cell>
          <table:table-cell table:formula="of:=(1/((1-[.$A135])/[.C$102]+[.$A135]/[.C$103]))/[.$B135]" office:value-type="float" office:value="0.519335524581525" calcext:value-type="float">
            <text:p>0.5193355246</text:p>
          </table:table-cell>
          <table:table-cell table:formula="of:=(1/((1-[.$A135])/[.D$102]+[.$A135]/[.D$103]))/[.$B135]" office:value-type="float" office:value="0.629105614965484" calcext:value-type="float">
            <text:p>0.629105615</text:p>
          </table:table-cell>
          <table:table-cell table:formula="of:=(1/((1-[.$A135])/[.E$102]+[.$A135]/[.E$103]))/[.$B135]" office:value-type="float" office:value="0.585851093192072" calcext:value-type="float">
            <text:p>0.5858510932</text:p>
          </table:table-cell>
          <table:table-cell table:formula="of:=(1/((1-[.$A135])/[.F$102]+[.$A135]/[.F$103]))/[.$B135]" office:value-type="float" office:value="0.512633715114037" calcext:value-type="float">
            <text:p>0.5126337151</text:p>
          </table:table-cell>
          <table:table-cell table:formula="of:=(1/((1-[.$A135])/[.G$102]+[.$A135]/[.G$103]))/[.$B135]" office:value-type="float" office:value="0.390596807779387" calcext:value-type="float">
            <text:p>0.3905968078</text:p>
          </table:table-cell>
          <table:table-cell table:formula="of:=(1/((1-[.$A135])/[.H$102]+[.$A135]/[.H$103]))/[.$B135]" office:value-type="float" office:value="0.277309175008894" calcext:value-type="float">
            <text:p>0.277309175</text:p>
          </table:table-cell>
          <table:table-cell table:number-columns-repeated="1016"/>
        </table:table-row>
        <table:table-row table:style-name="ro1">
          <table:table-cell table:formula="of:=[.A135]+0.01" office:value-type="float" office:value="0.32" calcext:value-type="float">
            <text:p>0.32</text:p>
          </table:table-cell>
          <table:table-cell table:formula="of:=1/((1-[.$A136])/[.B$102]+[.$A136]/[.B$103])" office:value-type="float" office:value="1392861723.17515" calcext:value-type="float">
            <text:p>1392861723.17515</text:p>
          </table:table-cell>
          <table:table-cell table:formula="of:=(1/((1-[.$A136])/[.C$102]+[.$A136]/[.C$103]))/[.$B136]" office:value-type="float" office:value="0.510880959357941" calcext:value-type="float">
            <text:p>0.5108809594</text:p>
          </table:table-cell>
          <table:table-cell table:formula="of:=(1/((1-[.$A136])/[.D$102]+[.$A136]/[.D$103]))/[.$B136]" office:value-type="float" office:value="0.624040967361595" calcext:value-type="float">
            <text:p>0.6240409674</text:p>
          </table:table-cell>
          <table:table-cell table:formula="of:=(1/((1-[.$A136])/[.E$102]+[.$A136]/[.E$103]))/[.$B136]" office:value-type="float" office:value="0.584544147112266" calcext:value-type="float">
            <text:p>0.5845441471</text:p>
          </table:table-cell>
          <table:table-cell table:formula="of:=(1/((1-[.$A136])/[.F$102]+[.$A136]/[.F$103]))/[.$B136]" office:value-type="float" office:value="0.514255483989597" calcext:value-type="float">
            <text:p>0.514255484</text:p>
          </table:table-cell>
          <table:table-cell table:formula="of:=(1/((1-[.$A136])/[.G$102]+[.$A136]/[.G$103]))/[.$B136]" office:value-type="float" office:value="0.392558409633061" calcext:value-type="float">
            <text:p>0.3925584096</text:p>
          </table:table-cell>
          <table:table-cell table:formula="of:=(1/((1-[.$A136])/[.H$102]+[.$A136]/[.H$103]))/[.$B136]" office:value-type="float" office:value="0.278599438799161" calcext:value-type="float">
            <text:p>0.2785994388</text:p>
          </table:table-cell>
          <table:table-cell table:number-columns-repeated="1016"/>
        </table:table-row>
        <table:table-row table:style-name="ro1">
          <table:table-cell table:formula="of:=[.A136]+0.01" office:value-type="float" office:value="0.33" calcext:value-type="float">
            <text:p>0.33</text:p>
          </table:table-cell>
          <table:table-cell table:formula="of:=1/((1-[.$A137])/[.B$102]+[.$A137]/[.B$103])" office:value-type="float" office:value="1390961578.25247" calcext:value-type="float">
            <text:p>1390961578.25247</text:p>
          </table:table-cell>
          <table:table-cell table:formula="of:=(1/((1-[.$A137])/[.C$102]+[.$A137]/[.C$103]))/[.$B137]" office:value-type="float" office:value="0.50271922988635" calcext:value-type="float">
            <text:p>0.5027192299</text:p>
          </table:table-cell>
          <table:table-cell table:formula="of:=(1/((1-[.$A137])/[.D$102]+[.$A137]/[.D$103]))/[.$B137]" office:value-type="float" office:value="0.6190707043175" calcext:value-type="float">
            <text:p>0.6190707043</text:p>
          </table:table-cell>
          <table:table-cell table:formula="of:=(1/((1-[.$A137])/[.E$102]+[.$A137]/[.E$103]))/[.$B137]" office:value-type="float" office:value="0.583246561377343" calcext:value-type="float">
            <text:p>0.5832465614</text:p>
          </table:table-cell>
          <table:table-cell table:formula="of:=(1/((1-[.$A137])/[.F$102]+[.$A137]/[.F$103]))/[.$B137]" office:value-type="float" office:value="0.515883079672031" calcext:value-type="float">
            <text:p>0.5158830797</text:p>
          </table:table-cell>
          <table:table-cell table:formula="of:=(1/((1-[.$A137])/[.G$102]+[.$A137]/[.G$103]))/[.$B137]" office:value-type="float" office:value="0.394534380228106" calcext:value-type="float">
            <text:p>0.3945343802</text:p>
          </table:table-cell>
          <table:table-cell table:formula="of:=(1/((1-[.$A137])/[.H$102]+[.$A137]/[.H$103]))/[.$B137]" office:value-type="float" office:value="0.27989819555296" calcext:value-type="float">
            <text:p>0.2798981956</text:p>
          </table:table-cell>
          <table:table-cell table:number-columns-repeated="1016"/>
        </table:table-row>
        <table:table-row table:style-name="ro1">
          <table:table-cell table:formula="of:=[.A137]+0.01" office:value-type="float" office:value="0.34" calcext:value-type="float">
            <text:p>0.34</text:p>
          </table:table-cell>
          <table:table-cell table:formula="of:=1/((1-[.$A138])/[.B$102]+[.$A138]/[.B$103])" office:value-type="float" office:value="1389066610.63039" calcext:value-type="float">
            <text:p>1389066610.63039</text:p>
          </table:table-cell>
          <table:table-cell table:formula="of:=(1/((1-[.$A138])/[.C$102]+[.$A138]/[.C$103]))/[.$B138]" office:value-type="float" office:value="0.494835380996515" calcext:value-type="float">
            <text:p>0.494835381</text:p>
          </table:table-cell>
          <table:table-cell table:formula="of:=(1/((1-[.$A138])/[.D$102]+[.$A138]/[.D$103]))/[.$B138]" office:value-type="float" office:value="0.614192211770946" calcext:value-type="float">
            <text:p>0.6141922118</text:p>
          </table:table-cell>
          <table:table-cell table:formula="of:=(1/((1-[.$A138])/[.E$102]+[.$A138]/[.E$103]))/[.$B138]" office:value-type="float" office:value="0.581958235787964" calcext:value-type="float">
            <text:p>0.5819582358</text:p>
          </table:table-cell>
          <table:table-cell table:formula="of:=(1/((1-[.$A138])/[.F$102]+[.$A138]/[.F$103]))/[.$B138]" office:value-type="float" office:value="0.517516533620306" calcext:value-type="float">
            <text:p>0.5175165336</text:p>
          </table:table-cell>
          <table:table-cell table:formula="of:=(1/((1-[.$A138])/[.G$102]+[.$A138]/[.G$103]))/[.$B138]" office:value-type="float" office:value="0.396524878021504" calcext:value-type="float">
            <text:p>0.396524878</text:p>
          </table:table-cell>
          <table:table-cell table:formula="of:=(1/((1-[.$A138])/[.H$102]+[.$A138]/[.H$103]))/[.$B138]" office:value-type="float" office:value="0.281205529402629" calcext:value-type="float">
            <text:p>0.2812055294</text:p>
          </table:table-cell>
          <table:table-cell table:number-columns-repeated="1016"/>
        </table:table-row>
        <table:table-row table:style-name="ro1">
          <table:table-cell table:formula="of:=[.A138]+0.01" office:value-type="float" office:value="0.35" calcext:value-type="float">
            <text:p>0.35</text:p>
          </table:table-cell>
          <table:table-cell table:formula="of:=1/((1-[.$A139])/[.B$102]+[.$A139]/[.B$103])" office:value-type="float" office:value="1387176799.17792" calcext:value-type="float">
            <text:p>1387176799.17792</text:p>
          </table:table-cell>
          <table:table-cell table:formula="of:=(1/((1-[.$A139])/[.C$102]+[.$A139]/[.C$103]))/[.$B139]" office:value-type="float" office:value="0.487215458823277" calcext:value-type="float">
            <text:p>0.4872154588</text:p>
          </table:table-cell>
          <table:table-cell table:formula="of:=(1/((1-[.$A139])/[.D$102]+[.$A139]/[.D$103]))/[.$B139]" office:value-type="float" office:value="0.609402971308283" calcext:value-type="float">
            <text:p>0.6094029713</text:p>
          </table:table-cell>
          <table:table-cell table:formula="of:=(1/((1-[.$A139])/[.E$102]+[.$A139]/[.E$103]))/[.$B139]" office:value-type="float" office:value="0.580679071569838" calcext:value-type="float">
            <text:p>0.5806790716</text:p>
          </table:table-cell>
          <table:table-cell table:formula="of:=(1/((1-[.$A139])/[.F$102]+[.$A139]/[.F$103]))/[.$B139]" office:value-type="float" office:value="0.519155877520256" calcext:value-type="float">
            <text:p>0.5191558775</text:p>
          </table:table-cell>
          <table:table-cell table:formula="of:=(1/((1-[.$A139])/[.G$102]+[.$A139]/[.G$103]))/[.$B139]" office:value-type="float" office:value="0.39853006380876" calcext:value-type="float">
            <text:p>0.3985300638</text:p>
          </table:table-cell>
          <table:table-cell table:formula="of:=(1/((1-[.$A139])/[.H$102]+[.$A139]/[.H$103]))/[.$B139]" office:value-type="float" office:value="0.282521525595421" calcext:value-type="float">
            <text:p>0.2825215256</text:p>
          </table:table-cell>
          <table:table-cell table:number-columns-repeated="1016"/>
        </table:table-row>
        <table:table-row table:style-name="ro1">
          <table:table-cell table:formula="of:=[.A139]+0.01" office:value-type="float" office:value="0.36" calcext:value-type="float">
            <text:p>0.36</text:p>
          </table:table-cell>
          <table:table-cell table:formula="of:=1/((1-[.$A140])/[.B$102]+[.$A140]/[.B$103])" office:value-type="float" office:value="1385292122.87888" calcext:value-type="float">
            <text:p>1385292122.87888</text:p>
          </table:table-cell>
          <table:table-cell table:formula="of:=(1/((1-[.$A140])/[.C$102]+[.$A140]/[.C$103]))/[.$B140]" office:value-type="float" office:value="0.479846428384735" calcext:value-type="float">
            <text:p>0.4798464284</text:p>
          </table:table-cell>
          <table:table-cell table:formula="of:=(1/((1-[.$A140])/[.D$102]+[.$A140]/[.D$103]))/[.$B140]" office:value-type="float" office:value="0.604700555829391" calcext:value-type="float">
            <text:p>0.6047005558</text:p>
          </table:table-cell>
          <table:table-cell table:formula="of:=(1/((1-[.$A140])/[.E$102]+[.$A140]/[.E$103]))/[.$B140]" office:value-type="float" office:value="0.579408971348478" calcext:value-type="float">
            <text:p>0.5794089713</text:p>
          </table:table-cell>
          <table:table-cell table:formula="of:=(1/((1-[.$A140])/[.F$102]+[.$A140]/[.F$103]))/[.$B140]" office:value-type="float" office:value="0.520801143286638" calcext:value-type="float">
            <text:p>0.5208011433</text:p>
          </table:table-cell>
          <table:table-cell table:formula="of:=(1/((1-[.$A140])/[.G$102]+[.$A140]/[.G$103]))/[.$B140]" office:value-type="float" office:value="0.400550100767207" calcext:value-type="float">
            <text:p>0.4005501008</text:p>
          </table:table-cell>
          <table:table-cell table:formula="of:=(1/((1-[.$A140])/[.H$102]+[.$A140]/[.H$103]))/[.$B140]" office:value-type="float" office:value="0.283846270512038" calcext:value-type="float">
            <text:p>0.2838462705</text:p>
          </table:table-cell>
          <table:table-cell table:number-columns-repeated="1016"/>
        </table:table-row>
        <table:table-row table:style-name="ro1">
          <table:table-cell table:formula="of:=[.A140]+0.01" office:value-type="float" office:value="0.37" calcext:value-type="float">
            <text:p>0.37</text:p>
          </table:table-cell>
          <table:table-cell table:formula="of:=1/((1-[.$A141])/[.B$102]+[.$A141]/[.B$103])" office:value-type="float" office:value="1383412560.83117" calcext:value-type="float">
            <text:p>1383412560.83117</text:p>
          </table:table-cell>
          <table:table-cell table:formula="of:=(1/((1-[.$A141])/[.C$102]+[.$A141]/[.C$103]))/[.$B141]" office:value-type="float" office:value="0.47271609916995" calcext:value-type="float">
            <text:p>0.4727160992</text:p>
          </table:table-cell>
          <table:table-cell table:formula="of:=(1/((1-[.$A141])/[.D$102]+[.$A141]/[.D$103]))/[.$B141]" office:value-type="float" office:value="0.600082625446258" calcext:value-type="float">
            <text:p>0.6000826254</text:p>
          </table:table-cell>
          <table:table-cell table:formula="of:=(1/((1-[.$A141])/[.E$102]+[.$A141]/[.E$103]))/[.$B141]" office:value-type="float" office:value="0.578147839124493" calcext:value-type="float">
            <text:p>0.5781478391</text:p>
          </table:table-cell>
          <table:table-cell table:formula="of:=(1/((1-[.$A141])/[.F$102]+[.$A141]/[.F$103]))/[.$B141]" office:value-type="float" office:value="0.522452363065199" calcext:value-type="float">
            <text:p>0.5224523631</text:p>
          </table:table-cell>
          <table:table-cell table:formula="of:=(1/((1-[.$A141])/[.G$102]+[.$A141]/[.G$103]))/[.$B141]" office:value-type="float" office:value="0.402585154500268" calcext:value-type="float">
            <text:p>0.4025851545</text:p>
          </table:table-cell>
          <table:table-cell table:formula="of:=(1/((1-[.$A141])/[.H$102]+[.$A141]/[.H$103]))/[.$B141]" office:value-type="float" office:value="0.285179851685523" calcext:value-type="float">
            <text:p>0.2851798517</text:p>
          </table:table-cell>
          <table:table-cell table:number-columns-repeated="1016"/>
        </table:table-row>
        <table:table-row table:style-name="ro1">
          <table:table-cell table:formula="of:=[.A141]+0.01" office:value-type="float" office:value="0.38" calcext:value-type="float">
            <text:p>0.38</text:p>
          </table:table-cell>
          <table:table-cell table:formula="of:=1/((1-[.$A142])/[.B$102]+[.$A142]/[.B$103])" office:value-type="float" office:value="1381538092.24598" calcext:value-type="float">
            <text:p>1381538092.24598</text:p>
          </table:table-cell>
          <table:table-cell table:formula="of:=(1/((1-[.$A142])/[.C$102]+[.$A142]/[.C$103]))/[.$B142]" office:value-type="float" office:value="0.465813057842614" calcext:value-type="float">
            <text:p>0.4658130578</text:p>
          </table:table-cell>
          <table:table-cell table:formula="of:=(1/((1-[.$A142])/[.D$102]+[.$A142]/[.D$103]))/[.$B142]" office:value-type="float" office:value="0.595546923600658" calcext:value-type="float">
            <text:p>0.5955469236</text:p>
          </table:table-cell>
          <table:table-cell table:formula="of:=(1/((1-[.$A142])/[.E$102]+[.$A142]/[.E$103]))/[.$B142]" office:value-type="float" office:value="0.576895580249397" calcext:value-type="float">
            <text:p>0.5768955802</text:p>
          </table:table-cell>
          <table:table-cell table:formula="of:=(1/((1-[.$A142])/[.F$102]+[.$A142]/[.F$103]))/[.$B142]" office:value-type="float" office:value="0.524109569234771" calcext:value-type="float">
            <text:p>0.5241095692</text:p>
          </table:table-cell>
          <table:table-cell table:formula="of:=(1/((1-[.$A142])/[.G$102]+[.$A142]/[.G$103]))/[.$B142]" office:value-type="float" office:value="0.404635393082714" calcext:value-type="float">
            <text:p>0.4046353931</text:p>
          </table:table-cell>
          <table:table-cell table:formula="of:=(1/((1-[.$A142])/[.H$102]+[.$A142]/[.H$103]))/[.$B142]" office:value-type="float" office:value="0.286522357820548" calcext:value-type="float">
            <text:p>0.2865223578</text:p>
          </table:table-cell>
          <table:table-cell table:number-columns-repeated="1016"/>
        </table:table-row>
        <table:table-row table:style-name="ro1">
          <table:table-cell table:formula="of:=[.A142]+0.01" office:value-type="float" office:value="0.39" calcext:value-type="float">
            <text:p>0.39</text:p>
          </table:table-cell>
          <table:table-cell table:formula="of:=1/((1-[.$A143])/[.B$102]+[.$A143]/[.B$103])" office:value-type="float" office:value="1379668696.44701" calcext:value-type="float">
            <text:p>1379668696.44701</text:p>
          </table:table-cell>
          <table:table-cell table:formula="of:=(1/((1-[.$A143])/[.C$102]+[.$A143]/[.C$103]))/[.$B143]" office:value-type="float" office:value="0.459126607279205" calcext:value-type="float">
            <text:p>0.4591266073</text:p>
          </table:table-cell>
          <table:table-cell table:formula="of:=(1/((1-[.$A143])/[.D$102]+[.$A143]/[.D$103]))/[.$B143]" office:value-type="float" office:value="0.591091273387379" calcext:value-type="float">
            <text:p>0.5910912734</text:p>
          </table:table-cell>
          <table:table-cell table:formula="of:=(1/((1-[.$A143])/[.E$102]+[.$A143]/[.E$103]))/[.$B143]" office:value-type="float" office:value="0.575652101401934" calcext:value-type="float">
            <text:p>0.5756521014</text:p>
          </table:table-cell>
          <table:table-cell table:formula="of:=(1/((1-[.$A143])/[.F$102]+[.$A143]/[.F$103]))/[.$B143]" office:value-type="float" office:value="0.525772794409386" calcext:value-type="float">
            <text:p>0.5257727944</text:p>
          </table:table-cell>
          <table:table-cell table:formula="of:=(1/((1-[.$A143])/[.G$102]+[.$A143]/[.G$103]))/[.$B143]" office:value-type="float" office:value="0.406700987106939" calcext:value-type="float">
            <text:p>0.4067009871</text:p>
          </table:table-cell>
          <table:table-cell table:formula="of:=(1/((1-[.$A143])/[.H$102]+[.$A143]/[.H$103]))/[.$B143]" office:value-type="float" office:value="0.287873878813078" calcext:value-type="float">
            <text:p>0.2878738788</text:p>
          </table:table-cell>
          <table:table-cell table:number-columns-repeated="1016"/>
        </table:table-row>
        <table:table-row table:style-name="ro1">
          <table:table-cell table:formula="of:=[.A143]+0.01" office:value-type="float" office:value="0.4" calcext:value-type="float">
            <text:p>0.4</text:p>
          </table:table-cell>
          <table:table-cell table:formula="of:=1/((1-[.$A144])/[.B$102]+[.$A144]/[.B$103])" office:value-type="float" office:value="1377804352.86972" calcext:value-type="float">
            <text:p>1377804352.86972</text:p>
          </table:table-cell>
          <table:table-cell table:formula="of:=(1/((1-[.$A144])/[.C$102]+[.$A144]/[.C$103]))/[.$B144]" office:value-type="float" office:value="0.452646711256752" calcext:value-type="float">
            <text:p>0.4526467113</text:p>
          </table:table-cell>
          <table:table-cell table:formula="of:=(1/((1-[.$A144])/[.D$102]+[.$A144]/[.D$103]))/[.$B144]" office:value-type="float" office:value="0.586713574070438" calcext:value-type="float">
            <text:p>0.5867135741</text:p>
          </table:table-cell>
          <table:table-cell table:formula="of:=(1/((1-[.$A144])/[.E$102]+[.$A144]/[.E$103]))/[.$B144]" office:value-type="float" office:value="0.57441731056489" calcext:value-type="float">
            <text:p>0.5744173106</text:p>
          </table:table-cell>
          <table:table-cell table:formula="of:=(1/((1-[.$A144])/[.F$102]+[.$A144]/[.F$103]))/[.$B144]" office:value-type="float" office:value="0.527442071440419" calcext:value-type="float">
            <text:p>0.5274420714</text:p>
          </table:table-cell>
          <table:table-cell table:formula="of:=(1/((1-[.$A144])/[.G$102]+[.$A144]/[.G$103]))/[.$B144]" office:value-type="float" office:value="0.408782109730273" calcext:value-type="float">
            <text:p>0.4087821097</text:p>
          </table:table-cell>
          <table:table-cell table:formula="of:=(1/((1-[.$A144])/[.H$102]+[.$A144]/[.H$103]))/[.$B144]" office:value-type="float" office:value="0.289234505770438" calcext:value-type="float">
            <text:p>0.2892345058</text:p>
          </table:table-cell>
          <table:table-cell table:number-columns-repeated="1016"/>
        </table:table-row>
        <table:table-row table:style-name="ro1">
          <table:table-cell table:formula="of:=[.A144]+0.01" office:value-type="float" office:value="0.41" calcext:value-type="float">
            <text:p>0.41</text:p>
          </table:table-cell>
          <table:table-cell table:formula="of:=1/((1-[.$A145])/[.B$102]+[.$A145]/[.B$103])" office:value-type="float" office:value="1375945041.06059" calcext:value-type="float">
            <text:p>1375945041.06059</text:p>
          </table:table-cell>
          <table:table-cell table:formula="of:=(1/((1-[.$A145])/[.C$102]+[.$A145]/[.C$103]))/[.$B145]" office:value-type="float" office:value="0.446363944188673" calcext:value-type="float">
            <text:p>0.4463639442</text:p>
          </table:table-cell>
          <table:table-cell table:formula="of:=(1/((1-[.$A145])/[.D$102]+[.$A145]/[.D$103]))/[.$B145]" office:value-type="float" office:value="0.58241179778054" calcext:value-type="float">
            <text:p>0.5824117978</text:p>
          </table:table-cell>
          <table:table-cell table:formula="of:=(1/((1-[.$A145])/[.E$102]+[.$A145]/[.E$103]))/[.$B145]" office:value-type="float" office:value="0.573191117002399" calcext:value-type="float">
            <text:p>0.573191117</text:p>
          </table:table-cell>
          <table:table-cell table:formula="of:=(1/((1-[.$A145])/[.F$102]+[.$A145]/[.F$103]))/[.$B145]" office:value-type="float" office:value="0.529117433418746" calcext:value-type="float">
            <text:p>0.5291174334</text:p>
          </table:table-cell>
          <table:table-cell table:formula="of:=(1/((1-[.$A145])/[.G$102]+[.$A145]/[.G$103]))/[.$B145]" office:value-type="float" office:value="0.410878936723376" calcext:value-type="float">
            <text:p>0.4108789367</text:p>
          </table:table-cell>
          <table:table-cell table:formula="of:=(1/((1-[.$A145])/[.H$102]+[.$A145]/[.H$103]))/[.$B145]" office:value-type="float" office:value="0.290604331031787" calcext:value-type="float">
            <text:p>0.290604331</text:p>
          </table:table-cell>
          <table:table-cell table:number-columns-repeated="1016"/>
        </table:table-row>
        <table:table-row table:style-name="ro1">
          <table:table-cell table:formula="of:=[.A145]+0.01" office:value-type="float" office:value="0.42" calcext:value-type="float">
            <text:p>0.42</text:p>
          </table:table-cell>
          <table:table-cell table:formula="of:=1/((1-[.$A146])/[.B$102]+[.$A146]/[.B$103])" office:value-type="float" office:value="1374090740.67632" calcext:value-type="float">
            <text:p>1374090740.67632</text:p>
          </table:table-cell>
          <table:table-cell table:formula="of:=(1/((1-[.$A146])/[.C$102]+[.$A146]/[.C$103]))/[.$B146]" office:value-type="float" office:value="0.440269445379217" calcext:value-type="float">
            <text:p>0.4402694454</text:p>
          </table:table-cell>
          <table:table-cell table:formula="of:=(1/((1-[.$A146])/[.D$102]+[.$A146]/[.D$103]))/[.$B146]" office:value-type="float" office:value="0.578183986382907" calcext:value-type="float">
            <text:p>0.5781839864</text:p>
          </table:table-cell>
          <table:table-cell table:formula="of:=(1/((1-[.$A146])/[.E$102]+[.$A146]/[.E$103]))/[.$B146]" office:value-type="float" office:value="0.571973431237716" calcext:value-type="float">
            <text:p>0.5719734312</text:p>
          </table:table-cell>
          <table:table-cell table:formula="of:=(1/((1-[.$A146])/[.F$102]+[.$A146]/[.F$103]))/[.$B146]" office:value-type="float" office:value="0.530798913676935" calcext:value-type="float">
            <text:p>0.5307989137</text:p>
          </table:table-cell>
          <table:table-cell table:formula="of:=(1/((1-[.$A146])/[.G$102]+[.$A146]/[.G$103]))/[.$B146]" office:value-type="float" office:value="0.41299164651972" calcext:value-type="float">
            <text:p>0.4129916465</text:p>
          </table:table-cell>
          <table:table-cell table:formula="of:=(1/((1-[.$A146])/[.H$102]+[.$A146]/[.H$103]))/[.$B146]" office:value-type="float" office:value="0.291983448189008" calcext:value-type="float">
            <text:p>0.2919834482</text:p>
          </table:table-cell>
          <table:table-cell table:number-columns-repeated="1016"/>
        </table:table-row>
        <table:table-row table:style-name="ro1">
          <table:table-cell table:formula="of:=[.A146]+0.01" office:value-type="float" office:value="0.43" calcext:value-type="float">
            <text:p>0.43</text:p>
          </table:table-cell>
          <table:table-cell table:formula="of:=1/((1-[.$A147])/[.B$102]+[.$A147]/[.B$103])" office:value-type="float" office:value="1372241431.48317" calcext:value-type="float">
            <text:p>1372241431.48317</text:p>
          </table:table-cell>
          <table:table-cell table:formula="of:=(1/((1-[.$A147])/[.C$102]+[.$A147]/[.C$103]))/[.$B147]" office:value-type="float" office:value="0.434354877329629" calcext:value-type="float">
            <text:p>0.4343548773</text:p>
          </table:table-cell>
          <table:table-cell table:formula="of:=(1/((1-[.$A147])/[.D$102]+[.$A147]/[.D$103]))/[.$B147]" office:value-type="float" office:value="0.574028248505273" calcext:value-type="float">
            <text:p>0.5740282485</text:p>
          </table:table-cell>
          <table:table-cell table:formula="of:=(1/((1-[.$A147])/[.E$102]+[.$A147]/[.E$103]))/[.$B147]" office:value-type="float" office:value="0.570764165031448" calcext:value-type="float">
            <text:p>0.570764165</text:p>
          </table:table-cell>
          <table:table-cell table:formula="of:=(1/((1-[.$A147])/[.F$102]+[.$A147]/[.F$103]))/[.$B147]" office:value-type="float" office:value="0.532486545791453" calcext:value-type="float">
            <text:p>0.5324865458</text:p>
          </table:table-cell>
          <table:table-cell table:formula="of:=(1/((1-[.$A147])/[.G$102]+[.$A147]/[.G$103]))/[.$B147]" office:value-type="float" office:value="0.41512042026621" calcext:value-type="float">
            <text:p>0.4151204203</text:p>
          </table:table-cell>
          <table:table-cell table:formula="of:=(1/((1-[.$A147])/[.H$102]+[.$A147]/[.H$103]))/[.$B147]" office:value-type="float" office:value="0.293371952108022" calcext:value-type="float">
            <text:p>0.2933719521</text:p>
          </table:table-cell>
          <table:table-cell table:number-columns-repeated="1016"/>
        </table:table-row>
        <table:table-row table:style-name="ro1">
          <table:table-cell table:formula="of:=[.A147]+0.01" office:value-type="float" office:value="0.44" calcext:value-type="float">
            <text:p>0.44</text:p>
          </table:table-cell>
          <table:table-cell table:formula="of:=1/((1-[.$A148])/[.B$102]+[.$A148]/[.B$103])" office:value-type="float" office:value="1370397093.35616" calcext:value-type="float">
            <text:p>1370397093.35616</text:p>
          </table:table-cell>
          <table:table-cell table:formula="of:=(1/((1-[.$A148])/[.C$102]+[.$A148]/[.C$103]))/[.$B148]" office:value-type="float" office:value="0.428612387683418" calcext:value-type="float">
            <text:p>0.4286123877</text:p>
          </table:table-cell>
          <table:table-cell table:formula="of:=(1/((1-[.$A148])/[.D$102]+[.$A148]/[.D$103]))/[.$B148]" office:value-type="float" office:value="0.56994275671661" calcext:value-type="float">
            <text:p>0.5699427567</text:p>
          </table:table-cell>
          <table:table-cell table:formula="of:=(1/((1-[.$A148])/[.E$102]+[.$A148]/[.E$103]))/[.$B148]" office:value-type="float" office:value="0.569563231360244" calcext:value-type="float">
            <text:p>0.5695632314</text:p>
          </table:table-cell>
          <table:table-cell table:formula="of:=(1/((1-[.$A148])/[.F$102]+[.$A148]/[.F$103]))/[.$B148]" office:value-type="float" office:value="0.534180363584904" calcext:value-type="float">
            <text:p>0.5341803636</text:p>
          </table:table-cell>
          <table:table-cell table:formula="of:=(1/((1-[.$A148])/[.G$102]+[.$A148]/[.G$103]))/[.$B148]" office:value-type="float" office:value="0.417265441874956" calcext:value-type="float">
            <text:p>0.4172654419</text:p>
          </table:table-cell>
          <table:table-cell table:formula="of:=(1/((1-[.$A148])/[.H$102]+[.$A148]/[.H$103]))/[.$B148]" office:value-type="float" office:value="0.294769938950541" calcext:value-type="float">
            <text:p>0.294769939</text:p>
          </table:table-cell>
          <table:table-cell table:number-columns-repeated="1016"/>
        </table:table-row>
        <table:table-row table:style-name="ro1">
          <table:table-cell table:formula="of:=[.A148]+0.01" office:value-type="float" office:value="0.45" calcext:value-type="float">
            <text:p>0.45</text:p>
          </table:table-cell>
          <table:table-cell table:formula="of:=1/((1-[.$A149])/[.B$102]+[.$A149]/[.B$103])" office:value-type="float" office:value="1368557706.27834" calcext:value-type="float">
            <text:p>1368557706.27834</text:p>
          </table:table-cell>
          <table:table-cell table:formula="of:=(1/((1-[.$A149])/[.C$102]+[.$A149]/[.C$103]))/[.$B149]" office:value-type="float" office:value="0.4230345744455" calcext:value-type="float">
            <text:p>0.4230345744</text:p>
          </table:table-cell>
          <table:table-cell table:formula="of:=(1/((1-[.$A149])/[.D$102]+[.$A149]/[.D$103]))/[.$B149]" office:value-type="float" office:value="0.565925744847708" calcext:value-type="float">
            <text:p>0.5659257448</text:p>
          </table:table-cell>
          <table:table-cell table:formula="of:=(1/((1-[.$A149])/[.E$102]+[.$A149]/[.E$103]))/[.$B149]" office:value-type="float" office:value="0.568370544395915" calcext:value-type="float">
            <text:p>0.5683705444</text:p>
          </table:table-cell>
          <table:table-cell table:formula="of:=(1/((1-[.$A149])/[.F$102]+[.$A149]/[.F$103]))/[.$B149]" office:value-type="float" office:value="0.535880401128287" calcext:value-type="float">
            <text:p>0.5358804011</text:p>
          </table:table-cell>
          <table:table-cell table:formula="of:=(1/((1-[.$A149])/[.G$102]+[.$A149]/[.G$103]))/[.$B149]" office:value-type="float" office:value="0.419426898076243" calcext:value-type="float">
            <text:p>0.4194268981</text:p>
          </table:table-cell>
          <table:table-cell table:formula="of:=(1/((1-[.$A149])/[.H$102]+[.$A149]/[.H$103]))/[.$B149]" office:value-type="float" office:value="0.296177506196273" calcext:value-type="float">
            <text:p>0.2961775062</text:p>
          </table:table-cell>
          <table:table-cell table:number-columns-repeated="1016"/>
        </table:table-row>
        <table:table-row table:style-name="ro1">
          <table:table-cell table:formula="of:=[.A149]+0.01" office:value-type="float" office:value="0.46" calcext:value-type="float">
            <text:p>0.46</text:p>
          </table:table-cell>
          <table:table-cell table:formula="of:=1/((1-[.$A150])/[.B$102]+[.$A150]/[.B$103])" office:value-type="float" office:value="1366723250.34013" calcext:value-type="float">
            <text:p>1366723250.34013</text:p>
          </table:table-cell>
          <table:table-cell table:formula="of:=(1/((1-[.$A150])/[.C$102]+[.$A150]/[.C$103]))/[.$B150]" office:value-type="float" office:value="0.417614454151264" calcext:value-type="float">
            <text:p>0.4176144542</text:p>
          </table:table-cell>
          <table:table-cell table:formula="of:=(1/((1-[.$A150])/[.D$102]+[.$A150]/[.D$103]))/[.$B150]" office:value-type="float" office:value="0.561975505445377" calcext:value-type="float">
            <text:p>0.5619755054</text:p>
          </table:table-cell>
          <table:table-cell table:formula="of:=(1/((1-[.$A150])/[.E$102]+[.$A150]/[.E$103]))/[.$B150]" office:value-type="float" office:value="0.567186019484989" calcext:value-type="float">
            <text:p>0.5671860195</text:p>
          </table:table-cell>
          <table:table-cell table:formula="of:=(1/((1-[.$A150])/[.F$102]+[.$A150]/[.F$103]))/[.$B150]" office:value-type="float" office:value="0.537586692743281" calcext:value-type="float">
            <text:p>0.5375866927</text:p>
          </table:table-cell>
          <table:table-cell table:formula="of:=(1/((1-[.$A150])/[.G$102]+[.$A150]/[.G$103]))/[.$B150]" office:value-type="float" office:value="0.421604978472715" calcext:value-type="float">
            <text:p>0.4216049785</text:p>
          </table:table-cell>
          <table:table-cell table:formula="of:=(1/((1-[.$A150])/[.H$102]+[.$A150]/[.H$103]))/[.$B150]" office:value-type="float" office:value="0.297594752665573" calcext:value-type="float">
            <text:p>0.2975947527</text:p>
          </table:table-cell>
          <table:table-cell table:number-columns-repeated="1016"/>
        </table:table-row>
        <table:table-row table:style-name="ro1">
          <table:table-cell table:formula="of:=[.A150]+0.01" office:value-type="float" office:value="0.47" calcext:value-type="float">
            <text:p>0.47</text:p>
          </table:table-cell>
          <table:table-cell table:formula="of:=1/((1-[.$A151])/[.B$102]+[.$A151]/[.B$103])" office:value-type="float" office:value="1364893705.73851" calcext:value-type="float">
            <text:p>1364893705.73851</text:p>
          </table:table-cell>
          <table:table-cell table:formula="of:=(1/((1-[.$A151])/[.C$102]+[.$A151]/[.C$103]))/[.$B151]" office:value-type="float" office:value="0.412345432697714" calcext:value-type="float">
            <text:p>0.4123454327</text:p>
          </table:table-cell>
          <table:table-cell table:formula="of:=(1/((1-[.$A151])/[.D$102]+[.$A151]/[.D$103]))/[.$B151]" office:value-type="float" office:value="0.558090387352552" calcext:value-type="float">
            <text:p>0.5580903874</text:p>
          </table:table-cell>
          <table:table-cell table:formula="of:=(1/((1-[.$A151])/[.E$102]+[.$A151]/[.E$103]))/[.$B151]" office:value-type="float" office:value="0.566009573128681" calcext:value-type="float">
            <text:p>0.5660095731</text:p>
          </table:table-cell>
          <table:table-cell table:formula="of:=(1/((1-[.$A151])/[.F$102]+[.$A151]/[.F$103]))/[.$B151]" office:value-type="float" office:value="0.539299273004554" calcext:value-type="float">
            <text:p>0.539299273</text:p>
          </table:table-cell>
          <table:table-cell table:formula="of:=(1/((1-[.$A151])/[.G$102]+[.$A151]/[.G$103]))/[.$B151]" office:value-type="float" office:value="0.423799875594819" calcext:value-type="float">
            <text:p>0.4237998756</text:p>
          </table:table-cell>
          <table:table-cell table:formula="of:=(1/((1-[.$A151])/[.H$102]+[.$A151]/[.H$103]))/[.$B151]" office:value-type="float" office:value="0.299021778542576" calcext:value-type="float">
            <text:p>0.2990217785</text:p>
          </table:table-cell>
          <table:table-cell table:number-columns-repeated="1016"/>
        </table:table-row>
        <table:table-row table:style-name="ro1">
          <table:table-cell table:formula="of:=[.A151]+0.01" office:value-type="float" office:value="0.48" calcext:value-type="float">
            <text:p>0.48</text:p>
          </table:table-cell>
          <table:table-cell table:formula="of:=1/((1-[.$A152])/[.B$102]+[.$A152]/[.B$103])" office:value-type="float" office:value="1363069052.77638" calcext:value-type="float">
            <text:p>1363069052.77638</text:p>
          </table:table-cell>
          <table:table-cell table:formula="of:=(1/((1-[.$A152])/[.C$102]+[.$A152]/[.C$103]))/[.$B152]" office:value-type="float" office:value="0.407221278580545" calcext:value-type="float">
            <text:p>0.4072212786</text:p>
          </table:table-cell>
          <table:table-cell table:formula="of:=(1/((1-[.$A152])/[.D$102]+[.$A152]/[.D$103]))/[.$B152]" office:value-type="float" office:value="0.554268793407104" calcext:value-type="float">
            <text:p>0.5542687934</text:p>
          </table:table-cell>
          <table:table-cell table:formula="of:=(1/((1-[.$A152])/[.E$102]+[.$A152]/[.E$103]))/[.$B152]" office:value-type="float" office:value="0.564841122963271" calcext:value-type="float">
            <text:p>0.564841123</text:p>
          </table:table-cell>
          <table:table-cell table:formula="of:=(1/((1-[.$A152])/[.F$102]+[.$A152]/[.F$103]))/[.$B152]" office:value-type="float" office:value="0.541018176742098" calcext:value-type="float">
            <text:p>0.5410181767</text:p>
          </table:table-cell>
          <table:table-cell table:formula="of:=(1/((1-[.$A152])/[.G$102]+[.$A152]/[.G$103]))/[.$B152]" office:value-type="float" office:value="0.426011784957539" calcext:value-type="float">
            <text:p>0.426011785</text:p>
          </table:table-cell>
          <table:table-cell table:formula="of:=(1/((1-[.$A152])/[.H$102]+[.$A152]/[.H$103]))/[.$B152]" office:value-type="float" office:value="0.300458685398801" calcext:value-type="float">
            <text:p>0.3004586854</text:p>
          </table:table-cell>
          <table:table-cell table:number-columns-repeated="1016"/>
        </table:table-row>
        <table:table-row table:style-name="ro1">
          <table:table-cell table:formula="of:=[.A152]+0.01" office:value-type="float" office:value="0.49" calcext:value-type="float">
            <text:p>0.49</text:p>
          </table:table-cell>
          <table:table-cell table:formula="of:=1/((1-[.$A153])/[.B$102]+[.$A153]/[.B$103])" office:value-type="float" office:value="1361249271.86183" calcext:value-type="float">
            <text:p>1361249271.86183</text:p>
          </table:table-cell>
          <table:table-cell table:formula="of:=(1/((1-[.$A153])/[.C$102]+[.$A153]/[.C$103]))/[.$B153]" office:value-type="float" office:value="0.402236098308751" calcext:value-type="float">
            <text:p>0.4022360983</text:p>
          </table:table-cell>
          <table:table-cell table:formula="of:=(1/((1-[.$A153])/[.D$102]+[.$A153]/[.D$103]))/[.$B153]" office:value-type="float" office:value="0.550509178252601" calcext:value-type="float">
            <text:p>0.5505091783</text:p>
          </table:table-cell>
          <table:table-cell table:formula="of:=(1/((1-[.$A153])/[.E$102]+[.$A153]/[.E$103]))/[.$B153]" office:value-type="float" office:value="0.563680587740885" calcext:value-type="float">
            <text:p>0.5636805877</text:p>
          </table:table-cell>
          <table:table-cell table:formula="of:=(1/((1-[.$A153])/[.F$102]+[.$A153]/[.F$103]))/[.$B153]" office:value-type="float" office:value="0.542743439043593" calcext:value-type="float">
            <text:p>0.542743439</text:p>
          </table:table-cell>
          <table:table-cell table:formula="of:=(1/((1-[.$A153])/[.G$102]+[.$A153]/[.G$103]))/[.$B153]" office:value-type="float" office:value="0.428240905118451" calcext:value-type="float">
            <text:p>0.4282409051</text:p>
          </table:table-cell>
          <table:table-cell table:formula="of:=(1/((1-[.$A153])/[.H$102]+[.$A153]/[.H$103]))/[.$B153]" office:value-type="float" office:value="0.301905576217252" calcext:value-type="float">
            <text:p>0.3019055762</text:p>
          </table:table-cell>
          <table:table-cell table:number-columns-repeated="1016"/>
        </table:table-row>
        <table:table-row table:style-name="ro1">
          <table:table-cell table:formula="of:=[.A153]+0.01" office:value-type="float" office:value="0.5" calcext:value-type="float">
            <text:p>0.5</text:p>
          </table:table-cell>
          <table:table-cell table:formula="of:=1/((1-[.$A154])/[.B$102]+[.$A154]/[.B$103])" office:value-type="float" office:value="1359434343.50741" calcext:value-type="float">
            <text:p>1359434343.50741</text:p>
          </table:table-cell>
          <table:table-cell table:formula="of:=(1/((1-[.$A154])/[.C$102]+[.$A154]/[.C$103]))/[.$B154]" office:value-type="float" office:value="0.397384313792832" calcext:value-type="float">
            <text:p>0.3973843138</text:p>
          </table:table-cell>
          <table:table-cell table:formula="of:=(1/((1-[.$A154])/[.D$102]+[.$A154]/[.D$103]))/[.$B154]" office:value-type="float" office:value="0.546810046254743" calcext:value-type="float">
            <text:p>0.5468100463</text:p>
          </table:table-cell>
          <table:table-cell table:formula="of:=(1/((1-[.$A154])/[.E$102]+[.$A154]/[.E$103]))/[.$B154]" office:value-type="float" office:value="0.562527887310658" calcext:value-type="float">
            <text:p>0.5625278873</text:p>
          </table:table-cell>
          <table:table-cell table:formula="of:=(1/((1-[.$A154])/[.F$102]+[.$A154]/[.F$103]))/[.$B154]" office:value-type="float" office:value="0.544475095256791" calcext:value-type="float">
            <text:p>0.5444750953</text:p>
          </table:table-cell>
          <table:table-cell table:formula="of:=(1/((1-[.$A154])/[.G$102]+[.$A154]/[.G$103]))/[.$B154]" office:value-type="float" office:value="0.430487437737138" calcext:value-type="float">
            <text:p>0.4304874377</text:p>
          </table:table-cell>
          <table:table-cell table:formula="of:=(1/((1-[.$A154])/[.H$102]+[.$A154]/[.H$103]))/[.$B154]" office:value-type="float" office:value="0.303362555417022" calcext:value-type="float">
            <text:p>0.3033625554</text:p>
          </table:table-cell>
          <table:table-cell table:number-columns-repeated="1016"/>
        </table:table-row>
        <table:table-row table:style-name="ro1">
          <table:table-cell table:formula="of:=[.A154]+0.01" office:value-type="float" office:value="0.51" calcext:value-type="float">
            <text:p>0.51</text:p>
          </table:table-cell>
          <table:table-cell table:formula="of:=1/((1-[.$A155])/[.B$102]+[.$A155]/[.B$103])" office:value-type="float" office:value="1357624248.32951" calcext:value-type="float">
            <text:p>1357624248.32951</text:p>
          </table:table-cell>
          <table:table-cell table:formula="of:=(1/((1-[.$A155])/[.C$102]+[.$A155]/[.C$103]))/[.$B155]" office:value-type="float" office:value="0.392660641524212" calcext:value-type="float">
            <text:p>0.3926606415</text:p>
          </table:table-cell>
          <table:table-cell table:formula="of:=(1/((1-[.$A155])/[.D$102]+[.$A155]/[.D$103]))/[.$B155]" office:value-type="float" office:value="0.543169949517544" calcext:value-type="float">
            <text:p>0.5431699495</text:p>
          </table:table-cell>
          <table:table-cell table:formula="of:=(1/((1-[.$A155])/[.E$102]+[.$A155]/[.E$103]))/[.$B155]" office:value-type="float" office:value="0.561382942600286" calcext:value-type="float">
            <text:p>0.5613829426</text:p>
          </table:table-cell>
          <table:table-cell table:formula="of:=(1/((1-[.$A155])/[.F$102]+[.$A155]/[.F$103]))/[.$B155]" office:value-type="float" office:value="0.546213180991931" calcext:value-type="float">
            <text:p>0.546213181</text:p>
          </table:table-cell>
          <table:table-cell table:formula="of:=(1/((1-[.$A155])/[.G$102]+[.$A155]/[.G$103]))/[.$B155]" office:value-type="float" office:value="0.432751587636008" calcext:value-type="float">
            <text:p>0.4327515876</text:p>
          </table:table-cell>
          <table:table-cell table:formula="of:=(1/((1-[.$A155])/[.H$102]+[.$A155]/[.H$103]))/[.$B155]" office:value-type="float" office:value="0.304829728878413" calcext:value-type="float">
            <text:p>0.3048297289</text:p>
          </table:table-cell>
          <table:table-cell table:number-columns-repeated="1016"/>
        </table:table-row>
        <table:table-row table:style-name="ro1">
          <table:table-cell table:formula="of:=[.A155]+0.01" office:value-type="float" office:value="0.52" calcext:value-type="float">
            <text:p>0.52</text:p>
          </table:table-cell>
          <table:table-cell table:formula="of:=1/((1-[.$A156])/[.B$102]+[.$A156]/[.B$103])" office:value-type="float" office:value="1355818967.04756" calcext:value-type="float">
            <text:p>1355818967.04756</text:p>
          </table:table-cell>
          <table:table-cell table:formula="of:=(1/((1-[.$A156])/[.C$102]+[.$A156]/[.C$103]))/[.$B156]" office:value-type="float" office:value="0.388060073382477" calcext:value-type="float">
            <text:p>0.3880600734</text:p>
          </table:table-cell>
          <table:table-cell table:formula="of:=(1/((1-[.$A156])/[.D$102]+[.$A156]/[.D$103]))/[.$B156]" office:value-type="float" office:value="0.53958748599374" calcext:value-type="float">
            <text:p>0.539587486</text:p>
          </table:table-cell>
          <table:table-cell table:formula="of:=(1/((1-[.$A156])/[.E$102]+[.$A156]/[.E$103]))/[.$B156]" office:value-type="float" office:value="0.560245675597943" calcext:value-type="float">
            <text:p>0.5602456756</text:p>
          </table:table-cell>
          <table:table-cell table:formula="of:=(1/((1-[.$A156])/[.F$102]+[.$A156]/[.F$103]))/[.$B156]" office:value-type="float" office:value="0.547957732124184" calcext:value-type="float">
            <text:p>0.5479577321</text:p>
          </table:table-cell>
          <table:table-cell table:formula="of:=(1/((1-[.$A156])/[.G$102]+[.$A156]/[.G$103]))/[.$B156]" office:value-type="float" office:value="0.435033562862546" calcext:value-type="float">
            <text:p>0.4350335629</text:p>
          </table:table-cell>
          <table:table-cell table:formula="of:=(1/((1-[.$A156])/[.H$102]+[.$A156]/[.H$103]))/[.$B156]" office:value-type="float" office:value="0.306307203968586" calcext:value-type="float">
            <text:p>0.306307204</text:p>
          </table:table-cell>
          <table:table-cell table:number-columns-repeated="1016"/>
        </table:table-row>
        <table:table-row table:style-name="ro1">
          <table:table-cell table:formula="of:=[.A156]+0.01" office:value-type="float" office:value="0.53" calcext:value-type="float">
            <text:p>0.53</text:p>
          </table:table-cell>
          <table:table-cell table:formula="of:=1/((1-[.$A157])/[.B$102]+[.$A157]/[.B$103])" office:value-type="float" office:value="1354018480.48345" calcext:value-type="float">
            <text:p>1354018480.48345</text:p>
          </table:table-cell>
          <table:table-cell table:formula="of:=(1/((1-[.$A157])/[.C$102]+[.$A157]/[.C$103]))/[.$B157]" office:value-type="float" office:value="0.383577858923863" calcext:value-type="float">
            <text:p>0.3835778589</text:p>
          </table:table-cell>
          <table:table-cell table:formula="of:=(1/((1-[.$A157])/[.D$102]+[.$A157]/[.D$103]))/[.$B157]" office:value-type="float" office:value="0.536061297684257" calcext:value-type="float">
            <text:p>0.5360612977</text:p>
          </table:table-cell>
          <table:table-cell table:formula="of:=(1/((1-[.$A157])/[.E$102]+[.$A157]/[.E$103]))/[.$B157]" office:value-type="float" office:value="0.559116009334558" calcext:value-type="float">
            <text:p>0.5591160093</text:p>
          </table:table-cell>
          <table:table-cell table:formula="of:=(1/((1-[.$A157])/[.F$102]+[.$A157]/[.F$103]))/[.$B157]" office:value-type="float" office:value="0.549708784796113" calcext:value-type="float">
            <text:p>0.5497087848</text:p>
          </table:table-cell>
          <table:table-cell table:formula="of:=(1/((1-[.$A157])/[.G$102]+[.$A157]/[.G$103]))/[.$B157]" office:value-type="float" office:value="0.437333574753035" calcext:value-type="float">
            <text:p>0.4373335748</text:p>
          </table:table-cell>
          <table:table-cell table:formula="of:=(1/((1-[.$A157])/[.H$102]+[.$A157]/[.H$103]))/[.$B157]" office:value-type="float" office:value="0.307795089567752" calcext:value-type="float">
            <text:p>0.3077950896</text:p>
          </table:table-cell>
          <table:table-cell table:number-columns-repeated="1016"/>
        </table:table-row>
        <table:table-row table:style-name="ro1">
          <table:table-cell table:formula="of:=[.A157]+0.01" office:value-type="float" office:value="0.54" calcext:value-type="float">
            <text:p>0.54</text:p>
          </table:table-cell>
          <table:table-cell table:formula="of:=1/((1-[.$A158])/[.B$102]+[.$A158]/[.B$103])" office:value-type="float" office:value="1352222769.56079" calcext:value-type="float">
            <text:p>1352222769.56079</text:p>
          </table:table-cell>
          <table:table-cell table:formula="of:=(1/((1-[.$A158])/[.C$102]+[.$A158]/[.C$103]))/[.$B158]" office:value-type="float" office:value="0.379209489019322" calcext:value-type="float">
            <text:p>0.379209489</text:p>
          </table:table-cell>
          <table:table-cell table:formula="of:=(1/((1-[.$A158])/[.D$102]+[.$A158]/[.D$103]))/[.$B158]" office:value-type="float" office:value="0.532590068921855" calcext:value-type="float">
            <text:p>0.5325900689</text:p>
          </table:table-cell>
          <table:table-cell table:formula="of:=(1/((1-[.$A158])/[.E$102]+[.$A158]/[.E$103]))/[.$B158]" office:value-type="float" office:value="0.557993867866459" calcext:value-type="float">
            <text:p>0.5579938679</text:p>
          </table:table-cell>
          <table:table-cell table:formula="of:=(1/((1-[.$A158])/[.F$102]+[.$A158]/[.F$103]))/[.$B158]" office:value-type="float" office:value="0.551466375420179" calcext:value-type="float">
            <text:p>0.5514663754</text:p>
          </table:table-cell>
          <table:table-cell table:formula="of:=(1/((1-[.$A158])/[.G$102]+[.$A158]/[.G$103]))/[.$B158]" office:value-type="float" office:value="0.439651837997809" calcext:value-type="float">
            <text:p>0.439651838</text:p>
          </table:table-cell>
          <table:table-cell table:formula="of:=(1/((1-[.$A158])/[.H$102]+[.$A158]/[.H$103]))/[.$B158]" office:value-type="float" office:value="0.309293496095916" calcext:value-type="float">
            <text:p>0.3092934961</text:p>
          </table:table-cell>
          <table:table-cell table:number-columns-repeated="1016"/>
        </table:table-row>
        <table:table-row table:style-name="ro1">
          <table:table-cell table:formula="of:=[.A158]+0.01" office:value-type="float" office:value="0.55" calcext:value-type="float">
            <text:p>0.55</text:p>
          </table:table-cell>
          <table:table-cell table:formula="of:=1/((1-[.$A159])/[.B$102]+[.$A159]/[.B$103])" office:value-type="float" office:value="1350431815.30425" calcext:value-type="float">
            <text:p>1350431815.30425</text:p>
          </table:table-cell>
          <table:table-cell table:formula="of:=(1/((1-[.$A159])/[.C$102]+[.$A159]/[.C$103]))/[.$B159]" office:value-type="float" office:value="0.374950680723688" calcext:value-type="float">
            <text:p>0.3749506807</text:p>
          </table:table-cell>
          <table:table-cell table:formula="of:=(1/((1-[.$A159])/[.D$102]+[.$A159]/[.D$103]))/[.$B159]" office:value-type="float" office:value="0.529172524734417" calcext:value-type="float">
            <text:p>0.5291725247</text:p>
          </table:table-cell>
          <table:table-cell table:formula="of:=(1/((1-[.$A159])/[.E$102]+[.$A159]/[.E$103]))/[.$B159]" office:value-type="float" office:value="0.556879176258345" calcext:value-type="float">
            <text:p>0.5568791763</text:p>
          </table:table-cell>
          <table:table-cell table:formula="of:=(1/((1-[.$A159])/[.F$102]+[.$A159]/[.F$103]))/[.$B159]" office:value-type="float" office:value="0.553230540681255" calcext:value-type="float">
            <text:p>0.5532305407</text:p>
          </table:table-cell>
          <table:table-cell table:formula="of:=(1/((1-[.$A159])/[.G$102]+[.$A159]/[.G$103]))/[.$B159]" office:value-type="float" office:value="0.441988570708048" calcext:value-type="float">
            <text:p>0.4419885707</text:p>
          </table:table-cell>
          <table:table-cell table:formula="of:=(1/((1-[.$A159])/[.H$102]+[.$A159]/[.H$103]))/[.$B159]" office:value-type="float" office:value="0.310802535540201" calcext:value-type="float">
            <text:p>0.3108025355</text:p>
          </table:table-cell>
          <table:table-cell table:number-columns-repeated="1016"/>
        </table:table-row>
        <table:table-row table:style-name="ro1">
          <table:table-cell table:formula="of:=[.A159]+0.01" office:value-type="float" office:value="0.56" calcext:value-type="float">
            <text:p>0.56</text:p>
          </table:table-cell>
          <table:table-cell table:formula="of:=1/((1-[.$A160])/[.B$102]+[.$A160]/[.B$103])" office:value-type="float" office:value="1348645598.83891" calcext:value-type="float">
            <text:p>1348645598.83891</text:p>
          </table:table-cell>
          <table:table-cell table:formula="of:=(1/((1-[.$A160])/[.C$102]+[.$A160]/[.C$103]))/[.$B160]" office:value-type="float" office:value="0.37079736326922" calcext:value-type="float">
            <text:p>0.3707973633</text:p>
          </table:table-cell>
          <table:table-cell table:formula="of:=(1/((1-[.$A160])/[.D$102]+[.$A160]/[.D$103]))/[.$B160]" office:value-type="float" office:value="0.525807429283584" calcext:value-type="float">
            <text:p>0.5258074293</text:p>
          </table:table-cell>
          <table:table-cell table:formula="of:=(1/((1-[.$A160])/[.E$102]+[.$A160]/[.E$103]))/[.$B160]" office:value-type="float" office:value="0.555771860566611" calcext:value-type="float">
            <text:p>0.5557718606</text:p>
          </table:table-cell>
          <table:table-cell table:formula="of:=(1/((1-[.$A160])/[.F$102]+[.$A160]/[.F$103]))/[.$B160]" office:value-type="float" office:value="0.555001317539188" calcext:value-type="float">
            <text:p>0.5550013175</text:p>
          </table:table-cell>
          <table:table-cell table:formula="of:=(1/((1-[.$A160])/[.G$102]+[.$A160]/[.G$103]))/[.$B160]" office:value-type="float" office:value="0.444343994484193" calcext:value-type="float">
            <text:p>0.4443439945</text:p>
          </table:table-cell>
          <table:table-cell table:formula="of:=(1/((1-[.$A160])/[.H$102]+[.$A160]/[.H$103]))/[.$B160]" office:value-type="float" office:value="0.312322321482742" calcext:value-type="float">
            <text:p>0.3123223215</text:p>
          </table:table-cell>
          <table:table-cell table:number-columns-repeated="1016"/>
        </table:table-row>
        <table:table-row table:style-name="ro1">
          <table:table-cell table:formula="of:=[.A160]+0.01" office:value-type="float" office:value="0.57" calcext:value-type="float">
            <text:p>0.57</text:p>
          </table:table-cell>
          <table:table-cell table:formula="of:=1/((1-[.$A161])/[.B$102]+[.$A161]/[.B$103])" office:value-type="float" office:value="1346864101.38957" calcext:value-type="float">
            <text:p>1346864101.38957</text:p>
          </table:table-cell>
          <table:table-cell table:formula="of:=(1/((1-[.$A161])/[.C$102]+[.$A161]/[.C$103]))/[.$B161]" office:value-type="float" office:value="0.366745665087233" calcext:value-type="float">
            <text:p>0.3667456651</text:p>
          </table:table-cell>
          <table:table-cell table:formula="of:=(1/((1-[.$A161])/[.D$102]+[.$A161]/[.D$103]))/[.$B161]" office:value-type="float" office:value="0.522493584374736" calcext:value-type="float">
            <text:p>0.5224935844</text:p>
          </table:table-cell>
          <table:table-cell table:formula="of:=(1/((1-[.$A161])/[.E$102]+[.$A161]/[.E$103]))/[.$B161]" office:value-type="float" office:value="0.554671847822994" calcext:value-type="float">
            <text:p>0.5546718478</text:p>
          </table:table-cell>
          <table:table-cell table:formula="of:=(1/((1-[.$A161])/[.F$102]+[.$A161]/[.F$103]))/[.$B161]" office:value-type="float" office:value="0.556778743231371" calcext:value-type="float">
            <text:p>0.5567787432</text:p>
          </table:table-cell>
          <table:table-cell table:formula="of:=(1/((1-[.$A161])/[.G$102]+[.$A161]/[.G$103]))/[.$B161]" office:value-type="float" office:value="0.446718334485993" calcext:value-type="float">
            <text:p>0.4467183345</text:p>
          </table:table-cell>
          <table:table-cell table:formula="of:=(1/((1-[.$A161])/[.H$102]+[.$A161]/[.H$103]))/[.$B161]" office:value-type="float" office:value="0.313852969129186" calcext:value-type="float">
            <text:p>0.3138529691</text:p>
          </table:table-cell>
          <table:table-cell table:number-columns-repeated="1016"/>
        </table:table-row>
        <table:table-row table:style-name="ro1">
          <table:table-cell table:formula="of:=[.A161]+0.01" office:value-type="float" office:value="0.58" calcext:value-type="float">
            <text:p>0.58</text:p>
          </table:table-cell>
          <table:table-cell table:formula="of:=1/((1-[.$A162])/[.B$102]+[.$A162]/[.B$103])" office:value-type="float" office:value="1345087304.28009" calcext:value-type="float">
            <text:p>1345087304.28009</text:p>
          </table:table-cell>
          <table:table-cell table:formula="of:=(1/((1-[.$A162])/[.C$102]+[.$A162]/[.C$103]))/[.$B162]" office:value-type="float" office:value="0.362791901770839" calcext:value-type="float">
            <text:p>0.3627919018</text:p>
          </table:table-cell>
          <table:table-cell table:formula="of:=(1/((1-[.$A162])/[.D$102]+[.$A162]/[.D$103]))/[.$B162]" office:value-type="float" office:value="0.519229828034533" calcext:value-type="float">
            <text:p>0.519229828</text:p>
          </table:table-cell>
          <table:table-cell table:formula="of:=(1/((1-[.$A162])/[.E$102]+[.$A162]/[.E$103]))/[.$B162]" office:value-type="float" office:value="0.553579066018547" calcext:value-type="float">
            <text:p>0.553579066</text:p>
          </table:table-cell>
          <table:table-cell table:formula="of:=(1/((1-[.$A162])/[.F$102]+[.$A162]/[.F$103]))/[.$B162]" office:value-type="float" office:value="0.558562855275361" calcext:value-type="float">
            <text:p>0.5585628553</text:p>
          </table:table-cell>
          <table:table-cell table:formula="of:=(1/((1-[.$A162])/[.G$102]+[.$A162]/[.G$103]))/[.$B162]" office:value-type="float" office:value="0.449111819504261" calcext:value-type="float">
            <text:p>0.4491118195</text:p>
          </table:table-cell>
          <table:table-cell table:formula="of:=(1/((1-[.$A162])/[.H$102]+[.$A162]/[.H$103]))/[.$B162]" office:value-type="float" office:value="0.315394595337803" calcext:value-type="float">
            <text:p>0.3153945953</text:p>
          </table:table-cell>
          <table:table-cell table:number-columns-repeated="1016"/>
        </table:table-row>
        <table:table-row table:style-name="ro1">
          <table:table-cell table:formula="of:=[.A162]+0.01" office:value-type="float" office:value="0.59" calcext:value-type="float">
            <text:p>0.59</text:p>
          </table:table-cell>
          <table:table-cell table:formula="of:=1/((1-[.$A163])/[.B$102]+[.$A163]/[.B$103])" office:value-type="float" office:value="1343315188.93279" calcext:value-type="float">
            <text:p>1343315188.93279</text:p>
          </table:table-cell>
          <table:table-cell table:formula="of:=(1/((1-[.$A163])/[.C$102]+[.$A163]/[.C$103]))/[.$B163]" office:value-type="float" office:value="0.358932564900137" calcext:value-type="float">
            <text:p>0.3589325649</text:p>
          </table:table-cell>
          <table:table-cell table:formula="of:=(1/((1-[.$A163])/[.D$102]+[.$A163]/[.D$103]))/[.$B163]" office:value-type="float" office:value="0.516015033152477" calcext:value-type="float">
            <text:p>0.5160150332</text:p>
          </table:table-cell>
          <table:table-cell table:formula="of:=(1/((1-[.$A163])/[.E$102]+[.$A163]/[.E$103]))/[.$B163]" office:value-type="float" office:value="0.552493444087923" calcext:value-type="float">
            <text:p>0.5524934441</text:p>
          </table:table-cell>
          <table:table-cell table:formula="of:=(1/((1-[.$A163])/[.F$102]+[.$A163]/[.F$103]))/[.$B163]" office:value-type="float" office:value="0.560353691471514" calcext:value-type="float">
            <text:p>0.5603536915</text:p>
          </table:table-cell>
          <table:table-cell table:formula="of:=(1/((1-[.$A163])/[.G$102]+[.$A163]/[.G$103]))/[.$B163]" office:value-type="float" office:value="0.451524682034362" calcext:value-type="float">
            <text:p>0.451524682</text:p>
          </table:table-cell>
          <table:table-cell table:formula="of:=(1/((1-[.$A163])/[.H$102]+[.$A163]/[.H$103]))/[.$B163]" office:value-type="float" office:value="0.316947318649229" calcext:value-type="float">
            <text:p>0.3169473186</text:p>
          </table:table-cell>
          <table:table-cell table:number-columns-repeated="1016"/>
        </table:table-row>
        <table:table-row table:style-name="ro1">
          <table:table-cell table:formula="of:=[.A163]+0.01" office:value-type="float" office:value="0.6" calcext:value-type="float">
            <text:p>0.6</text:p>
          </table:table-cell>
          <table:table-cell table:formula="of:=1/((1-[.$A164])/[.B$102]+[.$A164]/[.B$103])" office:value-type="float" office:value="1341547736.86772" calcext:value-type="float">
            <text:p>1341547736.86772</text:p>
          </table:table-cell>
          <table:table-cell table:formula="of:=(1/((1-[.$A164])/[.C$102]+[.$A164]/[.C$103]))/[.$B164]" office:value-type="float" office:value="0.355164311658609" calcext:value-type="float">
            <text:p>0.3551643117</text:p>
          </table:table-cell>
          <table:table-cell table:formula="of:=(1/((1-[.$A164])/[.D$102]+[.$A164]/[.D$103]))/[.$B164]" office:value-type="float" office:value="0.51284810618315" calcext:value-type="float">
            <text:p>0.5128481062</text:p>
          </table:table-cell>
          <table:table-cell table:formula="of:=(1/((1-[.$A164])/[.E$102]+[.$A164]/[.E$103]))/[.$B164]" office:value-type="float" office:value="0.55141491189397" calcext:value-type="float">
            <text:p>0.5514149119</text:p>
          </table:table-cell>
          <table:table-cell table:formula="of:=(1/((1-[.$A164])/[.F$102]+[.$A164]/[.F$103]))/[.$B164]" office:value-type="float" office:value="0.562151289905656" calcext:value-type="float">
            <text:p>0.5621512899</text:p>
          </table:table-cell>
          <table:table-cell table:formula="of:=(1/((1-[.$A164])/[.G$102]+[.$A164]/[.G$103]))/[.$B164]" office:value-type="float" office:value="0.453957158351501" calcext:value-type="float">
            <text:p>0.4539571584</text:p>
          </table:table-cell>
          <table:table-cell table:formula="of:=(1/((1-[.$A164])/[.H$102]+[.$A164]/[.H$103]))/[.$B164]" office:value-type="float" office:value="0.318511259316848" calcext:value-type="float">
            <text:p>0.3185112593</text:p>
          </table:table-cell>
          <table:table-cell table:number-columns-repeated="1016"/>
        </table:table-row>
        <table:table-row table:style-name="ro1">
          <table:table-cell table:formula="of:=[.A164]+0.01" office:value-type="float" office:value="0.61" calcext:value-type="float">
            <text:p>0.61</text:p>
          </table:table-cell>
          <table:table-cell table:formula="of:=1/((1-[.$A165])/[.B$102]+[.$A165]/[.B$103])" office:value-type="float" office:value="1339784929.70209" calcext:value-type="float">
            <text:p>1339784929.70209</text:p>
          </table:table-cell>
          <table:table-cell table:formula="of:=(1/((1-[.$A165])/[.C$102]+[.$A165]/[.C$103]))/[.$B165]" office:value-type="float" office:value="0.35148395517612" calcext:value-type="float">
            <text:p>0.3514839552</text:p>
          </table:table-cell>
          <table:table-cell table:formula="of:=(1/((1-[.$A165])/[.D$102]+[.$A165]/[.D$103]))/[.$B165]" office:value-type="float" office:value="0.509727985906003" calcext:value-type="float">
            <text:p>0.5097279859</text:p>
          </table:table-cell>
          <table:table-cell table:formula="of:=(1/((1-[.$A165])/[.E$102]+[.$A165]/[.E$103]))/[.$B165]" office:value-type="float" office:value="0.550343400212626" calcext:value-type="float">
            <text:p>0.5503434002</text:p>
          </table:table-cell>
          <table:table-cell table:formula="of:=(1/((1-[.$A165])/[.F$102]+[.$A165]/[.F$103]))/[.$B165]" office:value-type="float" office:value="0.563955688951782" calcext:value-type="float">
            <text:p>0.563955689</text:p>
          </table:table-cell>
          <table:table-cell table:formula="of:=(1/((1-[.$A165])/[.G$102]+[.$A165]/[.G$103]))/[.$B165]" office:value-type="float" office:value="0.456409488587847" calcext:value-type="float">
            <text:p>0.4564094886</text:p>
          </table:table-cell>
          <table:table-cell table:formula="of:=(1/((1-[.$A165])/[.H$102]+[.$A165]/[.H$103]))/[.$B165]" office:value-type="float" office:value="0.320086539337837" calcext:value-type="float">
            <text:p>0.3200865393</text:p>
          </table:table-cell>
          <table:table-cell table:number-columns-repeated="1016"/>
        </table:table-row>
        <table:table-row table:style-name="ro1">
          <table:table-cell table:formula="of:=[.A165]+0.01" office:value-type="float" office:value="0.62" calcext:value-type="float">
            <text:p>0.62</text:p>
          </table:table-cell>
          <table:table-cell table:formula="of:=1/((1-[.$A166])/[.B$102]+[.$A166]/[.B$103])" office:value-type="float" office:value="1338026749.14959" calcext:value-type="float">
            <text:p>1338026749.14959</text:p>
          </table:table-cell>
          <table:table-cell table:formula="of:=(1/((1-[.$A166])/[.C$102]+[.$A166]/[.C$103]))/[.$B166]" office:value-type="float" office:value="0.347888455539905" calcext:value-type="float">
            <text:p>0.3478884555</text:p>
          </table:table-cell>
          <table:table-cell table:formula="of:=(1/((1-[.$A166])/[.D$102]+[.$A166]/[.D$103]))/[.$B166]" office:value-type="float" office:value="0.506653642239718" calcext:value-type="float">
            <text:p>0.5066536422</text:p>
          </table:table-cell>
          <table:table-cell table:formula="of:=(1/((1-[.$A166])/[.E$102]+[.$A166]/[.E$103]))/[.$B166]" office:value-type="float" office:value="0.549278840718111" calcext:value-type="float">
            <text:p>0.5492788407</text:p>
          </table:table-cell>
          <table:table-cell table:formula="of:=(1/((1-[.$A166])/[.F$102]+[.$A166]/[.F$103]))/[.$B166]" office:value-type="float" office:value="0.565766927274789" calcext:value-type="float">
            <text:p>0.5657669273</text:p>
          </table:table-cell>
          <table:table-cell table:formula="of:=(1/((1-[.$A166])/[.G$102]+[.$A166]/[.G$103]))/[.$B166]" office:value-type="float" office:value="0.458881916811558" calcext:value-type="float">
            <text:p>0.4588819168</text:p>
          </table:table-cell>
          <table:table-cell table:formula="of:=(1/((1-[.$A166])/[.H$102]+[.$A166]/[.H$103]))/[.$B166]" office:value-type="float" office:value="0.321673282484894" calcext:value-type="float">
            <text:p>0.3216732825</text:p>
          </table:table-cell>
          <table:table-cell table:number-columns-repeated="1016"/>
        </table:table-row>
        <table:table-row table:style-name="ro1">
          <table:table-cell table:formula="of:=[.A166]+0.01" office:value-type="float" office:value="0.63" calcext:value-type="float">
            <text:p>0.63</text:p>
          </table:table-cell>
          <table:table-cell table:formula="of:=1/((1-[.$A167])/[.B$102]+[.$A167]/[.B$103])" office:value-type="float" office:value="1336273177.01979" calcext:value-type="float">
            <text:p>1336273177.01979</text:p>
          </table:table-cell>
          <table:table-cell table:formula="of:=(1/((1-[.$A167])/[.C$102]+[.$A167]/[.C$103]))/[.$B167]" office:value-type="float" office:value="0.344374911420231" calcext:value-type="float">
            <text:p>0.3443749114</text:p>
          </table:table-cell>
          <table:table-cell table:formula="of:=(1/((1-[.$A167])/[.D$102]+[.$A167]/[.D$103]))/[.$B167]" office:value-type="float" office:value="0.503624075108391" calcext:value-type="float">
            <text:p>0.5036240751</text:p>
          </table:table-cell>
          <table:table-cell table:formula="of:=(1/((1-[.$A167])/[.E$102]+[.$A167]/[.E$103]))/[.$B167]" office:value-type="float" office:value="0.5482211659684" calcext:value-type="float">
            <text:p>0.548221166</text:p>
          </table:table-cell>
          <table:table-cell table:formula="of:=(1/((1-[.$A167])/[.F$102]+[.$A167]/[.F$103]))/[.$B167]" office:value-type="float" office:value="0.567585043833237" calcext:value-type="float">
            <text:p>0.5675850438</text:p>
          </table:table-cell>
          <table:table-cell table:formula="of:=(1/((1-[.$A167])/[.G$102]+[.$A167]/[.G$103]))/[.$B167]" office:value-type="float" office:value="0.461374691107759" calcext:value-type="float">
            <text:p>0.4613746911</text:p>
          </table:table-cell>
          <table:table-cell table:formula="of:=(1/((1-[.$A167])/[.H$102]+[.$A167]/[.H$103]))/[.$B167]" office:value-type="float" office:value="0.323271614338651" calcext:value-type="float">
            <text:p>0.3232716143</text:p>
          </table:table-cell>
          <table:table-cell table:number-columns-repeated="1016"/>
        </table:table-row>
        <table:table-row table:style-name="ro1">
          <table:table-cell table:formula="of:=[.A167]+0.01" office:value-type="float" office:value="0.64" calcext:value-type="float">
            <text:p>0.64</text:p>
          </table:table-cell>
          <table:table-cell table:formula="of:=1/((1-[.$A168])/[.B$102]+[.$A168]/[.B$103])" office:value-type="float" office:value="1334524195.21747" calcext:value-type="float">
            <text:p>1334524195.21747</text:p>
          </table:table-cell>
          <table:table-cell table:formula="of:=(1/((1-[.$A168])/[.C$102]+[.$A168]/[.C$103]))/[.$B168]" office:value-type="float" office:value="0.340940552262259" calcext:value-type="float">
            <text:p>0.3409405523</text:p>
          </table:table-cell>
          <table:table-cell table:formula="of:=(1/((1-[.$A168])/[.D$102]+[.$A168]/[.D$103]))/[.$B168]" office:value-type="float" office:value="0.500638313356885" calcext:value-type="float">
            <text:p>0.5006383134</text:p>
          </table:table-cell>
          <table:table-cell table:formula="of:=(1/((1-[.$A168])/[.E$102]+[.$A168]/[.E$103]))/[.$B168]" office:value-type="float" office:value="0.547170309390979" calcext:value-type="float">
            <text:p>0.5471703094</text:p>
          </table:table-cell>
          <table:table-cell table:formula="of:=(1/((1-[.$A168])/[.F$102]+[.$A168]/[.F$103]))/[.$B168]" office:value-type="float" office:value="0.56941007788214" calcext:value-type="float">
            <text:p>0.5694100779</text:p>
          </table:table-cell>
          <table:table-cell table:formula="of:=(1/((1-[.$A168])/[.G$102]+[.$A168]/[.G$103]))/[.$B168]" office:value-type="float" office:value="0.46388806366152" calcext:value-type="float">
            <text:p>0.4638880637</text:p>
          </table:table-cell>
          <table:table-cell table:formula="of:=(1/((1-[.$A168])/[.H$102]+[.$A168]/[.H$103]))/[.$B168]" office:value-type="float" office:value="0.32488166232081" calcext:value-type="float">
            <text:p>0.3248816623</text:p>
          </table:table-cell>
          <table:table-cell table:number-columns-repeated="1016"/>
        </table:table-row>
        <table:table-row table:style-name="ro1">
          <table:table-cell table:formula="of:=[.A168]+0.01" office:value-type="float" office:value="0.65" calcext:value-type="float">
            <text:p>0.65</text:p>
          </table:table-cell>
          <table:table-cell table:formula="of:=1/((1-[.$A169])/[.B$102]+[.$A169]/[.B$103])" office:value-type="float" office:value="1332779785.74203" calcext:value-type="float">
            <text:p>1332779785.74203</text:p>
          </table:table-cell>
          <table:table-cell table:formula="of:=(1/((1-[.$A169])/[.C$102]+[.$A169]/[.C$103]))/[.$B169]" office:value-type="float" office:value="0.337582730999947" calcext:value-type="float">
            <text:p>0.337582731</text:p>
          </table:table-cell>
          <table:table-cell table:formula="of:=(1/((1-[.$A169])/[.D$102]+[.$A169]/[.D$103]))/[.$B169]" office:value-type="float" office:value="0.497695413712902" calcext:value-type="float">
            <text:p>0.4976954137</text:p>
          </table:table-cell>
          <table:table-cell table:formula="of:=(1/((1-[.$A169])/[.E$102]+[.$A169]/[.E$103]))/[.$B169]" office:value-type="float" office:value="0.546126205268885" calcext:value-type="float">
            <text:p>0.5461262053</text:p>
          </table:table-cell>
          <table:table-cell table:formula="of:=(1/((1-[.$A169])/[.F$102]+[.$A169]/[.F$103]))/[.$B169]" office:value-type="float" office:value="0.571242068975792" calcext:value-type="float">
            <text:p>0.571242069</text:p>
          </table:table-cell>
          <table:table-cell table:formula="of:=(1/((1-[.$A169])/[.G$102]+[.$A169]/[.G$103]))/[.$B169]" office:value-type="float" office:value="0.466422290842906" calcext:value-type="float">
            <text:p>0.4664222908</text:p>
          </table:table-cell>
          <table:table-cell table:formula="of:=(1/((1-[.$A169])/[.H$102]+[.$A169]/[.H$103]))/[.$B169]" office:value-type="float" office:value="0.326503555728001" calcext:value-type="float">
            <text:p>0.3265035557</text:p>
          </table:table-cell>
          <table:table-cell table:number-columns-repeated="1016"/>
        </table:table-row>
        <table:table-row table:style-name="ro1">
          <table:table-cell table:formula="of:=[.A169]+0.01" office:value-type="float" office:value="0.66" calcext:value-type="float">
            <text:p>0.66</text:p>
          </table:table-cell>
          <table:table-cell table:formula="of:=1/((1-[.$A170])/[.B$102]+[.$A170]/[.B$103])" office:value-type="float" office:value="1331039930.68687" calcext:value-type="float">
            <text:p>1331039930.68687</text:p>
          </table:table-cell>
          <table:table-cell table:formula="of:=(1/((1-[.$A170])/[.C$102]+[.$A170]/[.C$103]))/[.$B170]" office:value-type="float" office:value="0.334298917251711" calcext:value-type="float">
            <text:p>0.3342989173</text:p>
          </table:table-cell>
          <table:table-cell table:formula="of:=(1/((1-[.$A170])/[.D$102]+[.$A170]/[.D$103]))/[.$B170]" office:value-type="float" office:value="0.494794459793432" calcext:value-type="float">
            <text:p>0.4947944598</text:p>
          </table:table-cell>
          <table:table-cell table:formula="of:=(1/((1-[.$A170])/[.E$102]+[.$A170]/[.E$103]))/[.$B170]" office:value-type="float" office:value="0.545088788726998" calcext:value-type="float">
            <text:p>0.5450887887</text:p>
          </table:table-cell>
          <table:table-cell table:formula="of:=(1/((1-[.$A170])/[.F$102]+[.$A170]/[.F$103]))/[.$B170]" office:value-type="float" office:value="0.573081056970629" calcext:value-type="float">
            <text:p>0.573081057</text:p>
          </table:table-cell>
          <table:table-cell table:formula="of:=(1/((1-[.$A170])/[.G$102]+[.$A170]/[.G$103]))/[.$B170]" office:value-type="float" office:value="0.468977633294153" calcext:value-type="float">
            <text:p>0.4689776333</text:p>
          </table:table-cell>
          <table:table-cell table:formula="of:=(1/((1-[.$A170])/[.H$102]+[.$A170]/[.H$103]))/[.$B170]" office:value-type="float" office:value="0.328137425766401" calcext:value-type="float">
            <text:p>0.3281374258</text:p>
          </table:table-cell>
          <table:table-cell table:number-columns-repeated="1016"/>
        </table:table-row>
        <table:table-row table:style-name="ro1">
          <table:table-cell table:formula="of:=[.A170]+0.01" office:value-type="float" office:value="0.67" calcext:value-type="float">
            <text:p>0.67</text:p>
          </table:table-cell>
          <table:table-cell table:formula="of:=1/((1-[.$A171])/[.B$102]+[.$A171]/[.B$103])" office:value-type="float" office:value="1329304612.23878" calcext:value-type="float">
            <text:p>1329304612.23878</text:p>
          </table:table-cell>
          <table:table-cell table:formula="of:=(1/((1-[.$A171])/[.C$102]+[.$A171]/[.C$103]))/[.$B171]" office:value-type="float" office:value="0.331086690961094" calcext:value-type="float">
            <text:p>0.331086691</text:p>
          </table:table-cell>
          <table:table-cell table:formula="of:=(1/((1-[.$A171])/[.D$102]+[.$A171]/[.D$103]))/[.$B171]" office:value-type="float" office:value="0.491934561153391" calcext:value-type="float">
            <text:p>0.4919345612</text:p>
          </table:table-cell>
          <table:table-cell table:formula="of:=(1/((1-[.$A171])/[.E$102]+[.$A171]/[.E$103]))/[.$B171]" office:value-type="float" office:value="0.544057995718606" calcext:value-type="float">
            <text:p>0.5440579957</text:p>
          </table:table-cell>
          <table:table-cell table:formula="of:=(1/((1-[.$A171])/[.F$102]+[.$A171]/[.F$103]))/[.$B171]" office:value-type="float" office:value="0.574927082028113" calcext:value-type="float">
            <text:p>0.574927082</text:p>
          </table:table-cell>
          <table:table-cell table:formula="of:=(1/((1-[.$A171])/[.G$102]+[.$A171]/[.G$103]))/[.$B171]" office:value-type="float" office:value="0.471554356019025" calcext:value-type="float">
            <text:p>0.471554356</text:p>
          </table:table-cell>
          <table:table-cell table:formula="of:=(1/((1-[.$A171])/[.H$102]+[.$A171]/[.H$103]))/[.$B171]" office:value-type="float" office:value="0.329783405587111" calcext:value-type="float">
            <text:p>0.3297834056</text:p>
          </table:table-cell>
          <table:table-cell table:number-columns-repeated="1016"/>
        </table:table-row>
        <table:table-row table:style-name="ro1">
          <table:table-cell table:formula="of:=[.A171]+0.01" office:value-type="float" office:value="0.68" calcext:value-type="float">
            <text:p>0.68</text:p>
          </table:table-cell>
          <table:table-cell table:formula="of:=1/((1-[.$A172])/[.B$102]+[.$A172]/[.B$103])" office:value-type="float" office:value="1327573812.6773" calcext:value-type="float">
            <text:p>1327573812.6773</text:p>
          </table:table-cell>
          <table:table-cell table:formula="of:=(1/((1-[.$A172])/[.C$102]+[.$A172]/[.C$103]))/[.$B172]" office:value-type="float" office:value="0.327943736448851" calcext:value-type="float">
            <text:p>0.3279437364</text:p>
          </table:table-cell>
          <table:table-cell table:formula="of:=(1/((1-[.$A172])/[.D$102]+[.$A172]/[.D$103]))/[.$B172]" office:value-type="float" office:value="0.489114852374358" calcext:value-type="float">
            <text:p>0.4891148524</text:p>
          </table:table-cell>
          <table:table-cell table:formula="of:=(1/((1-[.$A172])/[.E$102]+[.$A172]/[.E$103]))/[.$B172]" office:value-type="float" office:value="0.543033763012227" calcext:value-type="float">
            <text:p>0.543033763</text:p>
          </table:table-cell>
          <table:table-cell table:formula="of:=(1/((1-[.$A172])/[.F$102]+[.$A172]/[.F$103]))/[.$B172]" office:value-type="float" office:value="0.576780184617659" calcext:value-type="float">
            <text:p>0.5767801846</text:p>
          </table:table-cell>
          <table:table-cell table:formula="of:=(1/((1-[.$A172])/[.G$102]+[.$A172]/[.G$103]))/[.$B172]" office:value-type="float" office:value="0.474152728474433" calcext:value-type="float">
            <text:p>0.4741527285</text:p>
          </table:table-cell>
          <table:table-cell table:formula="of:=(1/((1-[.$A172])/[.H$102]+[.$A172]/[.H$103]))/[.$B172]" office:value-type="float" office:value="0.33144163032233" calcext:value-type="float">
            <text:p>0.3314416303</text:p>
          </table:table-cell>
          <table:table-cell table:number-columns-repeated="1016"/>
        </table:table-row>
        <table:table-row table:style-name="ro1">
          <table:table-cell table:formula="of:=[.A172]+0.01" office:value-type="float" office:value="0.69" calcext:value-type="float">
            <text:p>0.69</text:p>
          </table:table-cell>
          <table:table-cell table:formula="of:=1/((1-[.$A173])/[.B$102]+[.$A173]/[.B$103])" office:value-type="float" office:value="1325847514.37416" calcext:value-type="float">
            <text:p>1325847514.37416</text:p>
          </table:table-cell>
          <table:table-cell table:formula="of:=(1/((1-[.$A173])/[.C$102]+[.$A173]/[.C$103]))/[.$B173]" office:value-type="float" office:value="0.324867836845734" calcext:value-type="float">
            <text:p>0.3248678368</text:p>
          </table:table-cell>
          <table:table-cell table:formula="of:=(1/((1-[.$A173])/[.D$102]+[.$A173]/[.D$103]))/[.$B173]" office:value-type="float" office:value="0.486334492191472" calcext:value-type="float">
            <text:p>0.4863344922</text:p>
          </table:table-cell>
          <table:table-cell table:formula="of:=(1/((1-[.$A173])/[.E$102]+[.$A173]/[.E$103]))/[.$B173]" office:value-type="float" office:value="0.542016028178677" calcext:value-type="float">
            <text:p>0.5420160282</text:p>
          </table:table-cell>
          <table:table-cell table:formula="of:=(1/((1-[.$A173])/[.F$102]+[.$A173]/[.F$103]))/[.$B173]" office:value-type="float" office:value="0.578640405519593" calcext:value-type="float">
            <text:p>0.5786404055</text:p>
          </table:table-cell>
          <table:table-cell table:formula="of:=(1/((1-[.$A173])/[.G$102]+[.$A173]/[.G$103]))/[.$B173]" office:value-type="float" office:value="0.476773024664366" calcext:value-type="float">
            <text:p>0.4767730247</text:p>
          </table:table-cell>
          <table:table-cell table:formula="of:=(1/((1-[.$A173])/[.H$102]+[.$A173]/[.H$103]))/[.$B173]" office:value-type="float" office:value="0.333112237122338" calcext:value-type="float">
            <text:p>0.3331122371</text:p>
          </table:table-cell>
          <table:table-cell table:number-columns-repeated="1016"/>
        </table:table-row>
        <table:table-row table:style-name="ro1">
          <table:table-cell table:formula="of:=[.A173]+0.01" office:value-type="float" office:value="0.7" calcext:value-type="float">
            <text:p>0.7</text:p>
          </table:table-cell>
          <table:table-cell table:formula="of:=1/((1-[.$A174])/[.B$102]+[.$A174]/[.B$103])" office:value-type="float" office:value="1324125699.79265" calcext:value-type="float">
            <text:p>1324125699.79265</text:p>
          </table:table-cell>
          <table:table-cell table:formula="of:=(1/((1-[.$A174])/[.C$102]+[.$A174]/[.C$103]))/[.$B174]" office:value-type="float" office:value="0.321856868877844" calcext:value-type="float">
            <text:p>0.3218568689</text:p>
          </table:table-cell>
          <table:table-cell table:formula="of:=(1/((1-[.$A174])/[.D$102]+[.$A174]/[.D$103]))/[.$B174]" office:value-type="float" office:value="0.48359266265662" calcext:value-type="float">
            <text:p>0.4835926627</text:p>
          </table:table-cell>
          <table:table-cell table:formula="of:=(1/((1-[.$A174])/[.E$102]+[.$A174]/[.E$103]))/[.$B174]" office:value-type="float" office:value="0.541004729578384" calcext:value-type="float">
            <text:p>0.5410047296</text:p>
          </table:table-cell>
          <table:table-cell table:formula="of:=(1/((1-[.$A174])/[.F$102]+[.$A174]/[.F$103]))/[.$B174]" office:value-type="float" office:value="0.58050778582814" calcext:value-type="float">
            <text:p>0.5805077858</text:p>
          </table:table-cell>
          <table:table-cell table:formula="of:=(1/((1-[.$A174])/[.G$102]+[.$A174]/[.G$103]))/[.$B174]" office:value-type="float" office:value="0.479415523236211" calcext:value-type="float">
            <text:p>0.4794155232</text:p>
          </table:table-cell>
          <table:table-cell table:formula="of:=(1/((1-[.$A174])/[.H$102]+[.$A174]/[.H$103]))/[.$B174]" office:value-type="float" office:value="0.334795365193311" calcext:value-type="float">
            <text:p>0.3347953652</text:p>
          </table:table-cell>
          <table:table-cell table:number-columns-repeated="1016"/>
        </table:table-row>
        <table:table-row table:style-name="ro1">
          <table:table-cell table:formula="of:=[.A174]+0.01" office:value-type="float" office:value="0.71" calcext:value-type="float">
            <text:p>0.71</text:p>
          </table:table-cell>
          <table:table-cell table:formula="of:=1/((1-[.$A175])/[.B$102]+[.$A175]/[.B$103])" office:value-type="float" office:value="1322408351.48704" calcext:value-type="float">
            <text:p>1322408351.48704</text:p>
          </table:table-cell>
          <table:table-cell table:formula="of:=(1/((1-[.$A175])/[.C$102]+[.$A175]/[.C$103]))/[.$B175]" office:value-type="float" office:value="0.318908797978767" calcext:value-type="float">
            <text:p>0.318908798</text:p>
          </table:table-cell>
          <table:table-cell table:formula="of:=(1/((1-[.$A175])/[.D$102]+[.$A175]/[.D$103]))/[.$B175]" office:value-type="float" office:value="0.480888568336182" calcext:value-type="float">
            <text:p>0.4808885683</text:p>
          </table:table-cell>
          <table:table-cell table:formula="of:=(1/((1-[.$A175])/[.E$102]+[.$A175]/[.E$103]))/[.$B175]" office:value-type="float" office:value="0.53999980634895" calcext:value-type="float">
            <text:p>0.5399998063</text:p>
          </table:table-cell>
          <table:table-cell table:formula="of:=(1/((1-[.$A175])/[.F$102]+[.$A175]/[.F$103]))/[.$B175]" office:value-type="float" office:value="0.582382366954456" calcext:value-type="float">
            <text:p>0.582382367</text:p>
          </table:table-cell>
          <table:table-cell table:formula="of:=(1/((1-[.$A175])/[.G$102]+[.$A175]/[.G$103]))/[.$B175]" office:value-type="float" office:value="0.482080507579538" calcext:value-type="float">
            <text:p>0.4820805076</text:p>
          </table:table-cell>
          <table:table-cell table:formula="of:=(1/((1-[.$A175])/[.H$102]+[.$A175]/[.H$103]))/[.$B175]" office:value-type="float" office:value="0.336491155835986" calcext:value-type="float">
            <text:p>0.3364911558</text:p>
          </table:table-cell>
          <table:table-cell table:number-columns-repeated="1016"/>
        </table:table-row>
        <table:table-row table:style-name="ro1">
          <table:table-cell table:formula="of:=[.A175]+0.01" office:value-type="float" office:value="0.72" calcext:value-type="float">
            <text:p>0.72</text:p>
          </table:table-cell>
          <table:table-cell table:formula="of:=1/((1-[.$A176])/[.B$102]+[.$A176]/[.B$103])" office:value-type="float" office:value="1320695452.10201" calcext:value-type="float">
            <text:p>1320695452.10201</text:p>
          </table:table-cell>
          <table:table-cell table:formula="of:=(1/((1-[.$A176])/[.C$102]+[.$A176]/[.C$103]))/[.$B176]" office:value-type="float" office:value="0.316021673704871" calcext:value-type="float">
            <text:p>0.3160216737</text:p>
          </table:table-cell>
          <table:table-cell table:formula="of:=(1/((1-[.$A176])/[.D$102]+[.$A176]/[.D$103]))/[.$B176]" office:value-type="float" office:value="0.478221435541664" calcext:value-type="float">
            <text:p>0.4782214355</text:p>
          </table:table-cell>
          <table:table-cell table:formula="of:=(1/((1-[.$A176])/[.E$102]+[.$A176]/[.E$103]))/[.$B176]" office:value-type="float" office:value="0.539001198392931" calcext:value-type="float">
            <text:p>0.5390011984</text:p>
          </table:table-cell>
          <table:table-cell table:formula="of:=(1/((1-[.$A176])/[.F$102]+[.$A176]/[.F$103]))/[.$B176]" office:value-type="float" office:value="0.584264190629682" calcext:value-type="float">
            <text:p>0.5842641906</text:p>
          </table:table-cell>
          <table:table-cell table:formula="of:=(1/((1-[.$A176])/[.G$102]+[.$A176]/[.G$103]))/[.$B176]" office:value-type="float" office:value="0.484768265927406" calcext:value-type="float">
            <text:p>0.4847682659</text:p>
          </table:table-cell>
          <table:table-cell table:formula="of:=(1/((1-[.$A176])/[.H$102]+[.$A176]/[.H$103]))/[.$B176]" office:value-type="float" office:value="0.338199752485205" calcext:value-type="float">
            <text:p>0.3381997525</text:p>
          </table:table-cell>
          <table:table-cell table:number-columns-repeated="1016"/>
        </table:table-row>
        <table:table-row table:style-name="ro1">
          <table:table-cell table:formula="of:=[.A176]+0.01" office:value-type="float" office:value="0.73" calcext:value-type="float">
            <text:p>0.73</text:p>
          </table:table-cell>
          <table:table-cell table:formula="of:=1/((1-[.$A177])/[.B$102]+[.$A177]/[.B$103])" office:value-type="float" office:value="1318986984.372" calcext:value-type="float">
            <text:p>1318986984.372</text:p>
          </table:table-cell>
          <table:table-cell table:formula="of:=(1/((1-[.$A177])/[.C$102]+[.$A177]/[.C$103]))/[.$B177]" office:value-type="float" office:value="0.313193625432023" calcext:value-type="float">
            <text:p>0.3131936254</text:p>
          </table:table-cell>
          <table:table-cell table:formula="of:=(1/((1-[.$A177])/[.D$102]+[.$A177]/[.D$103]))/[.$B177]" office:value-type="float" office:value="0.475590511591677" calcext:value-type="float">
            <text:p>0.4755905116</text:p>
          </table:table-cell>
          <table:table-cell table:formula="of:=(1/((1-[.$A177])/[.E$102]+[.$A177]/[.E$103]))/[.$B177]" office:value-type="float" office:value="0.538008846365866" calcext:value-type="float">
            <text:p>0.5380088464</text:p>
          </table:table-cell>
          <table:table-cell table:formula="of:=(1/((1-[.$A177])/[.F$102]+[.$A177]/[.F$103]))/[.$B177]" office:value-type="float" office:value="0.586153298908047" calcext:value-type="float">
            <text:p>0.5861532989</text:p>
          </table:table-cell>
          <table:table-cell table:formula="of:=(1/((1-[.$A177])/[.G$102]+[.$A177]/[.G$103]))/[.$B177]" office:value-type="float" office:value="0.487479091460289" calcext:value-type="float">
            <text:p>0.4874790915</text:p>
          </table:table-cell>
          <table:table-cell table:formula="of:=(1/((1-[.$A177])/[.H$102]+[.$A177]/[.H$103]))/[.$B177]" office:value-type="float" office:value="0.339921300750359" calcext:value-type="float">
            <text:p>0.3399213008</text:p>
          </table:table-cell>
          <table:table-cell table:number-columns-repeated="1016"/>
        </table:table-row>
        <table:table-row table:style-name="ro1">
          <table:table-cell table:formula="of:=[.A177]+0.01" office:value-type="float" office:value="0.74" calcext:value-type="float">
            <text:p>0.74</text:p>
          </table:table-cell>
          <table:table-cell table:formula="of:=1/((1-[.$A178])/[.B$102]+[.$A178]/[.B$103])" office:value-type="float" office:value="1317282931.12072" calcext:value-type="float">
            <text:p>1317282931.12072</text:p>
          </table:table-cell>
          <table:table-cell table:formula="of:=(1/((1-[.$A178])/[.C$102]+[.$A178]/[.C$103]))/[.$B178]" office:value-type="float" office:value="0.3104228583138" calcext:value-type="float">
            <text:p>0.3104228583</text:p>
          </table:table-cell>
          <table:table-cell table:formula="of:=(1/((1-[.$A178])/[.D$102]+[.$A178]/[.D$103]))/[.$B178]" office:value-type="float" office:value="0.472995064103762" calcext:value-type="float">
            <text:p>0.4729950641</text:p>
          </table:table-cell>
          <table:table-cell table:formula="of:=(1/((1-[.$A178])/[.E$102]+[.$A178]/[.E$103]))/[.$B178]" office:value-type="float" office:value="0.537022691664513" calcext:value-type="float">
            <text:p>0.5370226917</text:p>
          </table:table-cell>
          <table:table-cell table:formula="of:=(1/((1-[.$A178])/[.F$102]+[.$A178]/[.F$103]))/[.$B178]" office:value-type="float" office:value="0.588049734169996" calcext:value-type="float">
            <text:p>0.5880497342</text:p>
          </table:table-cell>
          <table:table-cell table:formula="of:=(1/((1-[.$A178])/[.G$102]+[.$A178]/[.G$103]))/[.$B178]" office:value-type="float" office:value="0.49021328241268" calcext:value-type="float">
            <text:p>0.4902132824</text:p>
          </table:table-cell>
          <table:table-cell table:formula="of:=(1/((1-[.$A178])/[.H$102]+[.$A178]/[.H$103]))/[.$B178]" office:value-type="float" office:value="0.341655948456754" calcext:value-type="float">
            <text:p>0.3416559485</text:p>
          </table:table-cell>
          <table:table-cell table:number-columns-repeated="1016"/>
        </table:table-row>
        <table:table-row table:style-name="ro1">
          <table:table-cell table:formula="of:=[.A178]+0.01" office:value-type="float" office:value="0.75" calcext:value-type="float">
            <text:p>0.75</text:p>
          </table:table-cell>
          <table:table-cell table:formula="of:=1/((1-[.$A179])/[.B$102]+[.$A179]/[.B$103])" office:value-type="float" office:value="1315583275.2605" calcext:value-type="float">
            <text:p>1315583275.2605</text:p>
          </table:table-cell>
          <table:table-cell table:formula="of:=(1/((1-[.$A179])/[.C$102]+[.$A179]/[.C$103]))/[.$B179]" office:value-type="float" office:value="0.307707649482831" calcext:value-type="float">
            <text:p>0.3077076495</text:p>
          </table:table-cell>
          <table:table-cell table:formula="of:=(1/((1-[.$A179])/[.D$102]+[.$A179]/[.D$103]))/[.$B179]" office:value-type="float" office:value="0.470434380314678" calcext:value-type="float">
            <text:p>0.4704343803</text:p>
          </table:table-cell>
          <table:table-cell table:formula="of:=(1/((1-[.$A179])/[.E$102]+[.$A179]/[.E$103]))/[.$B179]" office:value-type="float" office:value="0.53604267641532" calcext:value-type="float">
            <text:p>0.5360426764</text:p>
          </table:table-cell>
          <table:table-cell table:formula="of:=(1/((1-[.$A179])/[.F$102]+[.$A179]/[.F$103]))/[.$B179]" office:value-type="float" office:value="0.589953539125364" calcext:value-type="float">
            <text:p>0.5899535391</text:p>
          </table:table-cell>
          <table:table-cell table:formula="of:=(1/((1-[.$A179])/[.G$102]+[.$A179]/[.G$103]))/[.$B179]" office:value-type="float" office:value="0.492971142182473" calcext:value-type="float">
            <text:p>0.4929711422</text:p>
          </table:table-cell>
          <table:table-cell table:formula="of:=(1/((1-[.$A179])/[.H$102]+[.$A179]/[.H$103]))/[.$B179]" office:value-type="float" office:value="0.343403845687924" calcext:value-type="float">
            <text:p>0.3434038457</text:p>
          </table:table-cell>
          <table:table-cell table:number-columns-repeated="1016"/>
        </table:table-row>
        <table:table-row table:style-name="ro1">
          <table:table-cell table:formula="of:=[.A179]+0.01" office:value-type="float" office:value="0.76" calcext:value-type="float">
            <text:p>0.76</text:p>
          </table:table-cell>
          <table:table-cell table:formula="of:=1/((1-[.$A180])/[.B$102]+[.$A180]/[.B$103])" office:value-type="float" office:value="1313887999.79177" calcext:value-type="float">
            <text:p>1313887999.79177</text:p>
          </table:table-cell>
          <table:table-cell table:formula="of:=(1/((1-[.$A180])/[.C$102]+[.$A180]/[.C$103]))/[.$B180]" office:value-type="float" office:value="0.305046344478372" calcext:value-type="float">
            <text:p>0.3050463445</text:p>
          </table:table-cell>
          <table:table-cell table:formula="of:=(1/((1-[.$A180])/[.D$102]+[.$A180]/[.D$103]))/[.$B180]" office:value-type="float" office:value="0.467907766427816" calcext:value-type="float">
            <text:p>0.4679077664</text:p>
          </table:table-cell>
          <table:table-cell table:formula="of:=(1/((1-[.$A180])/[.E$102]+[.$A180]/[.E$103]))/[.$B180]" office:value-type="float" office:value="0.535068743463097" calcext:value-type="float">
            <text:p>0.5350687435</text:p>
          </table:table-cell>
          <table:table-cell table:formula="of:=(1/((1-[.$A180])/[.F$102]+[.$A180]/[.F$103]))/[.$B180]" office:value-type="float" office:value="0.591864756816576" calcext:value-type="float">
            <text:p>0.5918647568</text:p>
          </table:table-cell>
          <table:table-cell table:formula="of:=(1/((1-[.$A180])/[.G$102]+[.$A180]/[.G$103]))/[.$B180]" office:value-type="float" office:value="0.495752979443187" calcext:value-type="float">
            <text:p>0.4957529794</text:p>
          </table:table-cell>
          <table:table-cell table:formula="of:=(1/((1-[.$A180])/[.H$102]+[.$A180]/[.H$103]))/[.$B180]" office:value-type="float" office:value="0.345165144828915" calcext:value-type="float">
            <text:p>0.3451651448</text:p>
          </table:table-cell>
          <table:table-cell table:number-columns-repeated="1016"/>
        </table:table-row>
        <table:table-row table:style-name="ro1">
          <table:table-cell table:formula="of:=[.A180]+0.01" office:value-type="float" office:value="0.77" calcext:value-type="float">
            <text:p>0.77</text:p>
          </table:table-cell>
          <table:table-cell table:formula="of:=1/((1-[.$A181])/[.B$102]+[.$A181]/[.B$103])" office:value-type="float" office:value="1312197087.80244" calcext:value-type="float">
            <text:p>1312197087.80244</text:p>
          </table:table-cell>
          <table:table-cell table:formula="of:=(1/((1-[.$A181])/[.C$102]+[.$A181]/[.C$103]))/[.$B181]" office:value-type="float" office:value="0.302437353884569" calcext:value-type="float">
            <text:p>0.3024373539</text:p>
          </table:table-cell>
          <table:table-cell table:formula="of:=(1/((1-[.$A181])/[.D$102]+[.$A181]/[.D$103]))/[.$B181]" office:value-type="float" office:value="0.465414546986491" calcext:value-type="float">
            <text:p>0.465414547</text:p>
          </table:table-cell>
          <table:table-cell table:formula="of:=(1/((1-[.$A181])/[.E$102]+[.$A181]/[.E$103]))/[.$B181]" office:value-type="float" office:value="0.534100836359907" calcext:value-type="float">
            <text:p>0.5341008364</text:p>
          </table:table-cell>
          <table:table-cell table:formula="of:=(1/((1-[.$A181])/[.F$102]+[.$A181]/[.F$103]))/[.$B181]" office:value-type="float" office:value="0.593783430621898" calcext:value-type="float">
            <text:p>0.5937834306</text:p>
          </table:table-cell>
          <table:table-cell table:formula="of:=(1/((1-[.$A181])/[.G$102]+[.$A181]/[.G$103]))/[.$B181]" office:value-type="float" office:value="0.498559108259138" calcext:value-type="float">
            <text:p>0.4985591083</text:p>
          </table:table-cell>
          <table:table-cell table:formula="of:=(1/((1-[.$A181])/[.H$102]+[.$A181]/[.H$103]))/[.$B181]" office:value-type="float" office:value="0.34694000061058" calcext:value-type="float">
            <text:p>0.3469400006</text:p>
          </table:table-cell>
          <table:table-cell table:number-columns-repeated="1016"/>
        </table:table-row>
        <table:table-row table:style-name="ro1">
          <table:table-cell table:formula="of:=[.A181]+0.01" office:value-type="float" office:value="0.78" calcext:value-type="float">
            <text:p>0.78</text:p>
          </table:table-cell>
          <table:table-cell table:formula="of:=1/((1-[.$A182])/[.B$102]+[.$A182]/[.B$103])" office:value-type="float" office:value="1310510522.46739" calcext:value-type="float">
            <text:p>1310510522.46739</text:p>
          </table:table-cell>
          <table:table-cell table:formula="of:=(1/((1-[.$A182])/[.C$102]+[.$A182]/[.C$103]))/[.$B182]" office:value-type="float" office:value="0.299879150165022" calcext:value-type="float">
            <text:p>0.2998791502</text:p>
          </table:table-cell>
          <table:table-cell table:formula="of:=(1/((1-[.$A182])/[.D$102]+[.$A182]/[.D$103]))/[.$B182]" office:value-type="float" office:value="0.462954064271918" calcext:value-type="float">
            <text:p>0.4629540643</text:p>
          </table:table-cell>
          <table:table-cell table:formula="of:=(1/((1-[.$A182])/[.E$102]+[.$A182]/[.E$103]))/[.$B182]" office:value-type="float" office:value="0.533138899354164" calcext:value-type="float">
            <text:p>0.5331388994</text:p>
          </table:table-cell>
          <table:table-cell table:formula="of:=(1/((1-[.$A182])/[.F$102]+[.$A182]/[.F$103]))/[.$B182]" office:value-type="float" office:value="0.595709604258713" calcext:value-type="float">
            <text:p>0.5957096043</text:p>
          </table:table-cell>
          <table:table-cell table:formula="of:=(1/((1-[.$A182])/[.G$102]+[.$A182]/[.G$103]))/[.$B182]" office:value-type="float" office:value="0.501389848203639" calcext:value-type="float">
            <text:p>0.5013898482</text:p>
          </table:table-cell>
          <table:table-cell table:formula="of:=(1/((1-[.$A182])/[.H$102]+[.$A182]/[.H$103]))/[.$B182]" office:value-type="float" office:value="0.348728570154883" calcext:value-type="float">
            <text:p>0.3487285702</text:p>
          </table:table-cell>
          <table:table-cell table:number-columns-repeated="1016"/>
        </table:table-row>
        <table:table-row table:style-name="ro1">
          <table:table-cell table:formula="of:=[.A182]+0.01" office:value-type="float" office:value="0.790000000000001" calcext:value-type="float">
            <text:p>0.79</text:p>
          </table:table-cell>
          <table:table-cell table:formula="of:=1/((1-[.$A183])/[.B$102]+[.$A183]/[.B$103])" office:value-type="float" office:value="1308828287.04789" calcext:value-type="float">
            <text:p>1308828287.04789</text:p>
          </table:table-cell>
          <table:table-cell table:formula="of:=(1/((1-[.$A183])/[.C$102]+[.$A183]/[.C$103]))/[.$B183]" office:value-type="float" office:value="0.297370264680441" calcext:value-type="float">
            <text:p>0.2973702647</text:p>
          </table:table-cell>
          <table:table-cell table:formula="of:=(1/((1-[.$A183])/[.D$102]+[.$A183]/[.D$103]))/[.$B183]" office:value-type="float" office:value="0.460525677724754" calcext:value-type="float">
            <text:p>0.4605256777</text:p>
          </table:table-cell>
          <table:table-cell table:formula="of:=(1/((1-[.$A183])/[.E$102]+[.$A183]/[.E$103]))/[.$B183]" office:value-type="float" office:value="0.532182877379918" calcext:value-type="float">
            <text:p>0.5321828774</text:p>
          </table:table-cell>
          <table:table-cell table:formula="of:=(1/((1-[.$A183])/[.F$102]+[.$A183]/[.F$103]))/[.$B183]" office:value-type="float" office:value="0.597643321786845" calcext:value-type="float">
            <text:p>0.5976433218</text:p>
          </table:table-cell>
          <table:table-cell table:formula="of:=(1/((1-[.$A183])/[.G$102]+[.$A183]/[.G$103]))/[.$B183]" office:value-type="float" office:value="0.504245524480324" calcext:value-type="float">
            <text:p>0.5042455245</text:p>
          </table:table-cell>
          <table:table-cell table:formula="of:=(1/((1-[.$A183])/[.H$102]+[.$A183]/[.H$103]))/[.$B183]" office:value-type="float" office:value="0.350531013021272" calcext:value-type="float">
            <text:p>0.350531013</text:p>
          </table:table-cell>
          <table:table-cell table:number-columns-repeated="1016"/>
        </table:table-row>
        <table:table-row table:style-name="ro1">
          <table:table-cell table:formula="of:=[.A183]+0.01" office:value-type="float" office:value="0.8" calcext:value-type="float">
            <text:p>0.8</text:p>
          </table:table-cell>
          <table:table-cell table:formula="of:=1/((1-[.$A184])/[.B$102]+[.$A184]/[.B$103])" office:value-type="float" office:value="1307150364.89105" calcext:value-type="float">
            <text:p>1307150364.89105</text:p>
          </table:table-cell>
          <table:table-cell table:formula="of:=(1/((1-[.$A184])/[.C$102]+[.$A184]/[.C$103]))/[.$B184]" office:value-type="float" office:value="0.294909284877129" calcext:value-type="float">
            <text:p>0.2949092849</text:p>
          </table:table-cell>
          <table:table-cell table:formula="of:=(1/((1-[.$A184])/[.D$102]+[.$A184]/[.D$103]))/[.$B184]" office:value-type="float" office:value="0.458128763389124" calcext:value-type="float">
            <text:p>0.4581287634</text:p>
          </table:table-cell>
          <table:table-cell table:formula="of:=(1/((1-[.$A184])/[.E$102]+[.$A184]/[.E$103]))/[.$B184]" office:value-type="float" office:value="0.53123271604636" calcext:value-type="float">
            <text:p>0.531232716</text:p>
          </table:table-cell>
          <table:table-cell table:formula="of:=(1/((1-[.$A184])/[.F$102]+[.$A184]/[.F$103]))/[.$B184]" office:value-type="float" office:value="0.599584627611917" calcext:value-type="float">
            <text:p>0.5995846276</text:p>
          </table:table-cell>
          <table:table-cell table:formula="of:=(1/((1-[.$A184])/[.G$102]+[.$A184]/[.G$103]))/[.$B184]" office:value-type="float" office:value="0.50712646804769" calcext:value-type="float">
            <text:p>0.507126468</text:p>
          </table:table-cell>
          <table:table-cell table:formula="of:=(1/((1-[.$A184])/[.H$102]+[.$A184]/[.H$103]))/[.$B184]" office:value-type="float" office:value="0.352347491254128" calcext:value-type="float">
            <text:p>0.3523474913</text:p>
          </table:table-cell>
          <table:table-cell table:number-columns-repeated="1016"/>
        </table:table-row>
        <table:table-row table:style-name="ro1">
          <table:table-cell table:formula="of:=[.A184]+0.01" office:value-type="float" office:value="0.810000000000001" calcext:value-type="float">
            <text:p>0.81</text:p>
          </table:table-cell>
          <table:table-cell table:formula="of:=1/((1-[.$A185])/[.B$102]+[.$A185]/[.B$103])" office:value-type="float" office:value="1305476739.42924" calcext:value-type="float">
            <text:p>1305476739.42924</text:p>
          </table:table-cell>
          <table:table-cell table:formula="of:=(1/((1-[.$A185])/[.C$102]+[.$A185]/[.C$103]))/[.$B185]" office:value-type="float" office:value="0.292494851634998" calcext:value-type="float">
            <text:p>0.2924948516</text:p>
          </table:table-cell>
          <table:table-cell table:formula="of:=(1/((1-[.$A185])/[.D$102]+[.$A185]/[.D$103]))/[.$B185]" office:value-type="float" office:value="0.455762713378124" calcext:value-type="float">
            <text:p>0.4557627134</text:p>
          </table:table-cell>
          <table:table-cell table:formula="of:=(1/((1-[.$A185])/[.E$102]+[.$A185]/[.E$103]))/[.$B185]" office:value-type="float" office:value="0.530288361627496" calcext:value-type="float">
            <text:p>0.5302883616</text:p>
          </table:table-cell>
          <table:table-cell table:formula="of:=(1/((1-[.$A185])/[.F$102]+[.$A185]/[.F$103]))/[.$B185]" office:value-type="float" office:value="0.601533566488749" calcext:value-type="float">
            <text:p>0.6015335665</text:p>
          </table:table-cell>
          <table:table-cell table:formula="of:=(1/((1-[.$A185])/[.G$102]+[.$A185]/[.G$103]))/[.$B185]" office:value-type="float" office:value="0.510033015746965" calcext:value-type="float">
            <text:p>0.5100330157</text:p>
          </table:table-cell>
          <table:table-cell table:formula="of:=(1/((1-[.$A185])/[.H$102]+[.$A185]/[.H$103]))/[.$B185]" office:value-type="float" office:value="0.35417816943133" calcext:value-type="float">
            <text:p>0.3541781694</text:p>
          </table:table-cell>
          <table:table-cell table:number-columns-repeated="1016"/>
        </table:table-row>
        <table:table-row table:style-name="ro1">
          <table:table-cell table:formula="of:=[.A185]+0.01" office:value-type="float" office:value="0.82" calcext:value-type="float">
            <text:p>0.82</text:p>
          </table:table-cell>
          <table:table-cell table:formula="of:=1/((1-[.$A186])/[.B$102]+[.$A186]/[.B$103])" office:value-type="float" office:value="1303807394.1796" calcext:value-type="float">
            <text:p>1303807394.1796</text:p>
          </table:table-cell>
          <table:table-cell table:formula="of:=(1/((1-[.$A186])/[.C$102]+[.$A186]/[.C$103]))/[.$B186]" office:value-type="float" office:value="0.290125656764653" calcext:value-type="float">
            <text:p>0.2901256568</text:p>
          </table:table-cell>
          <table:table-cell table:formula="of:=(1/((1-[.$A186])/[.D$102]+[.$A186]/[.D$103]))/[.$B186]" office:value-type="float" office:value="0.453426935359848" calcext:value-type="float">
            <text:p>0.4534269354</text:p>
          </table:table-cell>
          <table:table-cell table:formula="of:=(1/((1-[.$A186])/[.E$102]+[.$A186]/[.E$103]))/[.$B186]" office:value-type="float" office:value="0.529349761052026" calcext:value-type="float">
            <text:p>0.5293497611</text:p>
          </table:table-cell>
          <table:table-cell table:formula="of:=(1/((1-[.$A186])/[.F$102]+[.$A186]/[.F$103]))/[.$B186]" office:value-type="float" office:value="0.603490183524801" calcext:value-type="float">
            <text:p>0.6034901835</text:p>
          </table:table-cell>
          <table:table-cell table:formula="of:=(1/((1-[.$A186])/[.G$102]+[.$A186]/[.G$103]))/[.$B186]" office:value-type="float" office:value="0.512965510433393" calcext:value-type="float">
            <text:p>0.5129655104</text:p>
          </table:table-cell>
          <table:table-cell table:formula="of:=(1/((1-[.$A186])/[.H$102]+[.$A186]/[.H$103]))/[.$B186]" office:value-type="float" office:value="0.356023214713962" calcext:value-type="float">
            <text:p>0.3560232147</text:p>
          </table:table-cell>
          <table:table-cell table:number-columns-repeated="1016"/>
        </table:table-row>
        <table:table-row table:style-name="ro1">
          <table:table-cell table:formula="of:=[.A186]+0.01" office:value-type="float" office:value="0.83" calcext:value-type="float">
            <text:p>0.83</text:p>
          </table:table-cell>
          <table:table-cell table:formula="of:=1/((1-[.$A187])/[.B$102]+[.$A187]/[.B$103])" office:value-type="float" office:value="1302142312.74347" calcext:value-type="float">
            <text:p>1302142312.74347</text:p>
          </table:table-cell>
          <table:table-cell table:formula="of:=(1/((1-[.$A187])/[.C$102]+[.$A187]/[.C$103]))/[.$B187]" office:value-type="float" office:value="0.287800440643861" calcext:value-type="float">
            <text:p>0.2878004406</text:p>
          </table:table-cell>
          <table:table-cell table:formula="of:=(1/((1-[.$A187])/[.D$102]+[.$A187]/[.D$103]))/[.$B187]" office:value-type="float" office:value="0.451120852063007" calcext:value-type="float">
            <text:p>0.4511208521</text:p>
          </table:table-cell>
          <table:table-cell table:formula="of:=(1/((1-[.$A187])/[.E$102]+[.$A187]/[.E$103]))/[.$B187]" office:value-type="float" office:value="0.528416861893401" calcext:value-type="float">
            <text:p>0.5284168619</text:p>
          </table:table-cell>
          <table:table-cell table:formula="of:=(1/((1-[.$A187])/[.F$102]+[.$A187]/[.F$103]))/[.$B187]" office:value-type="float" office:value="0.605454524183649" calcext:value-type="float">
            <text:p>0.6054545242</text:p>
          </table:table-cell>
          <table:table-cell table:formula="of:=(1/((1-[.$A187])/[.G$102]+[.$A187]/[.G$103]))/[.$B187]" office:value-type="float" office:value="0.515924301111057" calcext:value-type="float">
            <text:p>0.5159243011</text:p>
          </table:table-cell>
          <table:table-cell table:formula="of:=(1/((1-[.$A187])/[.H$102]+[.$A187]/[.H$103]))/[.$B187]" office:value-type="float" office:value="0.357882796897191" calcext:value-type="float">
            <text:p>0.3578827969</text:p>
          </table:table-cell>
          <table:table-cell table:number-columns-repeated="1016"/>
        </table:table-row>
        <table:table-row table:style-name="ro1">
          <table:table-cell table:formula="of:=[.A187]+0.01" office:value-type="float" office:value="0.84" calcext:value-type="float">
            <text:p>0.84</text:p>
          </table:table-cell>
          <table:table-cell table:formula="of:=1/((1-[.$A188])/[.B$102]+[.$A188]/[.B$103])" office:value-type="float" office:value="1300481478.80583" calcext:value-type="float">
            <text:p>1300481478.80583</text:p>
          </table:table-cell>
          <table:table-cell table:formula="of:=(1/((1-[.$A188])/[.C$102]+[.$A188]/[.C$103]))/[.$B188]" office:value-type="float" office:value="0.285517989984427" calcext:value-type="float">
            <text:p>0.28551799</text:p>
          </table:table-cell>
          <table:table-cell table:formula="of:=(1/((1-[.$A188])/[.D$102]+[.$A188]/[.D$103]))/[.$B188]" office:value-type="float" office:value="0.44884390080129" calcext:value-type="float">
            <text:p>0.4488439008</text:p>
          </table:table-cell>
          <table:table-cell table:formula="of:=(1/((1-[.$A188])/[.E$102]+[.$A188]/[.E$103]))/[.$B188]" office:value-type="float" office:value="0.52748961236006" calcext:value-type="float">
            <text:p>0.5274896124</text:p>
          </table:table-cell>
          <table:table-cell table:formula="of:=(1/((1-[.$A188])/[.F$102]+[.$A188]/[.F$103]))/[.$B188]" office:value-type="float" office:value="0.607426634288508" calcext:value-type="float">
            <text:p>0.6074266343</text:p>
          </table:table-cell>
          <table:table-cell table:formula="of:=(1/((1-[.$A188])/[.G$102]+[.$A188]/[.G$103]))/[.$B188]" office:value-type="float" office:value="0.518909743071344" calcext:value-type="float">
            <text:p>0.5189097431</text:p>
          </table:table-cell>
          <table:table-cell table:formula="of:=(1/((1-[.$A188])/[.H$102]+[.$A188]/[.H$103]))/[.$B188]" office:value-type="float" office:value="0.359757088462362" calcext:value-type="float">
            <text:p>0.3597570885</text:p>
          </table:table-cell>
          <table:table-cell table:number-columns-repeated="1016"/>
        </table:table-row>
        <table:table-row table:style-name="ro1">
          <table:table-cell table:formula="of:=[.A188]+0.01" office:value-type="float" office:value="0.850000000000001" calcext:value-type="float">
            <text:p>0.85</text:p>
          </table:table-cell>
          <table:table-cell table:formula="of:=1/((1-[.$A189])/[.B$102]+[.$A189]/[.B$103])" office:value-type="float" office:value="1298824876.13481" calcext:value-type="float">
            <text:p>1298824876.13481</text:p>
          </table:table-cell>
          <table:table-cell table:formula="of:=(1/((1-[.$A189])/[.C$102]+[.$A189]/[.C$103]))/[.$B189]" office:value-type="float" office:value="0.283277135721162" calcext:value-type="float">
            <text:p>0.2832771357</text:p>
          </table:table-cell>
          <table:table-cell table:formula="of:=(1/((1-[.$A189])/[.D$102]+[.$A189]/[.D$103]))/[.$B189]" office:value-type="float" office:value="0.446595533015637" calcext:value-type="float">
            <text:p>0.446595533</text:p>
          </table:table-cell>
          <table:table-cell table:formula="of:=(1/((1-[.$A189])/[.E$102]+[.$A189]/[.E$103]))/[.$B189]" office:value-type="float" office:value="0.526567961285848" calcext:value-type="float">
            <text:p>0.5265679613</text:p>
          </table:table-cell>
          <table:table-cell table:formula="of:=(1/((1-[.$A189])/[.F$102]+[.$A189]/[.F$103]))/[.$B189]" office:value-type="float" office:value="0.609406560025797" calcext:value-type="float">
            <text:p>0.60940656</text:p>
          </table:table-cell>
          <table:table-cell table:formula="of:=(1/((1-[.$A189])/[.G$102]+[.$A189]/[.G$103]))/[.$B189]" office:value-type="float" office:value="0.521922198035166" calcext:value-type="float">
            <text:p>0.521922198</text:p>
          </table:table-cell>
          <table:table-cell table:formula="of:=(1/((1-[.$A189])/[.H$102]+[.$A189]/[.H$103]))/[.$B189]" office:value-type="float" office:value="0.361646264630325" calcext:value-type="float">
            <text:p>0.3616462646</text:p>
          </table:table-cell>
          <table:table-cell table:number-columns-repeated="1016"/>
        </table:table-row>
        <table:table-row table:style-name="ro1">
          <table:table-cell table:formula="of:=[.A189]+0.01" office:value-type="float" office:value="0.860000000000001" calcext:value-type="float">
            <text:p>0.86</text:p>
          </table:table-cell>
          <table:table-cell table:formula="of:=1/((1-[.$A190])/[.B$102]+[.$A190]/[.B$103])" office:value-type="float" office:value="1297172488.58115" calcext:value-type="float">
            <text:p>1297172488.58115</text:p>
          </table:table-cell>
          <table:table-cell table:formula="of:=(1/((1-[.$A190])/[.C$102]+[.$A190]/[.C$103]))/[.$B190]" office:value-type="float" office:value="0.28107675101523" calcext:value-type="float">
            <text:p>0.281076751</text:p>
          </table:table-cell>
          <table:table-cell table:formula="of:=(1/((1-[.$A190])/[.D$102]+[.$A190]/[.D$103]))/[.$B190]" office:value-type="float" office:value="0.444375213833644" calcext:value-type="float">
            <text:p>0.4443752138</text:p>
          </table:table-cell>
          <table:table-cell table:formula="of:=(1/((1-[.$A190])/[.E$102]+[.$A190]/[.E$103]))/[.$B190]" office:value-type="float" office:value="0.525651858120601" calcext:value-type="float">
            <text:p>0.5256518581</text:p>
          </table:table-cell>
          <table:table-cell table:formula="of:=(1/((1-[.$A190])/[.F$102]+[.$A190]/[.F$103]))/[.$B190]" office:value-type="float" office:value="0.611394347948741" calcext:value-type="float">
            <text:p>0.6113943479</text:p>
          </table:table-cell>
          <table:table-cell table:formula="of:=(1/((1-[.$A190])/[.G$102]+[.$A190]/[.G$103]))/[.$B190]" office:value-type="float" office:value="0.524962034299059" calcext:value-type="float">
            <text:p>0.5249620343</text:p>
          </table:table-cell>
          <table:table-cell table:formula="of:=(1/((1-[.$A190])/[.H$102]+[.$A190]/[.H$103]))/[.$B190]" office:value-type="float" office:value="0.363550503416042" calcext:value-type="float">
            <text:p>0.3635505034</text:p>
          </table:table-cell>
          <table:table-cell table:number-columns-repeated="1016"/>
        </table:table-row>
        <table:table-row table:style-name="ro1">
          <table:table-cell table:formula="of:=[.A190]+0.01" office:value-type="float" office:value="0.87" calcext:value-type="float">
            <text:p>0.87</text:p>
          </table:table-cell>
          <table:table-cell table:formula="of:=1/((1-[.$A191])/[.B$102]+[.$A191]/[.B$103])" office:value-type="float" office:value="1295524300.07764" calcext:value-type="float">
            <text:p>1295524300.07764</text:p>
          </table:table-cell>
          <table:table-cell table:formula="of:=(1/((1-[.$A191])/[.C$102]+[.$A191]/[.C$103]))/[.$B191]" office:value-type="float" office:value="0.278915749364703" calcext:value-type="float">
            <text:p>0.2789157494</text:p>
          </table:table-cell>
          <table:table-cell table:formula="of:=(1/((1-[.$A191])/[.D$102]+[.$A191]/[.D$103]))/[.$B191]" office:value-type="float" office:value="0.442182421645347" calcext:value-type="float">
            <text:p>0.4421824216</text:p>
          </table:table-cell>
          <table:table-cell table:formula="of:=(1/((1-[.$A191])/[.E$102]+[.$A191]/[.E$103]))/[.$B191]" office:value-type="float" office:value="0.524741252920905" calcext:value-type="float">
            <text:p>0.5247412529</text:p>
          </table:table-cell>
          <table:table-cell table:formula="of:=(1/((1-[.$A191])/[.F$102]+[.$A191]/[.F$103]))/[.$B191]" office:value-type="float" office:value="0.613390044981023" calcext:value-type="float">
            <text:p>0.613390045</text:p>
          </table:table-cell>
          <table:table-cell table:formula="of:=(1/((1-[.$A191])/[.G$102]+[.$A191]/[.G$103]))/[.$B191]" office:value-type="float" office:value="0.528029626885291" calcext:value-type="float">
            <text:p>0.5280296269</text:p>
          </table:table-cell>
          <table:table-cell table:formula="of:=(1/((1-[.$A191])/[.H$102]+[.$A191]/[.H$103]))/[.$B191]" office:value-type="float" office:value="0.365469985684503" calcext:value-type="float">
            <text:p>0.3654699857</text:p>
          </table:table-cell>
          <table:table-cell table:number-columns-repeated="1016"/>
        </table:table-row>
        <table:table-row table:style-name="ro1">
          <table:table-cell table:formula="of:=[.A191]+0.01" office:value-type="float" office:value="0.88" calcext:value-type="float">
            <text:p>0.88</text:p>
          </table:table-cell>
          <table:table-cell table:formula="of:=1/((1-[.$A192])/[.B$102]+[.$A192]/[.B$103])" office:value-type="float" office:value="1293880294.63864" calcext:value-type="float">
            <text:p>1293880294.63864</text:p>
          </table:table-cell>
          <table:table-cell table:formula="of:=(1/((1-[.$A192])/[.C$102]+[.$A192]/[.C$103]))/[.$B192]" office:value-type="float" office:value="0.276793082815665" calcext:value-type="float">
            <text:p>0.2767930828</text:p>
          </table:table-cell>
          <table:table-cell table:formula="of:=(1/((1-[.$A192])/[.D$102]+[.$A192]/[.D$103]))/[.$B192]" office:value-type="float" office:value="0.440016647694699" calcext:value-type="float">
            <text:p>0.4400166477</text:p>
          </table:table-cell>
          <table:table-cell table:formula="of:=(1/((1-[.$A192])/[.E$102]+[.$A192]/[.E$103]))/[.$B192]" office:value-type="float" office:value="0.523836096341024" calcext:value-type="float">
            <text:p>0.5238360963</text:p>
          </table:table-cell>
          <table:table-cell table:formula="of:=(1/((1-[.$A192])/[.F$102]+[.$A192]/[.F$103]))/[.$B192]" office:value-type="float" office:value="0.615393698420473" calcext:value-type="float">
            <text:p>0.6153936984</text:p>
          </table:table-cell>
          <table:table-cell table:formula="of:=(1/((1-[.$A192])/[.G$102]+[.$A192]/[.G$103]))/[.$B192]" office:value-type="float" office:value="0.531125357696092" calcext:value-type="float">
            <text:p>0.5311253577</text:p>
          </table:table-cell>
          <table:table-cell table:formula="of:=(1/((1-[.$A192])/[.H$102]+[.$A192]/[.H$103]))/[.$B192]" office:value-type="float" office:value="0.367404895207996" calcext:value-type="float">
            <text:p>0.3674048952</text:p>
          </table:table-cell>
          <table:table-cell table:number-columns-repeated="1016"/>
        </table:table-row>
        <table:table-row table:style-name="ro1">
          <table:table-cell table:formula="of:=[.A192]+0.01" office:value-type="float" office:value="0.890000000000001" calcext:value-type="float">
            <text:p>0.89</text:p>
          </table:table-cell>
          <table:table-cell table:formula="of:=1/((1-[.$A193])/[.B$102]+[.$A193]/[.B$103])" office:value-type="float" office:value="1292240456.35956" calcext:value-type="float">
            <text:p>1292240456.35956</text:p>
          </table:table-cell>
          <table:table-cell table:formula="of:=(1/((1-[.$A193])/[.C$102]+[.$A193]/[.C$103]))/[.$B193]" office:value-type="float" office:value="0.274707740267691" calcext:value-type="float">
            <text:p>0.2747077403</text:p>
          </table:table-cell>
          <table:table-cell table:formula="of:=(1/((1-[.$A193])/[.D$102]+[.$A193]/[.D$103]))/[.$B193]" office:value-type="float" office:value="0.437877395686048" calcext:value-type="float">
            <text:p>0.4378773957</text:p>
          </table:table-cell>
          <table:table-cell table:formula="of:=(1/((1-[.$A193])/[.E$102]+[.$A193]/[.E$103]))/[.$B193]" office:value-type="float" office:value="0.522936339623977" calcext:value-type="float">
            <text:p>0.5229363396</text:p>
          </table:table-cell>
          <table:table-cell table:formula="of:=(1/((1-[.$A193])/[.F$102]+[.$A193]/[.F$103]))/[.$B193]" office:value-type="float" office:value="0.617405355942809" calcext:value-type="float">
            <text:p>0.6174053559</text:p>
          </table:table-cell>
          <table:table-cell table:formula="of:=(1/((1-[.$A193])/[.G$102]+[.$A193]/[.G$103]))/[.$B193]" office:value-type="float" office:value="0.534249615672149" calcext:value-type="float">
            <text:p>0.5342496157</text:p>
          </table:table-cell>
          <table:table-cell table:formula="of:=(1/((1-[.$A193])/[.H$102]+[.$A193]/[.H$103]))/[.$B193]" office:value-type="float" office:value="0.369355418724751" calcext:value-type="float">
            <text:p>0.3693554187</text:p>
          </table:table-cell>
          <table:table-cell table:number-columns-repeated="1016"/>
        </table:table-row>
        <table:table-row table:style-name="ro1">
          <table:table-cell table:formula="of:=[.A193]+0.01" office:value-type="float" office:value="0.900000000000001" calcext:value-type="float">
            <text:p>0.9</text:p>
          </table:table-cell>
          <table:table-cell table:formula="of:=1/((1-[.$A194])/[.B$102]+[.$A194]/[.B$103])" office:value-type="float" office:value="1290604769.41633" calcext:value-type="float">
            <text:p>1290604769.41633</text:p>
          </table:table-cell>
          <table:table-cell table:formula="of:=(1/((1-[.$A194])/[.C$102]+[.$A194]/[.C$103]))/[.$B194]" office:value-type="float" office:value="0.272658745867922" calcext:value-type="float">
            <text:p>0.2726587459</text:p>
          </table:table-cell>
          <table:table-cell table:formula="of:=(1/((1-[.$A194])/[.D$102]+[.$A194]/[.D$103]))/[.$B194]" office:value-type="float" office:value="0.435764181404982" calcext:value-type="float">
            <text:p>0.4357641814</text:p>
          </table:table-cell>
          <table:table-cell table:formula="of:=(1/((1-[.$A194])/[.E$102]+[.$A194]/[.E$103]))/[.$B194]" office:value-type="float" office:value="0.522041934592795" calcext:value-type="float">
            <text:p>0.5220419346</text:p>
          </table:table-cell>
          <table:table-cell table:formula="of:=(1/((1-[.$A194])/[.F$102]+[.$A194]/[.F$103]))/[.$B194]" office:value-type="float" office:value="0.619425065605413" calcext:value-type="float">
            <text:p>0.6194250656</text:p>
          </table:table-cell>
          <table:table-cell table:formula="of:=(1/((1-[.$A194])/[.G$102]+[.$A194]/[.G$103]))/[.$B194]" office:value-type="float" office:value="0.53740279695551" calcext:value-type="float">
            <text:p>0.537402797</text:p>
          </table:table-cell>
          <table:table-cell table:formula="of:=(1/((1-[.$A194])/[.H$102]+[.$A194]/[.H$103]))/[.$B194]" office:value-type="float" office:value="0.371321745999025" calcext:value-type="float">
            <text:p>0.371321746</text:p>
          </table:table-cell>
          <table:table-cell table:number-columns-repeated="1016"/>
        </table:table-row>
        <table:table-row table:style-name="ro1">
          <table:table-cell table:formula="of:=[.A194]+0.01" office:value-type="float" office:value="0.910000000000001" calcext:value-type="float">
            <text:p>0.91</text:p>
          </table:table-cell>
          <table:table-cell table:formula="of:=1/((1-[.$A195])/[.B$102]+[.$A195]/[.B$103])" office:value-type="float" office:value="1288973218.06488" calcext:value-type="float">
            <text:p>1288973218.06488</text:p>
          </table:table-cell>
          <table:table-cell table:formula="of:=(1/((1-[.$A195])/[.C$102]+[.$A195]/[.C$103]))/[.$B195]" office:value-type="float" office:value="0.270645157488403" calcext:value-type="float">
            <text:p>0.2706451575</text:p>
          </table:table-cell>
          <table:table-cell table:formula="of:=(1/((1-[.$A195])/[.D$102]+[.$A195]/[.D$103]))/[.$B195]" office:value-type="float" office:value="0.433676532352942" calcext:value-type="float">
            <text:p>0.4336765324</text:p>
          </table:table-cell>
          <table:table-cell table:formula="of:=(1/((1-[.$A195])/[.E$102]+[.$A195]/[.E$103]))/[.$B195]" office:value-type="float" office:value="0.52115283364191" calcext:value-type="float">
            <text:p>0.5211528336</text:p>
          </table:table-cell>
          <table:table-cell table:formula="of:=(1/((1-[.$A195])/[.F$102]+[.$A195]/[.F$103]))/[.$B195]" office:value-type="float" office:value="0.621452875851164" calcext:value-type="float">
            <text:p>0.6214528759</text:p>
          </table:table-cell>
          <table:table-cell table:formula="of:=(1/((1-[.$A195])/[.G$102]+[.$A195]/[.G$103]))/[.$B195]" office:value-type="float" office:value="0.540585305057024" calcext:value-type="float">
            <text:p>0.5405853051</text:p>
          </table:table-cell>
          <table:table-cell table:formula="of:=(1/((1-[.$A195])/[.H$102]+[.$A195]/[.H$103]))/[.$B195]" office:value-type="float" office:value="0.373304069882643" calcext:value-type="float">
            <text:p>0.3733040699</text:p>
          </table:table-cell>
          <table:table-cell table:number-columns-repeated="1016"/>
        </table:table-row>
        <table:table-row table:style-name="ro1">
          <table:table-cell table:formula="of:=[.A195]+0.01" office:value-type="float" office:value="0.92" calcext:value-type="float">
            <text:p>0.92</text:p>
          </table:table-cell>
          <table:table-cell table:formula="of:=1/((1-[.$A196])/[.B$102]+[.$A196]/[.B$103])" office:value-type="float" office:value="1287345786.64067" calcext:value-type="float">
            <text:p>1287345786.64067</text:p>
          </table:table-cell>
          <table:table-cell table:formula="of:=(1/((1-[.$A196])/[.C$102]+[.$A196]/[.C$103]))/[.$B196]" office:value-type="float" office:value="0.268666065281666" calcext:value-type="float">
            <text:p>0.2686660653</text:p>
          </table:table-cell>
          <table:table-cell table:formula="of:=(1/((1-[.$A196])/[.D$102]+[.$A196]/[.D$103]))/[.$B196]" office:value-type="float" office:value="0.43161398739501" calcext:value-type="float">
            <text:p>0.4316139874</text:p>
          </table:table-cell>
          <table:table-cell table:formula="of:=(1/((1-[.$A196])/[.E$102]+[.$A196]/[.E$103]))/[.$B196]" office:value-type="float" office:value="0.520268989728717" calcext:value-type="float">
            <text:p>0.5202689897</text:p>
          </table:table-cell>
          <table:table-cell table:formula="of:=(1/((1-[.$A196])/[.F$102]+[.$A196]/[.F$103]))/[.$B196]" office:value-type="float" office:value="0.623488835512306" calcext:value-type="float">
            <text:p>0.6234888355</text:p>
          </table:table-cell>
          <table:table-cell table:formula="of:=(1/((1-[.$A196])/[.G$102]+[.$A196]/[.G$103]))/[.$B196]" office:value-type="float" office:value="0.543797551028485" calcext:value-type="float">
            <text:p>0.543797551</text:p>
          </table:table-cell>
          <table:table-cell table:formula="of:=(1/((1-[.$A196])/[.H$102]+[.$A196]/[.H$103]))/[.$B196]" office:value-type="float" office:value="0.37530258637805" calcext:value-type="float">
            <text:p>0.3753025864</text:p>
          </table:table-cell>
          <table:table-cell table:number-columns-repeated="1016"/>
        </table:table-row>
        <table:table-row table:style-name="ro1">
          <table:table-cell table:formula="of:=[.A196]+0.01" office:value-type="float" office:value="0.930000000000001" calcext:value-type="float">
            <text:p>0.93</text:p>
          </table:table-cell>
          <table:table-cell table:formula="of:=1/((1-[.$A197])/[.B$102]+[.$A197]/[.B$103])" office:value-type="float" office:value="1285722459.55818" calcext:value-type="float">
            <text:p>1285722459.55818</text:p>
          </table:table-cell>
          <table:table-cell table:formula="of:=(1/((1-[.$A197])/[.C$102]+[.$A197]/[.C$103]))/[.$B197]" office:value-type="float" office:value="0.266720590309925" calcext:value-type="float">
            <text:p>0.2667205903</text:p>
          </table:table-cell>
          <table:table-cell table:formula="of:=(1/((1-[.$A197])/[.D$102]+[.$A197]/[.D$103]))/[.$B197]" office:value-type="float" office:value="0.429576096420333" calcext:value-type="float">
            <text:p>0.4295760964</text:p>
          </table:table-cell>
          <table:table-cell table:formula="of:=(1/((1-[.$A197])/[.E$102]+[.$A197]/[.E$103]))/[.$B197]" office:value-type="float" office:value="0.519390356365276" calcext:value-type="float">
            <text:p>0.5193903564</text:p>
          </table:table-cell>
          <table:table-cell table:formula="of:=(1/((1-[.$A197])/[.F$102]+[.$A197]/[.F$103]))/[.$B197]" office:value-type="float" office:value="0.625532993814369" calcext:value-type="float">
            <text:p>0.6255329938</text:p>
          </table:table-cell>
          <table:table-cell table:formula="of:=(1/((1-[.$A197])/[.G$102]+[.$A197]/[.G$103]))/[.$B197]" office:value-type="float" office:value="0.54703995363961" calcext:value-type="float">
            <text:p>0.5470399536</text:p>
          </table:table-cell>
          <table:table-cell table:formula="of:=(1/((1-[.$A197])/[.H$102]+[.$A197]/[.H$103]))/[.$B197]" office:value-type="float" office:value="0.377317494702915" calcext:value-type="float">
            <text:p>0.3773174947</text:p>
          </table:table-cell>
          <table:table-cell table:number-columns-repeated="1016"/>
        </table:table-row>
        <table:table-row table:style-name="ro1">
          <table:table-cell table:formula="of:=[.A197]+0.01" office:value-type="float" office:value="0.940000000000001" calcext:value-type="float">
            <text:p>0.94</text:p>
          </table:table-cell>
          <table:table-cell table:formula="of:=1/((1-[.$A198])/[.B$102]+[.$A198]/[.B$103])" office:value-type="float" office:value="1284103221.31039" calcext:value-type="float">
            <text:p>1284103221.31039</text:p>
          </table:table-cell>
          <table:table-cell table:formula="of:=(1/((1-[.$A198])/[.C$102]+[.$A198]/[.C$103]))/[.$B198]" office:value-type="float" office:value="0.264807883243539" calcext:value-type="float">
            <text:p>0.2648078832</text:p>
          </table:table-cell>
          <table:table-cell table:formula="of:=(1/((1-[.$A198])/[.D$102]+[.$A198]/[.D$103]))/[.$B198]" office:value-type="float" office:value="0.427562420014643" calcext:value-type="float">
            <text:p>0.42756242</text:p>
          </table:table-cell>
          <table:table-cell table:formula="of:=(1/((1-[.$A198])/[.E$102]+[.$A198]/[.E$103]))/[.$B198]" office:value-type="float" office:value="0.518516887610154" calcext:value-type="float">
            <text:p>0.5185168876</text:p>
          </table:table-cell>
          <table:table-cell table:formula="of:=(1/((1-[.$A198])/[.F$102]+[.$A198]/[.F$103]))/[.$B198]" office:value-type="float" office:value="0.62758540038014" calcext:value-type="float">
            <text:p>0.6275854004</text:p>
          </table:table-cell>
          <table:table-cell table:formula="of:=(1/((1-[.$A198])/[.G$102]+[.$A198]/[.G$103]))/[.$B198]" office:value-type="float" office:value="0.55031293956004" calcext:value-type="float">
            <text:p>0.5503129396</text:p>
          </table:table-cell>
          <table:table-cell table:formula="of:=(1/((1-[.$A198])/[.H$102]+[.$A198]/[.H$103]))/[.$B198]" office:value-type="float" office:value="0.379348997356328" calcext:value-type="float">
            <text:p>0.3793489974</text:p>
          </table:table-cell>
          <table:table-cell table:number-columns-repeated="1016"/>
        </table:table-row>
        <table:table-row table:style-name="ro1">
          <table:table-cell table:formula="of:=[.A198]+0.01" office:value-type="float" office:value="0.950000000000001" calcext:value-type="float">
            <text:p>0.95</text:p>
          </table:table-cell>
          <table:table-cell table:formula="of:=1/((1-[.$A199])/[.B$102]+[.$A199]/[.B$103])" office:value-type="float" office:value="1282488056.46829" calcext:value-type="float">
            <text:p>1282488056.46829</text:p>
          </table:table-cell>
          <table:table-cell table:formula="of:=(1/((1-[.$A199])/[.C$102]+[.$A199]/[.C$103]))/[.$B199]" office:value-type="float" office:value="0.262927123124684" calcext:value-type="float">
            <text:p>0.2629271231</text:p>
          </table:table-cell>
          <table:table-cell table:formula="of:=(1/((1-[.$A199])/[.D$102]+[.$A199]/[.D$103]))/[.$B199]" office:value-type="float" office:value="0.425572529144392" calcext:value-type="float">
            <text:p>0.4255725291</text:p>
          </table:table-cell>
          <table:table-cell table:formula="of:=(1/((1-[.$A199])/[.E$102]+[.$A199]/[.E$103]))/[.$B199]" office:value-type="float" office:value="0.517648538060429" calcext:value-type="float">
            <text:p>0.5176485381</text:p>
          </table:table-cell>
          <table:table-cell table:formula="of:=(1/((1-[.$A199])/[.F$102]+[.$A199]/[.F$103]))/[.$B199]" office:value-type="float" office:value="0.629646105233673" calcext:value-type="float">
            <text:p>0.6296461052</text:p>
          </table:table-cell>
          <table:table-cell table:formula="of:=(1/((1-[.$A199])/[.G$102]+[.$A199]/[.G$103]))/[.$B199]" office:value-type="float" office:value="0.553616943546508" calcext:value-type="float">
            <text:p>0.5536169435</text:p>
          </table:table-cell>
          <table:table-cell table:formula="of:=(1/((1-[.$A199])/[.H$102]+[.$A199]/[.H$103]))/[.$B199]" office:value-type="float" office:value="0.381397300186647" calcext:value-type="float">
            <text:p>0.3813973002</text:p>
          </table:table-cell>
          <table:table-cell table:number-columns-repeated="1016"/>
        </table:table-row>
        <table:table-row table:style-name="ro1">
          <table:table-cell table:formula="of:=[.A199]+0.01" office:value-type="float" office:value="0.960000000000001" calcext:value-type="float">
            <text:p>0.96</text:p>
          </table:table-cell>
          <table:table-cell table:formula="of:=1/((1-[.$A200])/[.B$102]+[.$A200]/[.B$103])" office:value-type="float" office:value="1280876949.68042" calcext:value-type="float">
            <text:p>1280876949.68042</text:p>
          </table:table-cell>
          <table:table-cell table:formula="of:=(1/((1-[.$A200])/[.C$102]+[.$A200]/[.C$103]))/[.$B200]" office:value-type="float" office:value="0.261077516192469" calcext:value-type="float">
            <text:p>0.2610775162</text:p>
          </table:table-cell>
          <table:table-cell table:formula="of:=(1/((1-[.$A200])/[.D$102]+[.$A200]/[.D$103]))/[.$B200]" office:value-type="float" office:value="0.423606004852008" calcext:value-type="float">
            <text:p>0.4236060049</text:p>
          </table:table-cell>
          <table:table-cell table:formula="of:=(1/((1-[.$A200])/[.E$102]+[.$A200]/[.E$103]))/[.$B200]" office:value-type="float" office:value="0.516785262843813" calcext:value-type="float">
            <text:p>0.5167852628</text:p>
          </table:table-cell>
          <table:table-cell table:formula="of:=(1/((1-[.$A200])/[.F$102]+[.$A200]/[.F$103]))/[.$B200]" office:value-type="float" office:value="0.631715158804356" calcext:value-type="float">
            <text:p>0.6317151588</text:p>
          </table:table-cell>
          <table:table-cell table:formula="of:=(1/((1-[.$A200])/[.G$102]+[.$A200]/[.G$103]))/[.$B200]" office:value-type="float" office:value="0.55695240863535" calcext:value-type="float">
            <text:p>0.5569524086</text:p>
          </table:table-cell>
          <table:table-cell table:formula="of:=(1/((1-[.$A200])/[.H$102]+[.$A200]/[.H$103]))/[.$B200]" office:value-type="float" office:value="0.383462612461025" calcext:value-type="float">
            <text:p>0.3834626125</text:p>
          </table:table-cell>
          <table:table-cell table:number-columns-repeated="1016"/>
        </table:table-row>
        <table:table-row table:style-name="ro1">
          <table:table-cell table:formula="of:=[.A200]+0.01" office:value-type="float" office:value="0.970000000000001" calcext:value-type="float">
            <text:p>0.97</text:p>
          </table:table-cell>
          <table:table-cell table:formula="of:=1/((1-[.$A201])/[.B$102]+[.$A201]/[.B$103])" office:value-type="float" office:value="1279269885.67235" calcext:value-type="float">
            <text:p>1279269885.67235</text:p>
          </table:table-cell>
          <table:table-cell table:formula="of:=(1/((1-[.$A201])/[.C$102]+[.$A201]/[.C$103]))/[.$B201]" office:value-type="float" office:value="0.259258294765951" calcext:value-type="float">
            <text:p>0.2592582948</text:p>
          </table:table-cell>
          <table:table-cell table:formula="of:=(1/((1-[.$A201])/[.D$102]+[.$A201]/[.D$103]))/[.$B201]" office:value-type="float" office:value="0.421662437961824" calcext:value-type="float">
            <text:p>0.421662438</text:p>
          </table:table-cell>
          <table:table-cell table:formula="of:=(1/((1-[.$A201])/[.E$102]+[.$A201]/[.E$103]))/[.$B201]" office:value-type="float" office:value="0.515927017610927" calcext:value-type="float">
            <text:p>0.5159270176</text:p>
          </table:table-cell>
          <table:table-cell table:formula="of:=(1/((1-[.$A201])/[.F$102]+[.$A201]/[.F$103]))/[.$B201]" office:value-type="float" office:value="0.633792611931027" calcext:value-type="float">
            <text:p>0.6337926119</text:p>
          </table:table-cell>
          <table:table-cell table:formula="of:=(1/((1-[.$A201])/[.G$102]+[.$A201]/[.G$103]))/[.$B201]" office:value-type="float" office:value="0.560319786340552" calcext:value-type="float">
            <text:p>0.5603197863</text:p>
          </table:table-cell>
          <table:table-cell table:formula="of:=(1/((1-[.$A201])/[.H$102]+[.$A201]/[.H$103]))/[.$B201]" office:value-type="float" office:value="0.385545146936686" calcext:value-type="float">
            <text:p>0.3855451469</text:p>
          </table:table-cell>
          <table:table-cell table:number-columns-repeated="1016"/>
        </table:table-row>
        <table:table-row table:style-name="ro1">
          <table:table-cell table:formula="of:=[.A201]+0.01" office:value-type="float" office:value="0.980000000000001" calcext:value-type="float">
            <text:p>0.98</text:p>
          </table:table-cell>
          <table:table-cell table:formula="of:=1/((1-[.$A202])/[.B$102]+[.$A202]/[.B$103])" office:value-type="float" office:value="1277666849.24623" calcext:value-type="float">
            <text:p>1277666849.24623</text:p>
          </table:table-cell>
          <table:table-cell table:formula="of:=(1/((1-[.$A202])/[.C$102]+[.$A202]/[.C$103]))/[.$B202]" office:value-type="float" office:value="0.257468716181749" calcext:value-type="float">
            <text:p>0.2574687162</text:p>
          </table:table-cell>
          <table:table-cell table:formula="of:=(1/((1-[.$A202])/[.D$102]+[.$A202]/[.D$103]))/[.$B202]" office:value-type="float" office:value="0.419741428796247" calcext:value-type="float">
            <text:p>0.4197414288</text:p>
          </table:table-cell>
          <table:table-cell table:formula="of:=(1/((1-[.$A202])/[.E$102]+[.$A202]/[.E$103]))/[.$B202]" office:value-type="float" office:value="0.515073758527706" calcext:value-type="float">
            <text:p>0.5150737585</text:p>
          </table:table-cell>
          <table:table-cell table:formula="of:=(1/((1-[.$A202])/[.F$102]+[.$A202]/[.F$103]))/[.$B202]" office:value-type="float" office:value="0.635878515866132" calcext:value-type="float">
            <text:p>0.6358785159</text:p>
          </table:table-cell>
          <table:table-cell table:formula="of:=(1/((1-[.$A202])/[.G$102]+[.$A202]/[.G$103]))/[.$B202]" office:value-type="float" office:value="0.563719536857501" calcext:value-type="float">
            <text:p>0.5637195369</text:p>
          </table:table-cell>
          <table:table-cell table:formula="of:=(1/((1-[.$A202])/[.H$102]+[.$A202]/[.H$103]))/[.$B202]" office:value-type="float" office:value="0.387645119933983" calcext:value-type="float">
            <text:p>0.3876451199</text:p>
          </table:table-cell>
          <table:table-cell table:number-columns-repeated="1016"/>
        </table:table-row>
        <table:table-row table:style-name="ro1">
          <table:table-cell table:formula="of:=[.A202]+0.01" office:value-type="float" office:value="0.990000000000001" calcext:value-type="float">
            <text:p>0.99</text:p>
          </table:table-cell>
          <table:table-cell table:formula="of:=1/((1-[.$A203])/[.B$102]+[.$A203]/[.B$103])" office:value-type="float" office:value="1276067825.28026" calcext:value-type="float">
            <text:p>1276067825.28026</text:p>
          </table:table-cell>
          <table:table-cell table:formula="of:=(1/((1-[.$A203])/[.C$102]+[.$A203]/[.C$103]))/[.$B203]" office:value-type="float" office:value="0.255708061783182" calcext:value-type="float">
            <text:p>0.2557080618</text:p>
          </table:table-cell>
          <table:table-cell table:formula="of:=(1/((1-[.$A203])/[.D$102]+[.$A203]/[.D$103]))/[.$B203]" office:value-type="float" office:value="0.417842586901756" calcext:value-type="float">
            <text:p>0.4178425869</text:p>
          </table:table-cell>
          <table:table-cell table:formula="of:=(1/((1-[.$A203])/[.E$102]+[.$A203]/[.E$103]))/[.$B203]" office:value-type="float" office:value="0.514225442267936" calcext:value-type="float">
            <text:p>0.5142254423</text:p>
          </table:table-cell>
          <table:table-cell table:formula="of:=(1/((1-[.$A203])/[.F$102]+[.$A203]/[.F$103]))/[.$B203]" office:value-type="float" office:value="0.637972922279947" calcext:value-type="float">
            <text:p>0.6379729223</text:p>
          </table:table-cell>
          <table:table-cell table:formula="of:=(1/((1-[.$A203])/[.G$102]+[.$A203]/[.G$103]))/[.$B203]" office:value-type="float" office:value="0.56715212927264" calcext:value-type="float">
            <text:p>0.5671521293</text:p>
          </table:table-cell>
          <table:table-cell table:formula="of:=(1/((1-[.$A203])/[.H$102]+[.$A203]/[.H$103]))/[.$B203]" office:value-type="float" office:value="0.389762751411306" calcext:value-type="float">
            <text:p>0.3897627514</text:p>
          </table:table-cell>
          <table:table-cell table:number-columns-repeated="1016"/>
        </table:table-row>
        <table:table-row table:style-name="ro1">
          <table:table-cell table:formula="of:=[.A203]+0.01" office:value-type="float" office:value="1" calcext:value-type="float">
            <text:p>1</text:p>
          </table:table-cell>
          <table:table-cell table:formula="of:=1/((1-[.$A204])/[.B$102]+[.$A204]/[.B$103])" office:value-type="float" office:value="1274472798.72828" calcext:value-type="float">
            <text:p>1274472798.72828</text:p>
          </table:table-cell>
          <table:table-cell table:formula="of:=(1/((1-[.$A204])/[.C$102]+[.$A204]/[.C$103]))/[.$B204]" office:value-type="float" office:value="0.25397563595801" calcext:value-type="float">
            <text:p>0.253975636</text:p>
          </table:table-cell>
          <table:table-cell table:formula="of:=(1/((1-[.$A204])/[.D$102]+[.$A204]/[.D$103]))/[.$B204]" office:value-type="float" office:value="0.415965530784325" calcext:value-type="float">
            <text:p>0.4159655308</text:p>
          </table:table-cell>
          <table:table-cell table:formula="of:=(1/((1-[.$A204])/[.E$102]+[.$A204]/[.E$103]))/[.$B204]" office:value-type="float" office:value="0.513382026005919" calcext:value-type="float">
            <text:p>0.513382026</text:p>
          </table:table-cell>
          <table:table-cell table:formula="of:=(1/((1-[.$A204])/[.F$102]+[.$A204]/[.F$103]))/[.$B204]" office:value-type="float" office:value="0.640075883264837" calcext:value-type="float">
            <text:p>0.6400758833</text:p>
          </table:table-cell>
          <table:table-cell table:formula="of:=(1/((1-[.$A204])/[.G$102]+[.$A204]/[.G$103]))/[.$B204]" office:value-type="float" office:value="0.570618041779236" calcext:value-type="float">
            <text:p>0.5706180418</text:p>
          </table:table-cell>
          <table:table-cell table:formula="of:=(1/((1-[.$A204])/[.H$102]+[.$A204]/[.H$103]))/[.$B204]" office:value-type="float" office:value="0.391898265041883" calcext:value-type="float">
            <text:p>0.391898265</text:p>
          </table:table-cell>
          <table:table-cell table:number-columns-repeated="1016"/>
        </table:table-row>
        <table:table-row table:style-name="ro1" table:number-rows-repeated="57">
          <table:table-cell table:number-columns-repeated="1024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ial-Parallel" style:display-name="PageStyle_Serial-Parall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DynamicBetter" style:display-name="PageStyle_IsDynamicBet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ing" style:display-name="PageStyle_Switc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quency" style:display-name="PageStyle_Frequ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cNeil</meta:initial-creator>
    <meta:editing-cycles>2</meta:editing-cycles>
    <meta:creation-date>2015-02-12T15:34:23</meta:creation-date>
    <dc:date>2015-02-14T16:39:23.542520038</dc:date>
    <dc:language>en-US</dc:language>
    <meta:editing-duration>PT31M49S</meta:editing-duration>
    <meta:generator>LibreOffice/4.2.7.2$Linux_X86_64 LibreOffice_project/420m0$Build-2</meta:generator>
    <meta:document-statistic meta:table-count="5" meta:cell-count="1604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bar" chart:style-name="ch1">
        <chart:title svg:x="0.802cm" svg:y="0.484cm" chart:style-name="ch2">
          <text:p>Serial and Parallel Benchmark Performance for Various Models</text:p>
        </chart:title>
        <chart:legend chart:legend-position="end" svg:x="21.664cm" svg:y="8.136cm" style:legend-expansion="high" chart:style-name="ch3"/>
        <chart:plot-area chart:style-name="ch4" table:cell-range-address="Sheet1.A62:Sheet1.C69" chart:data-source-has-labels="both" svg:x="4.606cm" svg:y="1.984cm" svg:width="16.577cm" svg:height="15.141cm">
          <chartooo:coordinate-region svg:x="6.711cm" svg:y="2.21cm" svg:width="14.472cm" svg:height="11.297cm"/>
          <chart:axis chart:dimension="x" chart:name="primary-x" chart:style-name="ch5" chartooo:axis-type="auto">
            <chartooo:date-scale/>
            <chart:categories table:cell-range-address="Sheet1.A63:Sheet1.A69"/>
          </chart:axis>
          <chart:axis chart:dimension="y" chart:name="primary-y" chart:style-name="ch6">
            <chart:title svg:x="0.451cm" svg:y="9.223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B63:Sheet1.B69" chart:label-cell-address="Sheet1.B62:Sheet1.B62" chart:class="chart:bar">
            <chart:data-point chart:repeated="7"/>
          </chart:series>
          <chart:series chart:style-name="ch10" chart:values-cell-range-address="Sheet1.C63:Sheet1.C69" chart:label-cell-address="Sheet1.C62:Sheet1.C6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B62:Sheet1.B62</svg:desc>
                </draw:g>
              </table:table-cell>
              <table:table-cell office:value-type="string">
                <text:p>PARALLEL</text:p>
                <draw:g>
                  <svg:desc>Sheet1.C62:Sheet1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PHA_SYMM_1GHZ_P1</text:p>
                <draw:g>
                  <svg:desc>Sheet1.A63:Sheet1.A69</svg:desc>
                </draw:g>
              </table:table-cell>
              <table:table-cell office:value-type="float" office:value="0.3933135">
                <text:p>0.3933135</text:p>
                <draw:g>
                  <svg:desc>Sheet1.B63:Sheet1.B69</svg:desc>
                </draw:g>
              </table:table-cell>
              <table:table-cell office:value-type="float" office:value="0.31194875">
                <text:p>0.31194875</text:p>
                <draw:g>
                  <svg:desc>Sheet1.C63:Sheet1.C69</svg:desc>
                </draw:g>
              </table:table-cell>
            </table:table-row>
            <table:table-row>
              <table:table-cell office:value-type="string">
                <text:p>ALPHA_SYMM_1GHZ_P2</text:p>
              </table:table-cell>
              <table:table-cell office:value-type="float" office:value="0.391129">
                <text:p>0.391129</text:p>
              </table:table-cell>
              <table:table-cell office:value-type="float" office:value="0.17323725">
                <text:p>0.17323725</text:p>
              </table:table-cell>
            </table:table-row>
            <table:table-row>
              <table:table-cell office:value-type="string">
                <text:p>ALPHA_SYMM_1GHZ_P4</text:p>
              </table:table-cell>
              <table:table-cell office:value-type="float" office:value="0.38873425">
                <text:p>0.38873425</text:p>
              </table:table-cell>
              <table:table-cell office:value-type="float" office:value="0.12365025">
                <text:p>0.12365025</text:p>
              </table:table-cell>
            </table:table-row>
            <table:table-row>
              <table:table-cell office:value-type="string">
                <text:p>ALPHA_SYMM_1GHZ_P8</text:p>
              </table:table-cell>
              <table:table-cell office:value-type="float" office:value="0.38903775">
                <text:p>0.38903775</text:p>
              </table:table-cell>
              <table:table-cell office:value-type="float" office:value="0.09122375">
                <text:p>0.09122375</text:p>
              </table:table-cell>
            </table:table-row>
            <table:table-row>
              <table:table-cell office:value-type="string">
                <text:p>ALPHA_SYMM_1GHZ_P16</text:p>
              </table:table-cell>
              <table:table-cell office:value-type="float" office:value="0.38887825">
                <text:p>0.38887825</text:p>
              </table:table-cell>
              <table:table-cell office:value-type="float" office:value="0.11654225">
                <text:p>0.11654225</text:p>
              </table:table-cell>
            </table:table-row>
            <table:table-row>
              <table:table-cell office:value-type="string">
                <text:p>ALPHA_SYMM_1GHZ_P32</text:p>
              </table:table-cell>
              <table:table-cell office:value-type="float" office:value="0.3895615">
                <text:p>0.3895615</text:p>
              </table:table-cell>
              <table:table-cell office:value-type="float" office:value="0.18810025">
                <text:p>0.18810025</text:p>
              </table:table-cell>
            </table:table-row>
            <table:table-row>
              <table:table-cell office:value-type="string">
                <text:p>ALPHA_OoO_1GHZ_P1</text:p>
              </table:table-cell>
              <table:table-cell office:value-type="float" office:value="0.05931">
                <text:p>0.05931</text:p>
              </table:table-cell>
              <table:table-cell office:value-type="float" office:value="0.14571725">
                <text:p>0.14571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bar" chart:style-name="ch1">
        <chart:title svg:x="8.546cm" svg:y="0.485cm" chart:style-name="ch2">
          <text:p>Average Latency per Benchmark</text:p>
        </chart:title>
        <chart:legend chart:legend-position="end" svg:x="21.664cm" svg:y="7.86cm" style:legend-expansion="high" chart:style-name="ch3"/>
        <chart:plot-area chart:style-name="ch4" table:cell-range-address="Sheet1.A76:Sheet1.D78 Sheet1.B62:Sheet1.D62" chart:data-source-has-labels="both" svg:x="4.606cm" svg:y="1.639cm" svg:width="16.577cm" svg:height="15.486cm">
          <chartooo:coordinate-region svg:x="5.707cm" svg:y="1.865cm" svg:width="15.476cm" svg:height="11.343cm"/>
          <chart:axis chart:dimension="x" chart:name="primary-x" chart:style-name="ch5" chartooo:axis-type="auto">
            <chartooo:date-scale/>
            <chart:categories table:cell-range-address="Sheet1.A76:Sheet1.A78"/>
          </chart:axis>
          <chart:axis chart:dimension="y" chart:name="primary-y" chart:style-name="ch6">
            <chart:title svg:x="0.451cm" svg:y="9.051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B76:Sheet1.B78" chart:label-cell-address="Sheet1.B62:Sheet1.B62" chart:class="chart:bar">
            <chart:data-point chart:repeated="3"/>
          </chart:series>
          <chart:series chart:style-name="ch10" chart:values-cell-range-address="Sheet1.C76:Sheet1.C78" chart:label-cell-address="Sheet1.C62:Sheet1.C62" chart:class="chart:bar">
            <chart:data-point chart:repeated="3"/>
          </chart:series>
          <chart:series chart:style-name="ch11" chart:values-cell-range-address="Sheet1.D76:Sheet1.D78" chart:label-cell-address="Sheet1.D62:Sheet1.D6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B62:Sheet1.B62</svg:desc>
                </draw:g>
              </table:table-cell>
              <table:table-cell office:value-type="string">
                <text:p>PARALLEL</text:p>
                <draw:g>
                  <svg:desc>Sheet1.C62:Sheet1.C62</svg:desc>
                </draw:g>
              </table:table-cell>
              <table:table-cell office:value-type="string">
                <text:p>DYNAMIC</text:p>
                <draw:g>
                  <svg:desc>Sheet1.D62:Sheet1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YMMETRIC CORE (P = 16)</text:p>
                <draw:g>
                  <svg:desc>Sheet1.A76:Sheet1.A78</svg:desc>
                </draw:g>
              </table:table-cell>
              <table:table-cell office:value-type="float" office:value="0.38887825">
                <text:p>0.38887825</text:p>
                <draw:g>
                  <svg:desc>Sheet1.B76:Sheet1.B78</svg:desc>
                </draw:g>
              </table:table-cell>
              <table:table-cell office:value-type="float" office:value="0.11654225">
                <text:p>0.11654225</text:p>
                <draw:g>
                  <svg:desc>Sheet1.C76:Sheet1.C78</svg:desc>
                </draw:g>
              </table:table-cell>
              <table:table-cell office:value-type="float" office:value="0.252717187">
                <text:p>0.252717187</text:p>
                <draw:g>
                  <svg:desc>Sheet1.D76:Sheet1.D78</svg:desc>
                </draw:g>
              </table:table-cell>
            </table:table-row>
            <table:table-row>
              <table:table-cell office:value-type="string">
                <text:p>MODERN OoO CORE (P = 1)</text:p>
              </table:table-cell>
              <table:table-cell office:value-type="float" office:value="0.05931">
                <text:p>0.05931</text:p>
              </table:table-cell>
              <table:table-cell office:value-type="float" office:value="0.14571725">
                <text:p>0.14571725</text:p>
              </table:table-cell>
              <table:table-cell office:value-type="float" office:value="0.102520562">
                <text:p>0.102520562</text:p>
              </table:table-cell>
            </table:table-row>
            <table:table-row>
              <table:table-cell office:value-type="string">
                <text:p>DYNAMIC CORE (P = 16 / 1)</text:p>
              </table:table-cell>
              <table:table-cell office:value-type="float" office:value="0.05931">
                <text:p>0.05931</text:p>
              </table:table-cell>
              <table:table-cell office:value-type="float" office:value="0.11654225">
                <text:p>0.11654225</text:p>
              </table:table-cell>
              <table:table-cell office:value-type="float" office:value="0.087933062">
                <text:p>0.087933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scatter" chart:style-name="ch1">
        <chart:title svg:x="5.021cm" svg:y="0.485cm" chart:style-name="ch2">
          <text:p>Dynamic Core Speedup Relative to a Modern Processor</text:p>
        </chart:title>
        <chart:plot-area chart:style-name="ch3" table:cell-range-address="Sheet1.A81:Sheet1.A90 Sheet1.F80:Sheet1.F90" chart:data-source-has-labels="row" svg:x="2.543cm" svg:y="1.739cm" svg:width="21.035cm" svg:height="14.303cm">
          <chartooo:coordinate-region svg:x="4.02cm" svg:y="1.938cm" svg:width="19.239cm" svg:height="13.607cm"/>
          <chart:axis chart:dimension="x" chart:name="primary-x" chart:style-name="ch4">
            <chart:title svg:x="10.548cm" svg:y="16.391cm" chart:style-name="ch5">
              <text:p>Number of Context Switches</text:p>
            </chart:title>
            <chart:grid chart:style-name="ch6" chart:class="major"/>
          </chart:axis>
          <chart:axis chart:dimension="y" chart:name="primary-y" chart:style-name="ch4">
            <chart:title svg:x="0.451cm" svg:y="8.559cm" chart:style-name="ch5">
              <text:p>Speedup</text:p>
            </chart:title>
            <chart:grid chart:style-name="ch6" chart:class="major"/>
          </chart:axis>
          <chart:series chart:style-name="ch7" chart:values-cell-range-address="Sheet1.F81:Sheet1.F90" chart:label-cell-address="Sheet1.F80:Sheet1.F80" chart:class="chart:scatter">
            <chart:domain table:cell-range-address="Sheet1.A81:Sheet1.A9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erence</text:p>
                <draw:g>
                  <svg:desc>Sheet1.F80:Sheet1.F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1:Sheet1.A90</svg:desc>
                </draw:g>
              </table:table-cell>
              <table:table-cell office:value-type="float" office:value="0.999999734647652">
                <text:p>0.999999734647652</text:p>
                <draw:g>
                  <svg:desc>Sheet1.F81:Sheet1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9999469295446">
                <text:p>0.999999469295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99998938591455">
                <text:p>0.999998938591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99997877185162">
                <text:p>0.99999787718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99995754379337">
                <text:p>0.999995754379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99991508794725">
                <text:p>0.999991508794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9998301773365">
                <text:p>0.99998301773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99966036044085">
                <text:p>0.999966036044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99932074395193">
                <text:p>0.999932074395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999864158017535">
                <text:p>0.999864158017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scatter" chart:style-name="ch1">
        <chart:title svg:x="1.938cm" svg:y="0.485cm" chart:style-name="ch2">
          <text:p>Dynamic Core Speedup Relative to a Modern Processor (with frequency scaling)</text:p>
        </chart:title>
        <chart:plot-area chart:style-name="ch3" table:cell-range-address="Sheet1.A93:Sheet1.A98 Sheet1.E92:Sheet1.E98" chart:data-source-has-labels="row" svg:x="2.543cm" svg:y="1.739cm" svg:width="21.035cm" svg:height="14.303cm">
          <chartooo:coordinate-region svg:x="3.173cm" svg:y="1.938cm" svg:width="20.192cm" svg:height="13.607cm"/>
          <chart:axis chart:dimension="x" chart:name="primary-x" chart:style-name="ch4">
            <chart:title svg:x="11.554cm" svg:y="16.391cm" chart:style-name="ch5">
              <text:p>Number of Cores</text:p>
            </chart:title>
            <chart:grid chart:style-name="ch6" chart:class="major"/>
          </chart:axis>
          <chart:axis chart:dimension="y" chart:name="primary-y" chart:style-name="ch4">
            <chart:title svg:x="0.451cm" svg:y="8.559cm" chart:style-name="ch5">
              <text:p>Speedup</text:p>
            </chart:title>
            <chart:grid chart:style-name="ch6" chart:class="major"/>
          </chart:axis>
          <chart:series chart:style-name="ch7" chart:values-cell-range-address="Sheet1.E93:Sheet1.E98" chart:label-cell-address="Sheet1.E92:Sheet1.E92" chart:class="chart:scatter">
            <chart:domain table:cell-range-address="Sheet1.A93:Sheet1.A9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E92:Sheet1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3:Sheet1.A98</svg:desc>
                </draw:g>
              </table:table-cell>
              <table:table-cell office:value-type="float" office:value="0.552265668798678">
                <text:p>0.552265668798678</text:p>
                <draw:g>
                  <svg:desc>Sheet1.E93:Sheet1.E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09302446452152">
                <text:p>0.809302446452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386014701926">
                <text:p>0.87386014701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38586140393438">
                <text:p>0.838586140393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17571659500347">
                <text:p>0.617571659500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17579576954698">
                <text:p>0.417579576954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43.982cm" svg:height="24.226cm" xlink:href=".." xlink:type="simple" chart:class="chart:bar" chart:style-name="ch1">
        <chart:legend chart:legend-position="end" svg:x="38.015cm" svg:y="8.481cm" style:legend-expansion="high" chart:style-name="ch2"/>
        <chart:plot-area chart:style-name="ch3" table:cell-range-address="Sheet1.C1:Sheet1.J14 Sheet1.A2:Sheet1.A14" chart:data-source-has-labels="both" svg:x="0.879cm" svg:y="0.484cm" svg:width="36.257cm" svg:height="23.258cm">
          <chartooo:coordinate-region svg:x="1.659cm" svg:y="0.711cm" svg:width="35.477cm" svg:height="22.331cm"/>
          <chart:axis chart:dimension="x" chart:name="primary-x" chart:style-name="ch4" chartooo:axis-type="auto">
            <chartooo:date-scale/>
            <chart:categories table:cell-range-address="Sheet1.C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J2" chart:label-cell-address="Sheet1.A2:Sheet1.A2" chart:class="chart:bar">
            <chart:data-point chart:repeated="8"/>
          </chart:series>
          <chart:series chart:style-name="ch8" chart:values-cell-range-address="Sheet1.C3:Sheet1.J3" chart:label-cell-address="Sheet1.A3:Sheet1.A3" chart:class="chart:bar">
            <chart:data-point chart:repeated="8"/>
          </chart:series>
          <chart:series chart:style-name="ch9" chart:values-cell-range-address="Sheet1.C4:Sheet1.J4" chart:label-cell-address="Sheet1.A4:Sheet1.A4" chart:class="chart:bar">
            <chart:data-point chart:repeated="8"/>
          </chart:series>
          <chart:series chart:style-name="ch10" chart:values-cell-range-address="Sheet1.C5:Sheet1.J5" chart:label-cell-address="Sheet1.A5:Sheet1.A5" chart:class="chart:bar">
            <chart:data-point chart:repeated="8"/>
          </chart:series>
          <chart:series chart:style-name="ch11" chart:values-cell-range-address="Sheet1.C6:Sheet1.J6" chart:label-cell-address="Sheet1.A6:Sheet1.A6" chart:class="chart:bar">
            <chart:data-point chart:repeated="8"/>
          </chart:series>
          <chart:series chart:style-name="ch12" chart:values-cell-range-address="Sheet1.C7:Sheet1.J7" chart:label-cell-address="Sheet1.A7:Sheet1.A7" chart:class="chart:bar">
            <chart:data-point chart:repeated="8"/>
          </chart:series>
          <chart:series chart:style-name="ch13" chart:values-cell-range-address="Sheet1.C8:Sheet1.J8" chart:label-cell-address="Sheet1.A8:Sheet1.A8" chart:class="chart:bar">
            <chart:data-point chart:repeated="8"/>
          </chart:series>
          <chart:series chart:style-name="ch14" chart:values-cell-range-address="Sheet1.C9:Sheet1.J9" chart:label-cell-address="Sheet1.A9:Sheet1.A9" chart:class="chart:bar">
            <chart:data-point chart:repeated="8"/>
          </chart:series>
          <chart:series chart:style-name="ch15" chart:values-cell-range-address="Sheet1.C10:Sheet1.J10" chart:label-cell-address="Sheet1.A10:Sheet1.A10" chart:class="chart:bar">
            <chart:data-point chart:repeated="8"/>
          </chart:series>
          <chart:series chart:style-name="ch16" chart:values-cell-range-address="Sheet1.C11:Sheet1.J11" chart:label-cell-address="Sheet1.A11:Sheet1.A11" chart:class="chart:bar">
            <chart:data-point chart:repeated="8"/>
          </chart:series>
          <chart:series chart:style-name="ch17" chart:values-cell-range-address="Sheet1.C12:Sheet1.J12" chart:label-cell-address="Sheet1.A12:Sheet1.A12" chart:class="chart:bar">
            <chart:data-point chart:repeated="8"/>
          </chart:series>
          <chart:series chart:style-name="ch18" chart:values-cell-range-address="Sheet1.C13:Sheet1.J13" chart:label-cell-address="Sheet1.A13:Sheet1.A13" chart:class="chart:bar">
            <chart:data-point chart:repeated="8"/>
          </chart:series>
          <chart:series chart:style-name="ch7" chart:values-cell-range-address="Sheet1.C14:Sheet1.J14" chart:label-cell-address="Sheet1.A14:Sheet1.A14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EG</text:p>
                <draw:g>
                  <svg:desc>Sheet1.C1:Sheet1.J1</svg:desc>
                </draw:g>
              </table:table-cell>
              <table:table-cell office:value-type="string">
                <text:p>OCEAN</text:p>
              </table:table-cell>
              <table:table-cell office:value-type="string">
                <text:p>EPIC</text:p>
              </table:table-cell>
              <table:table-cell office:value-type="string">
                <text:p>FFT</text:p>
              </table:table-cell>
              <table:table-cell office:value-type="string">
                <text:p>GSM</text:p>
              </table:table-cell>
              <table:table-cell office:value-type="string">
                <text:p>LU</text:p>
              </table:table-cell>
              <table:table-cell office:value-type="string">
                <text:p>ADPCM</text:p>
              </table:table-cell>
              <table:table-cell office:value-type="string">
                <text:p>RADIX</text:p>
              </table:table-cell>
            </table:table-row>
          </table:table-header-rows>
          <table:table-rows>
            <table:table-row>
              <table:table-cell office:value-type="string">
                <text:p>ALPHA_TIMING_1GHZ_P1</text:p>
                <draw:g>
                  <svg:desc>Sheet1.A2:Sheet1.A2</svg:desc>
                </draw:g>
              </table:table-cell>
              <table:table-cell office:value-type="float" office:value="0.166533">
                <text:p>0.166533</text:p>
                <draw:g>
                  <svg:desc>Sheet1.C2:Sheet1.J2</svg:desc>
                </draw:g>
              </table:table-cell>
              <table:table-cell office:value-type="float" office:value="0.562807">
                <text:p>0.562807</text:p>
              </table:table-cell>
              <table:table-cell office:value-type="float" office:value="0.19999">
                <text:p>0.19999</text:p>
              </table:table-cell>
              <table:table-cell office:value-type="float" office:value="0.050469">
                <text:p>0.050469</text:p>
              </table:table-cell>
              <table:table-cell office:value-type="float" office:value="1.149645">
                <text:p>1.149645</text:p>
              </table:table-cell>
              <table:table-cell office:value-type="float" office:value="0.302047">
                <text:p>0.302047</text:p>
              </table:table-cell>
              <table:table-cell office:value-type="float" office:value="0.057086">
                <text:p>0.057086</text:p>
              </table:table-cell>
              <table:table-cell office:value-type="float" office:value="0.332472">
                <text:p>0.332472</text:p>
              </table:table-cell>
            </table:table-row>
            <table:table-row>
              <table:table-cell office:value-type="string">
                <text:p>ALPHA_TIMING_1GHZ_P2</text:p>
                <draw:g>
                  <svg:desc>Sheet1.A3:Sheet1.A3</svg:desc>
                </draw:g>
              </table:table-cell>
              <table:table-cell office:value-type="float" office:value="0.166266">
                <text:p>0.166266</text:p>
                <draw:g>
                  <svg:desc>Sheet1.C3:Sheet1.J3</svg:desc>
                </draw:g>
              </table:table-cell>
              <table:table-cell office:value-type="float" office:value="0.304376">
                <text:p>0.304376</text:p>
              </table:table-cell>
              <table:table-cell office:value-type="float" office:value="0.199012">
                <text:p>0.199012</text:p>
              </table:table-cell>
              <table:table-cell office:value-type="float" office:value="0.041039">
                <text:p>0.041039</text:p>
              </table:table-cell>
              <table:table-cell office:value-type="float" office:value="1.145191">
                <text:p>1.145191</text:p>
              </table:table-cell>
              <table:table-cell office:value-type="float" office:value="0.171297">
                <text:p>0.171297</text:p>
              </table:table-cell>
              <table:table-cell office:value-type="float" office:value="0.054047">
                <text:p>0.054047</text:p>
              </table:table-cell>
              <table:table-cell office:value-type="float" office:value="0.176237">
                <text:p>0.176237</text:p>
              </table:table-cell>
            </table:table-row>
            <table:table-row>
              <table:table-cell office:value-type="string">
                <text:p>ALPHA_TIMING_1GHZ_P4</text:p>
                <draw:g>
                  <svg:desc>Sheet1.A4:Sheet1.A4</svg:desc>
                </draw:g>
              </table:table-cell>
              <table:table-cell office:value-type="float" office:value="0.165115">
                <text:p>0.165115</text:p>
                <draw:g>
                  <svg:desc>Sheet1.C4:Sheet1.J4</svg:desc>
                </draw:g>
              </table:table-cell>
              <table:table-cell office:value-type="float" office:value="0.183811">
                <text:p>0.183811</text:p>
              </table:table-cell>
              <table:table-cell office:value-type="float" office:value="0.196449">
                <text:p>0.196449</text:p>
              </table:table-cell>
              <table:table-cell office:value-type="float" office:value="0.041886">
                <text:p>0.041886</text:p>
              </table:table-cell>
              <table:table-cell office:value-type="float" office:value="1.139537">
                <text:p>1.139537</text:p>
              </table:table-cell>
              <table:table-cell office:value-type="float" office:value="0.171196">
                <text:p>0.171196</text:p>
              </table:table-cell>
              <table:table-cell office:value-type="float" office:value="0.053836">
                <text:p>0.053836</text:p>
              </table:table-cell>
              <table:table-cell office:value-type="float" office:value="0.097708">
                <text:p>0.097708</text:p>
              </table:table-cell>
            </table:table-row>
            <table:table-row>
              <table:table-cell office:value-type="string">
                <text:p>ALPHA_TIMING_1GHZ_P8</text:p>
                <draw:g>
                  <svg:desc>Sheet1.A5:Sheet1.A5</svg:desc>
                </draw:g>
              </table:table-cell>
              <table:table-cell office:value-type="float" office:value="0.165428">
                <text:p>0.165428</text:p>
                <draw:g>
                  <svg:desc>Sheet1.C5:Sheet1.J5</svg:desc>
                </draw:g>
              </table:table-cell>
              <table:table-cell office:value-type="float" office:value="0.149851">
                <text:p>0.149851</text:p>
              </table:table-cell>
              <table:table-cell office:value-type="float" office:value="0.196385">
                <text:p>0.196385</text:p>
              </table:table-cell>
              <table:table-cell office:value-type="float" office:value="0.039361">
                <text:p>0.039361</text:p>
              </table:table-cell>
              <table:table-cell office:value-type="float" office:value="1.140717">
                <text:p>1.140717</text:p>
              </table:table-cell>
              <table:table-cell office:value-type="float" office:value="0.114112">
                <text:p>0.114112</text:p>
              </table:table-cell>
              <table:table-cell office:value-type="float" office:value="0.053621">
                <text:p>0.053621</text:p>
              </table:table-cell>
              <table:table-cell office:value-type="float" office:value="0.061571">
                <text:p>0.061571</text:p>
              </table:table-cell>
            </table:table-row>
            <table:table-row>
              <table:table-cell office:value-type="string">
                <text:p>ALPHA_TIMING_1GHZ_P16</text:p>
                <draw:g>
                  <svg:desc>Sheet1.A6:Sheet1.A6</svg:desc>
                </draw:g>
              </table:table-cell>
              <table:table-cell office:value-type="float" office:value="0.16547">
                <text:p>0.16547</text:p>
                <draw:g>
                  <svg:desc>Sheet1.C6:Sheet1.J6</svg:desc>
                </draw:g>
              </table:table-cell>
              <table:table-cell office:value-type="float" office:value="0.285939">
                <text:p>0.285939</text:p>
              </table:table-cell>
              <table:table-cell office:value-type="float" office:value="0.196483">
                <text:p>0.196483</text:p>
              </table:table-cell>
              <table:table-cell office:value-type="float" office:value="0.040046">
                <text:p>0.040046</text:p>
              </table:table-cell>
              <table:table-cell office:value-type="float" office:value="1.139262">
                <text:p>1.139262</text:p>
              </table:table-cell>
              <table:table-cell office:value-type="float" office:value="0.094397">
                <text:p>0.094397</text:p>
              </table:table-cell>
              <table:table-cell office:value-type="float" office:value="0.054298">
                <text:p>0.054298</text:p>
              </table:table-cell>
              <table:table-cell office:value-type="float" office:value="0.045787">
                <text:p>0.045787</text:p>
              </table:table-cell>
            </table:table-row>
            <table:table-row>
              <table:table-cell office:value-type="string">
                <text:p>ALPHA_TIMING_1GHZ_P32</text:p>
                <draw:g>
                  <svg:desc>Sheet1.A7:Sheet1.A7</svg:desc>
                </draw:g>
              </table:table-cell>
              <table:table-cell office:value-type="float" office:value="0.166497">
                <text:p>0.166497</text:p>
                <draw:g>
                  <svg:desc>Sheet1.C7:Sheet1.J7</svg:desc>
                </draw:g>
              </table:table-cell>
              <table:table-cell office:value-type="float" office:value="0.545637">
                <text:p>0.545637</text:p>
              </table:table-cell>
              <table:table-cell office:value-type="float" office:value="0.197058">
                <text:p>0.197058</text:p>
              </table:table-cell>
              <table:table-cell office:value-type="float" office:value="0.051812">
                <text:p>0.051812</text:p>
              </table:table-cell>
              <table:table-cell office:value-type="float" office:value="1.140334">
                <text:p>1.140334</text:p>
              </table:table-cell>
              <table:table-cell office:value-type="float" office:value="0.101961">
                <text:p>0.101961</text:p>
              </table:table-cell>
              <table:table-cell office:value-type="float" office:value="0.054357">
                <text:p>0.054357</text:p>
              </table:table-cell>
              <table:table-cell office:value-type="float" office:value="0.052991">
                <text:p>0.052991</text:p>
              </table:table-cell>
            </table:table-row>
            <table:table-row>
              <table:table-cell office:value-type="string">
                <text:p>ALPHA_DETAILED_1GHZ_P1</text:p>
                <draw:g>
                  <svg:desc>Sheet1.A8:Sheet1.A8</svg:desc>
                </draw:g>
              </table:table-cell>
              <table:table-cell office:value-type="float" office:value="0.034472">
                <text:p>0.034472</text:p>
                <draw:g>
                  <svg:desc>Sheet1.C8:Sheet1.J8</svg:desc>
                </draw:g>
              </table:table-cell>
              <table:table-cell office:value-type="float" office:value="0.205836">
                <text:p>0.205836</text:p>
              </table:table-cell>
              <table:table-cell office:value-type="float" office:value="0.04115">
                <text:p>0.04115</text:p>
              </table:table-cell>
              <table:table-cell office:value-type="float" office:value="0.011854">
                <text:p>0.011854</text:p>
              </table:table-cell>
              <table:table-cell office:value-type="float" office:value="0.14331">
                <text:p>0.14331</text:p>
              </table:table-cell>
              <table:table-cell office:value-type="float" office:value="0.062448">
                <text:p>0.062448</text:p>
              </table:table-cell>
              <table:table-cell office:value-type="float" office:value="0.018308">
                <text:p>0.018308</text:p>
              </table:table-cell>
              <table:table-cell office:value-type="float" office:value="0.302731">
                <text:p>0.302731</text:p>
              </table:table-cell>
            </table:table-row>
            <table:table-row>
              <table:table-cell office:value-type="string">
                <text:p>ALPHA_DETAILED_1GHZ_P2</text:p>
                <draw:g>
                  <svg:desc>Sheet1.A9:Sheet1.A9</svg:desc>
                </draw:g>
              </table:table-cell>
              <table:table-cell office:value-type="float" office:value="0.036534">
                <text:p>0.036534</text:p>
                <draw:g>
                  <svg:desc>Sheet1.C9:Sheet1.J9</svg:desc>
                </draw:g>
              </table:table-cell>
              <table:table-cell office:value-type="float" office:value="0.077144">
                <text:p>0.077144</text:p>
              </table:table-cell>
              <table:table-cell office:value-type="float" office:value="0.04575">
                <text:p>0.04575</text:p>
              </table:table-cell>
              <table:table-cell office:value-type="float" office:value="0.013471">
                <text:p>0.013471</text:p>
              </table:table-cell>
              <table:table-cell office:value-type="float" office:value="0.142983">
                <text:p>0.142983</text:p>
              </table:table-cell>
              <table:table-cell office:value-type="float" office:value="0.037224">
                <text:p>0.037224</text:p>
              </table:table-cell>
              <table:table-cell office:value-type="float" office:value="0.022251">
                <text:p>0.022251</text:p>
              </table:table-cell>
              <table:table-cell office:value-type="float" office:value="0.158377">
                <text:p>0.158377</text:p>
              </table:table-cell>
            </table:table-row>
            <table:table-row>
              <table:table-cell office:value-type="string">
                <text:p>ALPHA_DETAILED_710MHZ_P1</text:p>
                <draw:g>
                  <svg:desc>Sheet1.A10:Sheet1.A10</svg:desc>
                </draw:g>
              </table:table-cell>
              <table:table-cell office:value-type="float" office:value="0.045702">
                <text:p>0.045702</text:p>
                <draw:g>
                  <svg:desc>Sheet1.C10:Sheet1.J10</svg:desc>
                </draw:g>
              </table:table-cell>
              <table:table-cell office:value-type="float" office:value="0.263836">
                <text:p>0.263836</text:p>
              </table:table-cell>
              <table:table-cell office:value-type="float" office:value="0.054326">
                <text:p>0.054326</text:p>
              </table:table-cell>
              <table:table-cell office:value-type="float" office:value="0.014965">
                <text:p>0.014965</text:p>
              </table:table-cell>
              <table:table-cell office:value-type="float" office:value="0.196993">
                <text:p>0.196993</text:p>
              </table:table-cell>
              <table:table-cell office:value-type="float" office:value="0.084814">
                <text:p>0.084814</text:p>
              </table:table-cell>
              <table:table-cell office:value-type="float" office:value="0.023396">
                <text:p>0.023396</text:p>
              </table:table-cell>
              <table:table-cell office:value-type="float" office:value="0.412919">
                <text:p>0.412919</text:p>
              </table:table-cell>
            </table:table-row>
            <table:table-row>
              <table:table-cell office:value-type="string">
                <text:p>ALPHA_DETAILED_500MHZ_P1</text:p>
                <draw:g>
                  <svg:desc>Sheet1.A11:Sheet1.A11</svg:desc>
                </draw:g>
              </table:table-cell>
              <table:table-cell office:value-type="float" office:value="0.062392">
                <text:p>0.062392</text:p>
                <draw:g>
                  <svg:desc>Sheet1.C11:Sheet1.J11</svg:desc>
                </draw:g>
              </table:table-cell>
              <table:table-cell office:value-type="float" office:value="0.350258">
                <text:p>0.350258</text:p>
              </table:table-cell>
              <table:table-cell office:value-type="float" office:value="0.073801">
                <text:p>0.073801</text:p>
              </table:table-cell>
              <table:table-cell office:value-type="float" office:value="0.019539">
                <text:p>0.019539</text:p>
              </table:table-cell>
              <table:table-cell office:value-type="float" office:value="0.276853">
                <text:p>0.276853</text:p>
              </table:table-cell>
              <table:table-cell office:value-type="float" office:value="0.117099">
                <text:p>0.117099</text:p>
              </table:table-cell>
              <table:table-cell office:value-type="float" office:value="0.030851">
                <text:p>0.030851</text:p>
              </table:table-cell>
              <table:table-cell office:value-type="float" office:value="0.564644">
                <text:p>0.564644</text:p>
              </table:table-cell>
            </table:table-row>
            <table:table-row>
              <table:table-cell office:value-type="string">
                <text:p>ALPHA_DETAILED_354MHZ_P1</text:p>
                <draw:g>
                  <svg:desc>Sheet1.A12:Sheet1.A12</svg:desc>
                </draw:g>
              </table:table-cell>
              <table:table-cell office:value-type="float" office:value="0.085169">
                <text:p>0.085169</text:p>
                <draw:g>
                  <svg:desc>Sheet1.C12:Sheet1.J12</svg:desc>
                </draw:g>
              </table:table-cell>
              <table:table-cell office:value-type="float" office:value="0.471994">
                <text:p>0.471994</text:p>
              </table:table-cell>
              <table:table-cell office:value-type="float" office:value="0.100414">
                <text:p>0.100414</text:p>
              </table:table-cell>
              <table:table-cell office:value-type="float" office:value="0.025954">
                <text:p>0.025954</text:p>
              </table:table-cell>
              <table:table-cell office:value-type="float" office:value="0.386243">
                <text:p>0.386243</text:p>
              </table:table-cell>
              <table:table-cell office:value-type="float" office:value="0.16207">
                <text:p>0.16207</text:p>
              </table:table-cell>
              <table:table-cell office:value-type="float" office:value="0.041256">
                <text:p>0.041256</text:p>
              </table:table-cell>
              <table:table-cell office:value-type="float" office:value="0.781018">
                <text:p>0.781018</text:p>
              </table:table-cell>
            </table:table-row>
            <table:table-row>
              <table:table-cell office:value-type="string">
                <text:p>ALPHA_DETAILED_250MHZ_P1</text:p>
                <draw:g>
                  <svg:desc>Sheet1.A13:Sheet1.A13</svg:desc>
                </draw:g>
              </table:table-cell>
              <table:table-cell office:value-type="float" office:value="0.118512">
                <text:p>0.118512</text:p>
                <draw:g>
                  <svg:desc>Sheet1.C13:Sheet1.J13</svg:desc>
                </draw:g>
              </table:table-cell>
              <table:table-cell office:value-type="float" office:value="0.650373">
                <text:p>0.650373</text:p>
              </table:table-cell>
              <table:table-cell office:value-type="float" office:value="0.139346">
                <text:p>0.139346</text:p>
              </table:table-cell>
              <table:table-cell office:value-type="float" office:value="0.035128">
                <text:p>0.035128</text:p>
              </table:table-cell>
              <table:table-cell office:value-type="float" office:value="0.547806">
                <text:p>0.547806</text:p>
              </table:table-cell>
              <table:table-cell office:value-type="float" office:value="0.227037">
                <text:p>0.227037</text:p>
              </table:table-cell>
              <table:table-cell office:value-type="float" office:value="0.056159">
                <text:p>0.056159</text:p>
              </table:table-cell>
              <table:table-cell office:value-type="float" office:value="1.094857">
                <text:p>1.094857</text:p>
              </table:table-cell>
            </table:table-row>
            <table:table-row>
              <table:table-cell office:value-type="string">
                <text:p>ALPHA_DETAILED_177MHZ_P1</text:p>
                <draw:g>
                  <svg:desc>Sheet1.A14:Sheet1.A14</svg:desc>
                </draw:g>
              </table:table-cell>
              <table:table-cell office:value-type="float" office:value="0.165748">
                <text:p>0.165748</text:p>
                <draw:g>
                  <svg:desc>Sheet1.C14:Sheet1.J14</svg:desc>
                </draw:g>
              </table:table-cell>
              <table:table-cell office:value-type="float" office:value="0.901321">
                <text:p>0.901321</text:p>
              </table:table-cell>
              <table:table-cell office:value-type="float" office:value="0.19493">
                <text:p>0.19493</text:p>
              </table:table-cell>
              <table:table-cell office:value-type="float" office:value="0.048486">
                <text:p>0.048486</text:p>
              </table:table-cell>
              <table:table-cell office:value-type="float" office:value="0.773445">
                <text:p>0.773445</text:p>
              </table:table-cell>
              <table:table-cell office:value-type="float" office:value="0.31874">
                <text:p>0.31874</text:p>
              </table:table-cell>
              <table:table-cell office:value-type="float" office:value="0.077512">
                <text:p>0.077512</text:p>
              </table:table-cell>
              <table:table-cell office:value-type="float" office:value="1.535642">
                <text:p>1.5356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43.799cm" svg:height="22.753cm" xlink:href=".." xlink:type="simple" chart:class="chart:bar" chart:style-name="ch1">
        <chart:legend chart:legend-position="end" svg:x="37.832cm" svg:y="7.744cm" style:legend-expansion="high" chart:style-name="ch2"/>
        <chart:plot-area chart:style-name="ch3" table:cell-range-address="Sheet1.A32:Sheet1.K45" chart:data-source-has-labels="both" svg:x="0.875cm" svg:y="0.455cm" svg:width="36.082cm" svg:height="21.843cm">
          <chartooo:coordinate-region svg:x="3.243cm" svg:y="0.681cm" svg:width="33.714cm" svg:height="20.917cm"/>
          <chart:axis chart:dimension="x" chart:name="primary-x" chart:style-name="ch4" chartooo:axis-type="auto">
            <chartooo:date-scale/>
            <chart:categories table:cell-range-address="Sheet1.B32:Sheet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K33" chart:label-cell-address="Sheet1.A33:Sheet1.A33" chart:class="chart:bar">
            <chart:data-point chart:repeated="10"/>
          </chart:series>
          <chart:series chart:style-name="ch8" chart:values-cell-range-address="Sheet1.B34:Sheet1.K34" chart:label-cell-address="Sheet1.A34:Sheet1.A34" chart:class="chart:bar">
            <chart:data-point chart:repeated="10"/>
          </chart:series>
          <chart:series chart:style-name="ch9" chart:values-cell-range-address="Sheet1.B35:Sheet1.K35" chart:label-cell-address="Sheet1.A35:Sheet1.A35" chart:class="chart:bar">
            <chart:data-point chart:repeated="10"/>
          </chart:series>
          <chart:series chart:style-name="ch10" chart:values-cell-range-address="Sheet1.B36:Sheet1.K36" chart:label-cell-address="Sheet1.A36:Sheet1.A36" chart:class="chart:bar">
            <chart:data-point chart:repeated="10"/>
          </chart:series>
          <chart:series chart:style-name="ch11" chart:values-cell-range-address="Sheet1.B37:Sheet1.K37" chart:label-cell-address="Sheet1.A37:Sheet1.A37" chart:class="chart:bar">
            <chart:data-point chart:repeated="10"/>
          </chart:series>
          <chart:series chart:style-name="ch12" chart:values-cell-range-address="Sheet1.B38:Sheet1.K38" chart:label-cell-address="Sheet1.A38:Sheet1.A38" chart:class="chart:bar">
            <chart:data-point chart:repeated="10"/>
          </chart:series>
          <chart:series chart:style-name="ch13" chart:values-cell-range-address="Sheet1.B39:Sheet1.K39" chart:label-cell-address="Sheet1.A39:Sheet1.A39" chart:class="chart:bar">
            <chart:data-point chart:repeated="10"/>
          </chart:series>
          <chart:series chart:style-name="ch14" chart:values-cell-range-address="Sheet1.B40:Sheet1.K40" chart:label-cell-address="Sheet1.A40:Sheet1.A40" chart:class="chart:bar">
            <chart:data-point chart:repeated="10"/>
          </chart:series>
          <chart:series chart:style-name="ch15" chart:values-cell-range-address="Sheet1.B41:Sheet1.K41" chart:label-cell-address="Sheet1.A41:Sheet1.A41" chart:class="chart:bar">
            <chart:data-point chart:repeated="10"/>
          </chart:series>
          <chart:series chart:style-name="ch16" chart:values-cell-range-address="Sheet1.B42:Sheet1.K42" chart:label-cell-address="Sheet1.A42:Sheet1.A42" chart:class="chart:bar">
            <chart:data-point chart:repeated="10"/>
          </chart:series>
          <chart:series chart:style-name="ch17" chart:values-cell-range-address="Sheet1.B43:Sheet1.K43" chart:label-cell-address="Sheet1.A43:Sheet1.A43" chart:class="chart:bar">
            <chart:data-point chart:repeated="10"/>
          </chart:series>
          <chart:series chart:style-name="ch18" chart:values-cell-range-address="Sheet1.B44:Sheet1.K44" chart:label-cell-address="Sheet1.A44:Sheet1.A44" chart:class="chart:bar">
            <chart:data-point chart:repeated="10"/>
          </chart:series>
          <chart:series chart:style-name="ch7" chart:values-cell-range-address="Sheet1.B45:Sheet1.K45" chart:label-cell-address="Sheet1.A45:Sheet1.A45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T</text:p>
                <draw:g>
                  <svg:desc>Sheet1.B32:Sheet1.K32</svg:desc>
                </draw:g>
              </table:table-cell>
              <table:table-cell office:value-type="string">
                <text:p>JPEG</text:p>
              </table:table-cell>
              <table:table-cell office:value-type="string">
                <text:p>OCEAN</text:p>
              </table:table-cell>
              <table:table-cell office:value-type="string">
                <text:p>EPIC</text:p>
              </table:table-cell>
              <table:table-cell office:value-type="string">
                <text:p>FFT</text:p>
              </table:table-cell>
              <table:table-cell office:value-type="string">
                <text:p>GSM</text:p>
              </table:table-cell>
              <table:table-cell office:value-type="string">
                <text:p>LU</text:p>
              </table:table-cell>
              <table:table-cell office:value-type="string">
                <text:p>ADPCM</text:p>
              </table:table-cell>
              <table:table-cell office:value-type="string">
                <text:p>RADIX</text:p>
              </table:table-cell>
              <table:table-cell office:value-type="string">
                <text:p>SHUTDOWN</text:p>
              </table:table-cell>
            </table:table-row>
          </table:table-header-rows>
          <table:table-rows>
            <table:table-row>
              <table:table-cell office:value-type="string">
                <text:p>ALPHA_TIMING_1GHZ_P1</text:p>
                <draw:g>
                  <svg:desc>Sheet1.A33:Sheet1.A33</svg:desc>
                </draw:g>
              </table:table-cell>
              <table:table-cell office:value-type="float" office:value="90145783">
                <text:p>90145783</text:p>
                <draw:g>
                  <svg:desc>Sheet1.B33:Sheet1.K33</svg:desc>
                </draw:g>
              </table:table-cell>
              <table:table-cell office:value-type="float" office:value="60515282">
                <text:p>60515282</text:p>
              </table:table-cell>
              <table:table-cell office:value-type="float" office:value="155381520">
                <text:p>155381520</text:p>
              </table:table-cell>
              <table:table-cell office:value-type="float" office:value="76759933">
                <text:p>76759933</text:p>
              </table:table-cell>
              <table:table-cell office:value-type="float" office:value="16715585">
                <text:p>16715585</text:p>
              </table:table-cell>
              <table:table-cell office:value-type="float" office:value="463683043">
                <text:p>463683043</text:p>
              </table:table-cell>
              <table:table-cell office:value-type="float" office:value="110675818">
                <text:p>110675818</text:p>
              </table:table-cell>
              <table:table-cell office:value-type="float" office:value="19484490">
                <text:p>19484490</text:p>
              </table:table-cell>
              <table:table-cell office:value-type="float" office:value="111298811">
                <text:p>111298811</text:p>
              </table:table-cell>
              <table:table-cell office:value-type="float" office:value="766211">
                <text:p>766211</text:p>
              </table:table-cell>
            </table:table-row>
            <table:table-row>
              <table:table-cell office:value-type="string">
                <text:p>ALPHA_TIMING_1GHZ_P2</text:p>
                <draw:g>
                  <svg:desc>Sheet1.A34:Sheet1.A34</svg:desc>
                </draw:g>
              </table:table-cell>
              <table:table-cell office:value-type="float" office:value="98251995">
                <text:p>98251995</text:p>
                <draw:g>
                  <svg:desc>Sheet1.B34:Sheet1.K34</svg:desc>
                </draw:g>
              </table:table-cell>
              <table:table-cell office:value-type="float" office:value="60826837">
                <text:p>60826837</text:p>
              </table:table-cell>
              <table:table-cell office:value-type="float" office:value="151407745">
                <text:p>151407745</text:p>
              </table:table-cell>
              <table:table-cell office:value-type="float" office:value="77096491">
                <text:p>77096491</text:p>
              </table:table-cell>
              <table:table-cell office:value-type="float" office:value="16916255">
                <text:p>16916255</text:p>
              </table:table-cell>
              <table:table-cell office:value-type="float" office:value="465385467">
                <text:p>465385467</text:p>
              </table:table-cell>
              <table:table-cell office:value-type="float" office:value="111129564">
                <text:p>111129564</text:p>
              </table:table-cell>
              <table:table-cell office:value-type="float" office:value="19560405">
                <text:p>19560405</text:p>
              </table:table-cell>
              <table:table-cell office:value-type="float" office:value="111664597">
                <text:p>111664597</text:p>
              </table:table-cell>
              <table:table-cell office:value-type="float" office:value="784950">
                <text:p>784950</text:p>
              </table:table-cell>
            </table:table-row>
            <table:table-row>
              <table:table-cell office:value-type="string">
                <text:p>ALPHA_TIMING_1GHZ_P4</text:p>
                <draw:g>
                  <svg:desc>Sheet1.A35:Sheet1.A35</svg:desc>
                </draw:g>
              </table:table-cell>
              <table:table-cell office:value-type="float" office:value="134959449">
                <text:p>134959449</text:p>
                <draw:g>
                  <svg:desc>Sheet1.B35:Sheet1.K35</svg:desc>
                </draw:g>
              </table:table-cell>
              <table:table-cell office:value-type="float" office:value="61304800">
                <text:p>61304800</text:p>
              </table:table-cell>
              <table:table-cell office:value-type="float" office:value="170113072">
                <text:p>170113072</text:p>
              </table:table-cell>
              <table:table-cell office:value-type="float" office:value="77749640">
                <text:p>77749640</text:p>
              </table:table-cell>
              <table:table-cell office:value-type="float" office:value="17444049">
                <text:p>17444049</text:p>
              </table:table-cell>
              <table:table-cell office:value-type="float" office:value="469150558">
                <text:p>469150558</text:p>
              </table:table-cell>
              <table:table-cell office:value-type="float" office:value="113198576">
                <text:p>113198576</text:p>
              </table:table-cell>
              <table:table-cell office:value-type="float" office:value="19747141">
                <text:p>19747141</text:p>
              </table:table-cell>
              <table:table-cell office:value-type="float" office:value="112616040">
                <text:p>112616040</text:p>
              </table:table-cell>
              <table:table-cell office:value-type="float" office:value="804600">
                <text:p>804600</text:p>
              </table:table-cell>
            </table:table-row>
            <table:table-row>
              <table:table-cell office:value-type="string">
                <text:p>ALPHA_TIMING_1GHZ_P8</text:p>
                <draw:g>
                  <svg:desc>Sheet1.A36:Sheet1.A36</svg:desc>
                </draw:g>
              </table:table-cell>
              <table:table-cell office:value-type="float" office:value="188581636">
                <text:p>188581636</text:p>
                <draw:g>
                  <svg:desc>Sheet1.B36:Sheet1.K36</svg:desc>
                </draw:g>
              </table:table-cell>
              <table:table-cell office:value-type="float" office:value="62306934">
                <text:p>62306934</text:p>
              </table:table-cell>
              <table:table-cell office:value-type="float" office:value="212399873">
                <text:p>212399873</text:p>
              </table:table-cell>
              <table:table-cell office:value-type="float" office:value="78940114">
                <text:p>78940114</text:p>
              </table:table-cell>
              <table:table-cell office:value-type="float" office:value="18472148">
                <text:p>18472148</text:p>
              </table:table-cell>
              <table:table-cell office:value-type="float" office:value="477723910">
                <text:p>477723910</text:p>
              </table:table-cell>
              <table:table-cell office:value-type="float" office:value="116847855">
                <text:p>116847855</text:p>
              </table:table-cell>
              <table:table-cell office:value-type="float" office:value="20134562">
                <text:p>20134562</text:p>
              </table:table-cell>
              <table:table-cell office:value-type="float" office:value="114751525">
                <text:p>114751525</text:p>
              </table:table-cell>
              <table:table-cell office:value-type="float" office:value="846591">
                <text:p>846591</text:p>
              </table:table-cell>
            </table:table-row>
            <table:table-row>
              <table:table-cell office:value-type="string">
                <text:p>ALPHA_TIMING_1GHZ_P16</text:p>
                <draw:g>
                  <svg:desc>Sheet1.A37:Sheet1.A37</svg:desc>
                </draw:g>
              </table:table-cell>
              <table:table-cell office:value-type="float" office:value="328375486">
                <text:p>328375486</text:p>
                <draw:g>
                  <svg:desc>Sheet1.B37:Sheet1.K37</svg:desc>
                </draw:g>
              </table:table-cell>
              <table:table-cell office:value-type="float" office:value="65240774">
                <text:p>65240774</text:p>
              </table:table-cell>
              <table:table-cell office:value-type="float" office:value="380752372">
                <text:p>380752372</text:p>
              </table:table-cell>
              <table:table-cell office:value-type="float" office:value="82386813">
                <text:p>82386813</text:p>
              </table:table-cell>
              <table:table-cell office:value-type="float" office:value="21427114">
                <text:p>21427114</text:p>
              </table:table-cell>
              <table:table-cell office:value-type="float" office:value="500818757">
                <text:p>500818757</text:p>
              </table:table-cell>
              <table:table-cell office:value-type="float" office:value="126491644">
                <text:p>126491644</text:p>
              </table:table-cell>
              <table:table-cell office:value-type="float" office:value="21227839">
                <text:p>21227839</text:p>
              </table:table-cell>
              <table:table-cell office:value-type="float" office:value="120519724">
                <text:p>120519724</text:p>
              </table:table-cell>
              <table:table-cell office:value-type="float" office:value="904171">
                <text:p>904171</text:p>
              </table:table-cell>
            </table:table-row>
            <table:table-row>
              <table:table-cell office:value-type="string">
                <text:p>ALPHA_TIMING_1GHZ_P32</text:p>
                <draw:g>
                  <svg:desc>Sheet1.A38:Sheet1.A38</svg:desc>
                </draw:g>
              </table:table-cell>
              <table:table-cell office:value-type="float" office:value="88439290">
                <text:p>88439290</text:p>
                <draw:g>
                  <svg:desc>Sheet1.B38:Sheet1.K38</svg:desc>
                </draw:g>
              </table:table-cell>
              <table:table-cell office:value-type="float" office:value="73331932">
                <text:p>73331932</text:p>
              </table:table-cell>
              <table:table-cell office:value-type="float" office:value="869524475">
                <text:p>869524475</text:p>
              </table:table-cell>
              <table:table-cell office:value-type="float" office:value="91498384">
                <text:p>91498384</text:p>
              </table:table-cell>
              <table:table-cell office:value-type="float" office:value="29862992">
                <text:p>29862992</text:p>
              </table:table-cell>
              <table:table-cell office:value-type="float" office:value="565996348">
                <text:p>565996348</text:p>
              </table:table-cell>
              <table:table-cell office:value-type="float" office:value="155608004">
                <text:p>155608004</text:p>
              </table:table-cell>
              <table:table-cell office:value-type="float" office:value="24018905">
                <text:p>24018905</text:p>
              </table:table-cell>
              <table:table-cell office:value-type="float" office:value="139176786">
                <text:p>139176786</text:p>
              </table:table-cell>
              <table:table-cell office:value-type="float" office:value="1052666">
                <text:p>1052666</text:p>
              </table:table-cell>
            </table:table-row>
            <table:table-row>
              <table:table-cell office:value-type="string">
                <text:p>ALPHA_DETAILED_1GHZ_P1</text:p>
                <draw:g>
                  <svg:desc>Sheet1.A39:Sheet1.A39</svg:desc>
                </draw:g>
              </table:table-cell>
              <table:table-cell office:value-type="float" office:value="96800828">
                <text:p>96800828</text:p>
                <draw:g>
                  <svg:desc>Sheet1.B39:Sheet1.K39</svg:desc>
                </draw:g>
              </table:table-cell>
              <table:table-cell office:value-type="float" office:value="60176679">
                <text:p>60176679</text:p>
              </table:table-cell>
              <table:table-cell office:value-type="float" office:value="152709493">
                <text:p>152709493</text:p>
              </table:table-cell>
              <table:table-cell office:value-type="float" office:value="68132654">
                <text:p>68132654</text:p>
              </table:table-cell>
              <table:table-cell office:value-type="float" office:value="16085640">
                <text:p>16085640</text:p>
              </table:table-cell>
              <table:table-cell office:value-type="float" office:value="439441872">
                <text:p>439441872</text:p>
              </table:table-cell>
              <table:table-cell office:value-type="float" office:value="109126499">
                <text:p>109126499</text:p>
              </table:table-cell>
              <table:table-cell office:value-type="float" office:value="19307875">
                <text:p>19307875</text:p>
              </table:table-cell>
              <table:table-cell office:value-type="float" office:value="108863595">
                <text:p>108863595</text:p>
              </table:table-cell>
              <table:table-cell office:value-type="float" office:value="745275">
                <text:p>745275</text:p>
              </table:table-cell>
            </table:table-row>
            <table:table-row>
              <table:table-cell office:value-type="string">
                <text:p>ALPHA_DETAILED_1GHZ_P2</text:p>
                <draw:g>
                  <svg:desc>Sheet1.A40:Sheet1.A40</svg:desc>
                </draw:g>
              </table:table-cell>
              <table:table-cell office:value-type="float" office:value="96800828">
                <text:p>96800828</text:p>
                <draw:g>
                  <svg:desc>Sheet1.B40:Sheet1.K40</svg:desc>
                </draw:g>
              </table:table-cell>
              <table:table-cell office:value-type="float" office:value="60435755">
                <text:p>60435755</text:p>
              </table:table-cell>
              <table:table-cell office:value-type="float" office:value="151523384">
                <text:p>151523384</text:p>
              </table:table-cell>
              <table:table-cell office:value-type="float" office:value="68265737">
                <text:p>68265737</text:p>
              </table:table-cell>
              <table:table-cell office:value-type="float" office:value="16282414">
                <text:p>16282414</text:p>
              </table:table-cell>
              <table:table-cell office:value-type="float" office:value="439766103">
                <text:p>439766103</text:p>
              </table:table-cell>
              <table:table-cell office:value-type="float" office:value="109675985">
                <text:p>109675985</text:p>
              </table:table-cell>
              <table:table-cell office:value-type="float" office:value="19408967">
                <text:p>19408967</text:p>
              </table:table-cell>
              <table:table-cell office:value-type="float" office:value="109329770">
                <text:p>109329770</text:p>
              </table:table-cell>
              <table:table-cell office:value-type="float" office:value="759260">
                <text:p>759260</text:p>
              </table:table-cell>
            </table:table-row>
            <table:table-row>
              <table:table-cell office:value-type="string">
                <text:p>ALPHA_DETAILED_710MHZ_P1</text:p>
                <draw:g>
                  <svg:desc>Sheet1.A41:Sheet1.A41</svg:desc>
                </draw:g>
              </table:table-cell>
              <table:table-cell office:value-type="float" office:value="96800828">
                <text:p>96800828</text:p>
                <draw:g>
                  <svg:desc>Sheet1.B41:Sheet1.K41</svg:desc>
                </draw:g>
              </table:table-cell>
              <table:table-cell office:value-type="float" office:value="60200560">
                <text:p>60200560</text:p>
              </table:table-cell>
              <table:table-cell office:value-type="float" office:value="152818448">
                <text:p>152818448</text:p>
              </table:table-cell>
              <table:table-cell office:value-type="float" office:value="68158455">
                <text:p>68158455</text:p>
              </table:table-cell>
              <table:table-cell office:value-type="float" office:value="16089981">
                <text:p>16089981</text:p>
              </table:table-cell>
              <table:table-cell office:value-type="float" office:value="439548449">
                <text:p>439548449</text:p>
              </table:table-cell>
              <table:table-cell office:value-type="float" office:value="109183576">
                <text:p>109183576</text:p>
              </table:table-cell>
              <table:table-cell office:value-type="float" office:value="19312167">
                <text:p>19312167</text:p>
              </table:table-cell>
              <table:table-cell office:value-type="float" office:value="109048192">
                <text:p>109048192</text:p>
              </table:table-cell>
              <table:table-cell office:value-type="float" office:value="745347">
                <text:p>745347</text:p>
              </table:table-cell>
            </table:table-row>
            <table:table-row>
              <table:table-cell office:value-type="string">
                <text:p>ALPHA_DETAILED_500MHZ_P1</text:p>
                <draw:g>
                  <svg:desc>Sheet1.A42:Sheet1.A42</svg:desc>
                </draw:g>
              </table:table-cell>
              <table:table-cell office:value-type="float" office:value="96800828">
                <text:p>96800828</text:p>
                <draw:g>
                  <svg:desc>Sheet1.B42:Sheet1.K42</svg:desc>
                </draw:g>
              </table:table-cell>
              <table:table-cell office:value-type="float" office:value="60231713">
                <text:p>60231713</text:p>
              </table:table-cell>
              <table:table-cell office:value-type="float" office:value="152981011">
                <text:p>152981011</text:p>
              </table:table-cell>
              <table:table-cell office:value-type="float" office:value="68191707">
                <text:p>68191707</text:p>
              </table:table-cell>
              <table:table-cell office:value-type="float" office:value="16104600">
                <text:p>16104600</text:p>
              </table:table-cell>
              <table:table-cell office:value-type="float" office:value="439717565">
                <text:p>439717565</text:p>
              </table:table-cell>
              <table:table-cell office:value-type="float" office:value="109225286">
                <text:p>109225286</text:p>
              </table:table-cell>
              <table:table-cell office:value-type="float" office:value="19332515">
                <text:p>19332515</text:p>
              </table:table-cell>
              <table:table-cell office:value-type="float" office:value="109325303">
                <text:p>109325303</text:p>
              </table:table-cell>
              <table:table-cell office:value-type="float" office:value="748510">
                <text:p>748510</text:p>
              </table:table-cell>
            </table:table-row>
            <table:table-row>
              <table:table-cell office:value-type="string">
                <text:p>ALPHA_DETAILED_354MHZ_P1</text:p>
                <draw:g>
                  <svg:desc>Sheet1.A43:Sheet1.A43</svg:desc>
                </draw:g>
              </table:table-cell>
              <table:table-cell office:value-type="float" office:value="96800829">
                <text:p>96800829</text:p>
                <draw:g>
                  <svg:desc>Sheet1.B43:Sheet1.K43</svg:desc>
                </draw:g>
              </table:table-cell>
              <table:table-cell office:value-type="float" office:value="60275183">
                <text:p>60275183</text:p>
              </table:table-cell>
              <table:table-cell office:value-type="float" office:value="153229908">
                <text:p>153229908</text:p>
              </table:table-cell>
              <table:table-cell office:value-type="float" office:value="68239580">
                <text:p>68239580</text:p>
              </table:table-cell>
              <table:table-cell office:value-type="float" office:value="16118564">
                <text:p>16118564</text:p>
              </table:table-cell>
              <table:table-cell office:value-type="float" office:value="439899763">
                <text:p>439899763</text:p>
              </table:table-cell>
              <table:table-cell office:value-type="float" office:value="109295576">
                <text:p>109295576</text:p>
              </table:table-cell>
              <table:table-cell office:value-type="float" office:value="19357428">
                <text:p>19357428</text:p>
              </table:table-cell>
              <table:table-cell office:value-type="float" office:value="109746504">
                <text:p>109746504</text:p>
              </table:table-cell>
              <table:table-cell office:value-type="float" office:value="754628">
                <text:p>754628</text:p>
              </table:table-cell>
            </table:table-row>
            <table:table-row>
              <table:table-cell office:value-type="string">
                <text:p>ALPHA_DETAILED_250MHZ_P1</text:p>
                <draw:g>
                  <svg:desc>Sheet1.A44:Sheet1.A44</svg:desc>
                </draw:g>
              </table:table-cell>
              <table:table-cell office:value-type="float" office:value="96800830">
                <text:p>96800830</text:p>
                <draw:g>
                  <svg:desc>Sheet1.B44:Sheet1.K44</svg:desc>
                </draw:g>
              </table:table-cell>
              <table:table-cell office:value-type="float" office:value="60344902">
                <text:p>60344902</text:p>
              </table:table-cell>
              <table:table-cell office:value-type="float" office:value="153573713">
                <text:p>153573713</text:p>
              </table:table-cell>
              <table:table-cell office:value-type="float" office:value="68309624">
                <text:p>68309624</text:p>
              </table:table-cell>
              <table:table-cell office:value-type="float" office:value="16135053">
                <text:p>16135053</text:p>
              </table:table-cell>
              <table:table-cell office:value-type="float" office:value="440204390">
                <text:p>440204390</text:p>
              </table:table-cell>
              <table:table-cell office:value-type="float" office:value="109439810">
                <text:p>109439810</text:p>
              </table:table-cell>
              <table:table-cell office:value-type="float" office:value="19380770">
                <text:p>19380770</text:p>
              </table:table-cell>
              <table:table-cell office:value-type="float" office:value="110523224">
                <text:p>110523224</text:p>
              </table:table-cell>
              <table:table-cell office:value-type="float" office:value="753732">
                <text:p>753732</text:p>
              </table:table-cell>
            </table:table-row>
            <table:table-row>
              <table:table-cell office:value-type="string">
                <text:p>ALPHA_DETAILED_177MHZ_P1</text:p>
                <draw:g>
                  <svg:desc>Sheet1.A45:Sheet1.A45</svg:desc>
                </draw:g>
              </table:table-cell>
              <table:table-cell office:value-type="float" office:value="96800831">
                <text:p>96800831</text:p>
                <draw:g>
                  <svg:desc>Sheet1.B45:Sheet1.K45</svg:desc>
                </draw:g>
              </table:table-cell>
              <table:table-cell office:value-type="float" office:value="60425899">
                <text:p>60425899</text:p>
              </table:table-cell>
              <table:table-cell office:value-type="float" office:value="154046287">
                <text:p>154046287</text:p>
              </table:table-cell>
              <table:table-cell office:value-type="float" office:value="68464033">
                <text:p>68464033</text:p>
              </table:table-cell>
              <table:table-cell office:value-type="float" office:value="16168365">
                <text:p>16168365</text:p>
              </table:table-cell>
              <table:table-cell office:value-type="float" office:value="440637884">
                <text:p>440637884</text:p>
              </table:table-cell>
              <table:table-cell office:value-type="float" office:value="109661447">
                <text:p>109661447</text:p>
              </table:table-cell>
              <table:table-cell office:value-type="float" office:value="19429235">
                <text:p>19429235</text:p>
              </table:table-cell>
              <table:table-cell office:value-type="float" office:value="111253878">
                <text:p>111253878</text:p>
              </table:table-cell>
              <table:table-cell office:value-type="float" office:value="755966">
                <text:p>7559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43.86cm" svg:height="27.132cm" xlink:href=".." xlink:type="simple" chart:class="chart:bar" chart:style-name="ch1">
        <chart:legend chart:legend-position="end" svg:x="37.893cm" svg:y="9.934cm" style:legend-expansion="high" chart:style-name="ch2"/>
        <chart:plot-area chart:style-name="ch3" table:cell-range-address="Sheet1.A47:Sheet1.K60" chart:data-source-has-labels="both" svg:x="0.877cm" svg:y="0.542cm" svg:width="36.139cm" svg:height="26.048cm">
          <chartooo:coordinate-region svg:x="3.245cm" svg:y="0.768cm" svg:width="33.771cm" svg:height="25.122cm"/>
          <chart:axis chart:dimension="x" chart:name="primary-x" chart:style-name="ch4" chartooo:axis-type="auto">
            <chartooo:date-scale/>
            <chart:categories table:cell-range-address="Sheet1.B47:Sheet1.K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K48" chart:label-cell-address="Sheet1.A48:Sheet1.A48" chart:class="chart:bar">
            <chart:data-point chart:repeated="10"/>
          </chart:series>
          <chart:series chart:style-name="ch8" chart:values-cell-range-address="Sheet1.B49:Sheet1.K49" chart:label-cell-address="Sheet1.A49:Sheet1.A49" chart:class="chart:bar">
            <chart:data-point chart:repeated="10"/>
          </chart:series>
          <chart:series chart:style-name="ch9" chart:values-cell-range-address="Sheet1.B50:Sheet1.K50" chart:label-cell-address="Sheet1.A50:Sheet1.A50" chart:class="chart:bar">
            <chart:data-point chart:repeated="10"/>
          </chart:series>
          <chart:series chart:style-name="ch10" chart:values-cell-range-address="Sheet1.B51:Sheet1.K51" chart:label-cell-address="Sheet1.A51:Sheet1.A51" chart:class="chart:bar">
            <chart:data-point chart:repeated="10"/>
          </chart:series>
          <chart:series chart:style-name="ch11" chart:values-cell-range-address="Sheet1.B52:Sheet1.K52" chart:label-cell-address="Sheet1.A52:Sheet1.A52" chart:class="chart:bar">
            <chart:data-point chart:repeated="10"/>
          </chart:series>
          <chart:series chart:style-name="ch12" chart:values-cell-range-address="Sheet1.B53:Sheet1.K53" chart:label-cell-address="Sheet1.A53:Sheet1.A53" chart:class="chart:bar">
            <chart:data-point chart:repeated="10"/>
          </chart:series>
          <chart:series chart:style-name="ch13" chart:values-cell-range-address="Sheet1.B54:Sheet1.K54" chart:label-cell-address="Sheet1.A54:Sheet1.A54" chart:class="chart:bar">
            <chart:data-point chart:repeated="10"/>
          </chart:series>
          <chart:series chart:style-name="ch14" chart:values-cell-range-address="Sheet1.B55:Sheet1.K55" chart:label-cell-address="Sheet1.A55:Sheet1.A55" chart:class="chart:bar">
            <chart:data-point chart:repeated="10"/>
          </chart:series>
          <chart:series chart:style-name="ch15" chart:values-cell-range-address="Sheet1.B56:Sheet1.K56" chart:label-cell-address="Sheet1.A56:Sheet1.A56" chart:class="chart:bar">
            <chart:data-point chart:repeated="10"/>
          </chart:series>
          <chart:series chart:style-name="ch16" chart:values-cell-range-address="Sheet1.B57:Sheet1.K57" chart:label-cell-address="Sheet1.A57:Sheet1.A57" chart:class="chart:bar">
            <chart:data-point chart:repeated="10"/>
          </chart:series>
          <chart:series chart:style-name="ch17" chart:values-cell-range-address="Sheet1.B58:Sheet1.K58" chart:label-cell-address="Sheet1.A58:Sheet1.A58" chart:class="chart:bar">
            <chart:data-point chart:repeated="10"/>
          </chart:series>
          <chart:series chart:style-name="ch18" chart:values-cell-range-address="Sheet1.B59:Sheet1.K59" chart:label-cell-address="Sheet1.A59:Sheet1.A59" chart:class="chart:bar">
            <chart:data-point chart:repeated="10"/>
          </chart:series>
          <chart:series chart:style-name="ch7" chart:values-cell-range-address="Sheet1.B60:Sheet1.K60" chart:label-cell-address="Sheet1.A60:Sheet1.A60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T</text:p>
                <draw:g>
                  <svg:desc>Sheet1.B47:Sheet1.K47</svg:desc>
                </draw:g>
              </table:table-cell>
              <table:table-cell office:value-type="string">
                <text:p>JPEG</text:p>
              </table:table-cell>
              <table:table-cell office:value-type="string">
                <text:p>OCEAN</text:p>
              </table:table-cell>
              <table:table-cell office:value-type="string">
                <text:p>EPIC</text:p>
              </table:table-cell>
              <table:table-cell office:value-type="string">
                <text:p>FFT</text:p>
              </table:table-cell>
              <table:table-cell office:value-type="string">
                <text:p>GSM</text:p>
              </table:table-cell>
              <table:table-cell office:value-type="string">
                <text:p>LU</text:p>
              </table:table-cell>
              <table:table-cell office:value-type="string">
                <text:p>ADPCM</text:p>
              </table:table-cell>
              <table:table-cell office:value-type="string">
                <text:p>RADIX</text:p>
              </table:table-cell>
              <table:table-cell office:value-type="string">
                <text:p>SHUTDOWN</text:p>
              </table:table-cell>
            </table:table-row>
          </table:table-header-rows>
          <table:table-rows>
            <table:table-row>
              <table:table-cell office:value-type="string">
                <text:p>ALPHA_TIMING_1GHZ_P1</text:p>
                <draw:g>
                  <svg:desc>Sheet1.A48:Sheet1.A48</svg:desc>
                </draw:g>
              </table:table-cell>
              <table:table-cell office:value-type="float" office:value="34120048.7657541">
                <text:p>34120048.7657541</text:p>
                <draw:g>
                  <svg:desc>Sheet1.B48:Sheet1.K48</svg:desc>
                </draw:g>
              </table:table-cell>
              <table:table-cell office:value-type="float" office:value="363383125.266464">
                <text:p>363383125.266464</text:p>
              </table:table-cell>
              <table:table-cell office:value-type="float" office:value="276083133.294362">
                <text:p>276083133.294362</text:p>
              </table:table-cell>
              <table:table-cell office:value-type="float" office:value="383818855.942797">
                <text:p>383818855.942797</text:p>
              </table:table-cell>
              <table:table-cell office:value-type="float" office:value="331204997.126949">
                <text:p>331204997.126949</text:p>
              </table:table-cell>
              <table:table-cell office:value-type="float" office:value="403327151.425005">
                <text:p>403327151.425005</text:p>
              </table:table-cell>
              <table:table-cell office:value-type="float" office:value="366419193.039494">
                <text:p>366419193.039494</text:p>
              </table:table-cell>
              <table:table-cell office:value-type="float" office:value="341318186.595663">
                <text:p>341318186.595663</text:p>
              </table:table-cell>
              <table:table-cell office:value-type="float" office:value="334761456.603864">
                <text:p>334761456.603864</text:p>
              </table:table-cell>
              <table:table-cell office:value-type="float" office:value="219607623.96102">
                <text:p>219607623.96102</text:p>
              </table:table-cell>
            </table:table-row>
            <table:table-row>
              <table:table-cell office:value-type="string">
                <text:p>ALPHA_TIMING_1GHZ_P2</text:p>
                <draw:g>
                  <svg:desc>Sheet1.A49:Sheet1.A49</svg:desc>
                </draw:g>
              </table:table-cell>
              <table:table-cell office:value-type="float" office:value="37307998.7104795">
                <text:p>37307998.7104795</text:p>
                <draw:g>
                  <svg:desc>Sheet1.B49:Sheet1.K49</svg:desc>
                </draw:g>
              </table:table-cell>
              <table:table-cell office:value-type="float" office:value="365840502.568174">
                <text:p>365840502.568174</text:p>
              </table:table-cell>
              <table:table-cell office:value-type="float" office:value="497436542.302941">
                <text:p>497436542.302941</text:p>
              </table:table-cell>
              <table:table-cell office:value-type="float" office:value="387396192.189416">
                <text:p>387396192.189416</text:p>
              </table:table-cell>
              <table:table-cell office:value-type="float" office:value="412199493.165038">
                <text:p>412199493.165038</text:p>
              </table:table-cell>
              <table:table-cell office:value-type="float" office:value="406382399.966468">
                <text:p>406382399.966468</text:p>
              </table:table-cell>
              <table:table-cell office:value-type="float" office:value="648753708.471252">
                <text:p>648753708.471252</text:p>
              </table:table-cell>
              <table:table-cell office:value-type="float" office:value="361914722.371269">
                <text:p>361914722.371269</text:p>
              </table:table-cell>
              <table:table-cell office:value-type="float" office:value="633604731.129105">
                <text:p>633604731.129105</text:p>
              </table:table-cell>
              <table:table-cell office:value-type="float" office:value="233199643.493761">
                <text:p>233199643.493761</text:p>
              </table:table-cell>
            </table:table-row>
            <table:table-row>
              <table:table-cell office:value-type="string">
                <text:p>ALPHA_TIMING_1GHZ_P4</text:p>
                <draw:g>
                  <svg:desc>Sheet1.A50:Sheet1.A50</svg:desc>
                </draw:g>
              </table:table-cell>
              <table:table-cell office:value-type="float" office:value="51475168.1645992">
                <text:p>51475168.1645992</text:p>
                <draw:g>
                  <svg:desc>Sheet1.B50:Sheet1.K50</svg:desc>
                </draw:g>
              </table:table-cell>
              <table:table-cell office:value-type="float" office:value="371285467.704327">
                <text:p>371285467.704327</text:p>
              </table:table-cell>
              <table:table-cell office:value-type="float" office:value="925478192.273585">
                <text:p>925478192.273585</text:p>
              </table:table-cell>
              <table:table-cell office:value-type="float" office:value="395775188.471308">
                <text:p>395775188.471308</text:p>
              </table:table-cell>
              <table:table-cell office:value-type="float" office:value="416464904.741441">
                <text:p>416464904.741441</text:p>
              </table:table-cell>
              <table:table-cell office:value-type="float" office:value="411702786.30707">
                <text:p>411702786.30707</text:p>
              </table:table-cell>
              <table:table-cell office:value-type="float" office:value="661222084.628145">
                <text:p>661222084.628145</text:p>
              </table:table-cell>
              <table:table-cell office:value-type="float" office:value="366801786.908388">
                <text:p>366801786.908388</text:p>
              </table:table-cell>
              <table:table-cell office:value-type="float" office:value="1152577475.74405">
                <text:p>1152577475.74405</text:p>
              </table:table-cell>
              <table:table-cell office:value-type="float" office:value="235607613.469985">
                <text:p>235607613.469985</text:p>
              </table:table-cell>
            </table:table-row>
            <table:table-row>
              <table:table-cell office:value-type="string">
                <text:p>ALPHA_TIMING_1GHZ_P8</text:p>
                <draw:g>
                  <svg:desc>Sheet1.A51:Sheet1.A51</svg:desc>
                </draw:g>
              </table:table-cell>
              <table:table-cell office:value-type="float" office:value="71668727.501581">
                <text:p>71668727.501581</text:p>
                <draw:g>
                  <svg:desc>Sheet1.B51:Sheet1.K51</svg:desc>
                </draw:g>
              </table:table-cell>
              <table:table-cell office:value-type="float" office:value="376640798.413811">
                <text:p>376640798.413811</text:p>
              </table:table-cell>
              <table:table-cell office:value-type="float" office:value="1417407111.06366">
                <text:p>1417407111.06366</text:p>
              </table:table-cell>
              <table:table-cell office:value-type="float" office:value="401966107.391094">
                <text:p>401966107.391094</text:p>
              </table:table-cell>
              <table:table-cell office:value-type="float" office:value="469300779.959859">
                <text:p>469300779.959859</text:p>
              </table:table-cell>
              <table:table-cell office:value-type="float" office:value="418792662.860289">
                <text:p>418792662.860289</text:p>
              </table:table-cell>
              <table:table-cell office:value-type="float" office:value="1023975173.51374">
                <text:p>1023975173.51374</text:p>
              </table:table-cell>
              <table:table-cell office:value-type="float" office:value="375497696.797896">
                <text:p>375497696.797896</text:p>
              </table:table-cell>
              <table:table-cell office:value-type="float" office:value="1863726835.68563">
                <text:p>1863726835.68563</text:p>
              </table:table-cell>
              <table:table-cell office:value-type="float" office:value="249290636.042403">
                <text:p>249290636.042403</text:p>
              </table:table-cell>
            </table:table-row>
            <table:table-row>
              <table:table-cell office:value-type="string">
                <text:p>ALPHA_TIMING_1GHZ_P16</text:p>
                <draw:g>
                  <svg:desc>Sheet1.A52:Sheet1.A52</svg:desc>
                </draw:g>
              </table:table-cell>
              <table:table-cell office:value-type="float" office:value="123968373.624175">
                <text:p>123968373.624175</text:p>
                <draw:g>
                  <svg:desc>Sheet1.B52:Sheet1.K52</svg:desc>
                </draw:g>
              </table:table-cell>
              <table:table-cell office:value-type="float" office:value="394275542.394392">
                <text:p>394275542.394392</text:p>
              </table:table-cell>
              <table:table-cell office:value-type="float" office:value="1331586009.60345">
                <text:p>1331586009.60345</text:p>
              </table:table-cell>
              <table:table-cell office:value-type="float" office:value="419307588.951716">
                <text:p>419307588.951716</text:p>
              </table:table-cell>
              <table:table-cell office:value-type="float" office:value="535062528.092693">
                <text:p>535062528.092693</text:p>
              </table:table-cell>
              <table:table-cell office:value-type="float" office:value="439599281.815772">
                <text:p>439599281.815772</text:p>
              </table:table-cell>
              <table:table-cell office:value-type="float" office:value="1339996440.56485">
                <text:p>1339996440.56485</text:p>
              </table:table-cell>
              <table:table-cell office:value-type="float" office:value="390950661.166157">
                <text:p>390950661.166157</text:p>
              </table:table-cell>
              <table:table-cell office:value-type="float" office:value="2632182147.7712">
                <text:p>2632182147.7712</text:p>
              </table:table-cell>
              <table:table-cell office:value-type="float" office:value="266559846.698113">
                <text:p>266559846.698113</text:p>
              </table:table-cell>
            </table:table-row>
            <table:table-row>
              <table:table-cell office:value-type="string">
                <text:p>ALPHA_TIMING_1GHZ_P32</text:p>
                <draw:g>
                  <svg:desc>Sheet1.A53:Sheet1.A53</svg:desc>
                </draw:g>
              </table:table-cell>
              <table:table-cell office:value-type="float" office:value="32821190.2490148">
                <text:p>32821190.2490148</text:p>
                <draw:g>
                  <svg:desc>Sheet1.B53:Sheet1.K53</svg:desc>
                </draw:g>
              </table:table-cell>
              <table:table-cell office:value-type="float" office:value="440439959.879157">
                <text:p>440439959.879157</text:p>
              </table:table-cell>
              <table:table-cell office:value-type="float" office:value="1593595146.59013">
                <text:p>1593595146.59013</text:p>
              </table:table-cell>
              <table:table-cell office:value-type="float" office:value="464322098.062499">
                <text:p>464322098.062499</text:p>
              </table:table-cell>
              <table:table-cell office:value-type="float" office:value="576372114.568054">
                <text:p>576372114.568054</text:p>
              </table:table-cell>
              <table:table-cell office:value-type="float" office:value="496342604.885937">
                <text:p>496342604.885937</text:p>
              </table:table-cell>
              <table:table-cell office:value-type="float" office:value="1526152195.44728">
                <text:p>1526152195.44728</text:p>
              </table:table-cell>
              <table:table-cell office:value-type="float" office:value="441873263.793072">
                <text:p>441873263.793072</text:p>
              </table:table-cell>
              <table:table-cell office:value-type="float" office:value="2626423090.71352">
                <text:p>2626423090.71352</text:p>
              </table:table-cell>
              <table:table-cell office:value-type="float" office:value="300847670.763075">
                <text:p>300847670.763075</text:p>
              </table:table-cell>
            </table:table-row>
            <table:table-row>
              <table:table-cell office:value-type="string">
                <text:p>ALPHA_DETAILED_1GHZ_P1</text:p>
                <draw:g>
                  <svg:desc>Sheet1.A54:Sheet1.A54</svg:desc>
                </draw:g>
              </table:table-cell>
              <table:table-cell office:value-type="float" office:value="39216339.4615092">
                <text:p>39216339.4615092</text:p>
                <draw:g>
                  <svg:desc>Sheet1.B54:Sheet1.K54</svg:desc>
                </draw:g>
              </table:table-cell>
              <table:table-cell office:value-type="float" office:value="1745668339.52193">
                <text:p>1745668339.52193</text:p>
              </table:table-cell>
              <table:table-cell office:value-type="float" office:value="741898856.371092">
                <text:p>741898856.371092</text:p>
              </table:table-cell>
              <table:table-cell office:value-type="float" office:value="1655714556.50061">
                <text:p>1655714556.50061</text:p>
              </table:table-cell>
              <table:table-cell office:value-type="float" office:value="1356979922.38907">
                <text:p>1356979922.38907</text:p>
              </table:table-cell>
              <table:table-cell office:value-type="float" office:value="3066372702.53297">
                <text:p>3066372702.53297</text:p>
              </table:table-cell>
              <table:table-cell office:value-type="float" office:value="1747477885.60082">
                <text:p>1747477885.60082</text:p>
              </table:table-cell>
              <table:table-cell office:value-type="float" office:value="1054614103.12432">
                <text:p>1054614103.12432</text:p>
              </table:table-cell>
              <table:table-cell office:value-type="float" office:value="359605045.403345">
                <text:p>359605045.403345</text:p>
              </table:table-cell>
              <table:table-cell office:value-type="float" office:value="541624273.255814">
                <text:p>541624273.255814</text:p>
              </table:table-cell>
            </table:table-row>
            <table:table-row>
              <table:table-cell office:value-type="string">
                <text:p>ALPHA_DETAILED_1GHZ_P2</text:p>
                <draw:g>
                  <svg:desc>Sheet1.A55:Sheet1.A55</svg:desc>
                </draw:g>
              </table:table-cell>
              <table:table-cell office:value-type="float" office:value="39015160.9684061">
                <text:p>39015160.9684061</text:p>
                <draw:g>
                  <svg:desc>Sheet1.B55:Sheet1.K55</svg:desc>
                </draw:g>
              </table:table-cell>
              <table:table-cell office:value-type="float" office:value="1654233180.05146">
                <text:p>1654233180.05146</text:p>
              </table:table-cell>
              <table:table-cell office:value-type="float" office:value="1964162916.10495">
                <text:p>1964162916.10495</text:p>
              </table:table-cell>
              <table:table-cell office:value-type="float" office:value="1492147256.8306">
                <text:p>1492147256.8306</text:p>
              </table:table-cell>
              <table:table-cell office:value-type="float" office:value="1208701210.00668">
                <text:p>1208701210.00668</text:p>
              </table:table-cell>
              <table:table-cell office:value-type="float" office:value="3075653070.64476">
                <text:p>3075653070.64476</text:p>
              </table:table-cell>
              <table:table-cell office:value-type="float" office:value="2946378277.4554">
                <text:p>2946378277.4554</text:p>
              </table:table-cell>
              <table:table-cell office:value-type="float" office:value="872273920.273246">
                <text:p>872273920.273246</text:p>
              </table:table-cell>
              <table:table-cell office:value-type="float" office:value="690313429.348958">
                <text:p>690313429.348958</text:p>
              </table:table-cell>
              <table:table-cell office:value-type="float" office:value="570872180.451128">
                <text:p>570872180.451128</text:p>
              </table:table-cell>
            </table:table-row>
            <table:table-row>
              <table:table-cell office:value-type="string">
                <text:p>ALPHA_DETAILED_710MHZ_P1</text:p>
                <draw:g>
                  <svg:desc>Sheet1.A56:Sheet1.A56</svg:desc>
                </draw:g>
              </table:table-cell>
              <table:table-cell office:value-type="float" office:value="38857420.1783894">
                <text:p>38857420.1783894</text:p>
                <draw:g>
                  <svg:desc>Sheet1.B56:Sheet1.K56</svg:desc>
                </draw:g>
              </table:table-cell>
              <table:table-cell office:value-type="float" office:value="1317241258.58825">
                <text:p>1317241258.58825</text:p>
              </table:table-cell>
              <table:table-cell office:value-type="float" office:value="579217574.55389">
                <text:p>579217574.55389</text:p>
              </table:table-cell>
              <table:table-cell office:value-type="float" office:value="1254619427.16195">
                <text:p>1254619427.16195</text:p>
              </table:table-cell>
              <table:table-cell office:value-type="float" office:value="1075174139.65921">
                <text:p>1075174139.65921</text:p>
              </table:table-cell>
              <table:table-cell office:value-type="float" office:value="2231289685.42029">
                <text:p>2231289685.42029</text:p>
              </table:table-cell>
              <table:table-cell office:value-type="float" office:value="1287329638.9747">
                <text:p>1287329638.9747</text:p>
              </table:table-cell>
              <table:table-cell office:value-type="float" office:value="825447384.168234">
                <text:p>825447384.168234</text:p>
              </table:table-cell>
              <table:table-cell office:value-type="float" office:value="264091000.898481">
                <text:p>264091000.898481</text:p>
              </table:table-cell>
              <table:table-cell office:value-type="float" office:value="459806909.315238">
                <text:p>459806909.315238</text:p>
              </table:table-cell>
            </table:table-row>
            <table:table-row>
              <table:table-cell office:value-type="string">
                <text:p>ALPHA_DETAILED_500MHZ_P1</text:p>
                <draw:g>
                  <svg:desc>Sheet1.A57:Sheet1.A57</svg:desc>
                </draw:g>
              </table:table-cell>
              <table:table-cell office:value-type="float" office:value="38311334.7151153">
                <text:p>38311334.7151153</text:p>
                <draw:g>
                  <svg:desc>Sheet1.B57:Sheet1.K57</svg:desc>
                </draw:g>
              </table:table-cell>
              <table:table-cell office:value-type="float" office:value="965375576.997051">
                <text:p>965375576.997051</text:p>
              </table:table-cell>
              <table:table-cell office:value-type="float" office:value="436766643.445689">
                <text:p>436766643.445689</text:p>
              </table:table-cell>
              <table:table-cell office:value-type="float" office:value="923994349.670059">
                <text:p>923994349.670059</text:p>
              </table:table-cell>
              <table:table-cell office:value-type="float" office:value="824228466.144634">
                <text:p>824228466.144634</text:p>
              </table:table-cell>
              <table:table-cell office:value-type="float" office:value="1588270905.49859">
                <text:p>1588270905.49859</text:p>
              </table:table-cell>
              <table:table-cell office:value-type="float" office:value="932760194.365451">
                <text:p>932760194.365451</text:p>
              </table:table-cell>
              <table:table-cell office:value-type="float" office:value="626641437.878837">
                <text:p>626641437.878837</text:p>
              </table:table-cell>
              <table:table-cell office:value-type="float" office:value="193618108.04684">
                <text:p>193618108.04684</text:p>
              </table:table-cell>
              <table:table-cell office:value-type="float" office:value="355755703.422053">
                <text:p>355755703.422053</text:p>
              </table:table-cell>
            </table:table-row>
            <table:table-row>
              <table:table-cell office:value-type="string">
                <text:p>ALPHA_DETAILED_354MHZ_P1</text:p>
                <draw:g>
                  <svg:desc>Sheet1.A58:Sheet1.A58</svg:desc>
                </draw:g>
              </table:table-cell>
              <table:table-cell office:value-type="float" office:value="37557724.719755">
                <text:p>37557724.719755</text:p>
                <draw:g>
                  <svg:desc>Sheet1.B58:Sheet1.K58</svg:desc>
                </draw:g>
              </table:table-cell>
              <table:table-cell office:value-type="float" office:value="707712700.630511">
                <text:p>707712700.630511</text:p>
              </table:table-cell>
              <table:table-cell office:value-type="float" office:value="324643762.420709">
                <text:p>324643762.420709</text:p>
              </table:table-cell>
              <table:table-cell office:value-type="float" office:value="679582329.157289">
                <text:p>679582329.157289</text:p>
              </table:table-cell>
              <table:table-cell office:value-type="float" office:value="621043538.568236">
                <text:p>621043538.568236</text:p>
              </table:table-cell>
              <table:table-cell office:value-type="float" office:value="1138919703.39916">
                <text:p>1138919703.39916</text:p>
              </table:table-cell>
              <table:table-cell office:value-type="float" office:value="674372653.791572">
                <text:p>674372653.791572</text:p>
              </table:table-cell>
              <table:table-cell office:value-type="float" office:value="469202734.14776">
                <text:p>469202734.14776</text:p>
              </table:table-cell>
              <table:table-cell office:value-type="float" office:value="140517253.123488">
                <text:p>140517253.123488</text:p>
              </table:table-cell>
              <table:table-cell office:value-type="float" office:value="285843939.393939">
                <text:p>285843939.393939</text:p>
              </table:table-cell>
            </table:table-row>
            <table:table-row>
              <table:table-cell office:value-type="string">
                <text:p>ALPHA_DETAILED_250MHZ_P1</text:p>
                <draw:g>
                  <svg:desc>Sheet1.A59:Sheet1.A59</svg:desc>
                </draw:g>
              </table:table-cell>
              <table:table-cell office:value-type="float" office:value="36511971.1467376">
                <text:p>36511971.1467376</text:p>
                <draw:g>
                  <svg:desc>Sheet1.B59:Sheet1.K59</svg:desc>
                </draw:g>
              </table:table-cell>
              <table:table-cell office:value-type="float" office:value="509188115.971378">
                <text:p>509188115.971378</text:p>
              </table:table-cell>
              <table:table-cell office:value-type="float" office:value="236131747.474142">
                <text:p>236131747.474142</text:p>
              </table:table-cell>
              <table:table-cell office:value-type="float" office:value="490215894.248848">
                <text:p>490215894.248848</text:p>
              </table:table-cell>
              <table:table-cell office:value-type="float" office:value="459321709.177864">
                <text:p>459321709.177864</text:p>
              </table:table-cell>
              <table:table-cell office:value-type="float" office:value="803577160.527632">
                <text:p>803577160.527632</text:p>
              </table:table-cell>
              <table:table-cell office:value-type="float" office:value="482035130.837705">
                <text:p>482035130.837705</text:p>
              </table:table-cell>
              <table:table-cell office:value-type="float" office:value="345105325.949536">
                <text:p>345105325.949536</text:p>
              </table:table-cell>
              <table:table-cell office:value-type="float" office:value="100947634.257259">
                <text:p>100947634.257259</text:p>
              </table:table-cell>
              <table:table-cell office:value-type="float" office:value="218346465.816918">
                <text:p>218346465.816918</text:p>
              </table:table-cell>
            </table:table-row>
            <table:table-row>
              <table:table-cell office:value-type="string">
                <text:p>ALPHA_DETAILED_177MHZ_P1</text:p>
                <draw:g>
                  <svg:desc>Sheet1.A60:Sheet1.A60</svg:desc>
                </draw:g>
              </table:table-cell>
              <table:table-cell office:value-type="float" office:value="35055884.6845124">
                <text:p>35055884.6845124</text:p>
                <draw:g>
                  <svg:desc>Sheet1.B60:Sheet1.K60</svg:desc>
                </draw:g>
              </table:table-cell>
              <table:table-cell office:value-type="float" office:value="364564875.594276">
                <text:p>364564875.594276</text:p>
              </table:table-cell>
              <table:table-cell office:value-type="float" office:value="170911680.744152">
                <text:p>170911680.744152</text:p>
              </table:table-cell>
              <table:table-cell office:value-type="float" office:value="351223685.425537">
                <text:p>351223685.425537</text:p>
              </table:table-cell>
              <table:table-cell office:value-type="float" office:value="333464608.340552">
                <text:p>333464608.340552</text:p>
              </table:table-cell>
              <table:table-cell office:value-type="float" office:value="569708103.355765">
                <text:p>569708103.355765</text:p>
              </table:table-cell>
              <table:table-cell office:value-type="float" office:value="344046705.779005">
                <text:p>344046705.779005</text:p>
              </table:table-cell>
              <table:table-cell office:value-type="float" office:value="250660994.426669">
                <text:p>250660994.426669</text:p>
              </table:table-cell>
              <table:table-cell office:value-type="float" office:value="72447795.7753174">
                <text:p>72447795.7753174</text:p>
              </table:table-cell>
              <table:table-cell office:value-type="float" office:value="159789896.427817">
                <text:p>159789896.4278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739cm" svg:height="20.296cm" xlink:href=".." xlink:type="simple" chart:class="chart:scatter" chart:style-name="ch1">
        <chart:legend chart:legend-position="end" svg:x="30.86cm" svg:y="8.604cm" style:legend-expansion="high" chart:style-name="ch2"/>
        <chart:plot-area chart:style-name="ch3" table:cell-range-address="Sheet1.A104:Sheet1.A204 Sheet1.C104:Sheet1.H204" svg:x="1.685cm" svg:y="0.405cm" svg:width="28.501cm" svg:height="18.505cm">
          <chartooo:coordinate-region svg:x="2.412cm" svg:y="0.605cm" svg:width="27.534cm" svg:height="17.658cm"/>
          <chart:axis chart:dimension="x" chart:name="primary-x" chart:style-name="ch4">
            <chart:title svg:x="14.7cm" svg:y="19.315cm" chart:style-name="ch5">
              <text:p>Fraction Parallel</text:p>
            </chart:title>
          </chart:axis>
          <chart:axis chart:dimension="y" chart:name="primary-y" chart:style-name="ch4">
            <chart:title svg:x="0.451cm" svg:y="10.376cm" chart:style-name="ch6">
              <text:p>Speedup</text:p>
            </chart:title>
            <chart:grid chart:style-name="ch7" chart:class="major"/>
          </chart:axis>
          <chart:series chart:style-name="ch8" chart:values-cell-range-address="Sheet1.C104:Sheet1.C204" chart:class="chart:scatter">
            <chart:domain table:cell-range-address="Sheet1.A104:Sheet1.A204"/>
            <chart:data-point chart:repeated="101"/>
          </chart:series>
          <chart:series chart:style-name="ch9" chart:values-cell-range-address="Sheet1.D104:Sheet1.D204" chart:class="chart:scatter">
            <chart:data-point chart:repeated="101"/>
          </chart:series>
          <chart:series chart:style-name="ch10" chart:values-cell-range-address="Sheet1.E104:Sheet1.E204" chart:class="chart:scatter">
            <chart:data-point chart:repeated="101"/>
          </chart:series>
          <chart:series chart:style-name="ch11" chart:values-cell-range-address="Sheet1.F104:Sheet1.F204" chart:class="chart:scatter">
            <chart:data-point chart:repeated="101"/>
          </chart:series>
          <chart:series chart:style-name="ch12" chart:values-cell-range-address="Sheet1.G104:Sheet1.G204" chart:class="chart:scatter">
            <chart:data-point chart:repeated="101"/>
          </chart:series>
          <chart:series chart:style-name="ch13" chart:values-cell-range-address="Sheet1.H104:Sheet1.H204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4:Sheet1.A204</svg:desc>
                </draw:g>
              </table:table-cell>
              <table:table-cell office:value-type="float" office:value="1.12039266807092">
                <text:p>1.12039266807092</text:p>
                <draw:g>
                  <svg:desc>Sheet1.C104:Sheet1.C204</svg:desc>
                </draw:g>
              </table:table-cell>
              <table:table-cell office:value-type="float" office:value="0.853711552270454">
                <text:p>0.853711552270454</text:p>
                <draw:g>
                  <svg:desc>Sheet1.D104:Sheet1.D204</svg:desc>
                </draw:g>
              </table:table-cell>
              <table:table-cell office:value-type="float" office:value="0.631631321546635">
                <text:p>0.631631321546635</text:p>
                <draw:g>
                  <svg:desc>Sheet1.E104:Sheet1.E204</svg:desc>
                </draw:g>
              </table:table-cell>
              <table:table-cell office:value-type="float" office:value="0.465087232933486">
                <text:p>0.465087232933486</text:p>
                <draw:g>
                  <svg:desc>Sheet1.F104:Sheet1.F204</svg:desc>
                </draw:g>
              </table:table-cell>
              <table:table-cell office:value-type="float" office:value="0.336145553155841">
                <text:p>0.336145553155841</text:p>
                <draw:g>
                  <svg:desc>Sheet1.G104:Sheet1.G204</svg:desc>
                </draw:g>
              </table:table-cell>
              <table:table-cell office:value-type="float" office:value="0.241110814196762">
                <text:p>0.241110814196762</text:p>
                <draw:g>
                  <svg:desc>Sheet1.H104:Sheet1.H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07840827621531">
                <text:p>1.07840827621531</text:p>
              </table:table-cell>
              <table:table-cell office:value-type="float" office:value="0.843580348563924">
                <text:p>0.843580348563924</text:p>
              </table:table-cell>
              <table:table-cell office:value-type="float" office:value="0.629975356393827">
                <text:p>0.629975356393827</text:p>
              </table:table-cell>
              <table:table-cell office:value-type="float" office:value="0.466542824940165">
                <text:p>0.466542824940165</text:p>
              </table:table-cell>
              <table:table-cell office:value-type="float" office:value="0.337729296707086">
                <text:p>0.337729296707086</text:p>
              </table:table-cell>
              <table:table-cell office:value-type="float" office:value="0.24217419656731">
                <text:p>0.2421741965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0395637597836">
                <text:p>1.0395637597836</text:p>
              </table:table-cell>
              <table:table-cell office:value-type="float" office:value="0.83371463967174">
                <text:p>0.83371463967174</text:p>
              </table:table-cell>
              <table:table-cell office:value-type="float" office:value="0.628332732259">
                <text:p>0.628332732259</text:p>
              </table:table-cell>
              <table:table-cell office:value-type="float" office:value="0.468003370822717">
                <text:p>0.468003370822717</text:p>
              </table:table-cell>
              <table:table-cell office:value-type="float" office:value="0.339323458342286">
                <text:p>0.339323458342286</text:p>
              </table:table-cell>
              <table:table-cell office:value-type="float" office:value="0.243243930465871">
                <text:p>0.243243930465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00351958360987">
                <text:p>1.00351958360987</text:p>
              </table:table-cell>
              <table:table-cell office:value-type="float" office:value="0.824104124371353">
                <text:p>0.824104124371353</text:p>
              </table:table-cell>
              <table:table-cell office:value-type="float" office:value="0.626703288569308">
                <text:p>0.626703288569308</text:p>
              </table:table-cell>
              <table:table-cell office:value-type="float" office:value="0.469468895913841">
                <text:p>0.469468895913841</text:p>
              </table:table-cell>
              <table:table-cell office:value-type="float" office:value="0.340928141198061">
                <text:p>0.340928141198061</text:p>
              </table:table-cell>
              <table:table-cell office:value-type="float" office:value="0.244320072968926">
                <text:p>0.24432007296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69983464181784">
                <text:p>0.969983464181784</text:p>
              </table:table-cell>
              <table:table-cell office:value-type="float" office:value="0.814739027553604">
                <text:p>0.814739027553604</text:p>
              </table:table-cell>
              <table:table-cell office:value-type="float" office:value="0.625086867318486">
                <text:p>0.625086867318486</text:p>
              </table:table-cell>
              <table:table-cell office:value-type="float" office:value="0.470939425719259">
                <text:p>0.470939425719259</text:p>
              </table:table-cell>
              <table:table-cell office:value-type="float" office:value="0.342543449776906">
                <text:p>0.342543449776906</text:p>
              </table:table-cell>
              <table:table-cell office:value-type="float" office:value="0.245402681838882">
                <text:p>0.245402681838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38702426240251">
                <text:p>0.938702426240251</text:p>
              </table:table-cell>
              <table:table-cell office:value-type="float" office:value="0.805610067058504">
                <text:p>0.805610067058504</text:p>
              </table:table-cell>
              <table:table-cell office:value-type="float" office:value="0.623483313015775">
                <text:p>0.623483313015775</text:p>
              </table:table-cell>
              <table:table-cell office:value-type="float" office:value="0.472414985919194">
                <text:p>0.472414985919194</text:p>
              </table:table-cell>
              <table:table-cell office:value-type="float" office:value="0.344169489969883">
                <text:p>0.344169489969883</text:p>
              </table:table-cell>
              <table:table-cell office:value-type="float" office:value="0.246491815534409">
                <text:p>0.246491815534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09456409678263">
                <text:p>0.909456409678263</text:p>
              </table:table-cell>
              <table:table-cell office:value-type="float" office:value="0.796708422988422">
                <text:p>0.796708422988422</text:p>
              </table:table-cell>
              <table:table-cell office:value-type="float" office:value="0.621892472636059">
                <text:p>0.621892472636059</text:p>
              </table:table-cell>
              <table:table-cell office:value-type="float" office:value="0.473895602369859">
                <text:p>0.473895602369859</text:p>
              </table:table-cell>
              <table:table-cell office:value-type="float" office:value="0.345806369079758">
                <text:p>0.345806369079758</text:p>
              </table:table-cell>
              <table:table-cell office:value-type="float" office:value="0.247587533220961">
                <text:p>0.247587533220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882053084862258">
                <text:p>0.882053084862258</text:p>
              </table:table-cell>
              <table:table-cell office:value-type="float" office:value="0.788025709285459">
                <text:p>0.788025709285459</text:p>
              </table:table-cell>
              <table:table-cell office:value-type="float" office:value="0.620314195571189">
                <text:p>0.620314195571189</text:p>
              </table:table-cell>
              <table:table-cell office:value-type="float" office:value="0.475381301104979">
                <text:p>0.475381301104979</text:p>
              </table:table-cell>
              <table:table-cell office:value-type="float" office:value="0.347454195844606">
                <text:p>0.347454195844606</text:p>
              </table:table-cell>
              <table:table-cell office:value-type="float" office:value="0.24868989478149">
                <text:p>0.24868989478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856323618029688">
                <text:p>0.856323618029688</text:p>
              </table:table-cell>
              <table:table-cell office:value-type="float" office:value="0.779553947380447">
                <text:p>0.779553947380447</text:p>
              </table:table-cell>
              <table:table-cell office:value-type="float" office:value="0.61874833358245">
                <text:p>0.61874833358245</text:p>
              </table:table-cell>
              <table:table-cell office:value-type="float" office:value="0.476872108337305">
                <text:p>0.476872108337305</text:p>
              </table:table-cell>
              <table:table-cell office:value-type="float" office:value="0.349113080461891">
                <text:p>0.349113080461891</text:p>
              </table:table-cell>
              <table:table-cell office:value-type="float" office:value="0.249798960827356">
                <text:p>0.249798960827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832119189667397">
                <text:p>0.832119189667397</text:p>
              </table:table-cell>
              <table:table-cell office:value-type="float" office:value="0.771285541739536">
                <text:p>0.771285541739536</text:p>
              </table:table-cell>
              <table:table-cell office:value-type="float" office:value="0.617194740754144">
                <text:p>0.617194740754144</text:p>
              </table:table-cell>
              <table:table-cell office:value-type="float" office:value="0.478368050460164">
                <text:p>0.478368050460164</text:p>
              </table:table-cell>
              <table:table-cell office:value-type="float" office:value="0.35078313461303">
                <text:p>0.35078313461303</text:p>
              </table:table-cell>
              <table:table-cell office:value-type="float" office:value="0.250914792709437">
                <text:p>0.250914792709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80930811415941">
                <text:p>0.80930811415941</text:p>
              </table:table-cell>
              <table:table-cell office:value-type="float" office:value="0.763213257150846">
                <text:p>0.763213257150846</text:p>
              </table:table-cell>
              <table:table-cell office:value-type="float" office:value="0.615653273448271">
                <text:p>0.615653273448271</text:p>
              </table:table-cell>
              <table:table-cell office:value-type="float" office:value="0.479869154049011">
                <text:p>0.479869154049011</text:p>
              </table:table-cell>
              <table:table-cell office:value-type="float" office:value="0.352464471488459">
                <text:p>0.352464471488459</text:p>
              </table:table-cell>
              <table:table-cell office:value-type="float" office:value="0.252037452529439">
                <text:p>0.252037452529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787773442949044">
                <text:p>0.787773442949044</text:p>
              </table:table-cell>
              <table:table-cell office:value-type="float" office:value="0.7553301976084">
                <text:p>0.7553301976084</text:p>
              </table:table-cell>
              <table:table-cell office:value-type="float" office:value="0.614123790260251">
                <text:p>0.614123790260251</text:p>
              </table:table-cell>
              <table:table-cell office:value-type="float" office:value="0.481375445863007">
                <text:p>0.481375445863007</text:p>
              </table:table-cell>
              <table:table-cell office:value-type="float" office:value="0.354157205813203">
                <text:p>0.354157205813203</text:p>
              </table:table-cell>
              <table:table-cell office:value-type="float" office:value="0.253167003151421">
                <text:p>0.253167003151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76741095909912">
                <text:p>0.76741095909912</text:p>
              </table:table-cell>
              <table:table-cell office:value-type="float" office:value="0.747629786663829">
                <text:p>0.747629786663829</text:p>
              </table:table-cell>
              <table:table-cell office:value-type="float" office:value="0.612606151975689">
                <text:p>0.612606151975689</text:p>
              </table:table-cell>
              <table:table-cell office:value-type="float" office:value="0.482886952846606">
                <text:p>0.482886952846606</text:p>
              </table:table-cell>
              <table:table-cell office:value-type="float" office:value="0.355861453872976">
                <text:p>0.355861453872976</text:p>
              </table:table-cell>
              <table:table-cell office:value-type="float" office:value="0.254303508213525">
                <text:p>0.254303508213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48127490659113">
                <text:p>0.748127490659113</text:p>
              </table:table-cell>
              <table:table-cell office:value-type="float" office:value="0.740105749128171">
                <text:p>0.740105749128171</text:p>
              </table:table-cell>
              <table:table-cell office:value-type="float" office:value="0.61110022152813">
                <text:p>0.61110022152813</text:p>
              </table:table-cell>
              <table:table-cell office:value-type="float" office:value="0.484403702131164">
                <text:p>0.484403702131164</text:p>
              </table:table-cell>
              <table:table-cell office:value-type="float" office:value="0.357577333540806">
                <text:p>0.357577333540806</text:p>
              </table:table-cell>
              <table:table-cell office:value-type="float" office:value="0.255447032139933">
                <text:p>0.255447032139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29839485237487">
                <text:p>0.729839485237487</text:p>
              </table:table-cell>
              <table:table-cell office:value-type="float" office:value="0.732752094016765">
                <text:p>0.732752094016765</text:p>
              </table:table-cell>
              <table:table-cell office:value-type="float" office:value="0.609605863957795">
                <text:p>0.609605863957795</text:p>
              </table:table-cell>
              <table:table-cell office:value-type="float" office:value="0.485925721036559">
                <text:p>0.485925721036559</text:p>
              </table:table-cell>
              <table:table-cell office:value-type="float" office:value="0.359304964304213">
                <text:p>0.359304964304213</text:p>
              </table:table-cell>
              <table:table-cell office:value-type="float" office:value="0.256597640153035">
                <text:p>0.256597640153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712471799772382">
                <text:p>0.712471799772382</text:p>
              </table:table-cell>
              <table:table-cell office:value-type="float" office:value="0.725563098639809">
                <text:p>0.725563098639809</text:p>
              </table:table-cell>
              <table:table-cell office:value-type="float" office:value="0.608122946371262">
                <text:p>0.608122946371262</text:p>
              </table:table-cell>
              <table:table-cell office:value-type="float" office:value="0.487453037072836">
                <text:p>0.487453037072836</text:p>
              </table:table-cell>
              <table:table-cell office:value-type="float" office:value="0.361044467292947">
                <text:p>0.361044467292947</text:p>
              </table:table-cell>
              <table:table-cell office:value-type="float" office:value="0.257755398285835">
                <text:p>0.257755398285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695956668527448">
                <text:p>0.695956668527448</text:p>
              </table:table-cell>
              <table:table-cell office:value-type="float" office:value="0.718533293749808">
                <text:p>0.718533293749808</text:p>
              </table:table-cell>
              <table:table-cell office:value-type="float" office:value="0.606651337902068">
                <text:p>0.606651337902068</text:p>
              </table:table-cell>
              <table:table-cell office:value-type="float" office:value="0.488985677941861">
                <text:p>0.488985677941861</text:p>
              </table:table-cell>
              <table:table-cell office:value-type="float" office:value="0.362795965307298">
                <text:p>0.362795965307298</text:p>
              </table:table-cell>
              <table:table-cell office:value-type="float" office:value="0.258920373394577">
                <text:p>0.258920373394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680232819425546">
                <text:p>0.680232819425546</text:p>
              </table:table-cell>
              <table:table-cell office:value-type="float" office:value="0.711657449664877">
                <text:p>0.711657449664877</text:p>
              </table:table-cell>
              <table:table-cell office:value-type="float" office:value="0.605190909672212">
                <text:p>0.605190909672212</text:p>
              </table:table-cell>
              <table:table-cell office:value-type="float" office:value="0.490523671538996">
                <text:p>0.490523671538996</text:p>
              </table:table-cell>
              <table:table-cell office:value-type="float" office:value="0.364559582846992">
                <text:p>0.364559582846992</text:p>
              </table:table-cell>
              <table:table-cell office:value-type="float" office:value="0.260092633171623">
                <text:p>0.260092633171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665244714426944">
                <text:p>0.665244714426944</text:p>
              </table:table-cell>
              <table:table-cell office:value-type="float" office:value="0.704930563293915">
                <text:p>0.704930563293915</text:p>
              </table:table-cell>
              <table:table-cell office:value-type="float" office:value="0.603741534754531">
                <text:p>0.603741534754531</text:p>
              </table:table-cell>
              <table:table-cell office:value-type="float" office:value="0.492067045954794">
                <text:p>0.492067045954794</text:p>
              </table:table-cell>
              <table:table-cell office:value-type="float" office:value="0.366335446140695">
                <text:p>0.366335446140695</text:p>
              </table:table-cell>
              <table:table-cell office:value-type="float" office:value="0.261272246158555">
                <text:p>0.261272246158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650941894101567">
                <text:p>0.650941894101567</text:p>
              </table:table-cell>
              <table:table-cell office:value-type="float" office:value="0.698347845996004">
                <text:p>0.698347845996004</text:p>
              </table:table-cell>
              <table:table-cell office:value-type="float" office:value="0.602303088135923">
                <text:p>0.602303088135923</text:p>
              </table:table-cell>
              <table:table-cell office:value-type="float" office:value="0.493615829476705">
                <text:p>0.493615829476705</text:p>
              </table:table-cell>
              <table:table-cell office:value-type="float" office:value="0.36812368317613">
                <text:p>0.36812368317613</text:p>
              </table:table-cell>
              <table:table-cell office:value-type="float" office:value="0.262459281759544">
                <text:p>0.262459281759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637278410094152">
                <text:p>0.637278410094152</text:p>
              </table:table-cell>
              <table:table-cell office:value-type="float" office:value="0.691904712212116">
                <text:p>0.691904712212116</text:p>
              </table:table-cell>
              <table:table-cell office:value-type="float" office:value="0.600875446681408">
                <text:p>0.600875446681408</text:p>
              </table:table-cell>
              <table:table-cell office:value-type="float" office:value="0.495170050590808">
                <text:p>0.495170050590808</text:p>
              </table:table-cell>
              <table:table-cell office:value-type="float" office:value="0.36992442373082">
                <text:p>0.36992442373082</text:p>
              </table:table-cell>
              <table:table-cell office:value-type="float" office:value="0.263653810254953">
                <text:p>0.263653810254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624212332032049">
                <text:p>0.624212332032049</text:p>
              </table:table-cell>
              <table:table-cell office:value-type="float" office:value="0.685596768812403">
                <text:p>0.685596768812403</text:p>
              </table:table-cell>
              <table:table-cell office:value-type="float" office:value="0.599458489098987">
                <text:p>0.599458489098987</text:p>
              </table:table-cell>
              <table:table-cell office:value-type="float" office:value="0.496729737983558">
                <text:p>0.496729737983558</text:p>
              </table:table-cell>
              <table:table-cell office:value-type="float" office:value="0.371737799403491">
                <text:p>0.371737799403491</text:p>
              </table:table-cell>
              <table:table-cell office:value-type="float" office:value="0.264855902815214">
                <text:p>0.264855902815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611705317727462">
                <text:p>0.611705317727462</text:p>
              </table:table-cell>
              <table:table-cell office:value-type="float" office:value="0.679419805107088">
                <text:p>0.679419805107088</text:p>
              </table:table-cell>
              <table:table-cell office:value-type="float" office:value="0.598052095905289">
                <text:p>0.598052095905289</text:p>
              </table:table-cell>
              <table:table-cell office:value-type="float" office:value="0.498294920543544">
                <text:p>0.498294920543544</text:p>
              </table:table-cell>
              <table:table-cell office:value-type="float" office:value="0.373563943646128">
                <text:p>0.373563943646128</text:p>
              </table:table-cell>
              <table:table-cell office:value-type="float" office:value="0.266065631514962">
                <text:p>0.266065631514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599722237393927">
                <text:p>0.599722237393927</text:p>
              </table:table-cell>
              <table:table-cell office:value-type="float" office:value="0.673369783473192">
                <text:p>0.673369783473192</text:p>
              </table:table-cell>
              <table:table-cell office:value-type="float" office:value="0.596656149391989">
                <text:p>0.596656149391989</text:p>
              </table:table-cell>
              <table:table-cell office:value-type="float" office:value="0.499865627363284">
                <text:p>0.499865627363284</text:p>
              </table:table-cell>
              <table:table-cell office:value-type="float" office:value="0.375402991796714">
                <text:p>0.375402991796714</text:p>
              </table:table-cell>
              <table:table-cell office:value-type="float" office:value="0.267283069347439">
                <text:p>0.267283069347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588230844119989">
                <text:p>0.588230844119989</text:p>
              </table:table-cell>
              <table:table-cell office:value-type="float" office:value="0.667442830553289">
                <text:p>0.667442830553289</text:p>
              </table:table-cell>
              <table:table-cell office:value-type="float" office:value="0.595270533592963">
                <text:p>0.595270533592963</text:p>
              </table:table-cell>
              <table:table-cell office:value-type="float" office:value="0.501441887741017">
                <text:p>0.501441887741017</text:p>
              </table:table-cell>
              <table:table-cell office:value-type="float" office:value="0.377255081112662">
                <text:p>0.377255081112662</text:p>
              </table:table-cell>
              <table:table-cell office:value-type="float" office:value="0.268508290239174">
                <text:p>0.268508290239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577201484090569">
                <text:p>0.577201484090569</text:p>
              </table:table-cell>
              <table:table-cell office:value-type="float" office:value="0.661635228985946">
                <text:p>0.661635228985946</text:p>
              </table:table-cell>
              <table:table-cell office:value-type="float" office:value="0.593895134252176">
                <text:p>0.593895134252176</text:p>
              </table:table-cell>
              <table:table-cell office:value-type="float" office:value="0.503023731182528">
                <text:p>0.503023731182528</text:p>
              </table:table-cell>
              <table:table-cell office:value-type="float" office:value="0.379120350804972">
                <text:p>0.379120350804972</text:p>
              </table:table-cell>
              <table:table-cell office:value-type="float" office:value="0.269741369064952">
                <text:p>0.269741369064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566606841072794">
                <text:p>0.566606841072794</text:p>
              </table:table-cell>
              <table:table-cell office:value-type="float" office:value="0.655943409630753">
                <text:p>0.655943409630753</text:p>
              </table:table-cell>
              <table:table-cell office:value-type="float" office:value="0.592529838792277">
                <text:p>0.592529838792277</text:p>
              </table:table-cell>
              <table:table-cell office:value-type="float" office:value="0.504611187402994">
                <text:p>0.504611187402994</text:p>
              </table:table-cell>
              <table:table-cell office:value-type="float" office:value="0.380998942073103">
                <text:p>0.380998942073103</text:p>
              </table:table-cell>
              <table:table-cell office:value-type="float" office:value="0.270982381663063">
                <text:p>0.2709823816630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55642171053083">
                <text:p>0.55642171053083</text:p>
              </table:table-cell>
              <table:table-cell office:value-type="float" office:value="0.650363944253785">
                <text:p>0.650363944253785</text:p>
              </table:table-cell>
              <table:table-cell office:value-type="float" office:value="0.59117453628388">
                <text:p>0.59117453628388</text:p>
              </table:table-cell>
              <table:table-cell office:value-type="float" office:value="0.506204286328838">
                <text:p>0.506204286328838</text:p>
              </table:table-cell>
              <table:table-cell office:value-type="float" office:value="0.382890998140611">
                <text:p>0.382890998140611</text:p>
              </table:table-cell>
              <table:table-cell office:value-type="float" office:value="0.272231404850851">
                <text:p>0.272231404850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546622799437371">
                <text:p>0.546622799437371</text:p>
              </table:table-cell>
              <table:table-cell office:value-type="float" office:value="0.644893538641979">
                <text:p>0.644893538641979</text:p>
              </table:table-cell>
              <table:table-cell office:value-type="float" office:value="0.589829117415518">
                <text:p>0.589829117415518</text:p>
              </table:table-cell>
              <table:table-cell office:value-type="float" office:value="0.507803058099612">
                <text:p>0.507803058099612</text:p>
              </table:table-cell>
              <table:table-cell office:value-type="float" office:value="0.384796664291542">
                <text:p>0.384796664291542</text:p>
              </table:table-cell>
              <table:table-cell office:value-type="float" office:value="0.273488516440566">
                <text:p>0.2734885164405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537188548434773">
                <text:p>0.537188548434773</text:p>
              </table:table-cell>
              <table:table-cell office:value-type="float" office:value="0.639529026117385">
                <text:p>0.639529026117385</text:p>
              </table:table-cell>
              <table:table-cell office:value-type="float" office:value="0.588493474464258">
                <text:p>0.588493474464258</text:p>
              </table:table-cell>
              <table:table-cell office:value-type="float" office:value="0.509407533069898">
                <text:p>0.509407533069898</text:p>
              </table:table-cell>
              <table:table-cell office:value-type="float" office:value="0.386716087907627">
                <text:p>0.386716087907627</text:p>
              </table:table-cell>
              <table:table-cell office:value-type="float" office:value="0.27475379525552">
                <text:p>0.27475379525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528098973487982">
                <text:p>0.528098973487982</text:p>
              </table:table-cell>
              <table:table-cell office:value-type="float" office:value="0.63426736142444">
                <text:p>0.63426736142444</text:p>
              </table:table-cell>
              <table:table-cell office:value-type="float" office:value="0.587167501266944">
                <text:p>0.587167501266944</text:p>
              </table:table-cell>
              <table:table-cell office:value-type="float" office:value="0.511017741811231">
                <text:p>0.511017741811231</text:p>
              </table:table-cell>
              <table:table-cell office:value-type="float" office:value="0.388649418506272">
                <text:p>0.388649418506272</text:p>
              </table:table-cell>
              <table:table-cell office:value-type="float" office:value="0.276027321146565">
                <text:p>0.276027321146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519335524581525">
                <text:p>0.519335524581525</text:p>
              </table:table-cell>
              <table:table-cell office:value-type="float" office:value="0.629105614965484">
                <text:p>0.629105614965484</text:p>
              </table:table-cell>
              <table:table-cell office:value-type="float" office:value="0.585851093192072">
                <text:p>0.585851093192072</text:p>
              </table:table-cell>
              <table:table-cell office:value-type="float" office:value="0.512633715114037">
                <text:p>0.512633715114037</text:p>
              </table:table-cell>
              <table:table-cell office:value-type="float" office:value="0.390596807779387">
                <text:p>0.390596807779387</text:p>
              </table:table-cell>
              <table:table-cell office:value-type="float" office:value="0.277309175008894">
                <text:p>0.277309175008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510880959357941">
                <text:p>0.510880959357941</text:p>
              </table:table-cell>
              <table:table-cell office:value-type="float" office:value="0.624040967361595">
                <text:p>0.624040967361595</text:p>
              </table:table-cell>
              <table:table-cell office:value-type="float" office:value="0.584544147112266">
                <text:p>0.584544147112266</text:p>
              </table:table-cell>
              <table:table-cell office:value-type="float" office:value="0.514255483989597">
                <text:p>0.514255483989597</text:p>
              </table:table-cell>
              <table:table-cell office:value-type="float" office:value="0.392558409633061">
                <text:p>0.392558409633061</text:p>
              </table:table-cell>
              <table:table-cell office:value-type="float" office:value="0.278599438799161">
                <text:p>0.278599438799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50271922988635">
                <text:p>0.50271922988635</text:p>
              </table:table-cell>
              <table:table-cell office:value-type="float" office:value="0.6190707043175">
                <text:p>0.6190707043175</text:p>
              </table:table-cell>
              <table:table-cell office:value-type="float" office:value="0.583246561377343">
                <text:p>0.583246561377343</text:p>
              </table:table-cell>
              <table:table-cell office:value-type="float" office:value="0.515883079672031">
                <text:p>0.515883079672031</text:p>
              </table:table-cell>
              <table:table-cell office:value-type="float" office:value="0.394534380228106">
                <text:p>0.394534380228106</text:p>
              </table:table-cell>
              <table:table-cell office:value-type="float" office:value="0.27989819555296">
                <text:p>0.27989819555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494835380996515">
                <text:p>0.494835380996515</text:p>
              </table:table-cell>
              <table:table-cell office:value-type="float" office:value="0.614192211770946">
                <text:p>0.614192211770946</text:p>
              </table:table-cell>
              <table:table-cell office:value-type="float" office:value="0.581958235787964">
                <text:p>0.581958235787964</text:p>
              </table:table-cell>
              <table:table-cell office:value-type="float" office:value="0.517516533620306">
                <text:p>0.517516533620306</text:p>
              </table:table-cell>
              <table:table-cell office:value-type="float" office:value="0.396524878021504">
                <text:p>0.396524878021504</text:p>
              </table:table-cell>
              <table:table-cell office:value-type="float" office:value="0.281205529402629">
                <text:p>0.281205529402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487215458823277">
                <text:p>0.487215458823277</text:p>
              </table:table-cell>
              <table:table-cell office:value-type="float" office:value="0.609402971308283">
                <text:p>0.609402971308283</text:p>
              </table:table-cell>
              <table:table-cell office:value-type="float" office:value="0.580679071569838">
                <text:p>0.580679071569838</text:p>
              </table:table-cell>
              <table:table-cell office:value-type="float" office:value="0.519155877520256">
                <text:p>0.519155877520256</text:p>
              </table:table-cell>
              <table:table-cell office:value-type="float" office:value="0.39853006380876">
                <text:p>0.39853006380876</text:p>
              </table:table-cell>
              <table:table-cell office:value-type="float" office:value="0.282521525595421">
                <text:p>0.282521525595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479846428384735">
                <text:p>0.479846428384735</text:p>
              </table:table-cell>
              <table:table-cell office:value-type="float" office:value="0.604700555829391">
                <text:p>0.604700555829391</text:p>
              </table:table-cell>
              <table:table-cell office:value-type="float" office:value="0.579408971348478">
                <text:p>0.579408971348478</text:p>
              </table:table-cell>
              <table:table-cell office:value-type="float" office:value="0.520801143286638">
                <text:p>0.520801143286638</text:p>
              </table:table-cell>
              <table:table-cell office:value-type="float" office:value="0.400550100767207">
                <text:p>0.400550100767207</text:p>
              </table:table-cell>
              <table:table-cell office:value-type="float" office:value="0.283846270512038">
                <text:p>0.283846270512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47271609916995">
                <text:p>0.47271609916995</text:p>
              </table:table-cell>
              <table:table-cell office:value-type="float" office:value="0.600082625446258">
                <text:p>0.600082625446258</text:p>
              </table:table-cell>
              <table:table-cell office:value-type="float" office:value="0.578147839124493">
                <text:p>0.578147839124493</text:p>
              </table:table-cell>
              <table:table-cell office:value-type="float" office:value="0.522452363065199">
                <text:p>0.522452363065199</text:p>
              </table:table-cell>
              <table:table-cell office:value-type="float" office:value="0.402585154500268">
                <text:p>0.402585154500268</text:p>
              </table:table-cell>
              <table:table-cell office:value-type="float" office:value="0.285179851685523">
                <text:p>0.285179851685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465813057842614">
                <text:p>0.465813057842614</text:p>
              </table:table-cell>
              <table:table-cell office:value-type="float" office:value="0.595546923600658">
                <text:p>0.595546923600658</text:p>
              </table:table-cell>
              <table:table-cell office:value-type="float" office:value="0.576895580249397">
                <text:p>0.576895580249397</text:p>
              </table:table-cell>
              <table:table-cell office:value-type="float" office:value="0.524109569234771">
                <text:p>0.524109569234771</text:p>
              </table:table-cell>
              <table:table-cell office:value-type="float" office:value="0.404635393082714">
                <text:p>0.404635393082714</text:p>
              </table:table-cell>
              <table:table-cell office:value-type="float" office:value="0.286522357820548">
                <text:p>0.2865223578205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59126607279205">
                <text:p>0.459126607279205</text:p>
              </table:table-cell>
              <table:table-cell office:value-type="float" office:value="0.591091273387379">
                <text:p>0.591091273387379</text:p>
              </table:table-cell>
              <table:table-cell office:value-type="float" office:value="0.575652101401934">
                <text:p>0.575652101401934</text:p>
              </table:table-cell>
              <table:table-cell office:value-type="float" office:value="0.525772794409386">
                <text:p>0.525772794409386</text:p>
              </table:table-cell>
              <table:table-cell office:value-type="float" office:value="0.406700987106939">
                <text:p>0.406700987106939</text:p>
              </table:table-cell>
              <table:table-cell office:value-type="float" office:value="0.287873878813078">
                <text:p>0.287873878813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52646711256752">
                <text:p>0.452646711256752</text:p>
              </table:table-cell>
              <table:table-cell office:value-type="float" office:value="0.586713574070438">
                <text:p>0.586713574070438</text:p>
              </table:table-cell>
              <table:table-cell office:value-type="float" office:value="0.57441731056489">
                <text:p>0.57441731056489</text:p>
              </table:table-cell>
              <table:table-cell office:value-type="float" office:value="0.527442071440419">
                <text:p>0.527442071440419</text:p>
              </table:table-cell>
              <table:table-cell office:value-type="float" office:value="0.408782109730273">
                <text:p>0.408782109730273</text:p>
              </table:table-cell>
              <table:table-cell office:value-type="float" office:value="0.289234505770438">
                <text:p>0.289234505770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46363944188673">
                <text:p>0.446363944188673</text:p>
              </table:table-cell>
              <table:table-cell office:value-type="float" office:value="0.58241179778054">
                <text:p>0.58241179778054</text:p>
              </table:table-cell>
              <table:table-cell office:value-type="float" office:value="0.573191117002399">
                <text:p>0.573191117002399</text:p>
              </table:table-cell>
              <table:table-cell office:value-type="float" office:value="0.529117433418746">
                <text:p>0.529117433418746</text:p>
              </table:table-cell>
              <table:table-cell office:value-type="float" office:value="0.410878936723376">
                <text:p>0.410878936723376</text:p>
              </table:table-cell>
              <table:table-cell office:value-type="float" office:value="0.290604331031787">
                <text:p>0.2906043310317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40269445379217">
                <text:p>0.440269445379217</text:p>
              </table:table-cell>
              <table:table-cell office:value-type="float" office:value="0.578183986382907">
                <text:p>0.578183986382907</text:p>
              </table:table-cell>
              <table:table-cell office:value-type="float" office:value="0.571973431237716">
                <text:p>0.571973431237716</text:p>
              </table:table-cell>
              <table:table-cell office:value-type="float" office:value="0.530798913676935">
                <text:p>0.530798913676935</text:p>
              </table:table-cell>
              <table:table-cell office:value-type="float" office:value="0.41299164651972">
                <text:p>0.41299164651972</text:p>
              </table:table-cell>
              <table:table-cell office:value-type="float" office:value="0.291983448189008">
                <text:p>0.291983448189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4354877329629">
                <text:p>0.434354877329629</text:p>
              </table:table-cell>
              <table:table-cell office:value-type="float" office:value="0.574028248505273">
                <text:p>0.574028248505273</text:p>
              </table:table-cell>
              <table:table-cell office:value-type="float" office:value="0.570764165031448">
                <text:p>0.570764165031448</text:p>
              </table:table-cell>
              <table:table-cell office:value-type="float" office:value="0.532486545791453">
                <text:p>0.532486545791453</text:p>
              </table:table-cell>
              <table:table-cell office:value-type="float" office:value="0.41512042026621">
                <text:p>0.41512042026621</text:p>
              </table:table-cell>
              <table:table-cell office:value-type="float" office:value="0.293371952108022">
                <text:p>0.293371952108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28612387683418">
                <text:p>0.428612387683418</text:p>
              </table:table-cell>
              <table:table-cell office:value-type="float" office:value="0.56994275671661">
                <text:p>0.56994275671661</text:p>
              </table:table-cell>
              <table:table-cell office:value-type="float" office:value="0.569563231360244">
                <text:p>0.569563231360244</text:p>
              </table:table-cell>
              <table:table-cell office:value-type="float" office:value="0.534180363584904">
                <text:p>0.534180363584904</text:p>
              </table:table-cell>
              <table:table-cell office:value-type="float" office:value="0.417265441874956">
                <text:p>0.417265441874956</text:p>
              </table:table-cell>
              <table:table-cell office:value-type="float" office:value="0.294769938950541">
                <text:p>0.294769938950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230345744455">
                <text:p>0.4230345744455</text:p>
              </table:table-cell>
              <table:table-cell office:value-type="float" office:value="0.565925744847708">
                <text:p>0.565925744847708</text:p>
              </table:table-cell>
              <table:table-cell office:value-type="float" office:value="0.568370544395915">
                <text:p>0.568370544395915</text:p>
              </table:table-cell>
              <table:table-cell office:value-type="float" office:value="0.535880401128287">
                <text:p>0.535880401128287</text:p>
              </table:table-cell>
              <table:table-cell office:value-type="float" office:value="0.419426898076243">
                <text:p>0.419426898076243</text:p>
              </table:table-cell>
              <table:table-cell office:value-type="float" office:value="0.296177506196273">
                <text:p>0.296177506196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17614454151264">
                <text:p>0.417614454151264</text:p>
              </table:table-cell>
              <table:table-cell office:value-type="float" office:value="0.561975505445377">
                <text:p>0.561975505445377</text:p>
              </table:table-cell>
              <table:table-cell office:value-type="float" office:value="0.567186019484989">
                <text:p>0.567186019484989</text:p>
              </table:table-cell>
              <table:table-cell office:value-type="float" office:value="0.537586692743281">
                <text:p>0.537586692743281</text:p>
              </table:table-cell>
              <table:table-cell office:value-type="float" office:value="0.421604978472715">
                <text:p>0.421604978472715</text:p>
              </table:table-cell>
              <table:table-cell office:value-type="float" office:value="0.297594752665573">
                <text:p>0.297594752665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12345432697714">
                <text:p>0.412345432697714</text:p>
              </table:table-cell>
              <table:table-cell office:value-type="float" office:value="0.558090387352552">
                <text:p>0.558090387352552</text:p>
              </table:table-cell>
              <table:table-cell office:value-type="float" office:value="0.566009573128681">
                <text:p>0.566009573128681</text:p>
              </table:table-cell>
              <table:table-cell office:value-type="float" office:value="0.539299273004554">
                <text:p>0.539299273004554</text:p>
              </table:table-cell>
              <table:table-cell office:value-type="float" office:value="0.423799875594819">
                <text:p>0.423799875594819</text:p>
              </table:table-cell>
              <table:table-cell office:value-type="float" office:value="0.299021778542576">
                <text:p>0.299021778542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07221278580545">
                <text:p>0.407221278580545</text:p>
              </table:table-cell>
              <table:table-cell office:value-type="float" office:value="0.554268793407104">
                <text:p>0.554268793407104</text:p>
              </table:table-cell>
              <table:table-cell office:value-type="float" office:value="0.564841122963271">
                <text:p>0.564841122963271</text:p>
              </table:table-cell>
              <table:table-cell office:value-type="float" office:value="0.541018176742098">
                <text:p>0.541018176742098</text:p>
              </table:table-cell>
              <table:table-cell office:value-type="float" office:value="0.426011784957539">
                <text:p>0.426011784957539</text:p>
              </table:table-cell>
              <table:table-cell office:value-type="float" office:value="0.300458685398801">
                <text:p>0.300458685398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02236098308751">
                <text:p>0.402236098308751</text:p>
              </table:table-cell>
              <table:table-cell office:value-type="float" office:value="0.550509178252601">
                <text:p>0.550509178252601</text:p>
              </table:table-cell>
              <table:table-cell office:value-type="float" office:value="0.563680587740885">
                <text:p>0.563680587740885</text:p>
              </table:table-cell>
              <table:table-cell office:value-type="float" office:value="0.542743439043593">
                <text:p>0.542743439043593</text:p>
              </table:table-cell>
              <table:table-cell office:value-type="float" office:value="0.428240905118451">
                <text:p>0.428240905118451</text:p>
              </table:table-cell>
              <table:table-cell office:value-type="float" office:value="0.301905576217252">
                <text:p>0.301905576217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397384313792832">
                <text:p>0.397384313792832</text:p>
              </table:table-cell>
              <table:table-cell office:value-type="float" office:value="0.546810046254743">
                <text:p>0.546810046254743</text:p>
              </table:table-cell>
              <table:table-cell office:value-type="float" office:value="0.562527887310658">
                <text:p>0.562527887310658</text:p>
              </table:table-cell>
              <table:table-cell office:value-type="float" office:value="0.544475095256791">
                <text:p>0.544475095256791</text:p>
              </table:table-cell>
              <table:table-cell office:value-type="float" office:value="0.430487437737138">
                <text:p>0.430487437737138</text:p>
              </table:table-cell>
              <table:table-cell office:value-type="float" office:value="0.303362555417022">
                <text:p>0.303362555417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392660641524212">
                <text:p>0.392660641524212</text:p>
              </table:table-cell>
              <table:table-cell office:value-type="float" office:value="0.543169949517544">
                <text:p>0.543169949517544</text:p>
              </table:table-cell>
              <table:table-cell office:value-type="float" office:value="0.561382942600286">
                <text:p>0.561382942600286</text:p>
              </table:table-cell>
              <table:table-cell office:value-type="float" office:value="0.546213180991931">
                <text:p>0.546213180991931</text:p>
              </table:table-cell>
              <table:table-cell office:value-type="float" office:value="0.432751587636008">
                <text:p>0.432751587636008</text:p>
              </table:table-cell>
              <table:table-cell office:value-type="float" office:value="0.304829728878413">
                <text:p>0.304829728878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388060073382477">
                <text:p>0.388060073382477</text:p>
              </table:table-cell>
              <table:table-cell office:value-type="float" office:value="0.53958748599374">
                <text:p>0.53958748599374</text:p>
              </table:table-cell>
              <table:table-cell office:value-type="float" office:value="0.560245675597943">
                <text:p>0.560245675597943</text:p>
              </table:table-cell>
              <table:table-cell office:value-type="float" office:value="0.547957732124184">
                <text:p>0.547957732124184</text:p>
              </table:table-cell>
              <table:table-cell office:value-type="float" office:value="0.435033562862546">
                <text:p>0.435033562862546</text:p>
              </table:table-cell>
              <table:table-cell office:value-type="float" office:value="0.306307203968586">
                <text:p>0.306307203968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383577858923863">
                <text:p>0.383577858923863</text:p>
              </table:table-cell>
              <table:table-cell office:value-type="float" office:value="0.536061297684257">
                <text:p>0.536061297684257</text:p>
              </table:table-cell>
              <table:table-cell office:value-type="float" office:value="0.559116009334558">
                <text:p>0.559116009334558</text:p>
              </table:table-cell>
              <table:table-cell office:value-type="float" office:value="0.549708784796113">
                <text:p>0.549708784796113</text:p>
              </table:table-cell>
              <table:table-cell office:value-type="float" office:value="0.437333574753035">
                <text:p>0.437333574753035</text:p>
              </table:table-cell>
              <table:table-cell office:value-type="float" office:value="0.307795089567752">
                <text:p>0.307795089567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379209489019322">
                <text:p>0.379209489019322</text:p>
              </table:table-cell>
              <table:table-cell office:value-type="float" office:value="0.532590068921855">
                <text:p>0.532590068921855</text:p>
              </table:table-cell>
              <table:table-cell office:value-type="float" office:value="0.557993867866459">
                <text:p>0.557993867866459</text:p>
              </table:table-cell>
              <table:table-cell office:value-type="float" office:value="0.551466375420179">
                <text:p>0.551466375420179</text:p>
              </table:table-cell>
              <table:table-cell office:value-type="float" office:value="0.439651837997809">
                <text:p>0.439651837997809</text:p>
              </table:table-cell>
              <table:table-cell office:value-type="float" office:value="0.309293496095916">
                <text:p>0.309293496095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374950680723688">
                <text:p>0.374950680723688</text:p>
              </table:table-cell>
              <table:table-cell office:value-type="float" office:value="0.529172524734417">
                <text:p>0.529172524734417</text:p>
              </table:table-cell>
              <table:table-cell office:value-type="float" office:value="0.556879176258345">
                <text:p>0.556879176258345</text:p>
              </table:table-cell>
              <table:table-cell office:value-type="float" office:value="0.553230540681255">
                <text:p>0.553230540681255</text:p>
              </table:table-cell>
              <table:table-cell office:value-type="float" office:value="0.441988570708048">
                <text:p>0.441988570708048</text:p>
              </table:table-cell>
              <table:table-cell office:value-type="float" office:value="0.310802535540201">
                <text:p>0.3108025355402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37079736326922">
                <text:p>0.37079736326922</text:p>
              </table:table-cell>
              <table:table-cell office:value-type="float" office:value="0.525807429283584">
                <text:p>0.525807429283584</text:p>
              </table:table-cell>
              <table:table-cell office:value-type="float" office:value="0.555771860566611">
                <text:p>0.555771860566611</text:p>
              </table:table-cell>
              <table:table-cell office:value-type="float" office:value="0.555001317539188">
                <text:p>0.555001317539188</text:p>
              </table:table-cell>
              <table:table-cell office:value-type="float" office:value="0.444343994484193">
                <text:p>0.444343994484193</text:p>
              </table:table-cell>
              <table:table-cell office:value-type="float" office:value="0.312322321482742">
                <text:p>0.312322321482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366745665087233">
                <text:p>0.366745665087233</text:p>
              </table:table-cell>
              <table:table-cell office:value-type="float" office:value="0.522493584374736">
                <text:p>0.522493584374736</text:p>
              </table:table-cell>
              <table:table-cell office:value-type="float" office:value="0.554671847822994">
                <text:p>0.554671847822994</text:p>
              </table:table-cell>
              <table:table-cell office:value-type="float" office:value="0.556778743231371">
                <text:p>0.556778743231371</text:p>
              </table:table-cell>
              <table:table-cell office:value-type="float" office:value="0.446718334485993">
                <text:p>0.446718334485993</text:p>
              </table:table-cell>
              <table:table-cell office:value-type="float" office:value="0.313852969129186">
                <text:p>0.313852969129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362791901770839">
                <text:p>0.362791901770839</text:p>
              </table:table-cell>
              <table:table-cell office:value-type="float" office:value="0.519229828034533">
                <text:p>0.519229828034533</text:p>
              </table:table-cell>
              <table:table-cell office:value-type="float" office:value="0.553579066018547">
                <text:p>0.553579066018547</text:p>
              </table:table-cell>
              <table:table-cell office:value-type="float" office:value="0.558562855275361">
                <text:p>0.558562855275361</text:p>
              </table:table-cell>
              <table:table-cell office:value-type="float" office:value="0.449111819504261">
                <text:p>0.449111819504261</text:p>
              </table:table-cell>
              <table:table-cell office:value-type="float" office:value="0.315394595337803">
                <text:p>0.3153945953378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358932564900137">
                <text:p>0.358932564900137</text:p>
              </table:table-cell>
              <table:table-cell office:value-type="float" office:value="0.516015033152477">
                <text:p>0.516015033152477</text:p>
              </table:table-cell>
              <table:table-cell office:value-type="float" office:value="0.552493444087923">
                <text:p>0.552493444087923</text:p>
              </table:table-cell>
              <table:table-cell office:value-type="float" office:value="0.560353691471514">
                <text:p>0.560353691471514</text:p>
              </table:table-cell>
              <table:table-cell office:value-type="float" office:value="0.451524682034362">
                <text:p>0.451524682034362</text:p>
              </table:table-cell>
              <table:table-cell office:value-type="float" office:value="0.316947318649229">
                <text:p>0.31694731864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355164311658609">
                <text:p>0.355164311658609</text:p>
              </table:table-cell>
              <table:table-cell office:value-type="float" office:value="0.51284810618315">
                <text:p>0.51284810618315</text:p>
              </table:table-cell>
              <table:table-cell office:value-type="float" office:value="0.55141491189397">
                <text:p>0.55141491189397</text:p>
              </table:table-cell>
              <table:table-cell office:value-type="float" office:value="0.562151289905656">
                <text:p>0.562151289905656</text:p>
              </table:table-cell>
              <table:table-cell office:value-type="float" office:value="0.453957158351501">
                <text:p>0.453957158351501</text:p>
              </table:table-cell>
              <table:table-cell office:value-type="float" office:value="0.318511259316848">
                <text:p>0.318511259316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35148395517612">
                <text:p>0.35148395517612</text:p>
              </table:table-cell>
              <table:table-cell office:value-type="float" office:value="0.509727985906003">
                <text:p>0.509727985906003</text:p>
              </table:table-cell>
              <table:table-cell office:value-type="float" office:value="0.550343400212626">
                <text:p>0.550343400212626</text:p>
              </table:table-cell>
              <table:table-cell office:value-type="float" office:value="0.563955688951782">
                <text:p>0.563955688951782</text:p>
              </table:table-cell>
              <table:table-cell office:value-type="float" office:value="0.456409488587847">
                <text:p>0.456409488587847</text:p>
              </table:table-cell>
              <table:table-cell office:value-type="float" office:value="0.320086539337837">
                <text:p>0.3200865393378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347888455539905">
                <text:p>0.347888455539905</text:p>
              </table:table-cell>
              <table:table-cell office:value-type="float" office:value="0.506653642239718">
                <text:p>0.506653642239718</text:p>
              </table:table-cell>
              <table:table-cell office:value-type="float" office:value="0.549278840718111">
                <text:p>0.549278840718111</text:p>
              </table:table-cell>
              <table:table-cell office:value-type="float" office:value="0.565766927274789">
                <text:p>0.565766927274789</text:p>
              </table:table-cell>
              <table:table-cell office:value-type="float" office:value="0.458881916811558">
                <text:p>0.458881916811558</text:p>
              </table:table-cell>
              <table:table-cell office:value-type="float" office:value="0.321673282484894">
                <text:p>0.321673282484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344374911420231">
                <text:p>0.344374911420231</text:p>
              </table:table-cell>
              <table:table-cell office:value-type="float" office:value="0.503624075108391">
                <text:p>0.503624075108391</text:p>
              </table:table-cell>
              <table:table-cell office:value-type="float" office:value="0.5482211659684">
                <text:p>0.5482211659684</text:p>
              </table:table-cell>
              <table:table-cell office:value-type="float" office:value="0.567585043833237">
                <text:p>0.567585043833237</text:p>
              </table:table-cell>
              <table:table-cell office:value-type="float" office:value="0.461374691107759">
                <text:p>0.461374691107759</text:p>
              </table:table-cell>
              <table:table-cell office:value-type="float" office:value="0.323271614338651">
                <text:p>0.323271614338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340940552262259">
                <text:p>0.340940552262259</text:p>
              </table:table-cell>
              <table:table-cell office:value-type="float" office:value="0.500638313356885">
                <text:p>0.500638313356885</text:p>
              </table:table-cell>
              <table:table-cell office:value-type="float" office:value="0.547170309390979">
                <text:p>0.547170309390979</text:p>
              </table:table-cell>
              <table:table-cell office:value-type="float" office:value="0.56941007788214">
                <text:p>0.56941007788214</text:p>
              </table:table-cell>
              <table:table-cell office:value-type="float" office:value="0.46388806366152">
                <text:p>0.46388806366152</text:p>
              </table:table-cell>
              <table:table-cell office:value-type="float" office:value="0.32488166232081">
                <text:p>0.32488166232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337582730999947">
                <text:p>0.337582730999947</text:p>
              </table:table-cell>
              <table:table-cell office:value-type="float" office:value="0.497695413712902">
                <text:p>0.497695413712902</text:p>
              </table:table-cell>
              <table:table-cell office:value-type="float" office:value="0.546126205268885">
                <text:p>0.546126205268885</text:p>
              </table:table-cell>
              <table:table-cell office:value-type="float" office:value="0.571242068975792">
                <text:p>0.571242068975792</text:p>
              </table:table-cell>
              <table:table-cell office:value-type="float" office:value="0.466422290842906">
                <text:p>0.466422290842906</text:p>
              </table:table-cell>
              <table:table-cell office:value-type="float" office:value="0.326503555728001">
                <text:p>0.326503555728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334298917251711">
                <text:p>0.334298917251711</text:p>
              </table:table-cell>
              <table:table-cell office:value-type="float" office:value="0.494794459793432">
                <text:p>0.494794459793432</text:p>
              </table:table-cell>
              <table:table-cell office:value-type="float" office:value="0.545088788726998">
                <text:p>0.545088788726998</text:p>
              </table:table-cell>
              <table:table-cell office:value-type="float" office:value="0.573081056970629">
                <text:p>0.573081056970629</text:p>
              </table:table-cell>
              <table:table-cell office:value-type="float" office:value="0.468977633294153">
                <text:p>0.468977633294153</text:p>
              </table:table-cell>
              <table:table-cell office:value-type="float" office:value="0.328137425766401">
                <text:p>0.328137425766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331086690961094">
                <text:p>0.331086690961094</text:p>
              </table:table-cell>
              <table:table-cell office:value-type="float" office:value="0.491934561153391">
                <text:p>0.491934561153391</text:p>
              </table:table-cell>
              <table:table-cell office:value-type="float" office:value="0.544057995718606">
                <text:p>0.544057995718606</text:p>
              </table:table-cell>
              <table:table-cell office:value-type="float" office:value="0.574927082028113">
                <text:p>0.574927082028113</text:p>
              </table:table-cell>
              <table:table-cell office:value-type="float" office:value="0.471554356019025">
                <text:p>0.471554356019025</text:p>
              </table:table-cell>
              <table:table-cell office:value-type="float" office:value="0.329783405587111">
                <text:p>0.329783405587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327943736448851">
                <text:p>0.327943736448851</text:p>
              </table:table-cell>
              <table:table-cell office:value-type="float" office:value="0.489114852374358">
                <text:p>0.489114852374358</text:p>
              </table:table-cell>
              <table:table-cell office:value-type="float" office:value="0.543033763012227">
                <text:p>0.543033763012227</text:p>
              </table:table-cell>
              <table:table-cell office:value-type="float" office:value="0.576780184617659">
                <text:p>0.576780184617659</text:p>
              </table:table-cell>
              <table:table-cell office:value-type="float" office:value="0.474152728474433">
                <text:p>0.474152728474433</text:p>
              </table:table-cell>
              <table:table-cell office:value-type="float" office:value="0.33144163032233">
                <text:p>0.33144163032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324867836845734">
                <text:p>0.324867836845734</text:p>
              </table:table-cell>
              <table:table-cell office:value-type="float" office:value="0.486334492191472">
                <text:p>0.486334492191472</text:p>
              </table:table-cell>
              <table:table-cell office:value-type="float" office:value="0.542016028178677">
                <text:p>0.542016028178677</text:p>
              </table:table-cell>
              <table:table-cell office:value-type="float" office:value="0.578640405519593">
                <text:p>0.578640405519593</text:p>
              </table:table-cell>
              <table:table-cell office:value-type="float" office:value="0.476773024664366">
                <text:p>0.476773024664366</text:p>
              </table:table-cell>
              <table:table-cell office:value-type="float" office:value="0.333112237122338">
                <text:p>0.3331122371223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321856868877844">
                <text:p>0.321856868877844</text:p>
              </table:table-cell>
              <table:table-cell office:value-type="float" office:value="0.48359266265662">
                <text:p>0.48359266265662</text:p>
              </table:table-cell>
              <table:table-cell office:value-type="float" office:value="0.541004729578384">
                <text:p>0.541004729578384</text:p>
              </table:table-cell>
              <table:table-cell office:value-type="float" office:value="0.58050778582814">
                <text:p>0.58050778582814</text:p>
              </table:table-cell>
              <table:table-cell office:value-type="float" office:value="0.479415523236211">
                <text:p>0.479415523236211</text:p>
              </table:table-cell>
              <table:table-cell office:value-type="float" office:value="0.334795365193311">
                <text:p>0.3347953651933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318908797978767">
                <text:p>0.318908797978767</text:p>
              </table:table-cell>
              <table:table-cell office:value-type="float" office:value="0.480888568336182">
                <text:p>0.480888568336182</text:p>
              </table:table-cell>
              <table:table-cell office:value-type="float" office:value="0.53999980634895">
                <text:p>0.53999980634895</text:p>
              </table:table-cell>
              <table:table-cell office:value-type="float" office:value="0.582382366954456">
                <text:p>0.582382366954456</text:p>
              </table:table-cell>
              <table:table-cell office:value-type="float" office:value="0.482080507579538">
                <text:p>0.482080507579538</text:p>
              </table:table-cell>
              <table:table-cell office:value-type="float" office:value="0.336491155835986">
                <text:p>0.336491155835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316021673704871">
                <text:p>0.316021673704871</text:p>
              </table:table-cell>
              <table:table-cell office:value-type="float" office:value="0.478221435541664">
                <text:p>0.478221435541664</text:p>
              </table:table-cell>
              <table:table-cell office:value-type="float" office:value="0.539001198392931">
                <text:p>0.539001198392931</text:p>
              </table:table-cell>
              <table:table-cell office:value-type="float" office:value="0.584264190629682">
                <text:p>0.584264190629682</text:p>
              </table:table-cell>
              <table:table-cell office:value-type="float" office:value="0.484768265927406">
                <text:p>0.484768265927406</text:p>
              </table:table-cell>
              <table:table-cell office:value-type="float" office:value="0.338199752485205">
                <text:p>0.338199752485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313193625432023">
                <text:p>0.313193625432023</text:p>
              </table:table-cell>
              <table:table-cell office:value-type="float" office:value="0.475590511591677">
                <text:p>0.475590511591677</text:p>
              </table:table-cell>
              <table:table-cell office:value-type="float" office:value="0.538008846365866">
                <text:p>0.538008846365866</text:p>
              </table:table-cell>
              <table:table-cell office:value-type="float" office:value="0.586153298908047">
                <text:p>0.586153298908047</text:p>
              </table:table-cell>
              <table:table-cell office:value-type="float" office:value="0.487479091460289">
                <text:p>0.487479091460289</text:p>
              </table:table-cell>
              <table:table-cell office:value-type="float" office:value="0.339921300750359">
                <text:p>0.339921300750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3104228583138">
                <text:p>0.3104228583138</text:p>
              </table:table-cell>
              <table:table-cell office:value-type="float" office:value="0.472995064103762">
                <text:p>0.472995064103762</text:p>
              </table:table-cell>
              <table:table-cell office:value-type="float" office:value="0.537022691664513">
                <text:p>0.537022691664513</text:p>
              </table:table-cell>
              <table:table-cell office:value-type="float" office:value="0.588049734169996">
                <text:p>0.588049734169996</text:p>
              </table:table-cell>
              <table:table-cell office:value-type="float" office:value="0.49021328241268">
                <text:p>0.49021328241268</text:p>
              </table:table-cell>
              <table:table-cell office:value-type="float" office:value="0.341655948456754">
                <text:p>0.341655948456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307707649482831">
                <text:p>0.307707649482831</text:p>
              </table:table-cell>
              <table:table-cell office:value-type="float" office:value="0.470434380314678">
                <text:p>0.470434380314678</text:p>
              </table:table-cell>
              <table:table-cell office:value-type="float" office:value="0.53604267641532">
                <text:p>0.53604267641532</text:p>
              </table:table-cell>
              <table:table-cell office:value-type="float" office:value="0.589953539125364">
                <text:p>0.589953539125364</text:p>
              </table:table-cell>
              <table:table-cell office:value-type="float" office:value="0.492971142182473">
                <text:p>0.492971142182473</text:p>
              </table:table-cell>
              <table:table-cell office:value-type="float" office:value="0.343403845687924">
                <text:p>0.343403845687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305046344478372">
                <text:p>0.305046344478372</text:p>
              </table:table-cell>
              <table:table-cell office:value-type="float" office:value="0.467907766427816">
                <text:p>0.467907766427816</text:p>
              </table:table-cell>
              <table:table-cell office:value-type="float" office:value="0.535068743463097">
                <text:p>0.535068743463097</text:p>
              </table:table-cell>
              <table:table-cell office:value-type="float" office:value="0.591864756816576">
                <text:p>0.591864756816576</text:p>
              </table:table-cell>
              <table:table-cell office:value-type="float" office:value="0.495752979443187">
                <text:p>0.495752979443187</text:p>
              </table:table-cell>
              <table:table-cell office:value-type="float" office:value="0.345165144828915">
                <text:p>0.345165144828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302437353884569">
                <text:p>0.302437353884569</text:p>
              </table:table-cell>
              <table:table-cell office:value-type="float" office:value="0.465414546986491">
                <text:p>0.465414546986491</text:p>
              </table:table-cell>
              <table:table-cell office:value-type="float" office:value="0.534100836359907">
                <text:p>0.534100836359907</text:p>
              </table:table-cell>
              <table:table-cell office:value-type="float" office:value="0.593783430621898">
                <text:p>0.593783430621898</text:p>
              </table:table-cell>
              <table:table-cell office:value-type="float" office:value="0.498559108259138">
                <text:p>0.498559108259138</text:p>
              </table:table-cell>
              <table:table-cell office:value-type="float" office:value="0.34694000061058">
                <text:p>0.34694000061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299879150165022">
                <text:p>0.299879150165022</text:p>
              </table:table-cell>
              <table:table-cell office:value-type="float" office:value="0.462954064271918">
                <text:p>0.462954064271918</text:p>
              </table:table-cell>
              <table:table-cell office:value-type="float" office:value="0.533138899354164">
                <text:p>0.533138899354164</text:p>
              </table:table-cell>
              <table:table-cell office:value-type="float" office:value="0.595709604258713">
                <text:p>0.595709604258713</text:p>
              </table:table-cell>
              <table:table-cell office:value-type="float" office:value="0.501389848203639">
                <text:p>0.501389848203639</text:p>
              </table:table-cell>
              <table:table-cell office:value-type="float" office:value="0.348728570154883">
                <text:p>0.348728570154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297370264680441">
                <text:p>0.297370264680441</text:p>
              </table:table-cell>
              <table:table-cell office:value-type="float" office:value="0.460525677724754">
                <text:p>0.460525677724754</text:p>
              </table:table-cell>
              <table:table-cell office:value-type="float" office:value="0.532182877379918">
                <text:p>0.532182877379918</text:p>
              </table:table-cell>
              <table:table-cell office:value-type="float" office:value="0.597643321786845">
                <text:p>0.597643321786845</text:p>
              </table:table-cell>
              <table:table-cell office:value-type="float" office:value="0.504245524480324">
                <text:p>0.504245524480324</text:p>
              </table:table-cell>
              <table:table-cell office:value-type="float" office:value="0.350531013021272">
                <text:p>0.350531013021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294909284877129">
                <text:p>0.294909284877129</text:p>
              </table:table-cell>
              <table:table-cell office:value-type="float" office:value="0.458128763389124">
                <text:p>0.458128763389124</text:p>
              </table:table-cell>
              <table:table-cell office:value-type="float" office:value="0.53123271604636">
                <text:p>0.53123271604636</text:p>
              </table:table-cell>
              <table:table-cell office:value-type="float" office:value="0.599584627611917">
                <text:p>0.599584627611917</text:p>
              </table:table-cell>
              <table:table-cell office:value-type="float" office:value="0.50712646804769">
                <text:p>0.50712646804769</text:p>
              </table:table-cell>
              <table:table-cell office:value-type="float" office:value="0.352347491254128">
                <text:p>0.352347491254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292494851634998">
                <text:p>0.292494851634998</text:p>
              </table:table-cell>
              <table:table-cell office:value-type="float" office:value="0.455762713378124">
                <text:p>0.455762713378124</text:p>
              </table:table-cell>
              <table:table-cell office:value-type="float" office:value="0.530288361627496">
                <text:p>0.530288361627496</text:p>
              </table:table-cell>
              <table:table-cell office:value-type="float" office:value="0.601533566488749">
                <text:p>0.601533566488749</text:p>
              </table:table-cell>
              <table:table-cell office:value-type="float" office:value="0.510033015746965">
                <text:p>0.510033015746965</text:p>
              </table:table-cell>
              <table:table-cell office:value-type="float" office:value="0.35417816943133">
                <text:p>0.35417816943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290125656764653">
                <text:p>0.290125656764653</text:p>
              </table:table-cell>
              <table:table-cell office:value-type="float" office:value="0.453426935359848">
                <text:p>0.453426935359848</text:p>
              </table:table-cell>
              <table:table-cell office:value-type="float" office:value="0.529349761052026">
                <text:p>0.529349761052026</text:p>
              </table:table-cell>
              <table:table-cell office:value-type="float" office:value="0.603490183524801">
                <text:p>0.603490183524801</text:p>
              </table:table-cell>
              <table:table-cell office:value-type="float" office:value="0.512965510433393">
                <text:p>0.512965510433393</text:p>
              </table:table-cell>
              <table:table-cell office:value-type="float" office:value="0.356023214713962">
                <text:p>0.356023214713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287800440643861">
                <text:p>0.287800440643861</text:p>
              </table:table-cell>
              <table:table-cell office:value-type="float" office:value="0.451120852063007">
                <text:p>0.451120852063007</text:p>
              </table:table-cell>
              <table:table-cell office:value-type="float" office:value="0.528416861893401">
                <text:p>0.528416861893401</text:p>
              </table:table-cell>
              <table:table-cell office:value-type="float" office:value="0.605454524183649">
                <text:p>0.605454524183649</text:p>
              </table:table-cell>
              <table:table-cell office:value-type="float" office:value="0.515924301111057">
                <text:p>0.515924301111057</text:p>
              </table:table-cell>
              <table:table-cell office:value-type="float" office:value="0.357882796897191">
                <text:p>0.357882796897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285517989984427">
                <text:p>0.285517989984427</text:p>
              </table:table-cell>
              <table:table-cell office:value-type="float" office:value="0.44884390080129">
                <text:p>0.44884390080129</text:p>
              </table:table-cell>
              <table:table-cell office:value-type="float" office:value="0.52748961236006">
                <text:p>0.52748961236006</text:p>
              </table:table-cell>
              <table:table-cell office:value-type="float" office:value="0.607426634288508">
                <text:p>0.607426634288508</text:p>
              </table:table-cell>
              <table:table-cell office:value-type="float" office:value="0.518909743071344">
                <text:p>0.518909743071344</text:p>
              </table:table-cell>
              <table:table-cell office:value-type="float" office:value="0.359757088462362">
                <text:p>0.3597570884623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283277135721162">
                <text:p>0.283277135721162</text:p>
              </table:table-cell>
              <table:table-cell office:value-type="float" office:value="0.446595533015637">
                <text:p>0.446595533015637</text:p>
              </table:table-cell>
              <table:table-cell office:value-type="float" office:value="0.526567961285848">
                <text:p>0.526567961285848</text:p>
              </table:table-cell>
              <table:table-cell office:value-type="float" office:value="0.609406560025797">
                <text:p>0.609406560025797</text:p>
              </table:table-cell>
              <table:table-cell office:value-type="float" office:value="0.521922198035166">
                <text:p>0.521922198035166</text:p>
              </table:table-cell>
              <table:table-cell office:value-type="float" office:value="0.361646264630325">
                <text:p>0.3616462646303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28107675101523">
                <text:p>0.28107675101523</text:p>
              </table:table-cell>
              <table:table-cell office:value-type="float" office:value="0.444375213833644">
                <text:p>0.444375213833644</text:p>
              </table:table-cell>
              <table:table-cell office:value-type="float" office:value="0.525651858120601">
                <text:p>0.525651858120601</text:p>
              </table:table-cell>
              <table:table-cell office:value-type="float" office:value="0.611394347948741">
                <text:p>0.611394347948741</text:p>
              </table:table-cell>
              <table:table-cell office:value-type="float" office:value="0.524962034299059">
                <text:p>0.524962034299059</text:p>
              </table:table-cell>
              <table:table-cell office:value-type="float" office:value="0.363550503416042">
                <text:p>0.363550503416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278915749364703">
                <text:p>0.278915749364703</text:p>
              </table:table-cell>
              <table:table-cell office:value-type="float" office:value="0.442182421645347">
                <text:p>0.442182421645347</text:p>
              </table:table-cell>
              <table:table-cell office:value-type="float" office:value="0.524741252920905">
                <text:p>0.524741252920905</text:p>
              </table:table-cell>
              <table:table-cell office:value-type="float" office:value="0.613390044981023">
                <text:p>0.613390044981023</text:p>
              </table:table-cell>
              <table:table-cell office:value-type="float" office:value="0.528029626885291">
                <text:p>0.528029626885291</text:p>
              </table:table-cell>
              <table:table-cell office:value-type="float" office:value="0.365469985684503">
                <text:p>0.365469985684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276793082815665">
                <text:p>0.276793082815665</text:p>
              </table:table-cell>
              <table:table-cell office:value-type="float" office:value="0.440016647694699">
                <text:p>0.440016647694699</text:p>
              </table:table-cell>
              <table:table-cell office:value-type="float" office:value="0.523836096341024">
                <text:p>0.523836096341024</text:p>
              </table:table-cell>
              <table:table-cell office:value-type="float" office:value="0.615393698420473">
                <text:p>0.615393698420473</text:p>
              </table:table-cell>
              <table:table-cell office:value-type="float" office:value="0.531125357696092">
                <text:p>0.531125357696092</text:p>
              </table:table-cell>
              <table:table-cell office:value-type="float" office:value="0.367404895207996">
                <text:p>0.367404895207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274707740267691">
                <text:p>0.274707740267691</text:p>
              </table:table-cell>
              <table:table-cell office:value-type="float" office:value="0.437877395686048">
                <text:p>0.437877395686048</text:p>
              </table:table-cell>
              <table:table-cell office:value-type="float" office:value="0.522936339623977">
                <text:p>0.522936339623977</text:p>
              </table:table-cell>
              <table:table-cell office:value-type="float" office:value="0.617405355942809">
                <text:p>0.617405355942809</text:p>
              </table:table-cell>
              <table:table-cell office:value-type="float" office:value="0.534249615672149">
                <text:p>0.534249615672149</text:p>
              </table:table-cell>
              <table:table-cell office:value-type="float" office:value="0.369355418724751">
                <text:p>0.3693554187247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272658745867922">
                <text:p>0.272658745867922</text:p>
              </table:table-cell>
              <table:table-cell office:value-type="float" office:value="0.435764181404982">
                <text:p>0.435764181404982</text:p>
              </table:table-cell>
              <table:table-cell office:value-type="float" office:value="0.522041934592795">
                <text:p>0.522041934592795</text:p>
              </table:table-cell>
              <table:table-cell office:value-type="float" office:value="0.619425065605413">
                <text:p>0.619425065605413</text:p>
              </table:table-cell>
              <table:table-cell office:value-type="float" office:value="0.53740279695551">
                <text:p>0.53740279695551</text:p>
              </table:table-cell>
              <table:table-cell office:value-type="float" office:value="0.371321745999025">
                <text:p>0.371321745999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270645157488403">
                <text:p>0.270645157488403</text:p>
              </table:table-cell>
              <table:table-cell office:value-type="float" office:value="0.433676532352942">
                <text:p>0.433676532352942</text:p>
              </table:table-cell>
              <table:table-cell office:value-type="float" office:value="0.52115283364191">
                <text:p>0.52115283364191</text:p>
              </table:table-cell>
              <table:table-cell office:value-type="float" office:value="0.621452875851164">
                <text:p>0.621452875851164</text:p>
              </table:table-cell>
              <table:table-cell office:value-type="float" office:value="0.540585305057024">
                <text:p>0.540585305057024</text:p>
              </table:table-cell>
              <table:table-cell office:value-type="float" office:value="0.373304069882643">
                <text:p>0.373304069882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268666065281666">
                <text:p>0.268666065281666</text:p>
              </table:table-cell>
              <table:table-cell office:value-type="float" office:value="0.43161398739501">
                <text:p>0.43161398739501</text:p>
              </table:table-cell>
              <table:table-cell office:value-type="float" office:value="0.520268989728717">
                <text:p>0.520268989728717</text:p>
              </table:table-cell>
              <table:table-cell office:value-type="float" office:value="0.623488835512306">
                <text:p>0.623488835512306</text:p>
              </table:table-cell>
              <table:table-cell office:value-type="float" office:value="0.543797551028485">
                <text:p>0.543797551028485</text:p>
              </table:table-cell>
              <table:table-cell office:value-type="float" office:value="0.37530258637805">
                <text:p>0.37530258637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266720590309925">
                <text:p>0.266720590309925</text:p>
              </table:table-cell>
              <table:table-cell office:value-type="float" office:value="0.429576096420333">
                <text:p>0.429576096420333</text:p>
              </table:table-cell>
              <table:table-cell office:value-type="float" office:value="0.519390356365276">
                <text:p>0.519390356365276</text:p>
              </table:table-cell>
              <table:table-cell office:value-type="float" office:value="0.625532993814369">
                <text:p>0.625532993814369</text:p>
              </table:table-cell>
              <table:table-cell office:value-type="float" office:value="0.54703995363961">
                <text:p>0.54703995363961</text:p>
              </table:table-cell>
              <table:table-cell office:value-type="float" office:value="0.377317494702915">
                <text:p>0.377317494702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264807883243539">
                <text:p>0.264807883243539</text:p>
              </table:table-cell>
              <table:table-cell office:value-type="float" office:value="0.427562420014643">
                <text:p>0.427562420014643</text:p>
              </table:table-cell>
              <table:table-cell office:value-type="float" office:value="0.518516887610154">
                <text:p>0.518516887610154</text:p>
              </table:table-cell>
              <table:table-cell office:value-type="float" office:value="0.62758540038014">
                <text:p>0.62758540038014</text:p>
              </table:table-cell>
              <table:table-cell office:value-type="float" office:value="0.55031293956004">
                <text:p>0.55031293956004</text:p>
              </table:table-cell>
              <table:table-cell office:value-type="float" office:value="0.379348997356328">
                <text:p>0.379348997356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262927123124684">
                <text:p>0.262927123124684</text:p>
              </table:table-cell>
              <table:table-cell office:value-type="float" office:value="0.425572529144392">
                <text:p>0.425572529144392</text:p>
              </table:table-cell>
              <table:table-cell office:value-type="float" office:value="0.517648538060429">
                <text:p>0.517648538060429</text:p>
              </table:table-cell>
              <table:table-cell office:value-type="float" office:value="0.629646105233673">
                <text:p>0.629646105233673</text:p>
              </table:table-cell>
              <table:table-cell office:value-type="float" office:value="0.553616943546508">
                <text:p>0.553616943546508</text:p>
              </table:table-cell>
              <table:table-cell office:value-type="float" office:value="0.381397300186647">
                <text:p>0.3813973001866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61077516192469">
                <text:p>0.261077516192469</text:p>
              </table:table-cell>
              <table:table-cell office:value-type="float" office:value="0.423606004852008">
                <text:p>0.423606004852008</text:p>
              </table:table-cell>
              <table:table-cell office:value-type="float" office:value="0.516785262843813">
                <text:p>0.516785262843813</text:p>
              </table:table-cell>
              <table:table-cell office:value-type="float" office:value="0.631715158804356">
                <text:p>0.631715158804356</text:p>
              </table:table-cell>
              <table:table-cell office:value-type="float" office:value="0.55695240863535">
                <text:p>0.55695240863535</text:p>
              </table:table-cell>
              <table:table-cell office:value-type="float" office:value="0.383462612461025">
                <text:p>0.383462612461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59258294765951">
                <text:p>0.259258294765951</text:p>
              </table:table-cell>
              <table:table-cell office:value-type="float" office:value="0.421662437961824">
                <text:p>0.421662437961824</text:p>
              </table:table-cell>
              <table:table-cell office:value-type="float" office:value="0.515927017610927">
                <text:p>0.515927017610927</text:p>
              </table:table-cell>
              <table:table-cell office:value-type="float" office:value="0.633792611931027">
                <text:p>0.633792611931027</text:p>
              </table:table-cell>
              <table:table-cell office:value-type="float" office:value="0.560319786340552">
                <text:p>0.560319786340552</text:p>
              </table:table-cell>
              <table:table-cell office:value-type="float" office:value="0.385545146936686">
                <text:p>0.385545146936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257468716181749">
                <text:p>0.257468716181749</text:p>
              </table:table-cell>
              <table:table-cell office:value-type="float" office:value="0.419741428796247">
                <text:p>0.419741428796247</text:p>
              </table:table-cell>
              <table:table-cell office:value-type="float" office:value="0.515073758527706">
                <text:p>0.515073758527706</text:p>
              </table:table-cell>
              <table:table-cell office:value-type="float" office:value="0.635878515866132">
                <text:p>0.635878515866132</text:p>
              </table:table-cell>
              <table:table-cell office:value-type="float" office:value="0.563719536857501">
                <text:p>0.563719536857501</text:p>
              </table:table-cell>
              <table:table-cell office:value-type="float" office:value="0.387645119933983">
                <text:p>0.3876451199339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255708061783182">
                <text:p>0.255708061783182</text:p>
              </table:table-cell>
              <table:table-cell office:value-type="float" office:value="0.417842586901756">
                <text:p>0.417842586901756</text:p>
              </table:table-cell>
              <table:table-cell office:value-type="float" office:value="0.514225442267936">
                <text:p>0.514225442267936</text:p>
              </table:table-cell>
              <table:table-cell office:value-type="float" office:value="0.637972922279947">
                <text:p>0.637972922279947</text:p>
              </table:table-cell>
              <table:table-cell office:value-type="float" office:value="0.56715212927264">
                <text:p>0.56715212927264</text:p>
              </table:table-cell>
              <table:table-cell office:value-type="float" office:value="0.389762751411306">
                <text:p>0.3897627514113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25397563595801">
                <text:p>0.25397563595801</text:p>
              </table:table-cell>
              <table:table-cell office:value-type="float" office:value="0.415965530784325">
                <text:p>0.415965530784325</text:p>
              </table:table-cell>
              <table:table-cell office:value-type="float" office:value="0.513382026005919">
                <text:p>0.513382026005919</text:p>
              </table:table-cell>
              <table:table-cell office:value-type="float" office:value="0.640075883264837">
                <text:p>0.640075883264837</text:p>
              </table:table-cell>
              <table:table-cell office:value-type="float" office:value="0.570618041779236">
                <text:p>0.570618041779236</text:p>
              </table:table-cell>
              <table:table-cell office:value-type="float" office:value="0.391898265041883">
                <text:p>0.3918982650418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